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_SEC_ARCHIVO</text:p>
          </table:table-cell>
          <table:table-cell office:value-type="string" calcext:value-type="string">
            <text:p>FEC_OPERACION</text:p>
          </table:table-cell>
          <table:table-cell office:value-type="string" calcext:value-type="string">
            <text:p>FECHA_HORA</text:p>
          </table:table-cell>
          <table:table-cell office:value-type="string" calcext:value-type="string">
            <text:p>ESTADO_TRANSFERENCIA</text:p>
          </table:table-cell>
          <table:table-cell office:value-type="string" calcext:value-type="string">
            <text:p>ESTADO_ARCHIVO</text:p>
          </table:table-cell>
          <table:table-cell office:value-type="string" calcext:value-type="string">
            <text:p>VAL_SEGUNDOS</text:p>
          </table:table-cell>
        </table:table-row>
        <table:table-row table:style-name="ro1">
          <table:table-cell office:value-type="float" office:value="74682" calcext:value-type="float">
            <text:p>74682</text:p>
          </table:table-cell>
          <table:table-cell office:value-type="string" calcext:value-type="string">
            <text:p>2025-01-02 12:14:50.683</text:p>
          </table:table-cell>
          <table:table-cell office:value-type="string" calcext:value-type="string">
            <text:p>2025-01-0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74" calcext:value-type="float">
            <text:p>8474</text:p>
          </table:table-cell>
        </table:table-row>
        <table:table-row table:style-name="ro1">
          <table:table-cell office:value-type="float" office:value="74682" calcext:value-type="float">
            <text:p>74682</text:p>
          </table:table-cell>
          <table:table-cell office:value-type="string" calcext:value-type="string">
            <text:p>2025-01-02 13:27:46.073</text:p>
          </table:table-cell>
          <table:table-cell office:value-type="string" calcext:value-type="string">
            <text:p>2025-01-0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74682" calcext:value-type="float">
            <text:p>74682</text:p>
          </table:table-cell>
          <table:table-cell office:value-type="string" calcext:value-type="string">
            <text:p>2025-01-02 13:44:39.177</text:p>
          </table:table-cell>
          <table:table-cell office:value-type="string" calcext:value-type="string">
            <text:p>2025-01-0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4:34:18.910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856" calcext:value-type="float">
            <text:p>34856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4:47:59.270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035" calcext:value-type="float">
            <text:p>34035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5:52:59.120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35" calcext:value-type="float">
            <text:p>30135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5:54:50.107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024" calcext:value-type="float">
            <text:p>30024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6:25:27.027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87" calcext:value-type="float">
            <text:p>28187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6:33:39.437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95" calcext:value-type="float">
            <text:p>27695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6:44:02.513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72" calcext:value-type="float">
            <text:p>27072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7:00:24.333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090" calcext:value-type="float">
            <text:p>26090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7:01:47.490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007" calcext:value-type="float">
            <text:p>26007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7:13:08.713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26" calcext:value-type="float">
            <text:p>25326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8:02:38.040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56" calcext:value-type="float">
            <text:p>22356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18:39:43.270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31" calcext:value-type="float">
            <text:p>20131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20:23:54.700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80" calcext:value-type="float">
            <text:p>13880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21:24:33.653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41" calcext:value-type="float">
            <text:p>10241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21:27:37.237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57" calcext:value-type="float">
            <text:p>10057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21:47:54.073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21:59:52.933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office:value-type="string" calcext:value-type="string">
            <text:p>2025-01-02 22:21:46.600</text:p>
          </table:table-cell>
          <table:table-cell office:value-type="string" calcext:value-type="string">
            <text:p>2025-01-0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2:10:23.510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2:10:23.510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4:14:37.167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4:14:37.167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4:19:02.047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4:19:02.047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4740" calcext:value-type="float">
            <text:p>74740</text:p>
          </table:table-cell>
          <table:table-cell office:value-type="string" calcext:value-type="string">
            <text:p>2025-01-04 11:17:54.563</text:p>
          </table:table-cell>
          <table:table-cell office:value-type="string" calcext:value-type="string">
            <text:p>2025-01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240" calcext:value-type="float">
            <text:p>176240</text:p>
          </table:table-cell>
        </table:table-row>
        <table:table-row table:style-name="ro1">
          <table:table-cell office:value-type="float" office:value="74740" calcext:value-type="float">
            <text:p>74740</text:p>
          </table:table-cell>
          <table:table-cell office:value-type="string" calcext:value-type="string">
            <text:p>2025-01-04 11:17:54.563</text:p>
          </table:table-cell>
          <table:table-cell office:value-type="string" calcext:value-type="string">
            <text:p>2025-01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240" calcext:value-type="float">
            <text:p>176240</text:p>
          </table:table-cell>
        </table:table-row>
        <table:table-row table:style-name="ro1">
          <table:table-cell office:value-type="float" office:value="74740" calcext:value-type="float">
            <text:p>74740</text:p>
          </table:table-cell>
          <table:table-cell office:value-type="string" calcext:value-type="string">
            <text:p>2025-01-06 09:24:39.413</text:p>
          </table:table-cell>
          <table:table-cell office:value-type="string" calcext:value-type="string">
            <text:p>2025-01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float" office:value="74740" calcext:value-type="float">
            <text:p>74740</text:p>
          </table:table-cell>
          <table:table-cell office:value-type="string" calcext:value-type="string">
            <text:p>2025-01-06 09:24:39.413</text:p>
          </table:table-cell>
          <table:table-cell office:value-type="string" calcext:value-type="string">
            <text:p>2025-01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13:23.880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13:23.880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15:34.913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15:34.913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22:11.547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22:11.547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4:34:02.050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873" calcext:value-type="float">
            <text:p>34873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4:50:18.630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5:05:13.437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002" calcext:value-type="float">
            <text:p>33002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5:10:30.943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685" calcext:value-type="float">
            <text:p>32685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5:11:57.223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98" calcext:value-type="float">
            <text:p>32598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6:25:38.503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77" calcext:value-type="float">
            <text:p>28177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6:42:59.057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136" calcext:value-type="float">
            <text:p>27136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6:43:53.433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82" calcext:value-type="float">
            <text:p>27082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7:25:28.767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87" calcext:value-type="float">
            <text:p>24587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7:26:42.893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13" calcext:value-type="float">
            <text:p>24513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7:54:02.403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73" calcext:value-type="float">
            <text:p>22873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7:55:47.420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68" calcext:value-type="float">
            <text:p>22768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8:13:06.653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29" calcext:value-type="float">
            <text:p>21729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8:18:22.427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13" calcext:value-type="float">
            <text:p>21413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2025-01-06 19:48:04.667</text:p>
          </table:table-cell>
          <table:table-cell office:value-type="string" calcext:value-type="string">
            <text:p>2025-01-0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31" calcext:value-type="float">
            <text:p>16031</text:p>
          </table:table-cell>
        </table:table-row>
        <table:table-row table:style-name="ro1">
          <table:table-cell office:value-type="float" office:value="74774" calcext:value-type="float">
            <text:p>74774</text:p>
          </table:table-cell>
          <table:table-cell office:value-type="string" calcext:value-type="string">
            <text:p>2025-01-07 09:20:39.940</text:p>
          </table:table-cell>
          <table:table-cell office:value-type="string" calcext:value-type="string">
            <text:p>2025-01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float" office:value="74774" calcext:value-type="float">
            <text:p>74774</text:p>
          </table:table-cell>
          <table:table-cell office:value-type="string" calcext:value-type="string">
            <text:p>2025-01-07 09:56:42.000</text:p>
          </table:table-cell>
          <table:table-cell office:value-type="string" calcext:value-type="string">
            <text:p>2025-01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74774" calcext:value-type="float">
            <text:p>74774</text:p>
          </table:table-cell>
          <table:table-cell office:value-type="string" calcext:value-type="string">
            <text:p>2025-01-07 10:49:32.350</text:p>
          </table:table-cell>
          <table:table-cell office:value-type="string" calcext:value-type="string">
            <text:p>2025-01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74786" calcext:value-type="float">
            <text:p>74786</text:p>
          </table:table-cell>
          <table:table-cell office:value-type="string" calcext:value-type="string">
            <text:p>2025-01-07 14:18:15.717</text:p>
          </table:table-cell>
          <table:table-cell office:value-type="string" calcext:value-type="string">
            <text:p>2025-01-07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74786" calcext:value-type="float">
            <text:p>74786</text:p>
          </table:table-cell>
          <table:table-cell office:value-type="string" calcext:value-type="string">
            <text:p>2025-01-07 14:18:15.717</text:p>
          </table:table-cell>
          <table:table-cell office:value-type="string" calcext:value-type="string">
            <text:p>2025-01-07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15:36:46.103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09" calcext:value-type="float">
            <text:p>31109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16:02:01.967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594" calcext:value-type="float">
            <text:p>29594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16:46:41.477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914" calcext:value-type="float">
            <text:p>26914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17:06:48.057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707" calcext:value-type="float">
            <text:p>25707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17:33:56.457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079" calcext:value-type="float">
            <text:p>24079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18:32:58.980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537" calcext:value-type="float">
            <text:p>20537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19:10:41.433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74" calcext:value-type="float">
            <text:p>18274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20:23:10.027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925" calcext:value-type="float">
            <text:p>13925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20:55:42.397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973" calcext:value-type="float">
            <text:p>11973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21:51:24.173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31" calcext:value-type="float">
            <text:p>8631</text:p>
          </table:table-cell>
        </table:table-row>
        <table:table-row table:style-name="ro1">
          <table:table-cell office:value-type="float" office:value="74797" calcext:value-type="float">
            <text:p>74797</text:p>
          </table:table-cell>
          <table:table-cell office:value-type="string" calcext:value-type="string">
            <text:p>2025-01-07 22:42:49.690</text:p>
          </table:table-cell>
          <table:table-cell office:value-type="string" calcext:value-type="string">
            <text:p>2025-01-08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74809" calcext:value-type="float">
            <text:p>74809</text:p>
          </table:table-cell>
          <table:table-cell office:value-type="string" calcext:value-type="string">
            <text:p>2025-01-08 11:29:12.550</text:p>
          </table:table-cell>
          <table:table-cell office:value-type="string" calcext:value-type="string">
            <text:p>2025-01-0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74809" calcext:value-type="float">
            <text:p>74809</text:p>
          </table:table-cell>
          <table:table-cell office:value-type="string" calcext:value-type="string">
            <text:p>2025-01-08 11:29:12.550</text:p>
          </table:table-cell>
          <table:table-cell office:value-type="string" calcext:value-type="string">
            <text:p>2025-01-0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74809" calcext:value-type="float">
            <text:p>74809</text:p>
          </table:table-cell>
          <table:table-cell office:value-type="string" calcext:value-type="string">
            <text:p>2025-01-08 11:34:49.320</text:p>
          </table:table-cell>
          <table:table-cell office:value-type="string" calcext:value-type="string">
            <text:p>2025-01-0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74809" calcext:value-type="float">
            <text:p>74809</text:p>
          </table:table-cell>
          <table:table-cell office:value-type="string" calcext:value-type="string">
            <text:p>2025-01-08 11:34:49.320</text:p>
          </table:table-cell>
          <table:table-cell office:value-type="string" calcext:value-type="string">
            <text:p>2025-01-0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74820" calcext:value-type="float">
            <text:p>74820</text:p>
          </table:table-cell>
          <table:table-cell office:value-type="string" calcext:value-type="string">
            <text:p>2025-01-08 13:13:54.980</text:p>
          </table:table-cell>
          <table:table-cell office:value-type="string" calcext:value-type="string">
            <text:p>2025-01-0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74820" calcext:value-type="float">
            <text:p>74820</text:p>
          </table:table-cell>
          <table:table-cell office:value-type="string" calcext:value-type="string">
            <text:p>2025-01-08 14:22:47.890</text:p>
          </table:table-cell>
          <table:table-cell office:value-type="string" calcext:value-type="string">
            <text:p>2025-01-0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831" calcext:value-type="float">
            <text:p>74831</text:p>
          </table:table-cell>
          <table:table-cell office:value-type="string" calcext:value-type="string">
            <text:p>2025-01-08 14:59:02.867</text:p>
          </table:table-cell>
          <table:table-cell office:value-type="string" calcext:value-type="string">
            <text:p>2025-01-09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373" calcext:value-type="float">
            <text:p>33373</text:p>
          </table:table-cell>
        </table:table-row>
        <table:table-row table:style-name="ro1">
          <table:table-cell office:value-type="float" office:value="74831" calcext:value-type="float">
            <text:p>74831</text:p>
          </table:table-cell>
          <table:table-cell office:value-type="string" calcext:value-type="string">
            <text:p>2025-01-08 16:17:05.640</text:p>
          </table:table-cell>
          <table:table-cell office:value-type="string" calcext:value-type="string">
            <text:p>2025-01-09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90" calcext:value-type="float">
            <text:p>28690</text:p>
          </table:table-cell>
        </table:table-row>
        <table:table-row table:style-name="ro1">
          <table:table-cell office:value-type="float" office:value="74831" calcext:value-type="float">
            <text:p>74831</text:p>
          </table:table-cell>
          <table:table-cell office:value-type="string" calcext:value-type="string">
            <text:p>2025-01-08 16:31:48.907</text:p>
          </table:table-cell>
          <table:table-cell office:value-type="string" calcext:value-type="string">
            <text:p>2025-01-09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807" calcext:value-type="float">
            <text:p>27807</text:p>
          </table:table-cell>
        </table:table-row>
        <table:table-row table:style-name="ro1">
          <table:table-cell office:value-type="float" office:value="74831" calcext:value-type="float">
            <text:p>74831</text:p>
          </table:table-cell>
          <table:table-cell office:value-type="string" calcext:value-type="string">
            <text:p>2025-01-08 17:12:00.407</text:p>
          </table:table-cell>
          <table:table-cell office:value-type="string" calcext:value-type="string">
            <text:p>2025-01-09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95" calcext:value-type="float">
            <text:p>25395</text:p>
          </table:table-cell>
        </table:table-row>
        <table:table-row table:style-name="ro1">
          <table:table-cell office:value-type="float" office:value="74831" calcext:value-type="float">
            <text:p>74831</text:p>
          </table:table-cell>
          <table:table-cell office:value-type="string" calcext:value-type="string">
            <text:p>2025-01-08 18:31:24.680</text:p>
          </table:table-cell>
          <table:table-cell office:value-type="string" calcext:value-type="string">
            <text:p>2025-01-09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631" calcext:value-type="float">
            <text:p>20631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08:20:56.90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58" calcext:value-type="float">
            <text:p>14058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08:21:32.98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09:05:03.77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411" calcext:value-type="float">
            <text:p>11411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10:40:55.133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10:53:32.060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11:13:41.15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11:27:47.17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74854" calcext:value-type="float">
            <text:p>74854</text:p>
          </table:table-cell>
          <table:table-cell office:value-type="string" calcext:value-type="string">
            <text:p>2025-01-09 12:39:30.523</text:p>
          </table:table-cell>
          <table:table-cell office:value-type="string" calcext:value-type="string">
            <text:p>2025-01-09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74854" calcext:value-type="float">
            <text:p>74854</text:p>
          </table:table-cell>
          <table:table-cell office:value-type="string" calcext:value-type="string">
            <text:p>2025-01-09 12:39:30.523</text:p>
          </table:table-cell>
          <table:table-cell office:value-type="string" calcext:value-type="string">
            <text:p>2025-01-09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74866" calcext:value-type="float">
            <text:p>74866</text:p>
          </table:table-cell>
          <table:table-cell office:value-type="string" calcext:value-type="string">
            <text:p>2025-01-09 18:05:27.113</text:p>
          </table:table-cell>
          <table:table-cell office:value-type="string" calcext:value-type="string">
            <text:p>2025-01-10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89" calcext:value-type="float">
            <text:p>22189</text:p>
          </table:table-cell>
        </table:table-row>
        <table:table-row table:style-name="ro1">
          <table:table-cell office:value-type="float" office:value="74866" calcext:value-type="float">
            <text:p>74866</text:p>
          </table:table-cell>
          <table:table-cell office:value-type="string" calcext:value-type="string">
            <text:p>2025-01-09 18:05:27.113</text:p>
          </table:table-cell>
          <table:table-cell office:value-type="string" calcext:value-type="string">
            <text:p>2025-01-10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89" calcext:value-type="float">
            <text:p>22189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00:37:59.160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834" calcext:value-type="float">
            <text:p>41834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09:26:01.74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09:36:14.80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39" calcext:value-type="float">
            <text:p>9539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14:09.13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19:07.143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21:03.050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26:19.760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34" calcext:value-type="float">
            <text:p>6534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57:47.81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1:24:29.063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1:24:37.453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1:58:44.90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74888" calcext:value-type="float">
            <text:p>74888</text:p>
          </table:table-cell>
          <table:table-cell office:value-type="string" calcext:value-type="string">
            <text:p>2025-01-10 13:34:34.173</text:p>
          </table:table-cell>
          <table:table-cell office:value-type="string" calcext:value-type="string">
            <text:p>2025-01-1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74888" calcext:value-type="float">
            <text:p>74888</text:p>
          </table:table-cell>
          <table:table-cell office:value-type="string" calcext:value-type="string">
            <text:p>2025-01-10 14:01:38.017</text:p>
          </table:table-cell>
          <table:table-cell office:value-type="string" calcext:value-type="string">
            <text:p>2025-01-1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74899" calcext:value-type="float">
            <text:p>74899</text:p>
          </table:table-cell>
          <table:table-cell office:value-type="string" calcext:value-type="string">
            <text:p>2025-01-10 15:38:43.357</text:p>
          </table:table-cell>
          <table:table-cell office:value-type="string" calcext:value-type="string">
            <text:p>2025-01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990" calcext:value-type="float">
            <text:p>30990</text:p>
          </table:table-cell>
        </table:table-row>
        <table:table-row table:style-name="ro1">
          <table:table-cell office:value-type="float" office:value="74899" calcext:value-type="float">
            <text:p>74899</text:p>
          </table:table-cell>
          <table:table-cell office:value-type="string" calcext:value-type="string">
            <text:p>2025-01-10 17:24:09.937</text:p>
          </table:table-cell>
          <table:table-cell office:value-type="string" calcext:value-type="string">
            <text:p>2025-01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64" calcext:value-type="float">
            <text:p>24664</text:p>
          </table:table-cell>
        </table:table-row>
        <table:table-row table:style-name="ro1">
          <table:table-cell office:value-type="float" office:value="74911" calcext:value-type="float">
            <text:p>74911</text:p>
          </table:table-cell>
          <table:table-cell office:value-type="string" calcext:value-type="string">
            <text:p>2025-01-11 10:55:04.673</text:p>
          </table:table-cell>
          <table:table-cell office:value-type="string" calcext:value-type="string">
            <text:p>2025-01-1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7608" calcext:value-type="float">
            <text:p>177608</text:p>
          </table:table-cell>
        </table:table-row>
        <table:table-row table:style-name="ro1">
          <table:table-cell office:value-type="float" office:value="74911" calcext:value-type="float">
            <text:p>74911</text:p>
          </table:table-cell>
          <table:table-cell office:value-type="string" calcext:value-type="string">
            <text:p>2025-01-11 10:55:04.673</text:p>
          </table:table-cell>
          <table:table-cell office:value-type="string" calcext:value-type="string">
            <text:p>2025-01-1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7608" calcext:value-type="float">
            <text:p>177608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2:02:23.377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22" calcext:value-type="float">
            <text:p>9222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3:09:12.400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3:12:00.247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3:28:28.217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4:01:37.173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74934" calcext:value-type="float">
            <text:p>74934</text:p>
          </table:table-cell>
          <table:table-cell office:value-type="string" calcext:value-type="string">
            <text:p>2025-01-13 17:28:39.590</text:p>
          </table:table-cell>
          <table:table-cell office:value-type="string" calcext:value-type="string">
            <text:p>2025-01-14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95" calcext:value-type="float">
            <text:p>24395</text:p>
          </table:table-cell>
        </table:table-row>
        <table:table-row table:style-name="ro1">
          <table:table-cell office:value-type="float" office:value="74934" calcext:value-type="float">
            <text:p>74934</text:p>
          </table:table-cell>
          <table:table-cell office:value-type="string" calcext:value-type="string">
            <text:p>2025-01-13 17:28:39.590</text:p>
          </table:table-cell>
          <table:table-cell office:value-type="string" calcext:value-type="string">
            <text:p>2025-01-14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95" calcext:value-type="float">
            <text:p>24395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07:56:38.31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516" calcext:value-type="float">
            <text:p>15516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08:35:23.943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191" calcext:value-type="float">
            <text:p>13191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09:19:16.57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58" calcext:value-type="float">
            <text:p>10558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0:12:17.88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0:13:01.21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0:14:22.90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0:58:48.813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1:02:17.300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1:07:12.700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1:19:15.023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1:23:56.263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74956" calcext:value-type="float">
            <text:p>74956</text:p>
          </table:table-cell>
          <table:table-cell office:value-type="string" calcext:value-type="string">
            <text:p>2025-01-14 13:45:31.280</text:p>
          </table:table-cell>
          <table:table-cell office:value-type="string" calcext:value-type="string">
            <text:p>2025-01-14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74956" calcext:value-type="float">
            <text:p>74956</text:p>
          </table:table-cell>
          <table:table-cell office:value-type="string" calcext:value-type="string">
            <text:p>2025-01-14 13:52:43.553</text:p>
          </table:table-cell>
          <table:table-cell office:value-type="string" calcext:value-type="string">
            <text:p>2025-01-14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74956" calcext:value-type="float">
            <text:p>74956</text:p>
          </table:table-cell>
          <table:table-cell office:value-type="string" calcext:value-type="string">
            <text:p>2025-01-14 14:07:22.477</text:p>
          </table:table-cell>
          <table:table-cell office:value-type="string" calcext:value-type="string">
            <text:p>2025-01-14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74968" calcext:value-type="float">
            <text:p>74968</text:p>
          </table:table-cell>
          <table:table-cell office:value-type="string" calcext:value-type="string">
            <text:p>2025-01-14 17:41:52.143</text:p>
          </table:table-cell>
          <table:table-cell office:value-type="string" calcext:value-type="string">
            <text:p>2025-01-1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01" calcext:value-type="float">
            <text:p>23601</text:p>
          </table:table-cell>
        </table:table-row>
        <table:table-row table:style-name="ro1">
          <table:table-cell office:value-type="float" office:value="74968" calcext:value-type="float">
            <text:p>74968</text:p>
          </table:table-cell>
          <table:table-cell office:value-type="string" calcext:value-type="string">
            <text:p>2025-01-14 17:41:52.143</text:p>
          </table:table-cell>
          <table:table-cell office:value-type="string" calcext:value-type="string">
            <text:p>2025-01-1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01" calcext:value-type="float">
            <text:p>23601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01:56:56.933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096" calcext:value-type="float">
            <text:p>37096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07:14:34.903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38" calcext:value-type="float">
            <text:p>18038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08:31:59.973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393" calcext:value-type="float">
            <text:p>13393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10:13:44.917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10:31:25.877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10:59:33.270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11:47:04.240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2:05:33.387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33" calcext:value-type="float">
            <text:p>9033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2:14:44.680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2:18:24.543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62" calcext:value-type="float">
            <text:p>8262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3:02:51.850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3:25:32.583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4:14:36.553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4:27:42.663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string" calcext:value-type="string">
            <text:p>2025-01-15 14:36:10.190</text:p>
          </table:table-cell>
          <table:table-cell office:value-type="string" calcext:value-type="string">
            <text:p>2025-01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42" calcext:value-type="float">
            <text:p>34742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string" calcext:value-type="string">
            <text:p>2025-01-15 14:41:16.587</text:p>
          </table:table-cell>
          <table:table-cell office:value-type="string" calcext:value-type="string">
            <text:p>2025-01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36" calcext:value-type="float">
            <text:p>34436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string" calcext:value-type="string">
            <text:p>2025-01-15 15:35:52.470</text:p>
          </table:table-cell>
          <table:table-cell office:value-type="string" calcext:value-type="string">
            <text:p>2025-01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60" calcext:value-type="float">
            <text:p>31160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string" calcext:value-type="string">
            <text:p>2025-01-15 15:48:20.843</text:p>
          </table:table-cell>
          <table:table-cell office:value-type="string" calcext:value-type="string">
            <text:p>2025-01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12" calcext:value-type="float">
            <text:p>30412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string" calcext:value-type="string">
            <text:p>2025-01-15 20:01:10.530</text:p>
          </table:table-cell>
          <table:table-cell office:value-type="string" calcext:value-type="string">
            <text:p>2025-01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42" calcext:value-type="float">
            <text:p>15242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string" calcext:value-type="string">
            <text:p>2025-01-15 20:49:47.313</text:p>
          </table:table-cell>
          <table:table-cell office:value-type="string" calcext:value-type="string">
            <text:p>2025-01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325" calcext:value-type="float">
            <text:p>12325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string" calcext:value-type="string">
            <text:p>2025-01-15 21:55:53.003</text:p>
          </table:table-cell>
          <table:table-cell office:value-type="string" calcext:value-type="string">
            <text:p>2025-01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59" calcext:value-type="float">
            <text:p>8359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string" calcext:value-type="string">
            <text:p>2025-01-15 21:58:54.383</text:p>
          </table:table-cell>
          <table:table-cell office:value-type="string" calcext:value-type="string">
            <text:p>2025-01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string" calcext:value-type="string">
            <text:p>2025-01-15 21:59:24.710</text:p>
          </table:table-cell>
          <table:table-cell office:value-type="string" calcext:value-type="string">
            <text:p>2025-01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06:28:40.46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96" calcext:value-type="float">
            <text:p>20796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0:26:20.217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0:27:03.21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1:05:21.91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1:19:02.613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1:42:58.74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1:48:16.11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75023" calcext:value-type="float">
            <text:p>75023</text:p>
          </table:table-cell>
          <table:table-cell office:value-type="string" calcext:value-type="string">
            <text:p>2025-01-16 12:10:03.500</text:p>
          </table:table-cell>
          <table:table-cell office:value-type="string" calcext:value-type="string">
            <text:p>2025-01-16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float" office:value="75023" calcext:value-type="float">
            <text:p>75023</text:p>
          </table:table-cell>
          <table:table-cell office:value-type="string" calcext:value-type="string">
            <text:p>2025-01-16 13:03:50.227</text:p>
          </table:table-cell>
          <table:table-cell office:value-type="string" calcext:value-type="string">
            <text:p>2025-01-16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75023" calcext:value-type="float">
            <text:p>75023</text:p>
          </table:table-cell>
          <table:table-cell office:value-type="string" calcext:value-type="string">
            <text:p>2025-01-16 13:31:07.103</text:p>
          </table:table-cell>
          <table:table-cell office:value-type="string" calcext:value-type="string">
            <text:p>2025-01-16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75034" calcext:value-type="float">
            <text:p>75034</text:p>
          </table:table-cell>
          <table:table-cell office:value-type="string" calcext:value-type="string">
            <text:p>2025-01-16 15:16:32.483</text:p>
          </table:table-cell>
          <table:table-cell office:value-type="string" calcext:value-type="string">
            <text:p>2025-01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322" calcext:value-type="float">
            <text:p>32322</text:p>
          </table:table-cell>
        </table:table-row>
        <table:table-row table:style-name="ro1">
          <table:table-cell office:value-type="float" office:value="75034" calcext:value-type="float">
            <text:p>75034</text:p>
          </table:table-cell>
          <table:table-cell office:value-type="string" calcext:value-type="string">
            <text:p>2025-01-16 16:21:56.783</text:p>
          </table:table-cell>
          <table:table-cell office:value-type="string" calcext:value-type="string">
            <text:p>2025-01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398" calcext:value-type="float">
            <text:p>28398</text:p>
          </table:table-cell>
        </table:table-row>
        <table:table-row table:style-name="ro1">
          <table:table-cell office:value-type="float" office:value="75034" calcext:value-type="float">
            <text:p>75034</text:p>
          </table:table-cell>
          <table:table-cell office:value-type="string" calcext:value-type="string">
            <text:p>2025-01-16 16:35:40.457</text:p>
          </table:table-cell>
          <table:table-cell office:value-type="string" calcext:value-type="string">
            <text:p>2025-01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574" calcext:value-type="float">
            <text:p>27574</text:p>
          </table:table-cell>
        </table:table-row>
        <table:table-row table:style-name="ro1">
          <table:table-cell office:value-type="float" office:value="75034" calcext:value-type="float">
            <text:p>75034</text:p>
          </table:table-cell>
          <table:table-cell office:value-type="string" calcext:value-type="string">
            <text:p>2025-01-16 17:21:25.717</text:p>
          </table:table-cell>
          <table:table-cell office:value-type="string" calcext:value-type="string">
            <text:p>2025-01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829" calcext:value-type="float">
            <text:p>24829</text:p>
          </table:table-cell>
        </table:table-row>
        <table:table-row table:style-name="ro1">
          <table:table-cell office:value-type="float" office:value="75034" calcext:value-type="float">
            <text:p>75034</text:p>
          </table:table-cell>
          <table:table-cell office:value-type="string" calcext:value-type="string">
            <text:p>2025-01-16 19:42:56.630</text:p>
          </table:table-cell>
          <table:table-cell office:value-type="string" calcext:value-type="string">
            <text:p>2025-01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338" calcext:value-type="float">
            <text:p>16338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07:30:22.827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92" calcext:value-type="float">
            <text:p>17092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07:47:35.433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59" calcext:value-type="float">
            <text:p>16059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09:55:56.170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13:09.673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33:35.987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36:24.830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44:30.967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52:07.510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1:01:56.750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1:41:42.413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2:33:16.073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2:37:26.607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2:46:27.763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3:18:29.427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3:33:00.067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75067" calcext:value-type="float">
            <text:p>75067</text:p>
          </table:table-cell>
          <table:table-cell office:value-type="string" calcext:value-type="string">
            <text:p>2025-01-17 16:02:40.147</text:p>
          </table:table-cell>
          <table:table-cell office:value-type="string" calcext:value-type="string">
            <text:p>2025-01-18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554" calcext:value-type="float">
            <text:p>29554</text:p>
          </table:table-cell>
        </table:table-row>
        <table:table-row table:style-name="ro1">
          <table:table-cell office:value-type="float" office:value="75067" calcext:value-type="float">
            <text:p>75067</text:p>
          </table:table-cell>
          <table:table-cell office:value-type="string" calcext:value-type="string">
            <text:p>2025-01-17 16:51:56.700</text:p>
          </table:table-cell>
          <table:table-cell office:value-type="string" calcext:value-type="string">
            <text:p>2025-01-18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598" calcext:value-type="float">
            <text:p>26598</text:p>
          </table:table-cell>
        </table:table-row>
        <table:table-row table:style-name="ro1">
          <table:table-cell office:value-type="float" office:value="75067" calcext:value-type="float">
            <text:p>75067</text:p>
          </table:table-cell>
          <table:table-cell office:value-type="string" calcext:value-type="string">
            <text:p>2025-01-17 17:03:47.320</text:p>
          </table:table-cell>
          <table:table-cell office:value-type="string" calcext:value-type="string">
            <text:p>2025-01-18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87" calcext:value-type="float">
            <text:p>25887</text:p>
          </table:table-cell>
        </table:table-row>
        <table:table-row table:style-name="ro1">
          <table:table-cell office:value-type="float" office:value="75067" calcext:value-type="float">
            <text:p>75067</text:p>
          </table:table-cell>
          <table:table-cell office:value-type="string" calcext:value-type="string">
            <text:p>2025-01-17 17:41:18.113</text:p>
          </table:table-cell>
          <table:table-cell office:value-type="string" calcext:value-type="string">
            <text:p>2025-01-18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36" calcext:value-type="float">
            <text:p>23636</text:p>
          </table:table-cell>
        </table:table-row>
        <table:table-row table:style-name="ro1">
          <table:table-cell office:value-type="float" office:value="75067" calcext:value-type="float">
            <text:p>75067</text:p>
          </table:table-cell>
          <table:table-cell office:value-type="string" calcext:value-type="string">
            <text:p>2025-01-17 17:42:15.877</text:p>
          </table:table-cell>
          <table:table-cell office:value-type="string" calcext:value-type="string">
            <text:p>2025-01-18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79" calcext:value-type="float">
            <text:p>23579</text:p>
          </table:table-cell>
        </table:table-row>
        <table:table-row table:style-name="ro1">
          <table:table-cell office:value-type="float" office:value="75067" calcext:value-type="float">
            <text:p>75067</text:p>
          </table:table-cell>
          <table:table-cell office:value-type="string" calcext:value-type="string">
            <text:p>2025-01-17 17:42:58.863</text:p>
          </table:table-cell>
          <table:table-cell office:value-type="string" calcext:value-type="string">
            <text:p>2025-01-18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36" calcext:value-type="float">
            <text:p>23536</text:p>
          </table:table-cell>
        </table:table-row>
        <table:table-row table:style-name="ro1">
          <table:table-cell office:value-type="float" office:value="75067" calcext:value-type="float">
            <text:p>75067</text:p>
          </table:table-cell>
          <table:table-cell office:value-type="string" calcext:value-type="string">
            <text:p>2025-01-17 17:48:25.293</text:p>
          </table:table-cell>
          <table:table-cell office:value-type="string" calcext:value-type="string">
            <text:p>2025-01-18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209" calcext:value-type="float">
            <text:p>23209</text:p>
          </table:table-cell>
        </table:table-row>
        <table:table-row table:style-name="ro1">
          <table:table-cell office:value-type="float" office:value="75079" calcext:value-type="float">
            <text:p>75079</text:p>
          </table:table-cell>
          <table:table-cell office:value-type="string" calcext:value-type="string">
            <text:p>2025-01-20 09:53:15.943</text:p>
          </table:table-cell>
          <table:table-cell office:value-type="string" calcext:value-type="string">
            <text:p>2025-01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75079" calcext:value-type="float">
            <text:p>75079</text:p>
          </table:table-cell>
          <table:table-cell office:value-type="string" calcext:value-type="string">
            <text:p>2025-01-20 09:53:15.943</text:p>
          </table:table-cell>
          <table:table-cell office:value-type="string" calcext:value-type="string">
            <text:p>2025-01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75079" calcext:value-type="float">
            <text:p>75079</text:p>
          </table:table-cell>
          <table:table-cell office:value-type="string" calcext:value-type="string">
            <text:p>2025-01-20 11:03:26.430</text:p>
          </table:table-cell>
          <table:table-cell office:value-type="string" calcext:value-type="string">
            <text:p>2025-01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75079" calcext:value-type="float">
            <text:p>75079</text:p>
          </table:table-cell>
          <table:table-cell office:value-type="string" calcext:value-type="string">
            <text:p>2025-01-20 11:03:26.430</text:p>
          </table:table-cell>
          <table:table-cell office:value-type="string" calcext:value-type="string">
            <text:p>2025-01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01:34.77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20:27.23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26:40.07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34:41.460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38:11.27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51:29.88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53:37.203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4:03:31.823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4:22:37.240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5:02:38.857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156" calcext:value-type="float">
            <text:p>33156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5:05:00.123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014" calcext:value-type="float">
            <text:p>33014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6:22:34.800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360" calcext:value-type="float">
            <text:p>28360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7:04:38.653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36" calcext:value-type="float">
            <text:p>25836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7:50:56.590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058" calcext:value-type="float">
            <text:p>23058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8:03:35.787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299" calcext:value-type="float">
            <text:p>22299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8:06:33.010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21" calcext:value-type="float">
            <text:p>22121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8:07:02.523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92" calcext:value-type="float">
            <text:p>22092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8:10:31.547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883" calcext:value-type="float">
            <text:p>21883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8:15:11.050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03" calcext:value-type="float">
            <text:p>21603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8:18:50.967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384" calcext:value-type="float">
            <text:p>21384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9:17:23.260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71" calcext:value-type="float">
            <text:p>17871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19:18:33.293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01" calcext:value-type="float">
            <text:p>17801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string" calcext:value-type="string">
            <text:p>2025-01-20 21:13:26.860</text:p>
          </table:table-cell>
          <table:table-cell office:value-type="string" calcext:value-type="string">
            <text:p>2025-01-2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08" calcext:value-type="float">
            <text:p>10908</text:p>
          </table:table-cell>
        </table:table-row>
        <table:table-row table:style-name="ro1">
          <table:table-cell office:value-type="float" office:value="75112" calcext:value-type="float">
            <text:p>75112</text:p>
          </table:table-cell>
          <table:table-cell office:value-type="string" calcext:value-type="string">
            <text:p>2025-01-21 09:27:31.997</text:p>
          </table:table-cell>
          <table:table-cell office:value-type="string" calcext:value-type="string">
            <text:p>2025-01-2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75112" calcext:value-type="float">
            <text:p>75112</text:p>
          </table:table-cell>
          <table:table-cell office:value-type="string" calcext:value-type="string">
            <text:p>2025-01-21 10:38:02.457</text:p>
          </table:table-cell>
          <table:table-cell office:value-type="string" calcext:value-type="string">
            <text:p>2025-01-2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75112" calcext:value-type="float">
            <text:p>75112</text:p>
          </table:table-cell>
          <table:table-cell office:value-type="string" calcext:value-type="string">
            <text:p>2025-01-21 11:02:28.480</text:p>
          </table:table-cell>
          <table:table-cell office:value-type="string" calcext:value-type="string">
            <text:p>2025-01-2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float" office:value="75124" calcext:value-type="float">
            <text:p>75124</text:p>
          </table:table-cell>
          <table:table-cell office:value-type="string" calcext:value-type="string">
            <text:p>2025-01-21 12:00:36.933</text:p>
          </table:table-cell>
          <table:table-cell office:value-type="string" calcext:value-type="string">
            <text:p>2025-01-21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float" office:value="75124" calcext:value-type="float">
            <text:p>75124</text:p>
          </table:table-cell>
          <table:table-cell office:value-type="string" calcext:value-type="string">
            <text:p>2025-01-21 12:00:36.933</text:p>
          </table:table-cell>
          <table:table-cell office:value-type="string" calcext:value-type="string">
            <text:p>2025-01-21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float" office:value="75124" calcext:value-type="float">
            <text:p>75124</text:p>
          </table:table-cell>
          <table:table-cell office:value-type="string" calcext:value-type="string">
            <text:p>2025-01-21 12:03:53.767</text:p>
          </table:table-cell>
          <table:table-cell office:value-type="string" calcext:value-type="string">
            <text:p>2025-01-21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42" calcext:value-type="float">
            <text:p>9142</text:p>
          </table:table-cell>
        </table:table-row>
        <table:table-row table:style-name="ro1">
          <table:table-cell office:value-type="float" office:value="75124" calcext:value-type="float">
            <text:p>75124</text:p>
          </table:table-cell>
          <table:table-cell office:value-type="string" calcext:value-type="string">
            <text:p>2025-01-21 12:03:53.767</text:p>
          </table:table-cell>
          <table:table-cell office:value-type="string" calcext:value-type="string">
            <text:p>2025-01-21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42" calcext:value-type="float">
            <text:p>9142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6:08:25.180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207" calcext:value-type="float">
            <text:p>29207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6:40:20.250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92" calcext:value-type="float">
            <text:p>27292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6:58:30.867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02" calcext:value-type="float">
            <text:p>26202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7:29:21.207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51" calcext:value-type="float">
            <text:p>24351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7:55:11.587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01" calcext:value-type="float">
            <text:p>22801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8:12:13.513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79" calcext:value-type="float">
            <text:p>21779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8:30:32.017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680" calcext:value-type="float">
            <text:p>20680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8:56:18.867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134" calcext:value-type="float">
            <text:p>19134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8:58:11.663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21" calcext:value-type="float">
            <text:p>19021</text:p>
          </table:table-cell>
        </table:table-row>
        <table:table-row table:style-name="ro1">
          <table:table-cell office:value-type="float" office:value="75135" calcext:value-type="float">
            <text:p>75135</text:p>
          </table:table-cell>
          <table:table-cell office:value-type="string" calcext:value-type="string">
            <text:p>2025-01-21 19:55:26.423</text:p>
          </table:table-cell>
          <table:table-cell office:value-type="string" calcext:value-type="string">
            <text:p>2025-01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586" calcext:value-type="float">
            <text:p>15586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08:37:25.307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81" calcext:value-type="float">
            <text:p>13081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0:39:27.620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0:48:13.147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1:11:09.237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1:42:17.110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1:58:00.317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1:58:46.020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5167" calcext:value-type="float">
            <text:p>75167</text:p>
          </table:table-cell>
          <table:table-cell office:value-type="string" calcext:value-type="string">
            <text:p>2025-01-22 15:57:35.453</text:p>
          </table:table-cell>
          <table:table-cell office:value-type="string" calcext:value-type="string">
            <text:p>2025-01-2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859" calcext:value-type="float">
            <text:p>29859</text:p>
          </table:table-cell>
        </table:table-row>
        <table:table-row table:style-name="ro1">
          <table:table-cell office:value-type="float" office:value="75167" calcext:value-type="float">
            <text:p>75167</text:p>
          </table:table-cell>
          <table:table-cell office:value-type="string" calcext:value-type="string">
            <text:p>2025-01-22 17:45:00.957</text:p>
          </table:table-cell>
          <table:table-cell office:value-type="string" calcext:value-type="string">
            <text:p>2025-01-2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14" calcext:value-type="float">
            <text:p>23414</text:p>
          </table:table-cell>
        </table:table-row>
        <table:table-row table:style-name="ro1">
          <table:table-cell office:value-type="float" office:value="75167" calcext:value-type="float">
            <text:p>75167</text:p>
          </table:table-cell>
          <table:table-cell office:value-type="string" calcext:value-type="string">
            <text:p>2025-01-22 18:24:41.713</text:p>
          </table:table-cell>
          <table:table-cell office:value-type="string" calcext:value-type="string">
            <text:p>2025-01-23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033" calcext:value-type="float">
            <text:p>21033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05:25:35.243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79" calcext:value-type="float">
            <text:p>24579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06:42:36.123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58" calcext:value-type="float">
            <text:p>19958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07:30:29.200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09:29:51.800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10:30:48.470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11:42:01.183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11:43:10.167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75189" calcext:value-type="float">
            <text:p>75189</text:p>
          </table:table-cell>
          <table:table-cell office:value-type="string" calcext:value-type="string">
            <text:p>2025-01-23 12:16:51.007</text:p>
          </table:table-cell>
          <table:table-cell office:value-type="string" calcext:value-type="string">
            <text:p>2025-01-2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53" calcext:value-type="float">
            <text:p>8353</text:p>
          </table:table-cell>
        </table:table-row>
        <table:table-row table:style-name="ro1">
          <table:table-cell office:value-type="float" office:value="75189" calcext:value-type="float">
            <text:p>75189</text:p>
          </table:table-cell>
          <table:table-cell office:value-type="string" calcext:value-type="string">
            <text:p>2025-01-23 12:29:12.570</text:p>
          </table:table-cell>
          <table:table-cell office:value-type="string" calcext:value-type="string">
            <text:p>2025-01-2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office:value-type="float" office:value="75189" calcext:value-type="float">
            <text:p>75189</text:p>
          </table:table-cell>
          <table:table-cell office:value-type="string" calcext:value-type="string">
            <text:p>2025-01-23 12:29:30.617</text:p>
          </table:table-cell>
          <table:table-cell office:value-type="string" calcext:value-type="string">
            <text:p>2025-01-2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94" calcext:value-type="float">
            <text:p>7594</text:p>
          </table:table-cell>
        </table:table-row>
        <table:table-row table:style-name="ro1">
          <table:table-cell office:value-type="float" office:value="75201" calcext:value-type="float">
            <text:p>75201</text:p>
          </table:table-cell>
          <table:table-cell office:value-type="string" calcext:value-type="string">
            <text:p>2025-01-23 19:00:23.883</text:p>
          </table:table-cell>
          <table:table-cell office:value-type="string" calcext:value-type="string">
            <text:p>2025-01-24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894" calcext:value-type="float">
            <text:p>18894</text:p>
          </table:table-cell>
        </table:table-row>
        <table:table-row table:style-name="ro1">
          <table:table-cell office:value-type="float" office:value="75201" calcext:value-type="float">
            <text:p>75201</text:p>
          </table:table-cell>
          <table:table-cell office:value-type="string" calcext:value-type="string">
            <text:p>2025-01-23 19:00:23.883</text:p>
          </table:table-cell>
          <table:table-cell office:value-type="string" calcext:value-type="string">
            <text:p>2025-01-24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894" calcext:value-type="float">
            <text:p>18894</text:p>
          </table:table-cell>
        </table:table-row>
        <table:table-row table:style-name="ro1">
          <table:table-cell office:value-type="float" office:value="75213" calcext:value-type="float">
            <text:p>75213</text:p>
          </table:table-cell>
          <table:table-cell office:value-type="string" calcext:value-type="string">
            <text:p>2025-01-24 07:32:30.870</text:p>
          </table:table-cell>
          <table:table-cell office:value-type="string" calcext:value-type="string">
            <text:p>2025-01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64" calcext:value-type="float">
            <text:p>16964</text:p>
          </table:table-cell>
        </table:table-row>
        <table:table-row table:style-name="ro1">
          <table:table-cell office:value-type="float" office:value="75213" calcext:value-type="float">
            <text:p>75213</text:p>
          </table:table-cell>
          <table:table-cell office:value-type="string" calcext:value-type="string">
            <text:p>2025-01-24 07:32:30.870</text:p>
          </table:table-cell>
          <table:table-cell office:value-type="string" calcext:value-type="string">
            <text:p>2025-01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64" calcext:value-type="float">
            <text:p>16964</text:p>
          </table:table-cell>
        </table:table-row>
        <table:table-row table:style-name="ro1">
          <table:table-cell office:value-type="float" office:value="75236" calcext:value-type="float">
            <text:p>75236</text:p>
          </table:table-cell>
          <table:table-cell office:value-type="string" calcext:value-type="string">
            <text:p>2025-01-24 16:31:44.253</text:p>
          </table:table-cell>
          <table:table-cell office:value-type="string" calcext:value-type="string">
            <text:p>2025-01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809" calcext:value-type="float">
            <text:p>27809</text:p>
          </table:table-cell>
        </table:table-row>
        <table:table-row table:style-name="ro1">
          <table:table-cell office:value-type="float" office:value="75236" calcext:value-type="float">
            <text:p>75236</text:p>
          </table:table-cell>
          <table:table-cell office:value-type="string" calcext:value-type="string">
            <text:p>2025-01-24 16:31:44.253</text:p>
          </table:table-cell>
          <table:table-cell office:value-type="string" calcext:value-type="string">
            <text:p>2025-01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809" calcext:value-type="float">
            <text:p>27809</text:p>
          </table:table-cell>
        </table:table-row>
        <table:table-row table:style-name="ro1">
          <table:table-cell office:value-type="float" office:value="75236" calcext:value-type="float">
            <text:p>75236</text:p>
          </table:table-cell>
          <table:table-cell office:value-type="string" calcext:value-type="string">
            <text:p>2025-01-24 16:35:54.757</text:p>
          </table:table-cell>
          <table:table-cell office:value-type="string" calcext:value-type="string">
            <text:p>2025-01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559" calcext:value-type="float">
            <text:p>27559</text:p>
          </table:table-cell>
        </table:table-row>
        <table:table-row table:style-name="ro1">
          <table:table-cell office:value-type="float" office:value="75236" calcext:value-type="float">
            <text:p>75236</text:p>
          </table:table-cell>
          <table:table-cell office:value-type="string" calcext:value-type="string">
            <text:p>2025-01-24 16:35:54.757</text:p>
          </table:table-cell>
          <table:table-cell office:value-type="string" calcext:value-type="string">
            <text:p>2025-01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559" calcext:value-type="float">
            <text:p>27559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5 09:10:13.453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904" calcext:value-type="float">
            <text:p>183904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5 10:27:53.08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9244" calcext:value-type="float">
            <text:p>179244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5 11:09:28.780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749" calcext:value-type="float">
            <text:p>176749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5 12:20:26.730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491" calcext:value-type="float">
            <text:p>172491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5 12:35:20.650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597" calcext:value-type="float">
            <text:p>171597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5 12:41:53.570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204" calcext:value-type="float">
            <text:p>171204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5 14:00:13.18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504" calcext:value-type="float">
            <text:p>166504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5 17:20:22.86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495" calcext:value-type="float">
            <text:p>154495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5 17:30:35.143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882" calcext:value-type="float">
            <text:p>153882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6 09:42:55.423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542" calcext:value-type="float">
            <text:p>95542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6 20:26:12.233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945" calcext:value-type="float">
            <text:p>56945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6 22:47:31.553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466" calcext:value-type="float">
            <text:p>48466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06:57:48.123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49" calcext:value-type="float">
            <text:p>19049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08:06:56.710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01" calcext:value-type="float">
            <text:p>14901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08:52:10.09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187" calcext:value-type="float">
            <text:p>12187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09:54:11.56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66" calcext:value-type="float">
            <text:p>8466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02:12.703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38:55.06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42:20.90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47:24.570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56:53.75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11:29.063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14:52.437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34:13.537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38:09.350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41:09.627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43:44.810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06:28:34.79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802" calcext:value-type="float">
            <text:p>20802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08:48:33.177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0:25:37.22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19:05.527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25:54.39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30:39.370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41:41.837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49:47.97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50:37.94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75292" calcext:value-type="float">
            <text:p>75292</text:p>
          </table:table-cell>
          <table:table-cell office:value-type="string" calcext:value-type="string">
            <text:p>2025-01-28 12:00:34.730</text:p>
          </table:table-cell>
          <table:table-cell office:value-type="string" calcext:value-type="string">
            <text:p>2025-01-2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32" calcext:value-type="float">
            <text:p>9332</text:p>
          </table:table-cell>
        </table:table-row>
        <table:table-row table:style-name="ro1">
          <table:table-cell office:value-type="float" office:value="75292" calcext:value-type="float">
            <text:p>75292</text:p>
          </table:table-cell>
          <table:table-cell office:value-type="string" calcext:value-type="string">
            <text:p>2025-01-28 12:53:37.257</text:p>
          </table:table-cell>
          <table:table-cell office:value-type="string" calcext:value-type="string">
            <text:p>2025-01-2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75292" calcext:value-type="float">
            <text:p>75292</text:p>
          </table:table-cell>
          <table:table-cell office:value-type="string" calcext:value-type="string">
            <text:p>2025-01-28 14:03:48.007</text:p>
          </table:table-cell>
          <table:table-cell office:value-type="string" calcext:value-type="string">
            <text:p>2025-01-2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75292" calcext:value-type="float">
            <text:p>75292</text:p>
          </table:table-cell>
          <table:table-cell office:value-type="string" calcext:value-type="string">
            <text:p>2025-01-28 14:07:46.323</text:p>
          </table:table-cell>
          <table:table-cell office:value-type="string" calcext:value-type="string">
            <text:p>2025-01-2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4:41:44.900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09" calcext:value-type="float">
            <text:p>34409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5:02:16.263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177" calcext:value-type="float">
            <text:p>33177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5:02:41.937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152" calcext:value-type="float">
            <text:p>33152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5:07:35.830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58" calcext:value-type="float">
            <text:p>32858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5:13:23.883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10" calcext:value-type="float">
            <text:p>32510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5:16:28.747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325" calcext:value-type="float">
            <text:p>32325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5:19:15.420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158" calcext:value-type="float">
            <text:p>32158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5:50:11.080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02" calcext:value-type="float">
            <text:p>30302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6:36:19.640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534" calcext:value-type="float">
            <text:p>27534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7:32:38.063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55" calcext:value-type="float">
            <text:p>24155</text:p>
          </table:table-cell>
        </table:table-row>
        <table:table-row table:style-name="ro1">
          <table:table-cell office:value-type="float" office:value="75303" calcext:value-type="float">
            <text:p>75303</text:p>
          </table:table-cell>
          <table:table-cell office:value-type="string" calcext:value-type="string">
            <text:p>2025-01-28 17:56:22.373</text:p>
          </table:table-cell>
          <table:table-cell office:value-type="string" calcext:value-type="string">
            <text:p>2025-01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31" calcext:value-type="float">
            <text:p>22731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09:51:48.793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07" calcext:value-type="float">
            <text:p>8607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09:53:55.703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10:21:31.003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11:23:46.807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11:47:46.603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11:55:06.657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75325" calcext:value-type="float">
            <text:p>75325</text:p>
          </table:table-cell>
          <table:table-cell office:value-type="string" calcext:value-type="string">
            <text:p>2025-01-29 13:18:40.297</text:p>
          </table:table-cell>
          <table:table-cell office:value-type="string" calcext:value-type="string">
            <text:p>2025-01-2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75325" calcext:value-type="float">
            <text:p>75325</text:p>
          </table:table-cell>
          <table:table-cell office:value-type="string" calcext:value-type="string">
            <text:p>2025-01-29 13:26:52.180</text:p>
          </table:table-cell>
          <table:table-cell office:value-type="string" calcext:value-type="string">
            <text:p>2025-01-2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75325" calcext:value-type="float">
            <text:p>75325</text:p>
          </table:table-cell>
          <table:table-cell office:value-type="string" calcext:value-type="string">
            <text:p>2025-01-29 13:45:01.673</text:p>
          </table:table-cell>
          <table:table-cell office:value-type="string" calcext:value-type="string">
            <text:p>2025-01-2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75325" calcext:value-type="float">
            <text:p>75325</text:p>
          </table:table-cell>
          <table:table-cell office:value-type="string" calcext:value-type="string">
            <text:p>2025-01-29 14:12:03.167</text:p>
          </table:table-cell>
          <table:table-cell office:value-type="string" calcext:value-type="string">
            <text:p>2025-01-2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5337" calcext:value-type="float">
            <text:p>75337</text:p>
          </table:table-cell>
          <table:table-cell office:value-type="string" calcext:value-type="string">
            <text:p>2025-01-29 16:16:00.770</text:p>
          </table:table-cell>
          <table:table-cell office:value-type="string" calcext:value-type="string">
            <text:p>2025-01-30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755" calcext:value-type="float">
            <text:p>28755</text:p>
          </table:table-cell>
        </table:table-row>
        <table:table-row table:style-name="ro1">
          <table:table-cell office:value-type="float" office:value="75337" calcext:value-type="float">
            <text:p>75337</text:p>
          </table:table-cell>
          <table:table-cell office:value-type="string" calcext:value-type="string">
            <text:p>2025-01-29 16:16:00.770</text:p>
          </table:table-cell>
          <table:table-cell office:value-type="string" calcext:value-type="string">
            <text:p>2025-01-30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755" calcext:value-type="float">
            <text:p>28755</text:p>
          </table:table-cell>
        </table:table-row>
        <table:table-row table:style-name="ro1">
          <table:table-cell office:value-type="float" office:value="75349" calcext:value-type="float">
            <text:p>75349</text:p>
          </table:table-cell>
          <table:table-cell office:value-type="string" calcext:value-type="string">
            <text:p>2025-01-30 11:20:29.523</text:p>
          </table:table-cell>
          <table:table-cell office:value-type="string" calcext:value-type="string">
            <text:p>2025-01-30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75349" calcext:value-type="float">
            <text:p>75349</text:p>
          </table:table-cell>
          <table:table-cell office:value-type="string" calcext:value-type="string">
            <text:p>2025-01-30 11:20:29.523</text:p>
          </table:table-cell>
          <table:table-cell office:value-type="string" calcext:value-type="string">
            <text:p>2025-01-30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75360" calcext:value-type="float">
            <text:p>75360</text:p>
          </table:table-cell>
          <table:table-cell office:value-type="string" calcext:value-type="string">
            <text:p>2025-01-30 12:26:02.380</text:p>
          </table:table-cell>
          <table:table-cell office:value-type="string" calcext:value-type="string">
            <text:p>2025-01-30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float" office:value="75360" calcext:value-type="float">
            <text:p>75360</text:p>
          </table:table-cell>
          <table:table-cell office:value-type="string" calcext:value-type="string">
            <text:p>2025-01-30 12:26:50.150</text:p>
          </table:table-cell>
          <table:table-cell office:value-type="string" calcext:value-type="string">
            <text:p>2025-01-30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55" calcext:value-type="float">
            <text:p>7755</text:p>
          </table:table-cell>
        </table:table-row>
        <table:table-row table:style-name="ro1">
          <table:table-cell office:value-type="float" office:value="75360" calcext:value-type="float">
            <text:p>75360</text:p>
          </table:table-cell>
          <table:table-cell office:value-type="string" calcext:value-type="string">
            <text:p>2025-01-30 13:42:44.210</text:p>
          </table:table-cell>
          <table:table-cell office:value-type="string" calcext:value-type="string">
            <text:p>2025-01-30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4:34:15.630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858" calcext:value-type="float">
            <text:p>34858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5:00:46.133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267" calcext:value-type="float">
            <text:p>33267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6:17:38.363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55" calcext:value-type="float">
            <text:p>28655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6:58:17.737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16" calcext:value-type="float">
            <text:p>26216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7:49:21.777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52" calcext:value-type="float">
            <text:p>23152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8:00:54.033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59" calcext:value-type="float">
            <text:p>22459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8:01:06.980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47" calcext:value-type="float">
            <text:p>22447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8:39:06.890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67" calcext:value-type="float">
            <text:p>20167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9:14:50.537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23" calcext:value-type="float">
            <text:p>18023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19:50:26.630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87" calcext:value-type="float">
            <text:p>15887</text:p>
          </table:table-cell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string" calcext:value-type="string">
            <text:p>2025-01-30 20:57:15.560</text:p>
          </table:table-cell>
          <table:table-cell office:value-type="string" calcext:value-type="string">
            <text:p>2025-01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878" calcext:value-type="float">
            <text:p>11878</text:p>
          </table:table-cell>
        </table:table-row>
        <table:table-row table:style-name="ro1">
          <table:table-cell office:value-type="float" office:value="75383" calcext:value-type="float">
            <text:p>75383</text:p>
          </table:table-cell>
          <table:table-cell office:value-type="string" calcext:value-type="string">
            <text:p>2025-01-31 09:14:12.773</text:p>
          </table:table-cell>
          <table:table-cell office:value-type="string" calcext:value-type="string">
            <text:p>2025-01-31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66" calcext:value-type="float">
            <text:p>10866</text:p>
          </table:table-cell>
        </table:table-row>
        <table:table-row table:style-name="ro1">
          <table:table-cell office:value-type="float" office:value="75383" calcext:value-type="float">
            <text:p>75383</text:p>
          </table:table-cell>
          <table:table-cell office:value-type="string" calcext:value-type="string">
            <text:p>2025-01-31 09:14:12.773</text:p>
          </table:table-cell>
          <table:table-cell office:value-type="string" calcext:value-type="string">
            <text:p>2025-01-31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66" calcext:value-type="float">
            <text:p>10866</text:p>
          </table:table-cell>
        </table:table-row>
        <table:table-row table:style-name="ro1">
          <table:table-cell office:value-type="float" office:value="75394" calcext:value-type="float">
            <text:p>75394</text:p>
          </table:table-cell>
          <table:table-cell office:value-type="string" calcext:value-type="string">
            <text:p>2025-01-31 12:01:18.397</text:p>
          </table:table-cell>
          <table:table-cell office:value-type="string" calcext:value-type="string">
            <text:p>2025-01-31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75394" calcext:value-type="float">
            <text:p>75394</text:p>
          </table:table-cell>
          <table:table-cell office:value-type="string" calcext:value-type="string">
            <text:p>2025-01-31 12:34:31.683</text:p>
          </table:table-cell>
          <table:table-cell office:value-type="string" calcext:value-type="string">
            <text:p>2025-01-31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75394" calcext:value-type="float">
            <text:p>75394</text:p>
          </table:table-cell>
          <table:table-cell office:value-type="string" calcext:value-type="string">
            <text:p>2025-01-31 13:42:33.227</text:p>
          </table:table-cell>
          <table:table-cell office:value-type="string" calcext:value-type="string">
            <text:p>2025-01-31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75394" calcext:value-type="float">
            <text:p>75394</text:p>
          </table:table-cell>
          <table:table-cell office:value-type="string" calcext:value-type="string">
            <text:p>2025-01-31 13:50:24.380</text:p>
          </table:table-cell>
          <table:table-cell office:value-type="string" calcext:value-type="string">
            <text:p>2025-01-31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75405" calcext:value-type="float">
            <text:p>75405</text:p>
          </table:table-cell>
          <table:table-cell office:value-type="string" calcext:value-type="string">
            <text:p>2025-01-31 16:39:33.117</text:p>
          </table:table-cell>
          <table:table-cell office:value-type="string" calcext:value-type="string">
            <text:p>2025-02-01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344" calcext:value-type="float">
            <text:p>27344</text:p>
          </table:table-cell>
        </table:table-row>
        <table:table-row table:style-name="ro1">
          <table:table-cell office:value-type="float" office:value="75405" calcext:value-type="float">
            <text:p>75405</text:p>
          </table:table-cell>
          <table:table-cell office:value-type="string" calcext:value-type="string">
            <text:p>2025-01-31 17:37:04.707</text:p>
          </table:table-cell>
          <table:table-cell office:value-type="string" calcext:value-type="string">
            <text:p>2025-02-01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93" calcext:value-type="float">
            <text:p>23893</text:p>
          </table:table-cell>
        </table:table-row>
        <table:table-row table:style-name="ro1">
          <table:table-cell office:value-type="float" office:value="75405" calcext:value-type="float">
            <text:p>75405</text:p>
          </table:table-cell>
          <table:table-cell office:value-type="string" calcext:value-type="string">
            <text:p>2025-01-31 17:49:53.253</text:p>
          </table:table-cell>
          <table:table-cell office:value-type="string" calcext:value-type="string">
            <text:p>2025-02-01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24" calcext:value-type="float">
            <text:p>23124</text:p>
          </table:table-cell>
        </table:table-row>
        <table:table-row table:style-name="ro1">
          <table:table-cell office:value-type="float" office:value="75405" calcext:value-type="float">
            <text:p>75405</text:p>
          </table:table-cell>
          <table:table-cell office:value-type="string" calcext:value-type="string">
            <text:p>2025-01-31 20:50:30.120</text:p>
          </table:table-cell>
          <table:table-cell office:value-type="string" calcext:value-type="string">
            <text:p>2025-02-01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87" calcext:value-type="float">
            <text:p>12287</text:p>
          </table:table-cell>
        </table:table-row>
        <table:table-row table:style-name="ro1">
          <table:table-cell office:value-type="float" office:value="75405" calcext:value-type="float">
            <text:p>75405</text:p>
          </table:table-cell>
          <table:table-cell office:value-type="string" calcext:value-type="string">
            <text:p>2025-01-31 21:36:26.107</text:p>
          </table:table-cell>
          <table:table-cell office:value-type="string" calcext:value-type="string">
            <text:p>2025-02-01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string" calcext:value-type="string">
            <text:p>2025-02-01 12:14:27.203</text:p>
          </table:table-cell>
          <table:table-cell office:value-type="string" calcext:value-type="string">
            <text:p>2025-02-0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847" calcext:value-type="float">
            <text:p>172847</text:p>
          </table:table-cell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string" calcext:value-type="string">
            <text:p>2025-02-01 12:14:27.203</text:p>
          </table:table-cell>
          <table:table-cell office:value-type="string" calcext:value-type="string">
            <text:p>2025-02-0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847" calcext:value-type="float">
            <text:p>172847</text:p>
          </table:table-cell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string" calcext:value-type="string">
            <text:p>2025-02-03 11:35:24.373</text:p>
          </table:table-cell>
          <table:table-cell office:value-type="string" calcext:value-type="string">
            <text:p>2025-02-0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string" calcext:value-type="string">
            <text:p>2025-02-03 11:35:24.373</text:p>
          </table:table-cell>
          <table:table-cell office:value-type="string" calcext:value-type="string">
            <text:p>2025-02-0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75429" calcext:value-type="float">
            <text:p>75429</text:p>
          </table:table-cell>
          <table:table-cell office:value-type="string" calcext:value-type="string">
            <text:p>2025-02-03 13:08:26.567</text:p>
          </table:table-cell>
          <table:table-cell office:value-type="string" calcext:value-type="string">
            <text:p>2025-02-03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75429" calcext:value-type="float">
            <text:p>75429</text:p>
          </table:table-cell>
          <table:table-cell office:value-type="string" calcext:value-type="string">
            <text:p>2025-02-03 13:08:26.567</text:p>
          </table:table-cell>
          <table:table-cell office:value-type="string" calcext:value-type="string">
            <text:p>2025-02-03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75441" calcext:value-type="float">
            <text:p>75441</text:p>
          </table:table-cell>
          <table:table-cell office:value-type="string" calcext:value-type="string">
            <text:p>2025-02-03 14:45:28.893</text:p>
          </table:table-cell>
          <table:table-cell office:value-type="string" calcext:value-type="string">
            <text:p>2025-02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185" calcext:value-type="float">
            <text:p>34185</text:p>
          </table:table-cell>
        </table:table-row>
        <table:table-row table:style-name="ro1">
          <table:table-cell office:value-type="float" office:value="75441" calcext:value-type="float">
            <text:p>75441</text:p>
          </table:table-cell>
          <table:table-cell office:value-type="string" calcext:value-type="string">
            <text:p>2025-02-03 14:45:28.893</text:p>
          </table:table-cell>
          <table:table-cell office:value-type="string" calcext:value-type="string">
            <text:p>2025-02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185" calcext:value-type="float">
            <text:p>34185</text:p>
          </table:table-cell>
        </table:table-row>
        <table:table-row table:style-name="ro1">
          <table:table-cell office:value-type="float" office:value="75441" calcext:value-type="float">
            <text:p>75441</text:p>
          </table:table-cell>
          <table:table-cell office:value-type="string" calcext:value-type="string">
            <text:p>2025-02-03 17:30:10.237</text:p>
          </table:table-cell>
          <table:table-cell office:value-type="string" calcext:value-type="string">
            <text:p>2025-02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03" calcext:value-type="float">
            <text:p>24303</text:p>
          </table:table-cell>
        </table:table-row>
        <table:table-row table:style-name="ro1">
          <table:table-cell office:value-type="float" office:value="75441" calcext:value-type="float">
            <text:p>75441</text:p>
          </table:table-cell>
          <table:table-cell office:value-type="string" calcext:value-type="string">
            <text:p>2025-02-03 17:30:10.237</text:p>
          </table:table-cell>
          <table:table-cell office:value-type="string" calcext:value-type="string">
            <text:p>2025-02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03" calcext:value-type="float">
            <text:p>24303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0:44:14.73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461" calcext:value-type="float">
            <text:p>41461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7:51:32.14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23" calcext:value-type="float">
            <text:p>15823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8:44:05.95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670" calcext:value-type="float">
            <text:p>12670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8:57:06.53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889" calcext:value-type="float">
            <text:p>11889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9:07:54.26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41" calcext:value-type="float">
            <text:p>11241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9:55:31.29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0:03:42.10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0:22:42.83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0:26:31.64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0:28:37.820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1:18:45.99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1:21:01.020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1:25:37.73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1:42:01.19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75464" calcext:value-type="float">
            <text:p>75464</text:p>
          </table:table-cell>
          <table:table-cell office:value-type="string" calcext:value-type="string">
            <text:p>2025-02-04 12:54:32.483</text:p>
          </table:table-cell>
          <table:table-cell office:value-type="string" calcext:value-type="string">
            <text:p>2025-02-0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75464" calcext:value-type="float">
            <text:p>75464</text:p>
          </table:table-cell>
          <table:table-cell office:value-type="string" calcext:value-type="string">
            <text:p>2025-02-04 12:54:32.483</text:p>
          </table:table-cell>
          <table:table-cell office:value-type="string" calcext:value-type="string">
            <text:p>2025-02-0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75476" calcext:value-type="float">
            <text:p>75476</text:p>
          </table:table-cell>
          <table:table-cell office:value-type="string" calcext:value-type="string">
            <text:p>2025-02-04 14:55:42.250</text:p>
          </table:table-cell>
          <table:table-cell office:value-type="string" calcext:value-type="string">
            <text:p>2025-02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570" calcext:value-type="float">
            <text:p>33570</text:p>
          </table:table-cell>
        </table:table-row>
        <table:table-row table:style-name="ro1">
          <table:table-cell office:value-type="float" office:value="75476" calcext:value-type="float">
            <text:p>75476</text:p>
          </table:table-cell>
          <table:table-cell office:value-type="string" calcext:value-type="string">
            <text:p>2025-02-04 14:55:42.250</text:p>
          </table:table-cell>
          <table:table-cell office:value-type="string" calcext:value-type="string">
            <text:p>2025-02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570" calcext:value-type="float">
            <text:p>33570</text:p>
          </table:table-cell>
        </table:table-row>
        <table:table-row table:style-name="ro1">
          <table:table-cell office:value-type="float" office:value="75488" calcext:value-type="float">
            <text:p>75488</text:p>
          </table:table-cell>
          <table:table-cell office:value-type="string" calcext:value-type="string">
            <text:p>2025-02-05 03:41:52.400</text:p>
          </table:table-cell>
          <table:table-cell office:value-type="string" calcext:value-type="string">
            <text:p>2025-02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1">
          <table:table-cell office:value-type="float" office:value="75488" calcext:value-type="float">
            <text:p>75488</text:p>
          </table:table-cell>
          <table:table-cell office:value-type="string" calcext:value-type="string">
            <text:p>2025-02-05 03:41:52.400</text:p>
          </table:table-cell>
          <table:table-cell office:value-type="string" calcext:value-type="string">
            <text:p>2025-02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1">
          <table:table-cell office:value-type="float" office:value="75499" calcext:value-type="float">
            <text:p>75499</text:p>
          </table:table-cell>
          <table:table-cell office:value-type="string" calcext:value-type="string">
            <text:p>2025-02-05 12:29:13.300</text:p>
          </table:table-cell>
          <table:table-cell office:value-type="string" calcext:value-type="string">
            <text:p>2025-02-05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75499" calcext:value-type="float">
            <text:p>75499</text:p>
          </table:table-cell>
          <table:table-cell office:value-type="string" calcext:value-type="string">
            <text:p>2025-02-05 13:08:23.077</text:p>
          </table:table-cell>
          <table:table-cell office:value-type="string" calcext:value-type="string">
            <text:p>2025-02-05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75499" calcext:value-type="float">
            <text:p>75499</text:p>
          </table:table-cell>
          <table:table-cell office:value-type="string" calcext:value-type="string">
            <text:p>2025-02-05 13:29:08.517</text:p>
          </table:table-cell>
          <table:table-cell office:value-type="string" calcext:value-type="string">
            <text:p>2025-02-05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75499" calcext:value-type="float">
            <text:p>75499</text:p>
          </table:table-cell>
          <table:table-cell office:value-type="string" calcext:value-type="string">
            <text:p>2025-02-05 13:35:06.493</text:p>
          </table:table-cell>
          <table:table-cell office:value-type="string" calcext:value-type="string">
            <text:p>2025-02-05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75511" calcext:value-type="float">
            <text:p>75511</text:p>
          </table:table-cell>
          <table:table-cell office:value-type="string" calcext:value-type="string">
            <text:p>2025-02-05 15:41:21.447</text:p>
          </table:table-cell>
          <table:table-cell office:value-type="string" calcext:value-type="string">
            <text:p>2025-02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32" calcext:value-type="float">
            <text:p>30832</text:p>
          </table:table-cell>
        </table:table-row>
        <table:table-row table:style-name="ro1">
          <table:table-cell office:value-type="float" office:value="75511" calcext:value-type="float">
            <text:p>75511</text:p>
          </table:table-cell>
          <table:table-cell office:value-type="string" calcext:value-type="string">
            <text:p>2025-02-05 15:41:21.447</text:p>
          </table:table-cell>
          <table:table-cell office:value-type="string" calcext:value-type="string">
            <text:p>2025-02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32" calcext:value-type="float">
            <text:p>30832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07:23:20.470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14" calcext:value-type="float">
            <text:p>17514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07:59:20.377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54" calcext:value-type="float">
            <text:p>15354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06:50.337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07:59.470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19:14.540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27:34.230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48:41.757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75534" calcext:value-type="float">
            <text:p>75534</text:p>
          </table:table-cell>
          <table:table-cell office:value-type="string" calcext:value-type="string">
            <text:p>2025-02-06 14:15:41.907</text:p>
          </table:table-cell>
          <table:table-cell office:value-type="string" calcext:value-type="string">
            <text:p>2025-02-06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75534" calcext:value-type="float">
            <text:p>75534</text:p>
          </table:table-cell>
          <table:table-cell office:value-type="string" calcext:value-type="string">
            <text:p>2025-02-06 14:15:41.907</text:p>
          </table:table-cell>
          <table:table-cell office:value-type="string" calcext:value-type="string">
            <text:p>2025-02-06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4:31:12.163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040" calcext:value-type="float">
            <text:p>35040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5:40:34.797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78" calcext:value-type="float">
            <text:p>30878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6:10:53.680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59" calcext:value-type="float">
            <text:p>29059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6:16:53.097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99" calcext:value-type="float">
            <text:p>28699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6:20:19.550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493" calcext:value-type="float">
            <text:p>28493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7:14:43.433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29" calcext:value-type="float">
            <text:p>25229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7:20:47.157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865" calcext:value-type="float">
            <text:p>24865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7:50:18.697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094" calcext:value-type="float">
            <text:p>23094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7:51:23.307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029" calcext:value-type="float">
            <text:p>23029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8:10:02.503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910" calcext:value-type="float">
            <text:p>21910</text:p>
          </table:table-cell>
        </table:table-row>
        <table:table-row table:style-name="ro1">
          <table:table-cell office:value-type="float" office:value="75545" calcext:value-type="float">
            <text:p>75545</text:p>
          </table:table-cell>
          <table:table-cell office:value-type="string" calcext:value-type="string">
            <text:p>2025-02-06 18:20:35.567</text:p>
          </table:table-cell>
          <table:table-cell office:value-type="string" calcext:value-type="string">
            <text:p>2025-02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277" calcext:value-type="float">
            <text:p>21277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09:10:17.397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96" calcext:value-type="float">
            <text:p>11096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09:32:29.500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0:10:29.873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84" calcext:value-type="float">
            <text:p>7484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0:48:03.920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1:01:34.747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1:23:22.747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1:28:13.670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1:35:31.107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75567" calcext:value-type="float">
            <text:p>75567</text:p>
          </table:table-cell>
          <table:table-cell office:value-type="string" calcext:value-type="string">
            <text:p>2025-02-07 13:05:10.307</text:p>
          </table:table-cell>
          <table:table-cell office:value-type="string" calcext:value-type="string">
            <text:p>2025-02-0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75567" calcext:value-type="float">
            <text:p>75567</text:p>
          </table:table-cell>
          <table:table-cell office:value-type="string" calcext:value-type="string">
            <text:p>2025-02-07 13:29:07.157</text:p>
          </table:table-cell>
          <table:table-cell office:value-type="string" calcext:value-type="string">
            <text:p>2025-02-0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75578" calcext:value-type="float">
            <text:p>75578</text:p>
          </table:table-cell>
          <table:table-cell office:value-type="string" calcext:value-type="string">
            <text:p>2025-02-07 14:52:59.493</text:p>
          </table:table-cell>
          <table:table-cell office:value-type="string" calcext:value-type="string">
            <text:p>2025-02-0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34" calcext:value-type="float">
            <text:p>33734</text:p>
          </table:table-cell>
        </table:table-row>
        <table:table-row table:style-name="ro1">
          <table:table-cell office:value-type="float" office:value="75578" calcext:value-type="float">
            <text:p>75578</text:p>
          </table:table-cell>
          <table:table-cell office:value-type="string" calcext:value-type="string">
            <text:p>2025-02-07 16:09:37.610</text:p>
          </table:table-cell>
          <table:table-cell office:value-type="string" calcext:value-type="string">
            <text:p>2025-02-0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136" calcext:value-type="float">
            <text:p>29136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07:02:32.23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1568" calcext:value-type="float">
            <text:p>191568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1:41:01.38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859" calcext:value-type="float">
            <text:p>174859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1:45:59.66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561" calcext:value-type="float">
            <text:p>174561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1:47:45.27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455" calcext:value-type="float">
            <text:p>174455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1:55:36.84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984" calcext:value-type="float">
            <text:p>173984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1:57:16.90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884" calcext:value-type="float">
            <text:p>173884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2:07:32.24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268" calcext:value-type="float">
            <text:p>173268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2:22:31.33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369" calcext:value-type="float">
            <text:p>172369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2:29:46.41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934" calcext:value-type="float">
            <text:p>171934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2:51:44.75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616" calcext:value-type="float">
            <text:p>170616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3:05:15.77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805" calcext:value-type="float">
            <text:p>169805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7:52:20.46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580" calcext:value-type="float">
            <text:p>152580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7:52:59.51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541" calcext:value-type="float">
            <text:p>152541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8 18:54:29.98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851" calcext:value-type="float">
            <text:p>148851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9 07:35:47.80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173" calcext:value-type="float">
            <text:p>103173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9 13:45:31.43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989" calcext:value-type="float">
            <text:p>80989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9 13:45:46.21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974" calcext:value-type="float">
            <text:p>80974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9 13:45:58.24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962" calcext:value-type="float">
            <text:p>80962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9 13:46:46.34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914" calcext:value-type="float">
            <text:p>80914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9 18:26:13.79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147" calcext:value-type="float">
            <text:p>64147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09 20:13:45.54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695" calcext:value-type="float">
            <text:p>57695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08:11:37.80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23" calcext:value-type="float">
            <text:p>14623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08:52:17.05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183" calcext:value-type="float">
            <text:p>12183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09:20:45.43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09:42:32.79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68" calcext:value-type="float">
            <text:p>9168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0:30:20.32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0:36:54.61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0:45:59.58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0:48:11.56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36:43.76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37:32.66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41:37.04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42:46.75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59:40.64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string" calcext:value-type="string">
            <text:p>2025-02-10 12:30:08.267</text:p>
          </table:table-cell>
          <table:table-cell office:value-type="string" calcext:value-type="string">
            <text:p>2025-02-10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float" office:value="75611" calcext:value-type="float">
            <text:p>75611</text:p>
          </table:table-cell>
          <table:table-cell office:value-type="string" calcext:value-type="string">
            <text:p>2025-02-10 14:31:32.020</text:p>
          </table:table-cell>
          <table:table-cell office:value-type="string" calcext:value-type="string">
            <text:p>2025-02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022" calcext:value-type="float">
            <text:p>35022</text:p>
          </table:table-cell>
        </table:table-row>
        <table:table-row table:style-name="ro1">
          <table:table-cell office:value-type="float" office:value="75611" calcext:value-type="float">
            <text:p>75611</text:p>
          </table:table-cell>
          <table:table-cell office:value-type="string" calcext:value-type="string">
            <text:p>2025-02-10 14:43:37.997</text:p>
          </table:table-cell>
          <table:table-cell office:value-type="string" calcext:value-type="string">
            <text:p>2025-02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297" calcext:value-type="float">
            <text:p>34297</text:p>
          </table:table-cell>
        </table:table-row>
        <table:table-row table:style-name="ro1">
          <table:table-cell office:value-type="float" office:value="75611" calcext:value-type="float">
            <text:p>75611</text:p>
          </table:table-cell>
          <table:table-cell office:value-type="string" calcext:value-type="string">
            <text:p>2025-02-10 14:48:59.223</text:p>
          </table:table-cell>
          <table:table-cell office:value-type="string" calcext:value-type="string">
            <text:p>2025-02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975" calcext:value-type="float">
            <text:p>33975</text:p>
          </table:table-cell>
        </table:table-row>
        <table:table-row table:style-name="ro1">
          <table:table-cell office:value-type="float" office:value="75611" calcext:value-type="float">
            <text:p>75611</text:p>
          </table:table-cell>
          <table:table-cell office:value-type="string" calcext:value-type="string">
            <text:p>2025-02-10 17:04:43.890</text:p>
          </table:table-cell>
          <table:table-cell office:value-type="string" calcext:value-type="string">
            <text:p>2025-02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31" calcext:value-type="float">
            <text:p>25831</text:p>
          </table:table-cell>
        </table:table-row>
        <table:table-row table:style-name="ro1">
          <table:table-cell office:value-type="float" office:value="75611" calcext:value-type="float">
            <text:p>75611</text:p>
          </table:table-cell>
          <table:table-cell office:value-type="string" calcext:value-type="string">
            <text:p>2025-02-10 18:04:06.953</text:p>
          </table:table-cell>
          <table:table-cell office:value-type="string" calcext:value-type="string">
            <text:p>2025-02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268" calcext:value-type="float">
            <text:p>22268</text:p>
          </table:table-cell>
        </table:table-row>
        <table:table-row table:style-name="ro1">
          <table:table-cell office:value-type="float" office:value="75623" calcext:value-type="float">
            <text:p>75623</text:p>
          </table:table-cell>
          <table:table-cell office:value-type="string" calcext:value-type="string">
            <text:p>2025-02-11 11:08:52.187</text:p>
          </table:table-cell>
          <table:table-cell office:value-type="string" calcext:value-type="string">
            <text:p>2025-02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75623" calcext:value-type="float">
            <text:p>75623</text:p>
          </table:table-cell>
          <table:table-cell office:value-type="string" calcext:value-type="string">
            <text:p>2025-02-11 11:08:52.187</text:p>
          </table:table-cell>
          <table:table-cell office:value-type="string" calcext:value-type="string">
            <text:p>2025-02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75634" calcext:value-type="float">
            <text:p>75634</text:p>
          </table:table-cell>
          <table:table-cell office:value-type="string" calcext:value-type="string">
            <text:p>2025-02-11 12:05:05.397</text:p>
          </table:table-cell>
          <table:table-cell office:value-type="string" calcext:value-type="string">
            <text:p>2025-02-11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75634" calcext:value-type="float">
            <text:p>75634</text:p>
          </table:table-cell>
          <table:table-cell office:value-type="string" calcext:value-type="string">
            <text:p>2025-02-11 13:32:40.377</text:p>
          </table:table-cell>
          <table:table-cell office:value-type="string" calcext:value-type="string">
            <text:p>2025-02-11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5646" calcext:value-type="float">
            <text:p>75646</text:p>
          </table:table-cell>
          <table:table-cell office:value-type="string" calcext:value-type="string">
            <text:p>2025-02-11 17:43:46.423</text:p>
          </table:table-cell>
          <table:table-cell office:value-type="string" calcext:value-type="string">
            <text:p>2025-02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86" calcext:value-type="float">
            <text:p>23486</text:p>
          </table:table-cell>
        </table:table-row>
        <table:table-row table:style-name="ro1">
          <table:table-cell office:value-type="float" office:value="75646" calcext:value-type="float">
            <text:p>75646</text:p>
          </table:table-cell>
          <table:table-cell office:value-type="string" calcext:value-type="string">
            <text:p>2025-02-11 17:43:46.423</text:p>
          </table:table-cell>
          <table:table-cell office:value-type="string" calcext:value-type="string">
            <text:p>2025-02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86" calcext:value-type="float">
            <text:p>23486</text:p>
          </table:table-cell>
        </table:table-row>
        <table:table-row table:style-name="ro1">
          <table:table-cell office:value-type="float" office:value="75658" calcext:value-type="float">
            <text:p>75658</text:p>
          </table:table-cell>
          <table:table-cell office:value-type="string" calcext:value-type="string">
            <text:p>2025-02-12 10:25:47.630</text:p>
          </table:table-cell>
          <table:table-cell office:value-type="string" calcext:value-type="string">
            <text:p>2025-02-12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75658" calcext:value-type="float">
            <text:p>75658</text:p>
          </table:table-cell>
          <table:table-cell office:value-type="string" calcext:value-type="string">
            <text:p>2025-02-12 10:25:47.630</text:p>
          </table:table-cell>
          <table:table-cell office:value-type="string" calcext:value-type="string">
            <text:p>2025-02-12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75658" calcext:value-type="float">
            <text:p>75658</text:p>
          </table:table-cell>
          <table:table-cell office:value-type="string" calcext:value-type="string">
            <text:p>2025-02-12 10:56:17.517</text:p>
          </table:table-cell>
          <table:table-cell office:value-type="string" calcext:value-type="string">
            <text:p>2025-02-12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75658" calcext:value-type="float">
            <text:p>75658</text:p>
          </table:table-cell>
          <table:table-cell office:value-type="string" calcext:value-type="string">
            <text:p>2025-02-12 10:56:17.517</text:p>
          </table:table-cell>
          <table:table-cell office:value-type="string" calcext:value-type="string">
            <text:p>2025-02-12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75669" calcext:value-type="float">
            <text:p>75669</text:p>
          </table:table-cell>
          <table:table-cell office:value-type="string" calcext:value-type="string">
            <text:p>2025-02-12 12:49:41.520</text:p>
          </table:table-cell>
          <table:table-cell office:value-type="string" calcext:value-type="string">
            <text:p>2025-02-1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75669" calcext:value-type="float">
            <text:p>75669</text:p>
          </table:table-cell>
          <table:table-cell office:value-type="string" calcext:value-type="string">
            <text:p>2025-02-12 13:02:59.787</text:p>
          </table:table-cell>
          <table:table-cell office:value-type="string" calcext:value-type="string">
            <text:p>2025-02-1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75669" calcext:value-type="float">
            <text:p>75669</text:p>
          </table:table-cell>
          <table:table-cell office:value-type="string" calcext:value-type="string">
            <text:p>2025-02-12 13:30:33.870</text:p>
          </table:table-cell>
          <table:table-cell office:value-type="string" calcext:value-type="string">
            <text:p>2025-02-1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string" calcext:value-type="string">
            <text:p>2025-02-12 14:40:33.867</text:p>
          </table:table-cell>
          <table:table-cell office:value-type="string" calcext:value-type="string">
            <text:p>2025-02-13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79" calcext:value-type="float">
            <text:p>34479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string" calcext:value-type="string">
            <text:p>2025-02-12 14:43:39.727</text:p>
          </table:table-cell>
          <table:table-cell office:value-type="string" calcext:value-type="string">
            <text:p>2025-02-13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293" calcext:value-type="float">
            <text:p>34293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string" calcext:value-type="string">
            <text:p>2025-02-12 15:27:47.517</text:p>
          </table:table-cell>
          <table:table-cell office:value-type="string" calcext:value-type="string">
            <text:p>2025-02-13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645" calcext:value-type="float">
            <text:p>31645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string" calcext:value-type="string">
            <text:p>2025-02-12 16:06:10.097</text:p>
          </table:table-cell>
          <table:table-cell office:value-type="string" calcext:value-type="string">
            <text:p>2025-02-13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342" calcext:value-type="float">
            <text:p>29342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string" calcext:value-type="string">
            <text:p>2025-02-12 16:11:40.823</text:p>
          </table:table-cell>
          <table:table-cell office:value-type="string" calcext:value-type="string">
            <text:p>2025-02-13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12" calcext:value-type="float">
            <text:p>29012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string" calcext:value-type="string">
            <text:p>2025-02-12 16:40:39.520</text:p>
          </table:table-cell>
          <table:table-cell office:value-type="string" calcext:value-type="string">
            <text:p>2025-02-13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73" calcext:value-type="float">
            <text:p>27273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string" calcext:value-type="string">
            <text:p>2025-02-12 16:41:29.693</text:p>
          </table:table-cell>
          <table:table-cell office:value-type="string" calcext:value-type="string">
            <text:p>2025-02-13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23" calcext:value-type="float">
            <text:p>27223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string" calcext:value-type="string">
            <text:p>2025-02-12 18:04:23.053</text:p>
          </table:table-cell>
          <table:table-cell office:value-type="string" calcext:value-type="string">
            <text:p>2025-02-13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249" calcext:value-type="float">
            <text:p>22249</text:p>
          </table:table-cell>
        </table:table-row>
        <table:table-row table:style-name="ro1">
          <table:table-cell office:value-type="float" office:value="75680" calcext:value-type="float">
            <text:p>75680</text:p>
          </table:table-cell>
          <table:table-cell office:value-type="string" calcext:value-type="string">
            <text:p>2025-02-12 18:33:15.200</text:p>
          </table:table-cell>
          <table:table-cell office:value-type="string" calcext:value-type="string">
            <text:p>2025-02-13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517" calcext:value-type="float">
            <text:p>20517</text:p>
          </table:table-cell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string" calcext:value-type="string">
            <text:p>2025-02-13 11:31:07.933</text:p>
          </table:table-cell>
          <table:table-cell office:value-type="string" calcext:value-type="string">
            <text:p>2025-02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string" calcext:value-type="string">
            <text:p>2025-02-13 11:31:07.933</text:p>
          </table:table-cell>
          <table:table-cell office:value-type="string" calcext:value-type="string">
            <text:p>2025-02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5704" calcext:value-type="float">
            <text:p>75704</text:p>
          </table:table-cell>
          <table:table-cell office:value-type="string" calcext:value-type="string">
            <text:p>2025-02-13 13:25:29.793</text:p>
          </table:table-cell>
          <table:table-cell office:value-type="string" calcext:value-type="string">
            <text:p>2025-02-13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75704" calcext:value-type="float">
            <text:p>75704</text:p>
          </table:table-cell>
          <table:table-cell office:value-type="string" calcext:value-type="string">
            <text:p>2025-02-13 13:25:29.793</text:p>
          </table:table-cell>
          <table:table-cell office:value-type="string" calcext:value-type="string">
            <text:p>2025-02-13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75716" calcext:value-type="float">
            <text:p>75716</text:p>
          </table:table-cell>
          <table:table-cell office:value-type="string" calcext:value-type="string">
            <text:p>2025-02-13 18:11:38.620</text:p>
          </table:table-cell>
          <table:table-cell office:value-type="string" calcext:value-type="string">
            <text:p>2025-02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817" calcext:value-type="float">
            <text:p>21817</text:p>
          </table:table-cell>
        </table:table-row>
        <table:table-row table:style-name="ro1">
          <table:table-cell office:value-type="float" office:value="75716" calcext:value-type="float">
            <text:p>75716</text:p>
          </table:table-cell>
          <table:table-cell office:value-type="string" calcext:value-type="string">
            <text:p>2025-02-13 18:11:38.620</text:p>
          </table:table-cell>
          <table:table-cell office:value-type="string" calcext:value-type="string">
            <text:p>2025-02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817" calcext:value-type="float">
            <text:p>21817</text:p>
          </table:table-cell>
        </table:table-row>
        <table:table-row table:style-name="ro1">
          <table:table-cell office:value-type="float" office:value="75727" calcext:value-type="float">
            <text:p>75727</text:p>
          </table:table-cell>
          <table:table-cell office:value-type="string" calcext:value-type="string">
            <text:p>2025-02-14 07:30:24.533</text:p>
          </table:table-cell>
          <table:table-cell office:value-type="string" calcext:value-type="string">
            <text:p>2025-02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88" calcext:value-type="float">
            <text:p>17088</text:p>
          </table:table-cell>
        </table:table-row>
        <table:table-row table:style-name="ro1">
          <table:table-cell office:value-type="float" office:value="75727" calcext:value-type="float">
            <text:p>75727</text:p>
          </table:table-cell>
          <table:table-cell office:value-type="string" calcext:value-type="string">
            <text:p>2025-02-14 11:46:32.157</text:p>
          </table:table-cell>
          <table:table-cell office:value-type="string" calcext:value-type="string">
            <text:p>2025-02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75727" calcext:value-type="float">
            <text:p>75727</text:p>
          </table:table-cell>
          <table:table-cell office:value-type="string" calcext:value-type="string">
            <text:p>2025-02-14 11:48:05.997</text:p>
          </table:table-cell>
          <table:table-cell office:value-type="string" calcext:value-type="string">
            <text:p>2025-02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75727" calcext:value-type="float">
            <text:p>75727</text:p>
          </table:table-cell>
          <table:table-cell office:value-type="string" calcext:value-type="string">
            <text:p>2025-02-14 11:52:09.830</text:p>
          </table:table-cell>
          <table:table-cell office:value-type="string" calcext:value-type="string">
            <text:p>2025-02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75738" calcext:value-type="float">
            <text:p>75738</text:p>
          </table:table-cell>
          <table:table-cell office:value-type="string" calcext:value-type="string">
            <text:p>2025-02-14 12:23:06.863</text:p>
          </table:table-cell>
          <table:table-cell office:value-type="string" calcext:value-type="string">
            <text:p>2025-02-1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float" office:value="75738" calcext:value-type="float">
            <text:p>75738</text:p>
          </table:table-cell>
          <table:table-cell office:value-type="string" calcext:value-type="string">
            <text:p>2025-02-14 12:27:42.880</text:p>
          </table:table-cell>
          <table:table-cell office:value-type="string" calcext:value-type="string">
            <text:p>2025-02-1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75738" calcext:value-type="float">
            <text:p>75738</text:p>
          </table:table-cell>
          <table:table-cell office:value-type="string" calcext:value-type="string">
            <text:p>2025-02-14 12:30:20.367</text:p>
          </table:table-cell>
          <table:table-cell office:value-type="string" calcext:value-type="string">
            <text:p>2025-02-1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43" calcext:value-type="float">
            <text:p>7543</text:p>
          </table:table-cell>
        </table:table-row>
        <table:table-row table:style-name="ro1">
          <table:table-cell office:value-type="float" office:value="75738" calcext:value-type="float">
            <text:p>75738</text:p>
          </table:table-cell>
          <table:table-cell office:value-type="string" calcext:value-type="string">
            <text:p>2025-02-14 13:11:43.757</text:p>
          </table:table-cell>
          <table:table-cell office:value-type="string" calcext:value-type="string">
            <text:p>2025-02-1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5:33:05.613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327" calcext:value-type="float">
            <text:p>31327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5:39:33.103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939" calcext:value-type="float">
            <text:p>30939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6:04:17.283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55" calcext:value-type="float">
            <text:p>29455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7:03:43.547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89" calcext:value-type="float">
            <text:p>25889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7:08:59.107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73" calcext:value-type="float">
            <text:p>25573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7:18:07.707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025" calcext:value-type="float">
            <text:p>25025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7:23:25.440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07" calcext:value-type="float">
            <text:p>24707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7:51:12.207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040" calcext:value-type="float">
            <text:p>23040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8:57:54.830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38" calcext:value-type="float">
            <text:p>19038</text:p>
          </table:table-cell>
        </table:table-row>
        <table:table-row table:style-name="ro1">
          <table:table-cell office:value-type="float" office:value="75749" calcext:value-type="float">
            <text:p>75749</text:p>
          </table:table-cell>
          <table:table-cell office:value-type="string" calcext:value-type="string">
            <text:p>2025-02-14 19:34:02.050</text:p>
          </table:table-cell>
          <table:table-cell office:value-type="string" calcext:value-type="string">
            <text:p>2025-02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870" calcext:value-type="float">
            <text:p>16870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08:03:58.78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874" calcext:value-type="float">
            <text:p>187874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09:55:41.92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1171" calcext:value-type="float">
            <text:p>181171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0:18:03.17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9829" calcext:value-type="float">
            <text:p>179829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1:54:08.46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064" calcext:value-type="float">
            <text:p>174064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2:28:09.02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023" calcext:value-type="float">
            <text:p>17202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2:36:16.11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536" calcext:value-type="float">
            <text:p>171536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2:49:12.99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760" calcext:value-type="float">
            <text:p>170760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3:06:29.35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723" calcext:value-type="float">
            <text:p>16972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4:11:20.27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5832" calcext:value-type="float">
            <text:p>165832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4:28:43.69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789" calcext:value-type="float">
            <text:p>164789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6:51:57.26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6195" calcext:value-type="float">
            <text:p>156195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9:27:08.49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884" calcext:value-type="float">
            <text:p>146884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19:44:02.42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870" calcext:value-type="float">
            <text:p>145870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5 21:51:09.34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243" calcext:value-type="float">
            <text:p>13824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6 14:07:54.06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638" calcext:value-type="float">
            <text:p>79638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6 14:33:06.45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26" calcext:value-type="float">
            <text:p>78126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6 15:18:18.67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414" calcext:value-type="float">
            <text:p>75414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6 23:04:52.90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420" calcext:value-type="float">
            <text:p>47420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6 23:57:29.52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263" calcext:value-type="float">
            <text:p>4426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08:18:41.40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91" calcext:value-type="float">
            <text:p>14191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09:37:41.34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09:56:53.54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22:18.99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24:39.10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31:00.57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32:15.73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51:29.84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58:29.09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1:13:08.99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1:28:12.60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1:49:59.48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15:07.91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21:34.71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21:51.59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27:36.570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28:20.320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50:24.063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56:17.363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58:13.59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4:16:07.270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4:26:42.90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75782" calcext:value-type="float">
            <text:p>75782</text:p>
          </table:table-cell>
          <table:table-cell office:value-type="string" calcext:value-type="string">
            <text:p>2025-02-17 14:32:36.123</text:p>
          </table:table-cell>
          <table:table-cell office:value-type="string" calcext:value-type="string">
            <text:p>2025-02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956" calcext:value-type="float">
            <text:p>34956</text:p>
          </table:table-cell>
        </table:table-row>
        <table:table-row table:style-name="ro1">
          <table:table-cell office:value-type="float" office:value="75782" calcext:value-type="float">
            <text:p>75782</text:p>
          </table:table-cell>
          <table:table-cell office:value-type="string" calcext:value-type="string">
            <text:p>2025-02-17 15:19:56.707</text:p>
          </table:table-cell>
          <table:table-cell office:value-type="string" calcext:value-type="string">
            <text:p>2025-02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116" calcext:value-type="float">
            <text:p>32116</text:p>
          </table:table-cell>
        </table:table-row>
        <table:table-row table:style-name="ro1">
          <table:table-cell office:value-type="float" office:value="75782" calcext:value-type="float">
            <text:p>75782</text:p>
          </table:table-cell>
          <table:table-cell office:value-type="string" calcext:value-type="string">
            <text:p>2025-02-17 16:31:20.997</text:p>
          </table:table-cell>
          <table:table-cell office:value-type="string" calcext:value-type="string">
            <text:p>2025-02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832" calcext:value-type="float">
            <text:p>27832</text:p>
          </table:table-cell>
        </table:table-row>
        <table:table-row table:style-name="ro1">
          <table:table-cell office:value-type="float" office:value="75782" calcext:value-type="float">
            <text:p>75782</text:p>
          </table:table-cell>
          <table:table-cell office:value-type="string" calcext:value-type="string">
            <text:p>2025-02-17 16:48:54.587</text:p>
          </table:table-cell>
          <table:table-cell office:value-type="string" calcext:value-type="string">
            <text:p>2025-02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78" calcext:value-type="float">
            <text:p>26778</text:p>
          </table:table-cell>
        </table:table-row>
        <table:table-row table:style-name="ro1">
          <table:table-cell office:value-type="float" office:value="75782" calcext:value-type="float">
            <text:p>75782</text:p>
          </table:table-cell>
          <table:table-cell office:value-type="string" calcext:value-type="string">
            <text:p>2025-02-17 17:50:22.680</text:p>
          </table:table-cell>
          <table:table-cell office:value-type="string" calcext:value-type="string">
            <text:p>2025-02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090" calcext:value-type="float">
            <text:p>23090</text:p>
          </table:table-cell>
        </table:table-row>
        <table:table-row table:style-name="ro1">
          <table:table-cell office:value-type="float" office:value="75782" calcext:value-type="float">
            <text:p>75782</text:p>
          </table:table-cell>
          <table:table-cell office:value-type="string" calcext:value-type="string">
            <text:p>2025-02-17 18:02:26.130</text:p>
          </table:table-cell>
          <table:table-cell office:value-type="string" calcext:value-type="string">
            <text:p>2025-02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66" calcext:value-type="float">
            <text:p>22366</text:p>
          </table:table-cell>
        </table:table-row>
        <table:table-row table:style-name="ro1">
          <table:table-cell office:value-type="float" office:value="75782" calcext:value-type="float">
            <text:p>75782</text:p>
          </table:table-cell>
          <table:table-cell office:value-type="string" calcext:value-type="string">
            <text:p>2025-02-17 22:26:09.783</text:p>
          </table:table-cell>
          <table:table-cell office:value-type="string" calcext:value-type="string">
            <text:p>2025-02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7:40:47.09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68" calcext:value-type="float">
            <text:p>16468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7:48:28.81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07" calcext:value-type="float">
            <text:p>16007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9:16:47.37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9:17:44.19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51" calcext:value-type="float">
            <text:p>10651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9:23:41.87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94" calcext:value-type="float">
            <text:p>10294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0:04:58.16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7" calcext:value-type="float">
            <text:p>7817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0:26:30.603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0:59:41.70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21:19.01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29:34.10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33:22.17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37:52.613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41:59.47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54:51.99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75805" calcext:value-type="float">
            <text:p>75805</text:p>
          </table:table-cell>
          <table:table-cell office:value-type="string" calcext:value-type="string">
            <text:p>2025-02-18 12:43:49.927</text:p>
          </table:table-cell>
          <table:table-cell office:value-type="string" calcext:value-type="string">
            <text:p>2025-02-1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75805" calcext:value-type="float">
            <text:p>75805</text:p>
          </table:table-cell>
          <table:table-cell office:value-type="string" calcext:value-type="string">
            <text:p>2025-02-18 12:43:49.927</text:p>
          </table:table-cell>
          <table:table-cell office:value-type="string" calcext:value-type="string">
            <text:p>2025-02-1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16:03:57.583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75" calcext:value-type="float">
            <text:p>29475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16:49:38.480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34" calcext:value-type="float">
            <text:p>26734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17:54:06.157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66" calcext:value-type="float">
            <text:p>22866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18:10:31.033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881" calcext:value-type="float">
            <text:p>21881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18:25:33.810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979" calcext:value-type="float">
            <text:p>20979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19:25:12.557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21:44:01.917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22:38:30.363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23:04:01.293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75816" calcext:value-type="float">
            <text:p>75816</text:p>
          </table:table-cell>
          <table:table-cell office:value-type="string" calcext:value-type="string">
            <text:p>2025-02-18 23:09:03.017</text:p>
          </table:table-cell>
          <table:table-cell office:value-type="string" calcext:value-type="string">
            <text:p>2025-02-1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08:04:42.340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32" calcext:value-type="float">
            <text:p>15032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08:35:05.163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209" calcext:value-type="float">
            <text:p>13209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09:18:13.830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21" calcext:value-type="float">
            <text:p>10621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09:31:37.477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11:00:34.173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11:18:47.257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11:55:40.400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75839" calcext:value-type="float">
            <text:p>75839</text:p>
          </table:table-cell>
          <table:table-cell office:value-type="string" calcext:value-type="string">
            <text:p>2025-02-19 13:14:52.880</text:p>
          </table:table-cell>
          <table:table-cell office:value-type="string" calcext:value-type="string">
            <text:p>2025-02-1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75839" calcext:value-type="float">
            <text:p>75839</text:p>
          </table:table-cell>
          <table:table-cell office:value-type="string" calcext:value-type="string">
            <text:p>2025-02-19 13:14:52.880</text:p>
          </table:table-cell>
          <table:table-cell office:value-type="string" calcext:value-type="string">
            <text:p>2025-02-1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6:56:29.583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323" calcext:value-type="float">
            <text:p>26323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6:56:29.583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323" calcext:value-type="float">
            <text:p>26323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7:18:46.787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86" calcext:value-type="float">
            <text:p>24986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7:18:46.787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86" calcext:value-type="float">
            <text:p>24986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7:27:06.363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486" calcext:value-type="float">
            <text:p>24486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7:27:06.363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486" calcext:value-type="float">
            <text:p>24486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7:41:31.103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21" calcext:value-type="float">
            <text:p>23621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7:41:31.103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21" calcext:value-type="float">
            <text:p>23621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7:49:39.983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33" calcext:value-type="float">
            <text:p>23133</text:p>
          </table:table-cell>
        </table:table-row>
        <table:table-row table:style-name="ro1">
          <table:table-cell office:value-type="float" office:value="75851" calcext:value-type="float">
            <text:p>75851</text:p>
          </table:table-cell>
          <table:table-cell office:value-type="string" calcext:value-type="string">
            <text:p>2025-02-19 17:49:39.983</text:p>
          </table:table-cell>
          <table:table-cell office:value-type="string" calcext:value-type="string">
            <text:p>2025-02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33" calcext:value-type="float">
            <text:p>23133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08:18:37.75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09:22:46.18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47" calcext:value-type="float">
            <text:p>10347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09:30:18.73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09:32:13.483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0:02:19.557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0:55:45.68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0:58:53.65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1:07:26.76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1:12:24.523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1:28:17.087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1:31:22.653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75874" calcext:value-type="float">
            <text:p>75874</text:p>
          </table:table-cell>
          <table:table-cell office:value-type="string" calcext:value-type="string">
            <text:p>2025-02-20 14:23:43.790</text:p>
          </table:table-cell>
          <table:table-cell office:value-type="string" calcext:value-type="string">
            <text:p>2025-02-20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5874" calcext:value-type="float">
            <text:p>75874</text:p>
          </table:table-cell>
          <table:table-cell office:value-type="string" calcext:value-type="string">
            <text:p>2025-02-20 14:23:43.790</text:p>
          </table:table-cell>
          <table:table-cell office:value-type="string" calcext:value-type="string">
            <text:p>2025-02-20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5887" calcext:value-type="float">
            <text:p>75887</text:p>
          </table:table-cell>
          <table:table-cell office:value-type="string" calcext:value-type="string">
            <text:p>2025-02-20 14:47:54.163</text:p>
          </table:table-cell>
          <table:table-cell office:value-type="string" calcext:value-type="string">
            <text:p>2025-02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039" calcext:value-type="float">
            <text:p>34039</text:p>
          </table:table-cell>
        </table:table-row>
        <table:table-row table:style-name="ro1">
          <table:table-cell office:value-type="float" office:value="75887" calcext:value-type="float">
            <text:p>75887</text:p>
          </table:table-cell>
          <table:table-cell office:value-type="string" calcext:value-type="string">
            <text:p>2025-02-20 17:30:39.893</text:p>
          </table:table-cell>
          <table:table-cell office:value-type="string" calcext:value-type="string">
            <text:p>2025-02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74" calcext:value-type="float">
            <text:p>24274</text:p>
          </table:table-cell>
        </table:table-row>
        <table:table-row table:style-name="ro1">
          <table:table-cell office:value-type="float" office:value="75887" calcext:value-type="float">
            <text:p>75887</text:p>
          </table:table-cell>
          <table:table-cell office:value-type="string" calcext:value-type="string">
            <text:p>2025-02-20 18:46:47.617</text:p>
          </table:table-cell>
          <table:table-cell office:value-type="string" calcext:value-type="string">
            <text:p>2025-02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706" calcext:value-type="float">
            <text:p>19706</text:p>
          </table:table-cell>
        </table:table-row>
        <table:table-row table:style-name="ro1">
          <table:table-cell office:value-type="float" office:value="75887" calcext:value-type="float">
            <text:p>75887</text:p>
          </table:table-cell>
          <table:table-cell office:value-type="string" calcext:value-type="string">
            <text:p>2025-02-20 19:24:52.083</text:p>
          </table:table-cell>
          <table:table-cell office:value-type="string" calcext:value-type="string">
            <text:p>2025-02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21" calcext:value-type="float">
            <text:p>17421</text:p>
          </table:table-cell>
        </table:table-row>
        <table:table-row table:style-name="ro1">
          <table:table-cell office:value-type="float" office:value="75887" calcext:value-type="float">
            <text:p>75887</text:p>
          </table:table-cell>
          <table:table-cell office:value-type="string" calcext:value-type="string">
            <text:p>2025-02-20 19:27:33.997</text:p>
          </table:table-cell>
          <table:table-cell office:value-type="string" calcext:value-type="string">
            <text:p>2025-02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60" calcext:value-type="float">
            <text:p>17260</text:p>
          </table:table-cell>
        </table:table-row>
        <table:table-row table:style-name="ro1">
          <table:table-cell office:value-type="float" office:value="75887" calcext:value-type="float">
            <text:p>75887</text:p>
          </table:table-cell>
          <table:table-cell office:value-type="string" calcext:value-type="string">
            <text:p>2025-02-20 19:34:06.520</text:p>
          </table:table-cell>
          <table:table-cell office:value-type="string" calcext:value-type="string">
            <text:p>2025-02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09:07:29.420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09:11:33.06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09:20:17.620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28" calcext:value-type="float">
            <text:p>10528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09:54:56.01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15:25.287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17:31.397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19:05.10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20:36.837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22:10.60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23:31.510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24:53.120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31:41.657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48:48.53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57:20.09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1:44:03.64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2:09:53.597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2:22:45.537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2:44:57.440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2:54:47.997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3:55:29.850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3:56:21.163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3:58:04.433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75920" calcext:value-type="float">
            <text:p>75920</text:p>
          </table:table-cell>
          <table:table-cell office:value-type="string" calcext:value-type="string">
            <text:p>2025-02-21 16:35:13.057</text:p>
          </table:table-cell>
          <table:table-cell office:value-type="string" calcext:value-type="string">
            <text:p>2025-02-22 00:15:4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30" calcext:value-type="float">
            <text:p>27630</text:p>
          </table:table-cell>
        </table:table-row>
        <table:table-row table:style-name="ro1">
          <table:table-cell office:value-type="float" office:value="75920" calcext:value-type="float">
            <text:p>75920</text:p>
          </table:table-cell>
          <table:table-cell office:value-type="string" calcext:value-type="string">
            <text:p>2025-02-21 17:10:13.070</text:p>
          </table:table-cell>
          <table:table-cell office:value-type="string" calcext:value-type="string">
            <text:p>2025-02-22 00:15:4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30" calcext:value-type="float">
            <text:p>25530</text:p>
          </table:table-cell>
        </table:table-row>
        <table:table-row table:style-name="ro1">
          <table:table-cell office:value-type="float" office:value="75920" calcext:value-type="float">
            <text:p>75920</text:p>
          </table:table-cell>
          <table:table-cell office:value-type="string" calcext:value-type="string">
            <text:p>2025-02-21 17:18:21.610</text:p>
          </table:table-cell>
          <table:table-cell office:value-type="string" calcext:value-type="string">
            <text:p>2025-02-22 00:15:4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042" calcext:value-type="float">
            <text:p>25042</text:p>
          </table:table-cell>
        </table:table-row>
        <table:table-row table:style-name="ro1">
          <table:table-cell office:value-type="float" office:value="75920" calcext:value-type="float">
            <text:p>75920</text:p>
          </table:table-cell>
          <table:table-cell office:value-type="string" calcext:value-type="string">
            <text:p>2025-02-21 18:13:36.473</text:p>
          </table:table-cell>
          <table:table-cell office:value-type="string" calcext:value-type="string">
            <text:p>2025-02-22 00:15:4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27" calcext:value-type="float">
            <text:p>21727</text:p>
          </table:table-cell>
        </table:table-row>
        <table:table-row table:style-name="ro1">
          <table:table-cell office:value-type="float" office:value="75920" calcext:value-type="float">
            <text:p>75920</text:p>
          </table:table-cell>
          <table:table-cell office:value-type="string" calcext:value-type="string">
            <text:p>2025-02-21 21:24:28.267</text:p>
          </table:table-cell>
          <table:table-cell office:value-type="string" calcext:value-type="string">
            <text:p>2025-02-22 00:15:4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75" calcext:value-type="float">
            <text:p>10275</text:p>
          </table:table-cell>
        </table:table-row>
        <table:table-row table:style-name="ro1">
          <table:table-cell office:value-type="float" office:value="75920" calcext:value-type="float">
            <text:p>75920</text:p>
          </table:table-cell>
          <table:table-cell office:value-type="string" calcext:value-type="string">
            <text:p>2025-02-21 22:36:49.580</text:p>
          </table:table-cell>
          <table:table-cell office:value-type="string" calcext:value-type="string">
            <text:p>2025-02-22 00:15:4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2 09:23:52.527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082" calcext:value-type="float">
            <text:p>183082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2 09:23:52.527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082" calcext:value-type="float">
            <text:p>183082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2 09:30:28.503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686" calcext:value-type="float">
            <text:p>182686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2 09:30:28.503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686" calcext:value-type="float">
            <text:p>182686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08:28:49.067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85" calcext:value-type="float">
            <text:p>13585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08:28:49.067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85" calcext:value-type="float">
            <text:p>13585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10:27:43.480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10:27:43.480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10:28:20.203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10:28:20.203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75944" calcext:value-type="float">
            <text:p>75944</text:p>
          </table:table-cell>
          <table:table-cell office:value-type="string" calcext:value-type="string">
            <text:p>2025-02-24 12:18:56.617</text:p>
          </table:table-cell>
          <table:table-cell office:value-type="string" calcext:value-type="string">
            <text:p>2025-02-24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75944" calcext:value-type="float">
            <text:p>75944</text:p>
          </table:table-cell>
          <table:table-cell office:value-type="string" calcext:value-type="string">
            <text:p>2025-02-24 12:18:56.617</text:p>
          </table:table-cell>
          <table:table-cell office:value-type="string" calcext:value-type="string">
            <text:p>2025-02-24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4:44:25.173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248" calcext:value-type="float">
            <text:p>34248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5:13:17.897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16" calcext:value-type="float">
            <text:p>32516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5:15:03.673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410" calcext:value-type="float">
            <text:p>32410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5:17:13.510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280" calcext:value-type="float">
            <text:p>32280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5:22:37.377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956" calcext:value-type="float">
            <text:p>31956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6:23:08.107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325" calcext:value-type="float">
            <text:p>28325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8:04:46.140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227" calcext:value-type="float">
            <text:p>22227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8:09:53.130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920" calcext:value-type="float">
            <text:p>21920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8:11:56.447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97" calcext:value-type="float">
            <text:p>21797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8:12:06.670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87" calcext:value-type="float">
            <text:p>21787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8:14:27.947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46" calcext:value-type="float">
            <text:p>21646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8:42:15.687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78" calcext:value-type="float">
            <text:p>19978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8:53:55.467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78" calcext:value-type="float">
            <text:p>19278</text:p>
          </table:table-cell>
        </table:table-row>
        <table:table-row table:style-name="ro1">
          <table:table-cell office:value-type="float" office:value="75955" calcext:value-type="float">
            <text:p>75955</text:p>
          </table:table-cell>
          <table:table-cell office:value-type="string" calcext:value-type="string">
            <text:p>2025-02-24 19:43:27.153</text:p>
          </table:table-cell>
          <table:table-cell office:value-type="string" calcext:value-type="string">
            <text:p>2025-02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306" calcext:value-type="float">
            <text:p>16306</text:p>
          </table:table-cell>
        </table:table-row>
        <table:table-row table:style-name="ro1">
          <table:table-cell office:value-type="float" office:value="75967" calcext:value-type="float">
            <text:p>75967</text:p>
          </table:table-cell>
          <table:table-cell office:value-type="string" calcext:value-type="string">
            <text:p>2025-02-25 11:40:40.750</text:p>
          </table:table-cell>
          <table:table-cell office:value-type="string" calcext:value-type="string">
            <text:p>2025-02-25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75967" calcext:value-type="float">
            <text:p>75967</text:p>
          </table:table-cell>
          <table:table-cell office:value-type="string" calcext:value-type="string">
            <text:p>2025-02-25 11:40:40.750</text:p>
          </table:table-cell>
          <table:table-cell office:value-type="string" calcext:value-type="string">
            <text:p>2025-02-25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75979" calcext:value-type="float">
            <text:p>75979</text:p>
          </table:table-cell>
          <table:table-cell office:value-type="string" calcext:value-type="string">
            <text:p>2025-02-25 12:51:32.580</text:p>
          </table:table-cell>
          <table:table-cell office:value-type="string" calcext:value-type="string">
            <text:p>2025-02-25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75979" calcext:value-type="float">
            <text:p>75979</text:p>
          </table:table-cell>
          <table:table-cell office:value-type="string" calcext:value-type="string">
            <text:p>2025-02-25 12:51:32.580</text:p>
          </table:table-cell>
          <table:table-cell office:value-type="string" calcext:value-type="string">
            <text:p>2025-02-25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75979" calcext:value-type="float">
            <text:p>75979</text:p>
          </table:table-cell>
          <table:table-cell office:value-type="string" calcext:value-type="string">
            <text:p>2025-02-25 13:56:52.077</text:p>
          </table:table-cell>
          <table:table-cell office:value-type="string" calcext:value-type="string">
            <text:p>2025-02-25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75979" calcext:value-type="float">
            <text:p>75979</text:p>
          </table:table-cell>
          <table:table-cell office:value-type="string" calcext:value-type="string">
            <text:p>2025-02-25 13:56:52.077</text:p>
          </table:table-cell>
          <table:table-cell office:value-type="string" calcext:value-type="string">
            <text:p>2025-02-25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4:59:56.463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316" calcext:value-type="float">
            <text:p>33316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5:06:40.197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12" calcext:value-type="float">
            <text:p>32912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5:11:32.493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620" calcext:value-type="float">
            <text:p>32620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5:55:44.207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968" calcext:value-type="float">
            <text:p>29968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6:06:10.210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342" calcext:value-type="float">
            <text:p>29342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6:14:43.780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29" calcext:value-type="float">
            <text:p>28829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6:19:17.593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55" calcext:value-type="float">
            <text:p>28555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6:38:33.523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399" calcext:value-type="float">
            <text:p>27399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7:04:34.783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38" calcext:value-type="float">
            <text:p>25838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7:09:24.300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48" calcext:value-type="float">
            <text:p>25548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7:49:32.773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40" calcext:value-type="float">
            <text:p>23140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7:55:26.213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86" calcext:value-type="float">
            <text:p>22786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8:12:47.093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45" calcext:value-type="float">
            <text:p>21745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8:18:21.317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11" calcext:value-type="float">
            <text:p>21411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8:23:54.947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078" calcext:value-type="float">
            <text:p>21078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8:59:17.007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55" calcext:value-type="float">
            <text:p>18955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9:17:56.323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36" calcext:value-type="float">
            <text:p>17836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9:18:24.667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08" calcext:value-type="float">
            <text:p>17808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19:18:58.340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774" calcext:value-type="float">
            <text:p>17774</text:p>
          </table:table-cell>
        </table:table-row>
        <table:table-row table:style-name="ro1">
          <table:table-cell office:value-type="float" office:value="75990" calcext:value-type="float">
            <text:p>75990</text:p>
          </table:table-cell>
          <table:table-cell office:value-type="string" calcext:value-type="string">
            <text:p>2025-02-25 20:57:00.290</text:p>
          </table:table-cell>
          <table:table-cell office:value-type="string" calcext:value-type="string">
            <text:p>2025-02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03:34:31.62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246" calcext:value-type="float">
            <text:p>31246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09:20:17.627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06:19.840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22:15.030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44:07.057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50:31.40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57:53.17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1:04:03.37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1:06:34.84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76012" calcext:value-type="float">
            <text:p>76012</text:p>
          </table:table-cell>
          <table:table-cell office:value-type="string" calcext:value-type="string">
            <text:p>2025-02-26 13:21:37.487</text:p>
          </table:table-cell>
          <table:table-cell office:value-type="string" calcext:value-type="string">
            <text:p>2025-02-26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76024" calcext:value-type="float">
            <text:p>76024</text:p>
          </table:table-cell>
          <table:table-cell office:value-type="string" calcext:value-type="string">
            <text:p>2025-02-26 17:49:18.017</text:p>
          </table:table-cell>
          <table:table-cell office:value-type="string" calcext:value-type="string">
            <text:p>2025-02-2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57" calcext:value-type="float">
            <text:p>23157</text:p>
          </table:table-cell>
        </table:table-row>
        <table:table-row table:style-name="ro1">
          <table:table-cell office:value-type="float" office:value="76024" calcext:value-type="float">
            <text:p>76024</text:p>
          </table:table-cell>
          <table:table-cell office:value-type="string" calcext:value-type="string">
            <text:p>2025-02-26 17:49:18.017</text:p>
          </table:table-cell>
          <table:table-cell office:value-type="string" calcext:value-type="string">
            <text:p>2025-02-2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57" calcext:value-type="float">
            <text:p>23157</text:p>
          </table:table-cell>
        </table:table-row>
        <table:table-row table:style-name="ro1">
          <table:table-cell office:value-type="float" office:value="76024" calcext:value-type="float">
            <text:p>76024</text:p>
          </table:table-cell>
          <table:table-cell office:value-type="string" calcext:value-type="string">
            <text:p>2025-02-26 21:17:41.517</text:p>
          </table:table-cell>
          <table:table-cell office:value-type="string" calcext:value-type="string">
            <text:p>2025-02-2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float" office:value="76024" calcext:value-type="float">
            <text:p>76024</text:p>
          </table:table-cell>
          <table:table-cell office:value-type="string" calcext:value-type="string">
            <text:p>2025-02-26 21:17:41.517</text:p>
          </table:table-cell>
          <table:table-cell office:value-type="string" calcext:value-type="string">
            <text:p>2025-02-27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float" office:value="76036" calcext:value-type="float">
            <text:p>76036</text:p>
          </table:table-cell>
          <table:table-cell office:value-type="string" calcext:value-type="string">
            <text:p>2025-02-27 09:52:27.540</text:p>
          </table:table-cell>
          <table:table-cell office:value-type="string" calcext:value-type="string">
            <text:p>2025-02-27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76036" calcext:value-type="float">
            <text:p>76036</text:p>
          </table:table-cell>
          <table:table-cell office:value-type="string" calcext:value-type="string">
            <text:p>2025-02-27 09:52:27.540</text:p>
          </table:table-cell>
          <table:table-cell office:value-type="string" calcext:value-type="string">
            <text:p>2025-02-27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2:03:43.157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40" calcext:value-type="float">
            <text:p>9140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2:27:06.260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2:53:12.070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2:54:15.367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18:12.443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19:32.597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25:37.647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43:59.373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53:21.403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76059" calcext:value-type="float">
            <text:p>76059</text:p>
          </table:table-cell>
          <table:table-cell office:value-type="string" calcext:value-type="string">
            <text:p>2025-02-27 17:35:43.583</text:p>
          </table:table-cell>
          <table:table-cell office:value-type="string" calcext:value-type="string">
            <text:p>2025-02-28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73" calcext:value-type="float">
            <text:p>23973</text:p>
          </table:table-cell>
        </table:table-row>
        <table:table-row table:style-name="ro1">
          <table:table-cell office:value-type="float" office:value="76059" calcext:value-type="float">
            <text:p>76059</text:p>
          </table:table-cell>
          <table:table-cell office:value-type="string" calcext:value-type="string">
            <text:p>2025-02-27 17:35:43.583</text:p>
          </table:table-cell>
          <table:table-cell office:value-type="string" calcext:value-type="string">
            <text:p>2025-02-28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73" calcext:value-type="float">
            <text:p>23973</text:p>
          </table:table-cell>
        </table:table-row>
        <table:table-row table:style-name="ro1">
          <table:table-cell office:value-type="float" office:value="76059" calcext:value-type="float">
            <text:p>76059</text:p>
          </table:table-cell>
          <table:table-cell office:value-type="string" calcext:value-type="string">
            <text:p>2025-02-27 18:20:21.193</text:p>
          </table:table-cell>
          <table:table-cell office:value-type="string" calcext:value-type="string">
            <text:p>2025-02-28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295" calcext:value-type="float">
            <text:p>21295</text:p>
          </table:table-cell>
        </table:table-row>
        <table:table-row table:style-name="ro1">
          <table:table-cell office:value-type="float" office:value="76059" calcext:value-type="float">
            <text:p>76059</text:p>
          </table:table-cell>
          <table:table-cell office:value-type="string" calcext:value-type="string">
            <text:p>2025-02-27 18:20:21.193</text:p>
          </table:table-cell>
          <table:table-cell office:value-type="string" calcext:value-type="string">
            <text:p>2025-02-28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295" calcext:value-type="float">
            <text:p>21295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6:43:46.81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91" calcext:value-type="float">
            <text:p>19891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14:43.67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20:57.73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60" calcext:value-type="float">
            <text:p>10460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32:24.09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73" calcext:value-type="float">
            <text:p>9773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42:08.15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89" calcext:value-type="float">
            <text:p>9189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49:31.06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59:55.78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04:05.72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14:08.70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20:24.59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24:30.38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29:05.50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1:20:29.74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1:29:35.18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1:41:15.38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1:51:10.38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2:10:04.140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2:29:52.847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3:00:30.783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3:14:59.670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4:07:29.363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09:36:55.01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301" calcext:value-type="float">
            <text:p>182301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0:52:06.270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7790" calcext:value-type="float">
            <text:p>177790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0:52:33.15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7763" calcext:value-type="float">
            <text:p>177763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1:03:40.80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7096" calcext:value-type="float">
            <text:p>177096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1:09:32.460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744" calcext:value-type="float">
            <text:p>176744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1:12:28.350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568" calcext:value-type="float">
            <text:p>176568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1:20:54.700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062" calcext:value-type="float">
            <text:p>176062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1:45:41.950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575" calcext:value-type="float">
            <text:p>174575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2:06:58.72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298" calcext:value-type="float">
            <text:p>173298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2:10:24.60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092" calcext:value-type="float">
            <text:p>173092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2:53:32.78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504" calcext:value-type="float">
            <text:p>170504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2:55:22.80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394" calcext:value-type="float">
            <text:p>170394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3:42:25.910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7571" calcext:value-type="float">
            <text:p>167571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4:09:17.30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5959" calcext:value-type="float">
            <text:p>165959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4:56:14.53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3142" calcext:value-type="float">
            <text:p>163142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8:19:11.47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965" calcext:value-type="float">
            <text:p>150965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8:21:25.97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831" calcext:value-type="float">
            <text:p>150831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1 19:29:19.25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757" calcext:value-type="float">
            <text:p>146757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2 10:51:46.42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410" calcext:value-type="float">
            <text:p>91410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2 15:54:15.95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261" calcext:value-type="float">
            <text:p>73261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2 17:02:15.98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81" calcext:value-type="float">
            <text:p>69181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2 20:25:27.51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989" calcext:value-type="float">
            <text:p>56989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08:12:36.22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60" calcext:value-type="float">
            <text:p>14560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09:02:56.73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40" calcext:value-type="float">
            <text:p>11540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0:21:33.10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0:47:23.82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07:15.61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08:34.77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41:58.94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47:53.48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50:29.06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59:27.360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76115" calcext:value-type="float">
            <text:p>76115</text:p>
          </table:table-cell>
          <table:table-cell office:value-type="string" calcext:value-type="string">
            <text:p>2025-03-03 13:35:12.347</text:p>
          </table:table-cell>
          <table:table-cell office:value-type="string" calcext:value-type="string">
            <text:p>2025-03-0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76115" calcext:value-type="float">
            <text:p>76115</text:p>
          </table:table-cell>
          <table:table-cell office:value-type="string" calcext:value-type="string">
            <text:p>2025-03-03 13:35:12.347</text:p>
          </table:table-cell>
          <table:table-cell office:value-type="string" calcext:value-type="string">
            <text:p>2025-03-0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76127" calcext:value-type="float">
            <text:p>76127</text:p>
          </table:table-cell>
          <table:table-cell office:value-type="string" calcext:value-type="string">
            <text:p>2025-03-03 17:18:02.230</text:p>
          </table:table-cell>
          <table:table-cell office:value-type="string" calcext:value-type="string">
            <text:p>2025-03-04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034" calcext:value-type="float">
            <text:p>25034</text:p>
          </table:table-cell>
        </table:table-row>
        <table:table-row table:style-name="ro1">
          <table:table-cell office:value-type="float" office:value="76127" calcext:value-type="float">
            <text:p>76127</text:p>
          </table:table-cell>
          <table:table-cell office:value-type="string" calcext:value-type="string">
            <text:p>2025-03-03 17:18:02.230</text:p>
          </table:table-cell>
          <table:table-cell office:value-type="string" calcext:value-type="string">
            <text:p>2025-03-04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034" calcext:value-type="float">
            <text:p>25034</text:p>
          </table:table-cell>
        </table:table-row>
        <table:table-row table:style-name="ro1">
          <table:table-cell office:value-type="float" office:value="76127" calcext:value-type="float">
            <text:p>76127</text:p>
          </table:table-cell>
          <table:table-cell office:value-type="string" calcext:value-type="string">
            <text:p>2025-03-03 17:31:47.440</text:p>
          </table:table-cell>
          <table:table-cell office:value-type="string" calcext:value-type="string">
            <text:p>2025-03-04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09" calcext:value-type="float">
            <text:p>24209</text:p>
          </table:table-cell>
        </table:table-row>
        <table:table-row table:style-name="ro1">
          <table:table-cell office:value-type="float" office:value="76127" calcext:value-type="float">
            <text:p>76127</text:p>
          </table:table-cell>
          <table:table-cell office:value-type="string" calcext:value-type="string">
            <text:p>2025-03-03 17:31:47.440</text:p>
          </table:table-cell>
          <table:table-cell office:value-type="string" calcext:value-type="string">
            <text:p>2025-03-04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09" calcext:value-type="float">
            <text:p>24209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8:25:04.370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10" calcext:value-type="float">
            <text:p>13810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8:26:21.840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9:03:12.110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22" calcext:value-type="float">
            <text:p>11522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9:10:33.793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81" calcext:value-type="float">
            <text:p>11081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9:17:02.173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10:30:56.167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11:02:25.247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11:11:58.580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11:50:33.367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76149" calcext:value-type="float">
            <text:p>76149</text:p>
          </table:table-cell>
          <table:table-cell office:value-type="string" calcext:value-type="string">
            <text:p>2025-03-04 12:32:54.837</text:p>
          </table:table-cell>
          <table:table-cell office:value-type="string" calcext:value-type="string">
            <text:p>2025-03-04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6149" calcext:value-type="float">
            <text:p>76149</text:p>
          </table:table-cell>
          <table:table-cell office:value-type="string" calcext:value-type="string">
            <text:p>2025-03-04 13:50:00.500</text:p>
          </table:table-cell>
          <table:table-cell office:value-type="string" calcext:value-type="string">
            <text:p>2025-03-04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76149" calcext:value-type="float">
            <text:p>76149</text:p>
          </table:table-cell>
          <table:table-cell office:value-type="string" calcext:value-type="string">
            <text:p>2025-03-04 13:53:11.517</text:p>
          </table:table-cell>
          <table:table-cell office:value-type="string" calcext:value-type="string">
            <text:p>2025-03-04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14:43:31.870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301" calcext:value-type="float">
            <text:p>34301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14:54:45.107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627" calcext:value-type="float">
            <text:p>33627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15:01:37.643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215" calcext:value-type="float">
            <text:p>33215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15:13:22.423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10" calcext:value-type="float">
            <text:p>32510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15:48:38.223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94" calcext:value-type="float">
            <text:p>30394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15:57:45.900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847" calcext:value-type="float">
            <text:p>29847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16:44:05.463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67" calcext:value-type="float">
            <text:p>27067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17:25:07.323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05" calcext:value-type="float">
            <text:p>24605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18:16:39.357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513" calcext:value-type="float">
            <text:p>21513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20:40:33.987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79" calcext:value-type="float">
            <text:p>12879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21:08:11.907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21" calcext:value-type="float">
            <text:p>11221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21:11:37.747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15" calcext:value-type="float">
            <text:p>11015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21:35:32.103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76160" calcext:value-type="float">
            <text:p>76160</text:p>
          </table:table-cell>
          <table:table-cell office:value-type="string" calcext:value-type="string">
            <text:p>2025-03-04 21:37:23.477</text:p>
          </table:table-cell>
          <table:table-cell office:value-type="string" calcext:value-type="string">
            <text:p>2025-03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69" calcext:value-type="float">
            <text:p>9469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09:38:25.477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16" calcext:value-type="float">
            <text:p>9416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03:03.027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15:44.200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20:24.163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21:06.800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40:12.407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44:37.017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2:02:30.697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2:18:20.357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3:14:58.747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4:03:13.887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4:26:33.350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76194" calcext:value-type="float">
            <text:p>76194</text:p>
          </table:table-cell>
          <table:table-cell office:value-type="string" calcext:value-type="string">
            <text:p>2025-03-05 17:12:12.180</text:p>
          </table:table-cell>
          <table:table-cell office:value-type="string" calcext:value-type="string">
            <text:p>2025-03-06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83" calcext:value-type="float">
            <text:p>25383</text:p>
          </table:table-cell>
        </table:table-row>
        <table:table-row table:style-name="ro1">
          <table:table-cell office:value-type="float" office:value="76194" calcext:value-type="float">
            <text:p>76194</text:p>
          </table:table-cell>
          <table:table-cell office:value-type="string" calcext:value-type="string">
            <text:p>2025-03-05 17:12:12.180</text:p>
          </table:table-cell>
          <table:table-cell office:value-type="string" calcext:value-type="string">
            <text:p>2025-03-06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83" calcext:value-type="float">
            <text:p>25383</text:p>
          </table:table-cell>
        </table:table-row>
        <table:table-row table:style-name="ro1">
          <table:table-cell office:value-type="float" office:value="76194" calcext:value-type="float">
            <text:p>76194</text:p>
          </table:table-cell>
          <table:table-cell office:value-type="string" calcext:value-type="string">
            <text:p>2025-03-05 17:56:57.197</text:p>
          </table:table-cell>
          <table:table-cell office:value-type="string" calcext:value-type="string">
            <text:p>2025-03-06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698" calcext:value-type="float">
            <text:p>22698</text:p>
          </table:table-cell>
        </table:table-row>
        <table:table-row table:style-name="ro1">
          <table:table-cell office:value-type="float" office:value="76194" calcext:value-type="float">
            <text:p>76194</text:p>
          </table:table-cell>
          <table:table-cell office:value-type="string" calcext:value-type="string">
            <text:p>2025-03-05 17:56:57.197</text:p>
          </table:table-cell>
          <table:table-cell office:value-type="string" calcext:value-type="string">
            <text:p>2025-03-06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698" calcext:value-type="float">
            <text:p>22698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0:04:58.210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0:08:23.353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0:09:53.820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0:58:00.220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1:03:25.847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1:26:50.997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2:09:23.053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03" calcext:value-type="float">
            <text:p>8803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3:07:48.183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3:25:16.343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3:34:16.927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4:27:23.993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6407" calcext:value-type="float">
            <text:p>76407</text:p>
          </table:table-cell>
          <table:table-cell office:value-type="string" calcext:value-type="string">
            <text:p>2025-03-14 16:08:09.173</text:p>
          </table:table-cell>
          <table:table-cell office:value-type="string" calcext:value-type="string">
            <text:p>2025-03-15 00:15:2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234" calcext:value-type="float">
            <text:p>29234</text:p>
          </table:table-cell>
        </table:table-row>
        <table:table-row table:style-name="ro1">
          <table:table-cell office:value-type="float" office:value="76407" calcext:value-type="float">
            <text:p>76407</text:p>
          </table:table-cell>
          <table:table-cell office:value-type="string" calcext:value-type="string">
            <text:p>2025-03-14 17:45:47.267</text:p>
          </table:table-cell>
          <table:table-cell office:value-type="string" calcext:value-type="string">
            <text:p>2025-03-15 00:15:2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376" calcext:value-type="float">
            <text:p>23376</text:p>
          </table:table-cell>
        </table:table-row>
        <table:table-row table:style-name="ro1">
          <table:table-cell office:value-type="float" office:value="76407" calcext:value-type="float">
            <text:p>76407</text:p>
          </table:table-cell>
          <table:table-cell office:value-type="string" calcext:value-type="string">
            <text:p>2025-03-14 18:08:38.623</text:p>
          </table:table-cell>
          <table:table-cell office:value-type="string" calcext:value-type="string">
            <text:p>2025-03-15 00:15:2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05" calcext:value-type="float">
            <text:p>22005</text:p>
          </table:table-cell>
        </table:table-row>
        <table:table-row table:style-name="ro1">
          <table:table-cell office:value-type="float" office:value="76407" calcext:value-type="float">
            <text:p>76407</text:p>
          </table:table-cell>
          <table:table-cell office:value-type="string" calcext:value-type="string">
            <text:p>2025-03-14 18:31:20.773</text:p>
          </table:table-cell>
          <table:table-cell office:value-type="string" calcext:value-type="string">
            <text:p>2025-03-15 00:15:2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643" calcext:value-type="float">
            <text:p>20643</text:p>
          </table:table-cell>
        </table:table-row>
        <table:table-row table:style-name="ro1">
          <table:table-cell office:value-type="float" office:value="76407" calcext:value-type="float">
            <text:p>76407</text:p>
          </table:table-cell>
          <table:table-cell office:value-type="string" calcext:value-type="string">
            <text:p>2025-03-14 18:48:46.297</text:p>
          </table:table-cell>
          <table:table-cell office:value-type="string" calcext:value-type="string">
            <text:p>2025-03-15 00:15:2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597" calcext:value-type="float">
            <text:p>19597</text:p>
          </table:table-cell>
        </table:table-row>
        <table:table-row table:style-name="ro1">
          <table:table-cell office:value-type="float" office:value="76407" calcext:value-type="float">
            <text:p>76407</text:p>
          </table:table-cell>
          <table:table-cell office:value-type="string" calcext:value-type="string">
            <text:p>2025-03-14 19:01:12.380</text:p>
          </table:table-cell>
          <table:table-cell office:value-type="string" calcext:value-type="string">
            <text:p>2025-03-15 00:15:2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851" calcext:value-type="float">
            <text:p>18851</text:p>
          </table:table-cell>
        </table:table-row>
        <table:table-row table:style-name="ro1">
          <table:table-cell office:value-type="float" office:value="76407" calcext:value-type="float">
            <text:p>76407</text:p>
          </table:table-cell>
          <table:table-cell office:value-type="string" calcext:value-type="string">
            <text:p>2025-03-14 20:30:50.030</text:p>
          </table:table-cell>
          <table:table-cell office:value-type="string" calcext:value-type="string">
            <text:p>2025-03-15 00:15:2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73" calcext:value-type="float">
            <text:p>13473</text:p>
          </table:table-cell>
        </table:table-row>
        <table:table-row table:style-name="ro1">
          <table:table-cell office:value-type="float" office:value="76407" calcext:value-type="float">
            <text:p>76407</text:p>
          </table:table-cell>
          <table:table-cell office:value-type="string" calcext:value-type="string">
            <text:p>2025-03-14 21:30:57.103</text:p>
          </table:table-cell>
          <table:table-cell office:value-type="string" calcext:value-type="string">
            <text:p>2025-03-15 00:15:2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66" calcext:value-type="float">
            <text:p>9866</text:p>
          </table:table-cell>
        </table:table-row>
        <table:table-row table:style-name="ro1">
          <table:table-cell office:value-type="float" office:value="76417" calcext:value-type="float">
            <text:p>76417</text:p>
          </table:table-cell>
          <table:table-cell office:value-type="string" calcext:value-type="string">
            <text:p>2025-03-16 10:34:51.940</text:p>
          </table:table-cell>
          <table:table-cell office:value-type="string" calcext:value-type="string">
            <text:p>2025-03-17 12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428" calcext:value-type="float">
            <text:p>92428</text:p>
          </table:table-cell>
        </table:table-row>
        <table:table-row table:style-name="ro1">
          <table:table-cell office:value-type="float" office:value="76417" calcext:value-type="float">
            <text:p>76417</text:p>
          </table:table-cell>
          <table:table-cell office:value-type="string" calcext:value-type="string">
            <text:p>2025-03-16 10:34:51.940</text:p>
          </table:table-cell>
          <table:table-cell office:value-type="string" calcext:value-type="string">
            <text:p>2025-03-17 12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428" calcext:value-type="float">
            <text:p>92428</text:p>
          </table:table-cell>
        </table:table-row>
        <table:table-row table:style-name="ro1">
          <table:table-cell office:value-type="float" office:value="76426" calcext:value-type="float">
            <text:p>76426</text:p>
          </table:table-cell>
          <table:table-cell office:value-type="string" calcext:value-type="string">
            <text:p>2025-03-17 13:38:01.967</text:p>
          </table:table-cell>
          <table:table-cell office:value-type="string" calcext:value-type="string">
            <text:p>2025-03-17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76435" calcext:value-type="float">
            <text:p>76435</text:p>
          </table:table-cell>
          <table:table-cell office:value-type="string" calcext:value-type="string">
            <text:p>2025-03-17 15:06:40.027</text:p>
          </table:table-cell>
          <table:table-cell office:value-type="string" calcext:value-type="string">
            <text:p>2025-03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12" calcext:value-type="float">
            <text:p>32912</text:p>
          </table:table-cell>
        </table:table-row>
        <table:table-row table:style-name="ro1">
          <table:table-cell office:value-type="float" office:value="76435" calcext:value-type="float">
            <text:p>76435</text:p>
          </table:table-cell>
          <table:table-cell office:value-type="string" calcext:value-type="string">
            <text:p>2025-03-17 15:21:00.613</text:p>
          </table:table-cell>
          <table:table-cell office:value-type="string" calcext:value-type="string">
            <text:p>2025-03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052" calcext:value-type="float">
            <text:p>32052</text:p>
          </table:table-cell>
        </table:table-row>
        <table:table-row table:style-name="ro1">
          <table:table-cell office:value-type="float" office:value="76435" calcext:value-type="float">
            <text:p>76435</text:p>
          </table:table-cell>
          <table:table-cell office:value-type="string" calcext:value-type="string">
            <text:p>2025-03-17 15:52:46.667</text:p>
          </table:table-cell>
          <table:table-cell office:value-type="string" calcext:value-type="string">
            <text:p>2025-03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46" calcext:value-type="float">
            <text:p>30146</text:p>
          </table:table-cell>
        </table:table-row>
        <table:table-row table:style-name="ro1">
          <table:table-cell office:value-type="float" office:value="76435" calcext:value-type="float">
            <text:p>76435</text:p>
          </table:table-cell>
          <table:table-cell office:value-type="string" calcext:value-type="string">
            <text:p>2025-03-17 15:59:42.240</text:p>
          </table:table-cell>
          <table:table-cell office:value-type="string" calcext:value-type="string">
            <text:p>2025-03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730" calcext:value-type="float">
            <text:p>29730</text:p>
          </table:table-cell>
        </table:table-row>
        <table:table-row table:style-name="ro1">
          <table:table-cell office:value-type="float" office:value="76435" calcext:value-type="float">
            <text:p>76435</text:p>
          </table:table-cell>
          <table:table-cell office:value-type="string" calcext:value-type="string">
            <text:p>2025-03-17 17:11:50.400</text:p>
          </table:table-cell>
          <table:table-cell office:value-type="string" calcext:value-type="string">
            <text:p>2025-03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402" calcext:value-type="float">
            <text:p>25402</text:p>
          </table:table-cell>
        </table:table-row>
        <table:table-row table:style-name="ro1">
          <table:table-cell office:value-type="float" office:value="76435" calcext:value-type="float">
            <text:p>76435</text:p>
          </table:table-cell>
          <table:table-cell office:value-type="string" calcext:value-type="string">
            <text:p>2025-03-17 17:22:30.840</text:p>
          </table:table-cell>
          <table:table-cell office:value-type="string" calcext:value-type="string">
            <text:p>2025-03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62" calcext:value-type="float">
            <text:p>24762</text:p>
          </table:table-cell>
        </table:table-row>
        <table:table-row table:style-name="ro1">
          <table:table-cell office:value-type="float" office:value="76435" calcext:value-type="float">
            <text:p>76435</text:p>
          </table:table-cell>
          <table:table-cell office:value-type="string" calcext:value-type="string">
            <text:p>2025-03-17 17:57:10.710</text:p>
          </table:table-cell>
          <table:table-cell office:value-type="string" calcext:value-type="string">
            <text:p>2025-03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682" calcext:value-type="float">
            <text:p>22682</text:p>
          </table:table-cell>
        </table:table-row>
        <table:table-row table:style-name="ro1">
          <table:table-cell office:value-type="float" office:value="76435" calcext:value-type="float">
            <text:p>76435</text:p>
          </table:table-cell>
          <table:table-cell office:value-type="string" calcext:value-type="string">
            <text:p>2025-03-17 18:05:27.693</text:p>
          </table:table-cell>
          <table:table-cell office:value-type="string" calcext:value-type="string">
            <text:p>2025-03-1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8:24:18.720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55" calcext:value-type="float">
            <text:p>13855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9:51:07.493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46" calcext:value-type="float">
            <text:p>8646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9:55:23.273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9:57:08.727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9:58:09.780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10:07:36.157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76491" calcext:value-type="float">
            <text:p>76491</text:p>
          </table:table-cell>
          <table:table-cell office:value-type="string" calcext:value-type="string">
            <text:p>2025-03-19 13:23:17.437</text:p>
          </table:table-cell>
          <table:table-cell office:value-type="string" calcext:value-type="string">
            <text:p>2025-03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76491" calcext:value-type="float">
            <text:p>76491</text:p>
          </table:table-cell>
          <table:table-cell office:value-type="string" calcext:value-type="string">
            <text:p>2025-03-19 13:46:44.993</text:p>
          </table:table-cell>
          <table:table-cell office:value-type="string" calcext:value-type="string">
            <text:p>2025-03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76491" calcext:value-type="float">
            <text:p>76491</text:p>
          </table:table-cell>
          <table:table-cell office:value-type="string" calcext:value-type="string">
            <text:p>2025-03-19 13:50:09.447</text:p>
          </table:table-cell>
          <table:table-cell office:value-type="string" calcext:value-type="string">
            <text:p>2025-03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76491" calcext:value-type="float">
            <text:p>76491</text:p>
          </table:table-cell>
          <table:table-cell office:value-type="string" calcext:value-type="string">
            <text:p>2025-03-19 13:58:19.857</text:p>
          </table:table-cell>
          <table:table-cell office:value-type="string" calcext:value-type="string">
            <text:p>2025-03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76503" calcext:value-type="float">
            <text:p>76503</text:p>
          </table:table-cell>
          <table:table-cell office:value-type="string" calcext:value-type="string">
            <text:p>2025-03-19 22:24:46.147</text:p>
          </table:table-cell>
          <table:table-cell office:value-type="string" calcext:value-type="string">
            <text:p>2025-03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76503" calcext:value-type="float">
            <text:p>76503</text:p>
          </table:table-cell>
          <table:table-cell office:value-type="string" calcext:value-type="string">
            <text:p>2025-03-19 22:24:46.147</text:p>
          </table:table-cell>
          <table:table-cell office:value-type="string" calcext:value-type="string">
            <text:p>2025-03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76515" calcext:value-type="float">
            <text:p>76515</text:p>
          </table:table-cell>
          <table:table-cell office:value-type="string" calcext:value-type="string">
            <text:p>2025-03-20 10:13:48.893</text:p>
          </table:table-cell>
          <table:table-cell office:value-type="string" calcext:value-type="string">
            <text:p>2025-03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76515" calcext:value-type="float">
            <text:p>76515</text:p>
          </table:table-cell>
          <table:table-cell office:value-type="string" calcext:value-type="string">
            <text:p>2025-03-20 10:13:48.893</text:p>
          </table:table-cell>
          <table:table-cell office:value-type="string" calcext:value-type="string">
            <text:p>2025-03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76526" calcext:value-type="float">
            <text:p>76526</text:p>
          </table:table-cell>
          <table:table-cell office:value-type="string" calcext:value-type="string">
            <text:p>2025-03-20 14:09:07.430</text:p>
          </table:table-cell>
          <table:table-cell office:value-type="string" calcext:value-type="string">
            <text:p>2025-03-2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76541" calcext:value-type="float">
            <text:p>76541</text:p>
          </table:table-cell>
          <table:table-cell office:value-type="string" calcext:value-type="string">
            <text:p>2025-03-20 15:47:57.997</text:p>
          </table:table-cell>
          <table:table-cell office:value-type="string" calcext:value-type="string">
            <text:p>2025-03-21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38" calcext:value-type="float">
            <text:p>30438</text:p>
          </table:table-cell>
        </table:table-row>
        <table:table-row table:style-name="ro1">
          <table:table-cell office:value-type="float" office:value="76541" calcext:value-type="float">
            <text:p>76541</text:p>
          </table:table-cell>
          <table:table-cell office:value-type="string" calcext:value-type="string">
            <text:p>2025-03-20 15:52:24.540</text:p>
          </table:table-cell>
          <table:table-cell office:value-type="string" calcext:value-type="string">
            <text:p>2025-03-21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71" calcext:value-type="float">
            <text:p>30171</text:p>
          </table:table-cell>
        </table:table-row>
        <table:table-row table:style-name="ro1">
          <table:table-cell office:value-type="float" office:value="76541" calcext:value-type="float">
            <text:p>76541</text:p>
          </table:table-cell>
          <table:table-cell office:value-type="string" calcext:value-type="string">
            <text:p>2025-03-20 15:55:53.750</text:p>
          </table:table-cell>
          <table:table-cell office:value-type="string" calcext:value-type="string">
            <text:p>2025-03-21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962" calcext:value-type="float">
            <text:p>29962</text:p>
          </table:table-cell>
        </table:table-row>
        <table:table-row table:style-name="ro1">
          <table:table-cell office:value-type="float" office:value="76541" calcext:value-type="float">
            <text:p>76541</text:p>
          </table:table-cell>
          <table:table-cell office:value-type="string" calcext:value-type="string">
            <text:p>2025-03-20 18:46:52.493</text:p>
          </table:table-cell>
          <table:table-cell office:value-type="string" calcext:value-type="string">
            <text:p>2025-03-21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703" calcext:value-type="float">
            <text:p>19703</text:p>
          </table:table-cell>
        </table:table-row>
        <table:table-row table:style-name="ro1">
          <table:table-cell office:value-type="float" office:value="76541" calcext:value-type="float">
            <text:p>76541</text:p>
          </table:table-cell>
          <table:table-cell office:value-type="string" calcext:value-type="string">
            <text:p>2025-03-20 21:23:09.553</text:p>
          </table:table-cell>
          <table:table-cell office:value-type="string" calcext:value-type="string">
            <text:p>2025-03-21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5:03:14.180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21" calcext:value-type="float">
            <text:p>25921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7:41:26.18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9:12:08.963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87" calcext:value-type="float">
            <text:p>10987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9:15:10.82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05" calcext:value-type="float">
            <text:p>10805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9:23:19.61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9:33:19.68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10:38:32.08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10:39:12.370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10:43:27.94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11:13:11.36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76564" calcext:value-type="float">
            <text:p>76564</text:p>
          </table:table-cell>
          <table:table-cell office:value-type="string" calcext:value-type="string">
            <text:p>2025-03-21 12:05:21.197</text:p>
          </table:table-cell>
          <table:table-cell office:value-type="string" calcext:value-type="string">
            <text:p>2025-03-2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4" calcext:value-type="float">
            <text:p>8994</text:p>
          </table:table-cell>
        </table:table-row>
        <table:table-row table:style-name="ro1">
          <table:table-cell office:value-type="float" office:value="76564" calcext:value-type="float">
            <text:p>76564</text:p>
          </table:table-cell>
          <table:table-cell office:value-type="string" calcext:value-type="string">
            <text:p>2025-03-21 12:05:21.197</text:p>
          </table:table-cell>
          <table:table-cell office:value-type="string" calcext:value-type="string">
            <text:p>2025-03-2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4" calcext:value-type="float">
            <text:p>8994</text:p>
          </table:table-cell>
        </table:table-row>
        <table:table-row table:style-name="ro1">
          <table:table-cell office:value-type="float" office:value="76564" calcext:value-type="float">
            <text:p>76564</text:p>
          </table:table-cell>
          <table:table-cell office:value-type="string" calcext:value-type="string">
            <text:p>2025-03-21 12:12:57.973</text:p>
          </table:table-cell>
          <table:table-cell office:value-type="string" calcext:value-type="string">
            <text:p>2025-03-2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float" office:value="76564" calcext:value-type="float">
            <text:p>76564</text:p>
          </table:table-cell>
          <table:table-cell office:value-type="string" calcext:value-type="string">
            <text:p>2025-03-21 12:12:57.973</text:p>
          </table:table-cell>
          <table:table-cell office:value-type="string" calcext:value-type="string">
            <text:p>2025-03-2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float" office:value="76588" calcext:value-type="float">
            <text:p>76588</text:p>
          </table:table-cell>
          <table:table-cell office:value-type="string" calcext:value-type="string">
            <text:p>2025-03-22 12:42:16.447</text:p>
          </table:table-cell>
          <table:table-cell office:value-type="string" calcext:value-type="string">
            <text:p>2025-03-24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180" calcext:value-type="float">
            <text:p>171180</text:p>
          </table:table-cell>
        </table:table-row>
        <table:table-row table:style-name="ro1">
          <table:table-cell office:value-type="float" office:value="76588" calcext:value-type="float">
            <text:p>76588</text:p>
          </table:table-cell>
          <table:table-cell office:value-type="string" calcext:value-type="string">
            <text:p>2025-03-22 12:42:16.447</text:p>
          </table:table-cell>
          <table:table-cell office:value-type="string" calcext:value-type="string">
            <text:p>2025-03-24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180" calcext:value-type="float">
            <text:p>171180</text:p>
          </table:table-cell>
        </table:table-row>
        <table:table-row table:style-name="ro1">
          <table:table-cell office:value-type="float" office:value="76599" calcext:value-type="float">
            <text:p>76599</text:p>
          </table:table-cell>
          <table:table-cell office:value-type="string" calcext:value-type="string">
            <text:p>2025-03-24 12:00:42.023</text:p>
          </table:table-cell>
          <table:table-cell office:value-type="string" calcext:value-type="string">
            <text:p>2025-03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74" calcext:value-type="float">
            <text:p>9274</text:p>
          </table:table-cell>
        </table:table-row>
        <table:table-row table:style-name="ro1">
          <table:table-cell office:value-type="float" office:value="76599" calcext:value-type="float">
            <text:p>76599</text:p>
          </table:table-cell>
          <table:table-cell office:value-type="string" calcext:value-type="string">
            <text:p>2025-03-24 13:29:08.873</text:p>
          </table:table-cell>
          <table:table-cell office:value-type="string" calcext:value-type="string">
            <text:p>2025-03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76599" calcext:value-type="float">
            <text:p>76599</text:p>
          </table:table-cell>
          <table:table-cell office:value-type="string" calcext:value-type="string">
            <text:p>2025-03-24 14:12:45.297</text:p>
          </table:table-cell>
          <table:table-cell office:value-type="string" calcext:value-type="string">
            <text:p>2025-03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76599" calcext:value-type="float">
            <text:p>76599</text:p>
          </table:table-cell>
          <table:table-cell office:value-type="string" calcext:value-type="string">
            <text:p>2025-03-24 14:12:52.787</text:p>
          </table:table-cell>
          <table:table-cell office:value-type="string" calcext:value-type="string">
            <text:p>2025-03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76610" calcext:value-type="float">
            <text:p>76610</text:p>
          </table:table-cell>
          <table:table-cell office:value-type="string" calcext:value-type="string">
            <text:p>2025-03-24 16:18:54.933</text:p>
          </table:table-cell>
          <table:table-cell office:value-type="string" calcext:value-type="string">
            <text:p>2025-03-25 00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87" calcext:value-type="float">
            <text:p>28587</text:p>
          </table:table-cell>
        </table:table-row>
        <table:table-row table:style-name="ro1">
          <table:table-cell office:value-type="float" office:value="76610" calcext:value-type="float">
            <text:p>76610</text:p>
          </table:table-cell>
          <table:table-cell office:value-type="string" calcext:value-type="string">
            <text:p>2025-03-24 16:30:55.217</text:p>
          </table:table-cell>
          <table:table-cell office:value-type="string" calcext:value-type="string">
            <text:p>2025-03-25 00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866" calcext:value-type="float">
            <text:p>27866</text:p>
          </table:table-cell>
        </table:table-row>
        <table:table-row table:style-name="ro1">
          <table:table-cell office:value-type="float" office:value="76610" calcext:value-type="float">
            <text:p>76610</text:p>
          </table:table-cell>
          <table:table-cell office:value-type="string" calcext:value-type="string">
            <text:p>2025-03-24 16:54:34.877</text:p>
          </table:table-cell>
          <table:table-cell office:value-type="string" calcext:value-type="string">
            <text:p>2025-03-25 00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47" calcext:value-type="float">
            <text:p>26447</text:p>
          </table:table-cell>
        </table:table-row>
        <table:table-row table:style-name="ro1">
          <table:table-cell office:value-type="float" office:value="76610" calcext:value-type="float">
            <text:p>76610</text:p>
          </table:table-cell>
          <table:table-cell office:value-type="string" calcext:value-type="string">
            <text:p>2025-03-24 22:47:29.703</text:p>
          </table:table-cell>
          <table:table-cell office:value-type="string" calcext:value-type="string">
            <text:p>2025-03-25 00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04:30:31.027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887" calcext:value-type="float">
            <text:p>27887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08:13:45.987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93" calcext:value-type="float">
            <text:p>14493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09:41:40.51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09:43:40.513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98" calcext:value-type="float">
            <text:p>9098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09:03.99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19:21.897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22:49.81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50:07.54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55:23.463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1:36:07.73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76633" calcext:value-type="float">
            <text:p>76633</text:p>
          </table:table-cell>
          <table:table-cell office:value-type="string" calcext:value-type="string">
            <text:p>2025-03-25 12:23:10.383</text:p>
          </table:table-cell>
          <table:table-cell office:value-type="string" calcext:value-type="string">
            <text:p>2025-03-25 14:3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27" calcext:value-type="float">
            <text:p>7927</text:p>
          </table:table-cell>
        </table:table-row>
        <table:table-row table:style-name="ro1">
          <table:table-cell office:value-type="float" office:value="76633" calcext:value-type="float">
            <text:p>76633</text:p>
          </table:table-cell>
          <table:table-cell office:value-type="string" calcext:value-type="string">
            <text:p>2025-03-25 12:23:10.383</text:p>
          </table:table-cell>
          <table:table-cell office:value-type="string" calcext:value-type="string">
            <text:p>2025-03-25 14:3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27" calcext:value-type="float">
            <text:p>7927</text:p>
          </table:table-cell>
        </table:table-row>
        <table:table-row table:style-name="ro1">
          <table:table-cell office:value-type="float" office:value="76645" calcext:value-type="float">
            <text:p>76645</text:p>
          </table:table-cell>
          <table:table-cell office:value-type="string" calcext:value-type="string">
            <text:p>2025-03-25 15:47:11.983</text:p>
          </table:table-cell>
          <table:table-cell office:value-type="string" calcext:value-type="string">
            <text:p>2025-03-26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85" calcext:value-type="float">
            <text:p>30485</text:p>
          </table:table-cell>
        </table:table-row>
        <table:table-row table:style-name="ro1">
          <table:table-cell office:value-type="float" office:value="76645" calcext:value-type="float">
            <text:p>76645</text:p>
          </table:table-cell>
          <table:table-cell office:value-type="string" calcext:value-type="string">
            <text:p>2025-03-25 15:47:11.983</text:p>
          </table:table-cell>
          <table:table-cell office:value-type="string" calcext:value-type="string">
            <text:p>2025-03-26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85" calcext:value-type="float">
            <text:p>30485</text:p>
          </table:table-cell>
        </table:table-row>
        <table:table-row table:style-name="ro1">
          <table:table-cell office:value-type="float" office:value="76657" calcext:value-type="float">
            <text:p>76657</text:p>
          </table:table-cell>
          <table:table-cell office:value-type="string" calcext:value-type="string">
            <text:p>2025-03-26 11:23:17.390</text:p>
          </table:table-cell>
          <table:table-cell office:value-type="string" calcext:value-type="string">
            <text:p>2025-03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76657" calcext:value-type="float">
            <text:p>76657</text:p>
          </table:table-cell>
          <table:table-cell office:value-type="string" calcext:value-type="string">
            <text:p>2025-03-26 11:23:17.390</text:p>
          </table:table-cell>
          <table:table-cell office:value-type="string" calcext:value-type="string">
            <text:p>2025-03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76668" calcext:value-type="float">
            <text:p>76668</text:p>
          </table:table-cell>
          <table:table-cell office:value-type="string" calcext:value-type="string">
            <text:p>2025-03-26 12:00:55.173</text:p>
          </table:table-cell>
          <table:table-cell office:value-type="string" calcext:value-type="string">
            <text:p>2025-03-26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63" calcext:value-type="float">
            <text:p>9263</text:p>
          </table:table-cell>
        </table:table-row>
        <table:table-row table:style-name="ro1">
          <table:table-cell office:value-type="float" office:value="76668" calcext:value-type="float">
            <text:p>76668</text:p>
          </table:table-cell>
          <table:table-cell office:value-type="string" calcext:value-type="string">
            <text:p>2025-03-26 12:05:31.710</text:p>
          </table:table-cell>
          <table:table-cell office:value-type="string" calcext:value-type="string">
            <text:p>2025-03-26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7" calcext:value-type="float">
            <text:p>8987</text:p>
          </table:table-cell>
        </table:table-row>
        <table:table-row table:style-name="ro1">
          <table:table-cell office:value-type="float" office:value="76668" calcext:value-type="float">
            <text:p>76668</text:p>
          </table:table-cell>
          <table:table-cell office:value-type="string" calcext:value-type="string">
            <text:p>2025-03-26 12:15:01.427</text:p>
          </table:table-cell>
          <table:table-cell office:value-type="string" calcext:value-type="string">
            <text:p>2025-03-26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17" calcext:value-type="float">
            <text:p>8417</text:p>
          </table:table-cell>
        </table:table-row>
        <table:table-row table:style-name="ro1">
          <table:table-cell office:value-type="float" office:value="76668" calcext:value-type="float">
            <text:p>76668</text:p>
          </table:table-cell>
          <table:table-cell office:value-type="string" calcext:value-type="string">
            <text:p>2025-03-26 13:30:06.577</text:p>
          </table:table-cell>
          <table:table-cell office:value-type="string" calcext:value-type="string">
            <text:p>2025-03-26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4:32:00.020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996" calcext:value-type="float">
            <text:p>34996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4:36:52.253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04" calcext:value-type="float">
            <text:p>34704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6:20:05.147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11" calcext:value-type="float">
            <text:p>28511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6:41:09.280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47" calcext:value-type="float">
            <text:p>27247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7:47:14.793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282" calcext:value-type="float">
            <text:p>23282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8:03:06.243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30" calcext:value-type="float">
            <text:p>22330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8:17:56.813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40" calcext:value-type="float">
            <text:p>21440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8:26:44.267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912" calcext:value-type="float">
            <text:p>20912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8:30:20.220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696" calcext:value-type="float">
            <text:p>20696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8:38:11.897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225" calcext:value-type="float">
            <text:p>20225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8:51:54.947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402" calcext:value-type="float">
            <text:p>19402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19:58:45.260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91" calcext:value-type="float">
            <text:p>15391</text:p>
          </table:table-cell>
        </table:table-row>
        <table:table-row table:style-name="ro1">
          <table:table-cell office:value-type="float" office:value="76679" calcext:value-type="float">
            <text:p>76679</text:p>
          </table:table-cell>
          <table:table-cell office:value-type="string" calcext:value-type="string">
            <text:p>2025-03-26 23:07:23.827</text:p>
          </table:table-cell>
          <table:table-cell office:value-type="string" calcext:value-type="string">
            <text:p>2025-03-27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08:01:43.270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10" calcext:value-type="float">
            <text:p>15210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08:15:29.447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08:59:11.570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762" calcext:value-type="float">
            <text:p>11762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09:27:55.790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10:27:21.303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11:43:04.353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11:44:06.917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11:44:30.290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76712" calcext:value-type="float">
            <text:p>76712</text:p>
          </table:table-cell>
          <table:table-cell office:value-type="string" calcext:value-type="string">
            <text:p>2025-03-27 14:40:02.990</text:p>
          </table:table-cell>
          <table:table-cell office:value-type="string" calcext:value-type="string">
            <text:p>2025-03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511" calcext:value-type="float">
            <text:p>34511</text:p>
          </table:table-cell>
        </table:table-row>
        <table:table-row table:style-name="ro1">
          <table:table-cell office:value-type="float" office:value="76712" calcext:value-type="float">
            <text:p>76712</text:p>
          </table:table-cell>
          <table:table-cell office:value-type="string" calcext:value-type="string">
            <text:p>2025-03-27 14:40:02.990</text:p>
          </table:table-cell>
          <table:table-cell office:value-type="string" calcext:value-type="string">
            <text:p>2025-03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511" calcext:value-type="float">
            <text:p>34511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0:58:26.72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0:58:26.72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1:20:23.89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1:20:23.89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1:26:10.22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1:26:10.22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76735" calcext:value-type="float">
            <text:p>76735</text:p>
          </table:table-cell>
          <table:table-cell office:value-type="string" calcext:value-type="string">
            <text:p>2025-03-28 12:56:07.933</text:p>
          </table:table-cell>
          <table:table-cell office:value-type="string" calcext:value-type="string">
            <text:p>2025-03-28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76735" calcext:value-type="float">
            <text:p>76735</text:p>
          </table:table-cell>
          <table:table-cell office:value-type="string" calcext:value-type="string">
            <text:p>2025-03-28 13:56:00.867</text:p>
          </table:table-cell>
          <table:table-cell office:value-type="string" calcext:value-type="string">
            <text:p>2025-03-28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76735" calcext:value-type="float">
            <text:p>76735</text:p>
          </table:table-cell>
          <table:table-cell office:value-type="string" calcext:value-type="string">
            <text:p>2025-03-28 14:00:46.917</text:p>
          </table:table-cell>
          <table:table-cell office:value-type="string" calcext:value-type="string">
            <text:p>2025-03-28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76735" calcext:value-type="float">
            <text:p>76735</text:p>
          </table:table-cell>
          <table:table-cell office:value-type="string" calcext:value-type="string">
            <text:p>2025-03-28 14:20:35.337</text:p>
          </table:table-cell>
          <table:table-cell office:value-type="string" calcext:value-type="string">
            <text:p>2025-03-28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6746" calcext:value-type="float">
            <text:p>76746</text:p>
          </table:table-cell>
          <table:table-cell office:value-type="string" calcext:value-type="string">
            <text:p>2025-03-28 14:41:38.627</text:p>
          </table:table-cell>
          <table:table-cell office:value-type="string" calcext:value-type="string">
            <text:p>2025-03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15" calcext:value-type="float">
            <text:p>34415</text:p>
          </table:table-cell>
        </table:table-row>
        <table:table-row table:style-name="ro1">
          <table:table-cell office:value-type="float" office:value="76746" calcext:value-type="float">
            <text:p>76746</text:p>
          </table:table-cell>
          <table:table-cell office:value-type="string" calcext:value-type="string">
            <text:p>2025-03-28 14:46:17.330</text:p>
          </table:table-cell>
          <table:table-cell office:value-type="string" calcext:value-type="string">
            <text:p>2025-03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136" calcext:value-type="float">
            <text:p>34136</text:p>
          </table:table-cell>
        </table:table-row>
        <table:table-row table:style-name="ro1">
          <table:table-cell office:value-type="float" office:value="76746" calcext:value-type="float">
            <text:p>76746</text:p>
          </table:table-cell>
          <table:table-cell office:value-type="string" calcext:value-type="string">
            <text:p>2025-03-28 16:08:31.060</text:p>
          </table:table-cell>
          <table:table-cell office:value-type="string" calcext:value-type="string">
            <text:p>2025-03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202" calcext:value-type="float">
            <text:p>29202</text:p>
          </table:table-cell>
        </table:table-row>
        <table:table-row table:style-name="ro1">
          <table:table-cell office:value-type="float" office:value="76746" calcext:value-type="float">
            <text:p>76746</text:p>
          </table:table-cell>
          <table:table-cell office:value-type="string" calcext:value-type="string">
            <text:p>2025-03-28 16:28:41.797</text:p>
          </table:table-cell>
          <table:table-cell office:value-type="string" calcext:value-type="string">
            <text:p>2025-03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992" calcext:value-type="float">
            <text:p>27992</text:p>
          </table:table-cell>
        </table:table-row>
        <table:table-row table:style-name="ro1">
          <table:table-cell office:value-type="float" office:value="76746" calcext:value-type="float">
            <text:p>76746</text:p>
          </table:table-cell>
          <table:table-cell office:value-type="string" calcext:value-type="string">
            <text:p>2025-03-28 17:06:42.827</text:p>
          </table:table-cell>
          <table:table-cell office:value-type="string" calcext:value-type="string">
            <text:p>2025-03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711" calcext:value-type="float">
            <text:p>25711</text:p>
          </table:table-cell>
        </table:table-row>
        <table:table-row table:style-name="ro1">
          <table:table-cell office:value-type="float" office:value="76746" calcext:value-type="float">
            <text:p>76746</text:p>
          </table:table-cell>
          <table:table-cell office:value-type="string" calcext:value-type="string">
            <text:p>2025-03-28 17:56:14.320</text:p>
          </table:table-cell>
          <table:table-cell office:value-type="string" calcext:value-type="string">
            <text:p>2025-03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39" calcext:value-type="float">
            <text:p>22739</text:p>
          </table:table-cell>
        </table:table-row>
        <table:table-row table:style-name="ro1">
          <table:table-cell office:value-type="float" office:value="76746" calcext:value-type="float">
            <text:p>76746</text:p>
          </table:table-cell>
          <table:table-cell office:value-type="string" calcext:value-type="string">
            <text:p>2025-03-28 19:21:08.080</text:p>
          </table:table-cell>
          <table:table-cell office:value-type="string" calcext:value-type="string">
            <text:p>2025-03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45" calcext:value-type="float">
            <text:p>17645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07:21:22.51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434" calcext:value-type="float">
            <text:p>190434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0:12:50.22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146" calcext:value-type="float">
            <text:p>180146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0:38:29.99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607" calcext:value-type="float">
            <text:p>178607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1:37:18.72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078" calcext:value-type="float">
            <text:p>175078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2:11:52.55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004" calcext:value-type="float">
            <text:p>173004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2:27:17.11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079" calcext:value-type="float">
            <text:p>172079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2:49:35.30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741" calcext:value-type="float">
            <text:p>170741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4:24:46.46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5030" calcext:value-type="float">
            <text:p>165030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4:32:46.73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550" calcext:value-type="float">
            <text:p>164550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5:39:11.70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565" calcext:value-type="float">
            <text:p>160565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7:08:17.24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5219" calcext:value-type="float">
            <text:p>155219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7:16:58.76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698" calcext:value-type="float">
            <text:p>154698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7:19:59.71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517" calcext:value-type="float">
            <text:p>154517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9:06:36.13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120" calcext:value-type="float">
            <text:p>148120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9:25:16.41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000" calcext:value-type="float">
            <text:p>147000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19:40:36.95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080" calcext:value-type="float">
            <text:p>146080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29 20:09:16.83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360" calcext:value-type="float">
            <text:p>144360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0 00:51:27.94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429" calcext:value-type="float">
            <text:p>127429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0 10:18:28.15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408" calcext:value-type="float">
            <text:p>93408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0 11:25:23.09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393" calcext:value-type="float">
            <text:p>89393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0 14:32:06.36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90" calcext:value-type="float">
            <text:p>78190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0 16:47:30.80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066" calcext:value-type="float">
            <text:p>70066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0 23:24:18.12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258" calcext:value-type="float">
            <text:p>46258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7:26:05.39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51" calcext:value-type="float">
            <text:p>17351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7:31:23.62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33" calcext:value-type="float">
            <text:p>17033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8:54:23.65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53" calcext:value-type="float">
            <text:p>12053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9:08:38.66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198" calcext:value-type="float">
            <text:p>11198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9:46:44.29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12" calcext:value-type="float">
            <text:p>8912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9:56:23.34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9:56:48.04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08" calcext:value-type="float">
            <text:p>8308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17:05.16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29:22.43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35:02.72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43:02.83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43:06.37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55:29.20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1:16:57.33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1:53:20.85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76769" calcext:value-type="float">
            <text:p>76769</text:p>
          </table:table-cell>
          <table:table-cell office:value-type="string" calcext:value-type="string">
            <text:p>2025-03-31 14:22:43.630</text:p>
          </table:table-cell>
          <table:table-cell office:value-type="string" calcext:value-type="string">
            <text:p>2025-03-3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6769" calcext:value-type="float">
            <text:p>76769</text:p>
          </table:table-cell>
          <table:table-cell office:value-type="string" calcext:value-type="string">
            <text:p>2025-03-31 14:22:43.630</text:p>
          </table:table-cell>
          <table:table-cell office:value-type="string" calcext:value-type="string">
            <text:p>2025-03-3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6781" calcext:value-type="float">
            <text:p>76781</text:p>
          </table:table-cell>
          <table:table-cell office:value-type="string" calcext:value-type="string">
            <text:p>2025-03-31 15:46:22.487</text:p>
          </table:table-cell>
          <table:table-cell office:value-type="string" calcext:value-type="string">
            <text:p>2025-04-01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530" calcext:value-type="float">
            <text:p>30530</text:p>
          </table:table-cell>
        </table:table-row>
        <table:table-row table:style-name="ro1">
          <table:table-cell office:value-type="float" office:value="76781" calcext:value-type="float">
            <text:p>76781</text:p>
          </table:table-cell>
          <table:table-cell office:value-type="string" calcext:value-type="string">
            <text:p>2025-03-31 15:46:22.487</text:p>
          </table:table-cell>
          <table:table-cell office:value-type="string" calcext:value-type="string">
            <text:p>2025-04-01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530" calcext:value-type="float">
            <text:p>30530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08:17:11.253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290" calcext:value-type="float">
            <text:p>14290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08:24:53.38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28" calcext:value-type="float">
            <text:p>13828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09:01:25.09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636" calcext:value-type="float">
            <text:p>11636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09:24:18.72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63" calcext:value-type="float">
            <text:p>10263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0:14:33.40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0:24:38.80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0:41:57.577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1:11:11.287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1:17:55.297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1:34:19.193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2:10:59.450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56" calcext:value-type="float">
            <text:p>8656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2:21:05.770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3:44:36.543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3:45:04.167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4:08:00.663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76815" calcext:value-type="float">
            <text:p>76815</text:p>
          </table:table-cell>
          <table:table-cell office:value-type="string" calcext:value-type="string">
            <text:p>2025-04-01 17:18:38.097</text:p>
          </table:table-cell>
          <table:table-cell office:value-type="string" calcext:value-type="string">
            <text:p>2025-04-0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97" calcext:value-type="float">
            <text:p>24997</text:p>
          </table:table-cell>
        </table:table-row>
        <table:table-row table:style-name="ro1">
          <table:table-cell office:value-type="float" office:value="76815" calcext:value-type="float">
            <text:p>76815</text:p>
          </table:table-cell>
          <table:table-cell office:value-type="string" calcext:value-type="string">
            <text:p>2025-04-01 17:18:38.097</text:p>
          </table:table-cell>
          <table:table-cell office:value-type="string" calcext:value-type="string">
            <text:p>2025-04-0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97" calcext:value-type="float">
            <text:p>24997</text:p>
          </table:table-cell>
        </table:table-row>
        <table:table-row table:style-name="ro1">
          <table:table-cell office:value-type="float" office:value="76838" calcext:value-type="float">
            <text:p>76838</text:p>
          </table:table-cell>
          <table:table-cell office:value-type="string" calcext:value-type="string">
            <text:p>2025-04-02 12:31:45.897</text:p>
          </table:table-cell>
          <table:table-cell office:value-type="string" calcext:value-type="string">
            <text:p>2025-04-02 14:35:2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office:value-type="float" office:value="76838" calcext:value-type="float">
            <text:p>76838</text:p>
          </table:table-cell>
          <table:table-cell office:value-type="string" calcext:value-type="string">
            <text:p>2025-04-02 13:26:56.567</text:p>
          </table:table-cell>
          <table:table-cell office:value-type="string" calcext:value-type="string">
            <text:p>2025-04-02 14:35:2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76838" calcext:value-type="float">
            <text:p>76838</text:p>
          </table:table-cell>
          <table:table-cell office:value-type="string" calcext:value-type="string">
            <text:p>2025-04-02 13:27:18.817</text:p>
          </table:table-cell>
          <table:table-cell office:value-type="string" calcext:value-type="string">
            <text:p>2025-04-02 14:35:2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76849" calcext:value-type="float">
            <text:p>76849</text:p>
          </table:table-cell>
          <table:table-cell office:value-type="string" calcext:value-type="string">
            <text:p>2025-04-02 15:45:37.347</text:p>
          </table:table-cell>
          <table:table-cell office:value-type="string" calcext:value-type="string">
            <text:p>2025-04-03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580" calcext:value-type="float">
            <text:p>30580</text:p>
          </table:table-cell>
        </table:table-row>
        <table:table-row table:style-name="ro1">
          <table:table-cell office:value-type="float" office:value="76849" calcext:value-type="float">
            <text:p>76849</text:p>
          </table:table-cell>
          <table:table-cell office:value-type="string" calcext:value-type="string">
            <text:p>2025-04-02 16:19:02.160</text:p>
          </table:table-cell>
          <table:table-cell office:value-type="string" calcext:value-type="string">
            <text:p>2025-04-03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75" calcext:value-type="float">
            <text:p>28575</text:p>
          </table:table-cell>
        </table:table-row>
        <table:table-row table:style-name="ro1">
          <table:table-cell office:value-type="float" office:value="76849" calcext:value-type="float">
            <text:p>76849</text:p>
          </table:table-cell>
          <table:table-cell office:value-type="string" calcext:value-type="string">
            <text:p>2025-04-02 16:37:30.053</text:p>
          </table:table-cell>
          <table:table-cell office:value-type="string" calcext:value-type="string">
            <text:p>2025-04-03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67" calcext:value-type="float">
            <text:p>27467</text:p>
          </table:table-cell>
        </table:table-row>
        <table:table-row table:style-name="ro1">
          <table:table-cell office:value-type="float" office:value="76849" calcext:value-type="float">
            <text:p>76849</text:p>
          </table:table-cell>
          <table:table-cell office:value-type="string" calcext:value-type="string">
            <text:p>2025-04-02 16:42:00.943</text:p>
          </table:table-cell>
          <table:table-cell office:value-type="string" calcext:value-type="string">
            <text:p>2025-04-03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197" calcext:value-type="float">
            <text:p>27197</text:p>
          </table:table-cell>
        </table:table-row>
        <table:table-row table:style-name="ro1">
          <table:table-cell office:value-type="float" office:value="76849" calcext:value-type="float">
            <text:p>76849</text:p>
          </table:table-cell>
          <table:table-cell office:value-type="string" calcext:value-type="string">
            <text:p>2025-04-02 18:12:52.933</text:p>
          </table:table-cell>
          <table:table-cell office:value-type="string" calcext:value-type="string">
            <text:p>2025-04-03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45" calcext:value-type="float">
            <text:p>21745</text:p>
          </table:table-cell>
        </table:table-row>
        <table:table-row table:style-name="ro1">
          <table:table-cell office:value-type="float" office:value="76849" calcext:value-type="float">
            <text:p>76849</text:p>
          </table:table-cell>
          <table:table-cell office:value-type="string" calcext:value-type="string">
            <text:p>2025-04-02 18:40:12.897</text:p>
          </table:table-cell>
          <table:table-cell office:value-type="string" calcext:value-type="string">
            <text:p>2025-04-03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05" calcext:value-type="float">
            <text:p>20105</text:p>
          </table:table-cell>
        </table:table-row>
        <table:table-row table:style-name="ro1">
          <table:table-cell office:value-type="float" office:value="76849" calcext:value-type="float">
            <text:p>76849</text:p>
          </table:table-cell>
          <table:table-cell office:value-type="string" calcext:value-type="string">
            <text:p>2025-04-02 20:42:06.777</text:p>
          </table:table-cell>
          <table:table-cell office:value-type="string" calcext:value-type="string">
            <text:p>2025-04-03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91" calcext:value-type="float">
            <text:p>12791</text:p>
          </table:table-cell>
        </table:table-row>
        <table:table-row table:style-name="ro1">
          <table:table-cell office:value-type="float" office:value="76861" calcext:value-type="float">
            <text:p>76861</text:p>
          </table:table-cell>
          <table:table-cell office:value-type="string" calcext:value-type="string">
            <text:p>2025-04-03 09:40:02.407</text:p>
          </table:table-cell>
          <table:table-cell office:value-type="string" calcext:value-type="string">
            <text:p>2025-04-03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76861" calcext:value-type="float">
            <text:p>76861</text:p>
          </table:table-cell>
          <table:table-cell office:value-type="string" calcext:value-type="string">
            <text:p>2025-04-03 09:40:02.407</text:p>
          </table:table-cell>
          <table:table-cell office:value-type="string" calcext:value-type="string">
            <text:p>2025-04-03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76872" calcext:value-type="float">
            <text:p>76872</text:p>
          </table:table-cell>
          <table:table-cell office:value-type="string" calcext:value-type="string">
            <text:p>2025-04-03 12:46:27.473</text:p>
          </table:table-cell>
          <table:table-cell office:value-type="string" calcext:value-type="string">
            <text:p>2025-04-03 14:3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76872" calcext:value-type="float">
            <text:p>76872</text:p>
          </table:table-cell>
          <table:table-cell office:value-type="string" calcext:value-type="string">
            <text:p>2025-04-03 14:14:39.220</text:p>
          </table:table-cell>
          <table:table-cell office:value-type="string" calcext:value-type="string">
            <text:p>2025-04-03 14:3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76884" calcext:value-type="float">
            <text:p>76884</text:p>
          </table:table-cell>
          <table:table-cell office:value-type="string" calcext:value-type="string">
            <text:p>2025-04-03 15:25:16.857</text:p>
          </table:table-cell>
          <table:table-cell office:value-type="string" calcext:value-type="string">
            <text:p>2025-04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797" calcext:value-type="float">
            <text:p>31797</text:p>
          </table:table-cell>
        </table:table-row>
        <table:table-row table:style-name="ro1">
          <table:table-cell office:value-type="float" office:value="76884" calcext:value-type="float">
            <text:p>76884</text:p>
          </table:table-cell>
          <table:table-cell office:value-type="string" calcext:value-type="string">
            <text:p>2025-04-03 15:25:16.857</text:p>
          </table:table-cell>
          <table:table-cell office:value-type="string" calcext:value-type="string">
            <text:p>2025-04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797" calcext:value-type="float">
            <text:p>31797</text:p>
          </table:table-cell>
        </table:table-row>
        <table:table-row table:style-name="ro1">
          <table:table-cell office:value-type="float" office:value="76884" calcext:value-type="float">
            <text:p>76884</text:p>
          </table:table-cell>
          <table:table-cell office:value-type="string" calcext:value-type="string">
            <text:p>2025-04-03 18:45:38.397</text:p>
          </table:table-cell>
          <table:table-cell office:value-type="string" calcext:value-type="string">
            <text:p>2025-04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775" calcext:value-type="float">
            <text:p>19775</text:p>
          </table:table-cell>
        </table:table-row>
        <table:table-row table:style-name="ro1">
          <table:table-cell office:value-type="float" office:value="76884" calcext:value-type="float">
            <text:p>76884</text:p>
          </table:table-cell>
          <table:table-cell office:value-type="string" calcext:value-type="string">
            <text:p>2025-04-03 18:45:38.397</text:p>
          </table:table-cell>
          <table:table-cell office:value-type="string" calcext:value-type="string">
            <text:p>2025-04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775" calcext:value-type="float">
            <text:p>19775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08:15:56.43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373" calcext:value-type="float">
            <text:p>14373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09:08:22.99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27" calcext:value-type="float">
            <text:p>1122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09:20:13.27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09:58:28.000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0:44:43.300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0:53:42.633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04:42.300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07:12.830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38:14.36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56:42.50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59:48.523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string" calcext:value-type="string">
            <text:p>2025-04-04 12:04:29.770</text:p>
          </table:table-cell>
          <table:table-cell office:value-type="string" calcext:value-type="string">
            <text:p>2025-04-0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47" calcext:value-type="float">
            <text:p>9047</text:p>
          </table:table-cell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string" calcext:value-type="string">
            <text:p>2025-04-04 12:15:21.733</text:p>
          </table:table-cell>
          <table:table-cell office:value-type="string" calcext:value-type="string">
            <text:p>2025-04-0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string" calcext:value-type="string">
            <text:p>2025-04-04 12:58:20.253</text:p>
          </table:table-cell>
          <table:table-cell office:value-type="string" calcext:value-type="string">
            <text:p>2025-04-0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string" calcext:value-type="string">
            <text:p>2025-04-04 13:57:03.263</text:p>
          </table:table-cell>
          <table:table-cell office:value-type="string" calcext:value-type="string">
            <text:p>2025-04-0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76919" calcext:value-type="float">
            <text:p>76919</text:p>
          </table:table-cell>
          <table:table-cell office:value-type="string" calcext:value-type="string">
            <text:p>2025-04-04 15:30:08.823</text:p>
          </table:table-cell>
          <table:table-cell office:value-type="string" calcext:value-type="string">
            <text:p>2025-04-05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508" calcext:value-type="float">
            <text:p>31508</text:p>
          </table:table-cell>
        </table:table-row>
        <table:table-row table:style-name="ro1">
          <table:table-cell office:value-type="float" office:value="76919" calcext:value-type="float">
            <text:p>76919</text:p>
          </table:table-cell>
          <table:table-cell office:value-type="string" calcext:value-type="string">
            <text:p>2025-04-04 15:52:07.533</text:p>
          </table:table-cell>
          <table:table-cell office:value-type="string" calcext:value-type="string">
            <text:p>2025-04-05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89" calcext:value-type="float">
            <text:p>30189</text:p>
          </table:table-cell>
        </table:table-row>
        <table:table-row table:style-name="ro1">
          <table:table-cell office:value-type="float" office:value="76919" calcext:value-type="float">
            <text:p>76919</text:p>
          </table:table-cell>
          <table:table-cell office:value-type="string" calcext:value-type="string">
            <text:p>2025-04-04 16:13:03.857</text:p>
          </table:table-cell>
          <table:table-cell office:value-type="string" calcext:value-type="string">
            <text:p>2025-04-05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933" calcext:value-type="float">
            <text:p>28933</text:p>
          </table:table-cell>
        </table:table-row>
        <table:table-row table:style-name="ro1">
          <table:table-cell office:value-type="float" office:value="76919" calcext:value-type="float">
            <text:p>76919</text:p>
          </table:table-cell>
          <table:table-cell office:value-type="string" calcext:value-type="string">
            <text:p>2025-04-04 16:17:49.640</text:p>
          </table:table-cell>
          <table:table-cell office:value-type="string" calcext:value-type="string">
            <text:p>2025-04-05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47" calcext:value-type="float">
            <text:p>28647</text:p>
          </table:table-cell>
        </table:table-row>
        <table:table-row table:style-name="ro1">
          <table:table-cell office:value-type="float" office:value="76919" calcext:value-type="float">
            <text:p>76919</text:p>
          </table:table-cell>
          <table:table-cell office:value-type="string" calcext:value-type="string">
            <text:p>2025-04-04 17:49:37.350</text:p>
          </table:table-cell>
          <table:table-cell office:value-type="string" calcext:value-type="string">
            <text:p>2025-04-05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39" calcext:value-type="float">
            <text:p>23139</text:p>
          </table:table-cell>
        </table:table-row>
        <table:table-row table:style-name="ro1">
          <table:table-cell office:value-type="float" office:value="76919" calcext:value-type="float">
            <text:p>76919</text:p>
          </table:table-cell>
          <table:table-cell office:value-type="string" calcext:value-type="string">
            <text:p>2025-04-04 20:59:28.033</text:p>
          </table:table-cell>
          <table:table-cell office:value-type="string" calcext:value-type="string">
            <text:p>2025-04-05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748" calcext:value-type="float">
            <text:p>11748</text:p>
          </table:table-cell>
        </table:table-row>
        <table:table-row table:style-name="ro1">
          <table:table-cell office:value-type="float" office:value="76919" calcext:value-type="float">
            <text:p>76919</text:p>
          </table:table-cell>
          <table:table-cell office:value-type="string" calcext:value-type="string">
            <text:p>2025-04-04 23:03:06.120</text:p>
          </table:table-cell>
          <table:table-cell office:value-type="string" calcext:value-type="string">
            <text:p>2025-04-05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76931" calcext:value-type="float">
            <text:p>76931</text:p>
          </table:table-cell>
          <table:table-cell office:value-type="string" calcext:value-type="string">
            <text:p>2025-04-07 06:20:46.070</text:p>
          </table:table-cell>
          <table:table-cell office:value-type="string" calcext:value-type="string">
            <text:p>2025-04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float" office:value="76931" calcext:value-type="float">
            <text:p>76931</text:p>
          </table:table-cell>
          <table:table-cell office:value-type="string" calcext:value-type="string">
            <text:p>2025-04-07 06:20:46.070</text:p>
          </table:table-cell>
          <table:table-cell office:value-type="string" calcext:value-type="string">
            <text:p>2025-04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float" office:value="76943" calcext:value-type="float">
            <text:p>76943</text:p>
          </table:table-cell>
          <table:table-cell office:value-type="string" calcext:value-type="string">
            <text:p>2025-04-07 12:50:13.473</text:p>
          </table:table-cell>
          <table:table-cell office:value-type="string" calcext:value-type="string">
            <text:p>2025-04-07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76943" calcext:value-type="float">
            <text:p>76943</text:p>
          </table:table-cell>
          <table:table-cell office:value-type="string" calcext:value-type="string">
            <text:p>2025-04-07 12:50:13.473</text:p>
          </table:table-cell>
          <table:table-cell office:value-type="string" calcext:value-type="string">
            <text:p>2025-04-07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76955" calcext:value-type="float">
            <text:p>76955</text:p>
          </table:table-cell>
          <table:table-cell office:value-type="string" calcext:value-type="string">
            <text:p>2025-04-07 17:12:04.443</text:p>
          </table:table-cell>
          <table:table-cell office:value-type="string" calcext:value-type="string">
            <text:p>2025-04-08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93" calcext:value-type="float">
            <text:p>25393</text:p>
          </table:table-cell>
        </table:table-row>
        <table:table-row table:style-name="ro1">
          <table:table-cell office:value-type="float" office:value="76955" calcext:value-type="float">
            <text:p>76955</text:p>
          </table:table-cell>
          <table:table-cell office:value-type="string" calcext:value-type="string">
            <text:p>2025-04-07 17:12:04.443</text:p>
          </table:table-cell>
          <table:table-cell office:value-type="string" calcext:value-type="string">
            <text:p>2025-04-08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93" calcext:value-type="float">
            <text:p>25393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05:05.377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05:05.377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09:50.177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09:50.177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13:57.193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13:57.193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18:31.430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18:31.430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6979" calcext:value-type="float">
            <text:p>76979</text:p>
          </table:table-cell>
          <table:table-cell office:value-type="string" calcext:value-type="string">
            <text:p>2025-04-08 14:25:27.943</text:p>
          </table:table-cell>
          <table:table-cell office:value-type="string" calcext:value-type="string">
            <text:p>2025-04-08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6979" calcext:value-type="float">
            <text:p>76979</text:p>
          </table:table-cell>
          <table:table-cell office:value-type="string" calcext:value-type="string">
            <text:p>2025-04-08 14:25:27.943</text:p>
          </table:table-cell>
          <table:table-cell office:value-type="string" calcext:value-type="string">
            <text:p>2025-04-08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4:37:42.633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652" calcext:value-type="float">
            <text:p>34652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5:23:07.110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927" calcext:value-type="float">
            <text:p>31927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5:38:20.383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14" calcext:value-type="float">
            <text:p>31014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5:48:42.78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92" calcext:value-type="float">
            <text:p>30392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5:52:26.89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68" calcext:value-type="float">
            <text:p>30168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6:04:25.890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49" calcext:value-type="float">
            <text:p>29449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6:37:15.060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79" calcext:value-type="float">
            <text:p>27479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6:51:40.193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614" calcext:value-type="float">
            <text:p>26614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7:10:31.26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483" calcext:value-type="float">
            <text:p>25483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7:12:58.38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36" calcext:value-type="float">
            <text:p>25336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8:00:11.513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03" calcext:value-type="float">
            <text:p>22503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8:02:55.21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39" calcext:value-type="float">
            <text:p>22339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8:14:09.34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65" calcext:value-type="float">
            <text:p>21665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8:15:15.743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599" calcext:value-type="float">
            <text:p>21599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8:22:07.810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187" calcext:value-type="float">
            <text:p>21187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8:27:47.32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847" calcext:value-type="float">
            <text:p>20847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8:38:34.990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18:49:49.993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525" calcext:value-type="float">
            <text:p>19525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20:46:11.103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23:48:53.62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23:51:39.18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string" calcext:value-type="string">
            <text:p>2025-04-08 23:53:39.157</text:p>
          </table:table-cell>
          <table:table-cell office:value-type="string" calcext:value-type="string">
            <text:p>2025-04-09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04:15:46.680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765" calcext:value-type="float">
            <text:p>28765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09:19:56.640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09:22:42.733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0:20:13.530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0:27:57.177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0:59:13.313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1:25:55.467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1:36:38.643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1:44:01.647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39:57.51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39:57.51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42:35.14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42:35.14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59:40.587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59:40.587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3:19:41.78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3:19:41.78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77025" calcext:value-type="float">
            <text:p>77025</text:p>
          </table:table-cell>
          <table:table-cell office:value-type="string" calcext:value-type="string">
            <text:p>2025-04-09 17:54:37.760</text:p>
          </table:table-cell>
          <table:table-cell office:value-type="string" calcext:value-type="string">
            <text:p>2025-04-10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38" calcext:value-type="float">
            <text:p>22838</text:p>
          </table:table-cell>
        </table:table-row>
        <table:table-row table:style-name="ro1">
          <table:table-cell office:value-type="float" office:value="77025" calcext:value-type="float">
            <text:p>77025</text:p>
          </table:table-cell>
          <table:table-cell office:value-type="string" calcext:value-type="string">
            <text:p>2025-04-09 17:54:37.760</text:p>
          </table:table-cell>
          <table:table-cell office:value-type="string" calcext:value-type="string">
            <text:p>2025-04-10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38" calcext:value-type="float">
            <text:p>22838</text:p>
          </table:table-cell>
        </table:table-row>
        <table:table-row table:style-name="ro1">
          <table:table-cell office:value-type="float" office:value="77036" calcext:value-type="float">
            <text:p>77036</text:p>
          </table:table-cell>
          <table:table-cell office:value-type="string" calcext:value-type="string">
            <text:p>2025-04-10 05:49:42.060</text:p>
          </table:table-cell>
          <table:table-cell office:value-type="string" calcext:value-type="string">
            <text:p>2025-04-10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35" calcext:value-type="float">
            <text:p>23135</text:p>
          </table:table-cell>
        </table:table-row>
        <table:table-row table:style-name="ro1">
          <table:table-cell office:value-type="float" office:value="77036" calcext:value-type="float">
            <text:p>77036</text:p>
          </table:table-cell>
          <table:table-cell office:value-type="string" calcext:value-type="string">
            <text:p>2025-04-10 07:18:29.990</text:p>
          </table:table-cell>
          <table:table-cell office:value-type="string" calcext:value-type="string">
            <text:p>2025-04-10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08" calcext:value-type="float">
            <text:p>17808</text:p>
          </table:table-cell>
        </table:table-row>
        <table:table-row table:style-name="ro1">
          <table:table-cell office:value-type="float" office:value="77036" calcext:value-type="float">
            <text:p>77036</text:p>
          </table:table-cell>
          <table:table-cell office:value-type="string" calcext:value-type="string">
            <text:p>2025-04-10 10:30:57.300</text:p>
          </table:table-cell>
          <table:table-cell office:value-type="string" calcext:value-type="string">
            <text:p>2025-04-10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77036" calcext:value-type="float">
            <text:p>77036</text:p>
          </table:table-cell>
          <table:table-cell office:value-type="string" calcext:value-type="string">
            <text:p>2025-04-10 11:59:06.320</text:p>
          </table:table-cell>
          <table:table-cell office:value-type="string" calcext:value-type="string">
            <text:p>2025-04-10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77047" calcext:value-type="float">
            <text:p>77047</text:p>
          </table:table-cell>
          <table:table-cell office:value-type="string" calcext:value-type="string">
            <text:p>2025-04-10 12:27:08.117</text:p>
          </table:table-cell>
          <table:table-cell office:value-type="string" calcext:value-type="string">
            <text:p>2025-04-10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float" office:value="77047" calcext:value-type="float">
            <text:p>77047</text:p>
          </table:table-cell>
          <table:table-cell office:value-type="string" calcext:value-type="string">
            <text:p>2025-04-10 12:30:36.417</text:p>
          </table:table-cell>
          <table:table-cell office:value-type="string" calcext:value-type="string">
            <text:p>2025-04-10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77047" calcext:value-type="float">
            <text:p>77047</text:p>
          </table:table-cell>
          <table:table-cell office:value-type="string" calcext:value-type="string">
            <text:p>2025-04-10 12:32:53.463</text:p>
          </table:table-cell>
          <table:table-cell office:value-type="string" calcext:value-type="string">
            <text:p>2025-04-10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77047" calcext:value-type="float">
            <text:p>77047</text:p>
          </table:table-cell>
          <table:table-cell office:value-type="string" calcext:value-type="string">
            <text:p>2025-04-10 12:45:12.500</text:p>
          </table:table-cell>
          <table:table-cell office:value-type="string" calcext:value-type="string">
            <text:p>2025-04-10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float" office:value="77071" calcext:value-type="float">
            <text:p>77071</text:p>
          </table:table-cell>
          <table:table-cell office:value-type="string" calcext:value-type="string">
            <text:p>2025-04-11 11:45:08.447</text:p>
          </table:table-cell>
          <table:table-cell office:value-type="string" calcext:value-type="string">
            <text:p>2025-04-11 12:15:4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77071" calcext:value-type="float">
            <text:p>77071</text:p>
          </table:table-cell>
          <table:table-cell office:value-type="string" calcext:value-type="string">
            <text:p>2025-04-11 11:45:08.447</text:p>
          </table:table-cell>
          <table:table-cell office:value-type="string" calcext:value-type="string">
            <text:p>2025-04-11 12:15:4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2:29:20.647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2:46:50.447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2:51:41.917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2:52:25.243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3:06:08.677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3:38:26.310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77093" calcext:value-type="float">
            <text:p>77093</text:p>
          </table:table-cell>
          <table:table-cell office:value-type="string" calcext:value-type="string">
            <text:p>2025-04-11 16:24:42.077</text:p>
          </table:table-cell>
          <table:table-cell office:value-type="string" calcext:value-type="string">
            <text:p>2025-04-12 00:15:2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245" calcext:value-type="float">
            <text:p>28245</text:p>
          </table:table-cell>
        </table:table-row>
        <table:table-row table:style-name="ro1">
          <table:table-cell office:value-type="float" office:value="77093" calcext:value-type="float">
            <text:p>77093</text:p>
          </table:table-cell>
          <table:table-cell office:value-type="string" calcext:value-type="string">
            <text:p>2025-04-11 17:19:45.747</text:p>
          </table:table-cell>
          <table:table-cell office:value-type="string" calcext:value-type="string">
            <text:p>2025-04-12 00:15:2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42" calcext:value-type="float">
            <text:p>24942</text:p>
          </table:table-cell>
        </table:table-row>
        <table:table-row table:style-name="ro1">
          <table:table-cell office:value-type="float" office:value="77093" calcext:value-type="float">
            <text:p>77093</text:p>
          </table:table-cell>
          <table:table-cell office:value-type="string" calcext:value-type="string">
            <text:p>2025-04-11 17:40:27.237</text:p>
          </table:table-cell>
          <table:table-cell office:value-type="string" calcext:value-type="string">
            <text:p>2025-04-12 00:15:2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00" calcext:value-type="float">
            <text:p>23700</text:p>
          </table:table-cell>
        </table:table-row>
        <table:table-row table:style-name="ro1">
          <table:table-cell office:value-type="float" office:value="77093" calcext:value-type="float">
            <text:p>77093</text:p>
          </table:table-cell>
          <table:table-cell office:value-type="string" calcext:value-type="string">
            <text:p>2025-04-11 17:47:36.330</text:p>
          </table:table-cell>
          <table:table-cell office:value-type="string" calcext:value-type="string">
            <text:p>2025-04-12 00:15:2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271" calcext:value-type="float">
            <text:p>23271</text:p>
          </table:table-cell>
        </table:table-row>
        <table:table-row table:style-name="ro1">
          <table:table-cell office:value-type="float" office:value="77093" calcext:value-type="float">
            <text:p>77093</text:p>
          </table:table-cell>
          <table:table-cell office:value-type="string" calcext:value-type="string">
            <text:p>2025-04-11 19:06:37.537</text:p>
          </table:table-cell>
          <table:table-cell office:value-type="string" calcext:value-type="string">
            <text:p>2025-04-12 00:15:2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530" calcext:value-type="float">
            <text:p>18530</text:p>
          </table:table-cell>
        </table:table-row>
        <table:table-row table:style-name="ro1">
          <table:table-cell office:value-type="float" office:value="77093" calcext:value-type="float">
            <text:p>77093</text:p>
          </table:table-cell>
          <table:table-cell office:value-type="string" calcext:value-type="string">
            <text:p>2025-04-11 19:31:10.813</text:p>
          </table:table-cell>
          <table:table-cell office:value-type="string" calcext:value-type="string">
            <text:p>2025-04-12 00:15:2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57" calcext:value-type="float">
            <text:p>17057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09:40:58.36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057" calcext:value-type="float">
            <text:p>182057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10:08:15.41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420" calcext:value-type="float">
            <text:p>180420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11:36:27.48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128" calcext:value-type="float">
            <text:p>175128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11:46:10.23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545" calcext:value-type="float">
            <text:p>174545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12:06:09.573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346" calcext:value-type="float">
            <text:p>173346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12:29:19.63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956" calcext:value-type="float">
            <text:p>171956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13:08:59.623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576" calcext:value-type="float">
            <text:p>169576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14:48:41.38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3594" calcext:value-type="float">
            <text:p>163594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15:26:23.03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1332" calcext:value-type="float">
            <text:p>161332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16:54:50.82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6025" calcext:value-type="float">
            <text:p>156025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2 22:04:33.32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7442" calcext:value-type="float">
            <text:p>137442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3 09:56:52.923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703" calcext:value-type="float">
            <text:p>94703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3 21:23:13.34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522" calcext:value-type="float">
            <text:p>53522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01:43:50.633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885" calcext:value-type="float">
            <text:p>37885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09:51:36.84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0:15:27.98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0:31:45.56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0:44:01.73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1:21:30.66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1:43:58.32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1:55:51.23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05:21.95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5" calcext:value-type="float">
            <text:p>8995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05:35.397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37:46.090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49:56.41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52:29.55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3:55:29.44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4:08:37.78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77127" calcext:value-type="float">
            <text:p>77127</text:p>
          </table:table-cell>
          <table:table-cell office:value-type="string" calcext:value-type="string">
            <text:p>2025-04-14 20:44:42.503</text:p>
          </table:table-cell>
          <table:table-cell office:value-type="string" calcext:value-type="string">
            <text:p>2025-04-1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631" calcext:value-type="float">
            <text:p>12631</text:p>
          </table:table-cell>
        </table:table-row>
        <table:table-row table:style-name="ro1">
          <table:table-cell office:value-type="float" office:value="77127" calcext:value-type="float">
            <text:p>77127</text:p>
          </table:table-cell>
          <table:table-cell office:value-type="string" calcext:value-type="string">
            <text:p>2025-04-14 20:44:42.503</text:p>
          </table:table-cell>
          <table:table-cell office:value-type="string" calcext:value-type="string">
            <text:p>2025-04-1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631" calcext:value-type="float">
            <text:p>12631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06:20:06.310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309" calcext:value-type="float">
            <text:p>21309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06:40:43.960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72" calcext:value-type="float">
            <text:p>20072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09:07:26.477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69" calcext:value-type="float">
            <text:p>11269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10:01:43.670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11:23:26.757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11:33:06.293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11:57:38.087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77150" calcext:value-type="float">
            <text:p>77150</text:p>
          </table:table-cell>
          <table:table-cell office:value-type="string" calcext:value-type="string">
            <text:p>2025-04-15 13:57:53.317</text:p>
          </table:table-cell>
          <table:table-cell office:value-type="string" calcext:value-type="string">
            <text:p>2025-04-15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77150" calcext:value-type="float">
            <text:p>77150</text:p>
          </table:table-cell>
          <table:table-cell office:value-type="string" calcext:value-type="string">
            <text:p>2025-04-15 13:57:53.317</text:p>
          </table:table-cell>
          <table:table-cell office:value-type="string" calcext:value-type="string">
            <text:p>2025-04-15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77161" calcext:value-type="float">
            <text:p>77161</text:p>
          </table:table-cell>
          <table:table-cell office:value-type="string" calcext:value-type="string">
            <text:p>2025-04-15 14:36:12.590</text:p>
          </table:table-cell>
          <table:table-cell office:value-type="string" calcext:value-type="string">
            <text:p>2025-04-16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47" calcext:value-type="float">
            <text:p>34747</text:p>
          </table:table-cell>
        </table:table-row>
        <table:table-row table:style-name="ro1">
          <table:table-cell office:value-type="float" office:value="77161" calcext:value-type="float">
            <text:p>77161</text:p>
          </table:table-cell>
          <table:table-cell office:value-type="string" calcext:value-type="string">
            <text:p>2025-04-15 16:08:34.900</text:p>
          </table:table-cell>
          <table:table-cell office:value-type="string" calcext:value-type="string">
            <text:p>2025-04-16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205" calcext:value-type="float">
            <text:p>29205</text:p>
          </table:table-cell>
        </table:table-row>
        <table:table-row table:style-name="ro1">
          <table:table-cell office:value-type="float" office:value="77161" calcext:value-type="float">
            <text:p>77161</text:p>
          </table:table-cell>
          <table:table-cell office:value-type="string" calcext:value-type="string">
            <text:p>2025-04-15 16:48:01.947</text:p>
          </table:table-cell>
          <table:table-cell office:value-type="string" calcext:value-type="string">
            <text:p>2025-04-16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838" calcext:value-type="float">
            <text:p>26838</text:p>
          </table:table-cell>
        </table:table-row>
        <table:table-row table:style-name="ro1">
          <table:table-cell office:value-type="float" office:value="77161" calcext:value-type="float">
            <text:p>77161</text:p>
          </table:table-cell>
          <table:table-cell office:value-type="string" calcext:value-type="string">
            <text:p>2025-04-15 16:57:08.440</text:p>
          </table:table-cell>
          <table:table-cell office:value-type="string" calcext:value-type="string">
            <text:p>2025-04-16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91" calcext:value-type="float">
            <text:p>26291</text:p>
          </table:table-cell>
        </table:table-row>
        <table:table-row table:style-name="ro1">
          <table:table-cell office:value-type="float" office:value="77161" calcext:value-type="float">
            <text:p>77161</text:p>
          </table:table-cell>
          <table:table-cell office:value-type="string" calcext:value-type="string">
            <text:p>2025-04-15 17:03:32.723</text:p>
          </table:table-cell>
          <table:table-cell office:value-type="string" calcext:value-type="string">
            <text:p>2025-04-16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07" calcext:value-type="float">
            <text:p>25907</text:p>
          </table:table-cell>
        </table:table-row>
        <table:table-row table:style-name="ro1">
          <table:table-cell office:value-type="float" office:value="77161" calcext:value-type="float">
            <text:p>77161</text:p>
          </table:table-cell>
          <table:table-cell office:value-type="string" calcext:value-type="string">
            <text:p>2025-04-15 17:54:12.870</text:p>
          </table:table-cell>
          <table:table-cell office:value-type="string" calcext:value-type="string">
            <text:p>2025-04-16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67" calcext:value-type="float">
            <text:p>22867</text:p>
          </table:table-cell>
        </table:table-row>
        <table:table-row table:style-name="ro1">
          <table:table-cell office:value-type="float" office:value="77161" calcext:value-type="float">
            <text:p>77161</text:p>
          </table:table-cell>
          <table:table-cell office:value-type="string" calcext:value-type="string">
            <text:p>2025-04-15 18:18:03.257</text:p>
          </table:table-cell>
          <table:table-cell office:value-type="string" calcext:value-type="string">
            <text:p>2025-04-16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36" calcext:value-type="float">
            <text:p>21436</text:p>
          </table:table-cell>
        </table:table-row>
        <table:table-row table:style-name="ro1">
          <table:table-cell office:value-type="float" office:value="77161" calcext:value-type="float">
            <text:p>77161</text:p>
          </table:table-cell>
          <table:table-cell office:value-type="string" calcext:value-type="string">
            <text:p>2025-04-15 18:41:25.907</text:p>
          </table:table-cell>
          <table:table-cell office:value-type="string" calcext:value-type="string">
            <text:p>2025-04-16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34" calcext:value-type="float">
            <text:p>20034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7:30:07.763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08" calcext:value-type="float">
            <text:p>17108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7:50:01.667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14" calcext:value-type="float">
            <text:p>15914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8:51:26.85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29" calcext:value-type="float">
            <text:p>12229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9:16:48.317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07" calcext:value-type="float">
            <text:p>10707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9:45:33.22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09:56.14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13:18.203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14:14.607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59:41.09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59:55.307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1:08:36.10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1:10:28.413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1:17:20.323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1:39:10.35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77183" calcext:value-type="float">
            <text:p>77183</text:p>
          </table:table-cell>
          <table:table-cell office:value-type="string" calcext:value-type="string">
            <text:p>2025-04-16 13:03:38.203</text:p>
          </table:table-cell>
          <table:table-cell office:value-type="string" calcext:value-type="string">
            <text:p>2025-04-16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77183" calcext:value-type="float">
            <text:p>77183</text:p>
          </table:table-cell>
          <table:table-cell office:value-type="string" calcext:value-type="string">
            <text:p>2025-04-16 13:31:24.837</text:p>
          </table:table-cell>
          <table:table-cell office:value-type="string" calcext:value-type="string">
            <text:p>2025-04-16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16:33:02.500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732" calcext:value-type="float">
            <text:p>27732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16:33:14.740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720" calcext:value-type="float">
            <text:p>27720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16:40:17.167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97" calcext:value-type="float">
            <text:p>27297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17:08:57.967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77" calcext:value-type="float">
            <text:p>25577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17:29:46.103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28" calcext:value-type="float">
            <text:p>24328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18:16:59.890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95" calcext:value-type="float">
            <text:p>21495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19:58:36.797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98" calcext:value-type="float">
            <text:p>15398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20:01:54.687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20:45:15.370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599" calcext:value-type="float">
            <text:p>12599</text:p>
          </table:table-cell>
        </table:table-row>
        <table:table-row table:style-name="ro1">
          <table:table-cell office:value-type="float" office:value="77194" calcext:value-type="float">
            <text:p>77194</text:p>
          </table:table-cell>
          <table:table-cell office:value-type="string" calcext:value-type="string">
            <text:p>2025-04-16 20:57:47.320</text:p>
          </table:table-cell>
          <table:table-cell office:value-type="string" calcext:value-type="string">
            <text:p>2025-04-17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847" calcext:value-type="float">
            <text:p>11847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7 01:45:10.21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383407" calcext:value-type="float">
            <text:p>383407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7 07:41:59.77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361998" calcext:value-type="float">
            <text:p>361998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7 07:44:04.45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361873" calcext:value-type="float">
            <text:p>361873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7 08:03:08.64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360729" calcext:value-type="float">
            <text:p>360729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7 10:00:53.17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353664" calcext:value-type="float">
            <text:p>353664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7 10:39:30.97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351347" calcext:value-type="float">
            <text:p>351347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7 21:10:23.79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313494" calcext:value-type="float">
            <text:p>313494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8 18:30:09.44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236708" calcext:value-type="float">
            <text:p>236708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03:41:03.39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203654" calcext:value-type="float">
            <text:p>203654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09:40:31.29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82086" calcext:value-type="float">
            <text:p>182086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0:27:40.84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9257" calcext:value-type="float">
            <text:p>179257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0:39:11.01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8566" calcext:value-type="float">
            <text:p>178566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0:47:29.70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8068" calcext:value-type="float">
            <text:p>178068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1:02:49.24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7148" calcext:value-type="float">
            <text:p>177148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1:13:15.67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6522" calcext:value-type="float">
            <text:p>176522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1:24:56.34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5821" calcext:value-type="float">
            <text:p>175821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1:26:25.54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5732" calcext:value-type="float">
            <text:p>175732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1:39:44.21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4933" calcext:value-type="float">
            <text:p>174933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1:49:58.30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4319" calcext:value-type="float">
            <text:p>174319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2:03:45.59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3492" calcext:value-type="float">
            <text:p>173492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2:29:54.29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1923" calcext:value-type="float">
            <text:p>171923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2:53:04.38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0533" calcext:value-type="float">
            <text:p>170533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2:54:41.93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70436" calcext:value-type="float">
            <text:p>170436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3:19:01.64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68976" calcext:value-type="float">
            <text:p>168976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16:38:32.09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57005" calcext:value-type="float">
            <text:p>157005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20:56:18.95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41539" calcext:value-type="float">
            <text:p>141539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20:57:14.56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41483" calcext:value-type="float">
            <text:p>141483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20:59:13.91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41364" calcext:value-type="float">
            <text:p>141364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19 21:10:07.66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40710" calcext:value-type="float">
            <text:p>140710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0 07:07:39.80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104858" calcext:value-type="float">
            <text:p>104858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0 21:02:37.18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54760" calcext:value-type="float">
            <text:p>54760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05:01:46.18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26011" calcext:value-type="float">
            <text:p>26011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09:36:36.07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09:43:46.18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9091" calcext:value-type="float">
            <text:p>9091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09:52:54.67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8543" calcext:value-type="float">
            <text:p>8543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0:41:59.89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0:57:24.24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1:00:18.84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1:00:45.22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1:12:56.39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1:32:15.90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77217" calcext:value-type="float">
            <text:p>77217</text:p>
          </table:table-cell>
          <table:table-cell office:value-type="string" calcext:value-type="string">
            <text:p>2025-04-21 13:03:06.307</text:p>
          </table:table-cell>
          <table:table-cell office:value-type="string" calcext:value-type="string">
            <text:p>2025-04-21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77217" calcext:value-type="float">
            <text:p>77217</text:p>
          </table:table-cell>
          <table:table-cell office:value-type="string" calcext:value-type="string">
            <text:p>2025-04-21 13:03:06.307</text:p>
          </table:table-cell>
          <table:table-cell office:value-type="string" calcext:value-type="string">
            <text:p>2025-04-21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77217" calcext:value-type="float">
            <text:p>77217</text:p>
          </table:table-cell>
          <table:table-cell office:value-type="string" calcext:value-type="string">
            <text:p>2025-04-21 14:03:46.803</text:p>
          </table:table-cell>
          <table:table-cell office:value-type="string" calcext:value-type="string">
            <text:p>2025-04-21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77217" calcext:value-type="float">
            <text:p>77217</text:p>
          </table:table-cell>
          <table:table-cell office:value-type="string" calcext:value-type="string">
            <text:p>2025-04-21 14:03:46.803</text:p>
          </table:table-cell>
          <table:table-cell office:value-type="string" calcext:value-type="string">
            <text:p>2025-04-21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4:34:51.177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824" calcext:value-type="float">
            <text:p>34824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4:44:35.337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240" calcext:value-type="float">
            <text:p>34240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5:41:11.773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44" calcext:value-type="float">
            <text:p>30844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5:52:14.667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81" calcext:value-type="float">
            <text:p>30181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5:55:32.227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983" calcext:value-type="float">
            <text:p>29983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6:03:41.390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94" calcext:value-type="float">
            <text:p>29494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6:06:23.157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332" calcext:value-type="float">
            <text:p>29332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6:49:52.720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23" calcext:value-type="float">
            <text:p>26723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7:18:55.457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80" calcext:value-type="float">
            <text:p>24980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7:19:39.797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36" calcext:value-type="float">
            <text:p>24936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7:24:05.770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70" calcext:value-type="float">
            <text:p>24670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7:49:44.687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31" calcext:value-type="float">
            <text:p>23131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7:55:57.910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58" calcext:value-type="float">
            <text:p>22758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8:37:08.440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287" calcext:value-type="float">
            <text:p>20287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8:43:33.933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02" calcext:value-type="float">
            <text:p>19902</text:p>
          </table:table-cell>
        </table:table-row>
        <table:table-row table:style-name="ro1">
          <table:table-cell office:value-type="float" office:value="77228" calcext:value-type="float">
            <text:p>77228</text:p>
          </table:table-cell>
          <table:table-cell office:value-type="string" calcext:value-type="string">
            <text:p>2025-04-21 18:50:34.840</text:p>
          </table:table-cell>
          <table:table-cell office:value-type="string" calcext:value-type="string">
            <text:p>2025-04-22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481" calcext:value-type="float">
            <text:p>19481</text:p>
          </table:table-cell>
        </table:table-row>
        <table:table-row table:style-name="ro1">
          <table:table-cell office:value-type="float" office:value="77240" calcext:value-type="float">
            <text:p>77240</text:p>
          </table:table-cell>
          <table:table-cell office:value-type="string" calcext:value-type="string">
            <text:p>2025-04-22 10:21:19.520</text:p>
          </table:table-cell>
          <table:table-cell office:value-type="string" calcext:value-type="string">
            <text:p>2025-04-22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77240" calcext:value-type="float">
            <text:p>77240</text:p>
          </table:table-cell>
          <table:table-cell office:value-type="string" calcext:value-type="string">
            <text:p>2025-04-22 10:21:19.520</text:p>
          </table:table-cell>
          <table:table-cell office:value-type="string" calcext:value-type="string">
            <text:p>2025-04-22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2:55:04.887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2:55:24.627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2:55:46.327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3:22:15.720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4:26:03.850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77262" calcext:value-type="float">
            <text:p>77262</text:p>
          </table:table-cell>
          <table:table-cell office:value-type="string" calcext:value-type="string">
            <text:p>2025-04-22 15:51:46.677</text:p>
          </table:table-cell>
          <table:table-cell office:value-type="string" calcext:value-type="string">
            <text:p>2025-04-23 00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228" calcext:value-type="float">
            <text:p>30228</text:p>
          </table:table-cell>
        </table:table-row>
        <table:table-row table:style-name="ro1">
          <table:table-cell office:value-type="float" office:value="77262" calcext:value-type="float">
            <text:p>77262</text:p>
          </table:table-cell>
          <table:table-cell office:value-type="string" calcext:value-type="string">
            <text:p>2025-04-22 17:13:36.947</text:p>
          </table:table-cell>
          <table:table-cell office:value-type="string" calcext:value-type="string">
            <text:p>2025-04-23 00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18" calcext:value-type="float">
            <text:p>25318</text:p>
          </table:table-cell>
        </table:table-row>
        <table:table-row table:style-name="ro1">
          <table:table-cell office:value-type="float" office:value="77262" calcext:value-type="float">
            <text:p>77262</text:p>
          </table:table-cell>
          <table:table-cell office:value-type="string" calcext:value-type="string">
            <text:p>2025-04-22 17:32:54.440</text:p>
          </table:table-cell>
          <table:table-cell office:value-type="string" calcext:value-type="string">
            <text:p>2025-04-23 00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60" calcext:value-type="float">
            <text:p>24160</text:p>
          </table:table-cell>
        </table:table-row>
        <table:table-row table:style-name="ro1">
          <table:table-cell office:value-type="float" office:value="77262" calcext:value-type="float">
            <text:p>77262</text:p>
          </table:table-cell>
          <table:table-cell office:value-type="string" calcext:value-type="string">
            <text:p>2025-04-22 17:50:29.963</text:p>
          </table:table-cell>
          <table:table-cell office:value-type="string" calcext:value-type="string">
            <text:p>2025-04-23 00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05" calcext:value-type="float">
            <text:p>23105</text:p>
          </table:table-cell>
        </table:table-row>
        <table:table-row table:style-name="ro1">
          <table:table-cell office:value-type="float" office:value="77262" calcext:value-type="float">
            <text:p>77262</text:p>
          </table:table-cell>
          <table:table-cell office:value-type="string" calcext:value-type="string">
            <text:p>2025-04-22 17:56:12.700</text:p>
          </table:table-cell>
          <table:table-cell office:value-type="string" calcext:value-type="string">
            <text:p>2025-04-23 00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62" calcext:value-type="float">
            <text:p>22762</text:p>
          </table:table-cell>
        </table:table-row>
        <table:table-row table:style-name="ro1">
          <table:table-cell office:value-type="float" office:value="77262" calcext:value-type="float">
            <text:p>77262</text:p>
          </table:table-cell>
          <table:table-cell office:value-type="string" calcext:value-type="string">
            <text:p>2025-04-22 20:37:17.877</text:p>
          </table:table-cell>
          <table:table-cell office:value-type="string" calcext:value-type="string">
            <text:p>2025-04-23 00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97" calcext:value-type="float">
            <text:p>13097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07:20:47.243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69" calcext:value-type="float">
            <text:p>17669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09:15:37.843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10:06:35.310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11:33:45.563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11:50:30.810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11:52:54.310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2:05:52.037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67" calcext:value-type="float">
            <text:p>8967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2:14:43.073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36" calcext:value-type="float">
            <text:p>8436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3:21:57.237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3:36:17.500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3:52:14.303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3:59:18.737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4:04:05.053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4:17:50.387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77295" calcext:value-type="float">
            <text:p>77295</text:p>
          </table:table-cell>
          <table:table-cell office:value-type="string" calcext:value-type="string">
            <text:p>2025-04-23 15:37:45.957</text:p>
          </table:table-cell>
          <table:table-cell office:value-type="string" calcext:value-type="string">
            <text:p>2025-04-24 00:15:2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63" calcext:value-type="float">
            <text:p>31063</text:p>
          </table:table-cell>
        </table:table-row>
        <table:table-row table:style-name="ro1">
          <table:table-cell office:value-type="float" office:value="77295" calcext:value-type="float">
            <text:p>77295</text:p>
          </table:table-cell>
          <table:table-cell office:value-type="string" calcext:value-type="string">
            <text:p>2025-04-23 15:46:45.920</text:p>
          </table:table-cell>
          <table:table-cell office:value-type="string" calcext:value-type="string">
            <text:p>2025-04-24 00:15:2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523" calcext:value-type="float">
            <text:p>30523</text:p>
          </table:table-cell>
        </table:table-row>
        <table:table-row table:style-name="ro1">
          <table:table-cell office:value-type="float" office:value="77295" calcext:value-type="float">
            <text:p>77295</text:p>
          </table:table-cell>
          <table:table-cell office:value-type="string" calcext:value-type="string">
            <text:p>2025-04-23 19:13:54.563</text:p>
          </table:table-cell>
          <table:table-cell office:value-type="string" calcext:value-type="string">
            <text:p>2025-04-24 00:15:2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94" calcext:value-type="float">
            <text:p>18094</text:p>
          </table:table-cell>
        </table:table-row>
        <table:table-row table:style-name="ro1">
          <table:table-cell office:value-type="float" office:value="77307" calcext:value-type="float">
            <text:p>77307</text:p>
          </table:table-cell>
          <table:table-cell office:value-type="string" calcext:value-type="string">
            <text:p>2025-04-24 09:56:49.103</text:p>
          </table:table-cell>
          <table:table-cell office:value-type="string" calcext:value-type="string">
            <text:p>2025-04-24 12:15:3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77307" calcext:value-type="float">
            <text:p>77307</text:p>
          </table:table-cell>
          <table:table-cell office:value-type="string" calcext:value-type="string">
            <text:p>2025-04-24 09:56:49.103</text:p>
          </table:table-cell>
          <table:table-cell office:value-type="string" calcext:value-type="string">
            <text:p>2025-04-24 12:15:3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  <table:table-cell office:value-type="string" calcext:value-type="string">
            <text:p>2025-04-24 13:14:02.457</text:p>
          </table:table-cell>
          <table:table-cell office:value-type="string" calcext:value-type="string">
            <text:p>2025-04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  <table:table-cell office:value-type="string" calcext:value-type="string">
            <text:p>2025-04-24 13:15:01.240</text:p>
          </table:table-cell>
          <table:table-cell office:value-type="string" calcext:value-type="string">
            <text:p>2025-04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  <table:table-cell office:value-type="string" calcext:value-type="string">
            <text:p>2025-04-24 13:48:35.210</text:p>
          </table:table-cell>
          <table:table-cell office:value-type="string" calcext:value-type="string">
            <text:p>2025-04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  <table:table-cell office:value-type="string" calcext:value-type="string">
            <text:p>2025-04-24 14:06:19.550</text:p>
          </table:table-cell>
          <table:table-cell office:value-type="string" calcext:value-type="string">
            <text:p>2025-04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4:58:13.120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426" calcext:value-type="float">
            <text:p>33426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4:59:37.013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342" calcext:value-type="float">
            <text:p>33342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7:23:10.777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29" calcext:value-type="float">
            <text:p>24729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7:23:28.340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11" calcext:value-type="float">
            <text:p>24711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7:26:15.200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44" calcext:value-type="float">
            <text:p>24544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7:36:12.357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47" calcext:value-type="float">
            <text:p>23947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8:02:22.357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77" calcext:value-type="float">
            <text:p>22377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8:28:29.537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810" calcext:value-type="float">
            <text:p>20810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8:56:06.430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153" calcext:value-type="float">
            <text:p>19153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9:36:22.557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737" calcext:value-type="float">
            <text:p>16737</text:p>
          </table:table-cell>
        </table:table-row>
        <table:table-row table:style-name="ro1">
          <table:table-cell office:value-type="float" office:value="77329" calcext:value-type="float">
            <text:p>77329</text:p>
          </table:table-cell>
          <table:table-cell office:value-type="string" calcext:value-type="string">
            <text:p>2025-04-24 19:49:29.183</text:p>
          </table:table-cell>
          <table:table-cell office:value-type="string" calcext:value-type="string">
            <text:p>2025-04-25 00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50" calcext:value-type="float">
            <text:p>15950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08:07:33.31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64" calcext:value-type="float">
            <text:p>14864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09:25:49.130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09:31:30.540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27" calcext:value-type="float">
            <text:p>9827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09:56:50.34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0:32:51.26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0:45:25.290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0:53:54.13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1:05:20.95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1:39:01.06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1:45:48.11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77351" calcext:value-type="float">
            <text:p>77351</text:p>
          </table:table-cell>
          <table:table-cell office:value-type="string" calcext:value-type="string">
            <text:p>2025-04-25 13:37:38.993</text:p>
          </table:table-cell>
          <table:table-cell office:value-type="string" calcext:value-type="string">
            <text:p>2025-04-25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77351" calcext:value-type="float">
            <text:p>77351</text:p>
          </table:table-cell>
          <table:table-cell office:value-type="string" calcext:value-type="string">
            <text:p>2025-04-25 14:06:00.533</text:p>
          </table:table-cell>
          <table:table-cell office:value-type="string" calcext:value-type="string">
            <text:p>2025-04-25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77351" calcext:value-type="float">
            <text:p>77351</text:p>
          </table:table-cell>
          <table:table-cell office:value-type="string" calcext:value-type="string">
            <text:p>2025-04-25 14:28:17.867</text:p>
          </table:table-cell>
          <table:table-cell office:value-type="string" calcext:value-type="string">
            <text:p>2025-04-25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77362" calcext:value-type="float">
            <text:p>77362</text:p>
          </table:table-cell>
          <table:table-cell office:value-type="string" calcext:value-type="string">
            <text:p>2025-04-25 16:18:55.110</text:p>
          </table:table-cell>
          <table:table-cell office:value-type="string" calcext:value-type="string">
            <text:p>2025-04-26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82" calcext:value-type="float">
            <text:p>28582</text:p>
          </table:table-cell>
        </table:table-row>
        <table:table-row table:style-name="ro1">
          <table:table-cell office:value-type="float" office:value="77362" calcext:value-type="float">
            <text:p>77362</text:p>
          </table:table-cell>
          <table:table-cell office:value-type="string" calcext:value-type="string">
            <text:p>2025-04-25 16:27:01.583</text:p>
          </table:table-cell>
          <table:table-cell office:value-type="string" calcext:value-type="string">
            <text:p>2025-04-26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96" calcext:value-type="float">
            <text:p>28096</text:p>
          </table:table-cell>
        </table:table-row>
        <table:table-row table:style-name="ro1">
          <table:table-cell office:value-type="float" office:value="77362" calcext:value-type="float">
            <text:p>77362</text:p>
          </table:table-cell>
          <table:table-cell office:value-type="string" calcext:value-type="string">
            <text:p>2025-04-25 16:42:07.590</text:p>
          </table:table-cell>
          <table:table-cell office:value-type="string" calcext:value-type="string">
            <text:p>2025-04-26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190" calcext:value-type="float">
            <text:p>27190</text:p>
          </table:table-cell>
        </table:table-row>
        <table:table-row table:style-name="ro1">
          <table:table-cell office:value-type="float" office:value="77362" calcext:value-type="float">
            <text:p>77362</text:p>
          </table:table-cell>
          <table:table-cell office:value-type="string" calcext:value-type="string">
            <text:p>2025-04-25 16:52:34.363</text:p>
          </table:table-cell>
          <table:table-cell office:value-type="string" calcext:value-type="string">
            <text:p>2025-04-26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563" calcext:value-type="float">
            <text:p>26563</text:p>
          </table:table-cell>
        </table:table-row>
        <table:table-row table:style-name="ro1">
          <table:table-cell office:value-type="float" office:value="77362" calcext:value-type="float">
            <text:p>77362</text:p>
          </table:table-cell>
          <table:table-cell office:value-type="string" calcext:value-type="string">
            <text:p>2025-04-25 16:56:10.973</text:p>
          </table:table-cell>
          <table:table-cell office:value-type="string" calcext:value-type="string">
            <text:p>2025-04-26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347" calcext:value-type="float">
            <text:p>26347</text:p>
          </table:table-cell>
        </table:table-row>
        <table:table-row table:style-name="ro1">
          <table:table-cell office:value-type="float" office:value="77362" calcext:value-type="float">
            <text:p>77362</text:p>
          </table:table-cell>
          <table:table-cell office:value-type="string" calcext:value-type="string">
            <text:p>2025-04-25 17:04:01.227</text:p>
          </table:table-cell>
          <table:table-cell office:value-type="string" calcext:value-type="string">
            <text:p>2025-04-26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76" calcext:value-type="float">
            <text:p>25876</text:p>
          </table:table-cell>
        </table:table-row>
        <table:table-row table:style-name="ro1">
          <table:table-cell office:value-type="float" office:value="77362" calcext:value-type="float">
            <text:p>77362</text:p>
          </table:table-cell>
          <table:table-cell office:value-type="string" calcext:value-type="string">
            <text:p>2025-04-25 17:38:49.743</text:p>
          </table:table-cell>
          <table:table-cell office:value-type="string" calcext:value-type="string">
            <text:p>2025-04-26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88" calcext:value-type="float">
            <text:p>23788</text:p>
          </table:table-cell>
        </table:table-row>
        <table:table-row table:style-name="ro1">
          <table:table-cell office:value-type="float" office:value="77362" calcext:value-type="float">
            <text:p>77362</text:p>
          </table:table-cell>
          <table:table-cell office:value-type="string" calcext:value-type="string">
            <text:p>2025-04-25 18:02:43.487</text:p>
          </table:table-cell>
          <table:table-cell office:value-type="string" calcext:value-type="string">
            <text:p>2025-04-26 00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54" calcext:value-type="float">
            <text:p>22354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00:15:55.79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5965" calcext:value-type="float">
            <text:p>215965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08:34:47.823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6033" calcext:value-type="float">
            <text:p>186033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09:18:37.19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403" calcext:value-type="float">
            <text:p>183403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09:59:03.12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977" calcext:value-type="float">
            <text:p>180977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0:07:13.72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487" calcext:value-type="float">
            <text:p>180487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0:30:31.35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9089" calcext:value-type="float">
            <text:p>179089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1:05:50.97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970" calcext:value-type="float">
            <text:p>176970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1:11:24.91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636" calcext:value-type="float">
            <text:p>176636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1:39:39.703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941" calcext:value-type="float">
            <text:p>174941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1:57:56.32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844" calcext:value-type="float">
            <text:p>173844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2:03:05.16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535" calcext:value-type="float">
            <text:p>173535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2:22:14.81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386" calcext:value-type="float">
            <text:p>172386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4:10:48.493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5872" calcext:value-type="float">
            <text:p>165872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5:44:15.72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265" calcext:value-type="float">
            <text:p>160265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6:34:41.98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239" calcext:value-type="float">
            <text:p>157239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7:39:58.29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322" calcext:value-type="float">
            <text:p>153322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19:42:35.03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965" calcext:value-type="float">
            <text:p>145965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20:08:23.653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417" calcext:value-type="float">
            <text:p>144417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6 22:17:27.19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6673" calcext:value-type="float">
            <text:p>136673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7 10:52:15.84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385" calcext:value-type="float">
            <text:p>91385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7 11:29:46.96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134" calcext:value-type="float">
            <text:p>89134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7 15:10:23.41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897" calcext:value-type="float">
            <text:p>75897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7 19:00:33.91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087" calcext:value-type="float">
            <text:p>62087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7 19:02:29.70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971" calcext:value-type="float">
            <text:p>61971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7 20:34:44.14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436" calcext:value-type="float">
            <text:p>56436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7 22:17:10.59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290" calcext:value-type="float">
            <text:p>50290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0:20:10.07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910" calcext:value-type="float">
            <text:p>42910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3:24:01.23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879" calcext:value-type="float">
            <text:p>31879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8:21:05.03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55" calcext:value-type="float">
            <text:p>14055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9:06:13.94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9:24:10.53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9:45:50.47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9:53:08.413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2" calcext:value-type="float">
            <text:p>8532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10:17:01.24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10:49:05.473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11:32:02.34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11:57:40.52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2:07:25.133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2:37:55.687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2:43:57.330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2:52:30.660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3:20:50.457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3:51:52.507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77396" calcext:value-type="float">
            <text:p>77396</text:p>
          </table:table-cell>
          <table:table-cell office:value-type="string" calcext:value-type="string">
            <text:p>2025-04-28 14:43:05.547</text:p>
          </table:table-cell>
          <table:table-cell office:value-type="string" calcext:value-type="string">
            <text:p>2025-04-29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331" calcext:value-type="float">
            <text:p>34331</text:p>
          </table:table-cell>
        </table:table-row>
        <table:table-row table:style-name="ro1">
          <table:table-cell office:value-type="float" office:value="77396" calcext:value-type="float">
            <text:p>77396</text:p>
          </table:table-cell>
          <table:table-cell office:value-type="string" calcext:value-type="string">
            <text:p>2025-04-28 14:43:05.547</text:p>
          </table:table-cell>
          <table:table-cell office:value-type="string" calcext:value-type="string">
            <text:p>2025-04-29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331" calcext:value-type="float">
            <text:p>34331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09:53:20.747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09:53:20.747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09:57:43.873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09:57:43.873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0:56.733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0:56.733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2:04.577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2:04.577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3:41.110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3:41.110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18:46.830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20:02.580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21:03.363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53" calcext:value-type="float">
            <text:p>8053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27:47.227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52:57.307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3:52:05.363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4:23:05.273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7431" calcext:value-type="float">
            <text:p>77431</text:p>
          </table:table-cell>
          <table:table-cell office:value-type="string" calcext:value-type="string">
            <text:p>2025-04-29 19:05:36.587</text:p>
          </table:table-cell>
          <table:table-cell office:value-type="string" calcext:value-type="string">
            <text:p>2025-04-30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580" calcext:value-type="float">
            <text:p>18580</text:p>
          </table:table-cell>
        </table:table-row>
        <table:table-row table:style-name="ro1">
          <table:table-cell office:value-type="float" office:value="77431" calcext:value-type="float">
            <text:p>77431</text:p>
          </table:table-cell>
          <table:table-cell office:value-type="string" calcext:value-type="string">
            <text:p>2025-04-29 19:05:36.587</text:p>
          </table:table-cell>
          <table:table-cell office:value-type="string" calcext:value-type="string">
            <text:p>2025-04-30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580" calcext:value-type="float">
            <text:p>18580</text:p>
          </table:table-cell>
        </table:table-row>
        <table:table-row table:style-name="ro1">
          <table:table-cell office:value-type="float" office:value="77443" calcext:value-type="float">
            <text:p>77443</text:p>
          </table:table-cell>
          <table:table-cell office:value-type="string" calcext:value-type="string">
            <text:p>2025-04-30 10:59:32.873</text:p>
          </table:table-cell>
          <table:table-cell office:value-type="string" calcext:value-type="string">
            <text:p>2025-04-30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77443" calcext:value-type="float">
            <text:p>77443</text:p>
          </table:table-cell>
          <table:table-cell office:value-type="string" calcext:value-type="string">
            <text:p>2025-04-30 10:59:32.873</text:p>
          </table:table-cell>
          <table:table-cell office:value-type="string" calcext:value-type="string">
            <text:p>2025-04-30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2:36:36.443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2:37:45.89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2:38:54.483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3:21:44.55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3:39:39.64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4:07:22.10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4:12:06.35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4:40:45.027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81" calcext:value-type="float">
            <text:p>34481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4:51:43.987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23" calcext:value-type="float">
            <text:p>33823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4:57:45.177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461" calcext:value-type="float">
            <text:p>33461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5:52:55.080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51" calcext:value-type="float">
            <text:p>30151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6:07:55.080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251" calcext:value-type="float">
            <text:p>29251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6:15:12.953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14" calcext:value-type="float">
            <text:p>28814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6:24:38.527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248" calcext:value-type="float">
            <text:p>28248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6:27:17.477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89" calcext:value-type="float">
            <text:p>28089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7:29:06.187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80" calcext:value-type="float">
            <text:p>24380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7:55:33.070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93" calcext:value-type="float">
            <text:p>22793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7:59:03.307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83" calcext:value-type="float">
            <text:p>22583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8:12:42.150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64" calcext:value-type="float">
            <text:p>21764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8:19:49.910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337" calcext:value-type="float">
            <text:p>21337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8:47:12.907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694" calcext:value-type="float">
            <text:p>19694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8:56:45.177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121" calcext:value-type="float">
            <text:p>19121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8:58:40.353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06" calcext:value-type="float">
            <text:p>19006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19:27:16.663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90" calcext:value-type="float">
            <text:p>17290</text:p>
          </table:table-cell>
        </table:table-row>
        <table:table-row table:style-name="ro1">
          <table:table-cell office:value-type="float" office:value="77465" calcext:value-type="float">
            <text:p>77465</text:p>
          </table:table-cell>
          <table:table-cell office:value-type="string" calcext:value-type="string">
            <text:p>2025-04-30 22:06:06.470</text:p>
          </table:table-cell>
          <table:table-cell office:value-type="string" calcext:value-type="string">
            <text:p>2025-05-01 00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1 08:02:23.09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579" calcext:value-type="float">
            <text:p>101579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1 08:04:01.49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481" calcext:value-type="float">
            <text:p>101481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1 10:34:15.83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467" calcext:value-type="float">
            <text:p>92467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1 11:59:08.53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374" calcext:value-type="float">
            <text:p>87374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1 14:10:23.04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499" calcext:value-type="float">
            <text:p>79499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1 16:58:16.79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426" calcext:value-type="float">
            <text:p>69426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1 17:19:53.18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129" calcext:value-type="float">
            <text:p>68129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1 19:34:27.11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055" calcext:value-type="float">
            <text:p>60055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15:17.71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05" calcext:value-type="float">
            <text:p>14405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15:42.88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25:04.62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18" calcext:value-type="float">
            <text:p>13818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33:14.70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328" calcext:value-type="float">
            <text:p>13328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40:45.10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77" calcext:value-type="float">
            <text:p>12877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51:53.62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09" calcext:value-type="float">
            <text:p>12209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9:22:38.83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64" calcext:value-type="float">
            <text:p>10364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9:41:58.13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24:02.30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26:13.29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36:47.80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53:28.72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58:48.32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01:41.94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10:31.93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15:45.16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15:54.49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19:35.91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24:52.21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77488" calcext:value-type="float">
            <text:p>77488</text:p>
          </table:table-cell>
          <table:table-cell office:value-type="string" calcext:value-type="string">
            <text:p>2025-05-02 12:24:24.930</text:p>
          </table:table-cell>
          <table:table-cell office:value-type="string" calcext:value-type="string">
            <text:p>2025-05-0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7488" calcext:value-type="float">
            <text:p>77488</text:p>
          </table:table-cell>
          <table:table-cell office:value-type="string" calcext:value-type="string">
            <text:p>2025-05-02 12:24:24.930</text:p>
          </table:table-cell>
          <table:table-cell office:value-type="string" calcext:value-type="string">
            <text:p>2025-05-0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7488" calcext:value-type="float">
            <text:p>77488</text:p>
          </table:table-cell>
          <table:table-cell office:value-type="string" calcext:value-type="string">
            <text:p>2025-05-02 13:19:05.290</text:p>
          </table:table-cell>
          <table:table-cell office:value-type="string" calcext:value-type="string">
            <text:p>2025-05-0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77488" calcext:value-type="float">
            <text:p>77488</text:p>
          </table:table-cell>
          <table:table-cell office:value-type="string" calcext:value-type="string">
            <text:p>2025-05-02 13:19:05.290</text:p>
          </table:table-cell>
          <table:table-cell office:value-type="string" calcext:value-type="string">
            <text:p>2025-05-0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2025-05-02 18:05:15.747</text:p>
          </table:table-cell>
          <table:table-cell office:value-type="string" calcext:value-type="string">
            <text:p>2025-05-03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2025-05-02 18:05:15.747</text:p>
          </table:table-cell>
          <table:table-cell office:value-type="string" calcext:value-type="string">
            <text:p>2025-05-03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float" office:value="77512" calcext:value-type="float">
            <text:p>77512</text:p>
          </table:table-cell>
          <table:table-cell office:value-type="string" calcext:value-type="string">
            <text:p>2025-05-03 17:15:29.877</text:p>
          </table:table-cell>
          <table:table-cell office:value-type="string" calcext:value-type="string">
            <text:p>2025-05-0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788" calcext:value-type="float">
            <text:p>154788</text:p>
          </table:table-cell>
        </table:table-row>
        <table:table-row table:style-name="ro1">
          <table:table-cell office:value-type="float" office:value="77512" calcext:value-type="float">
            <text:p>77512</text:p>
          </table:table-cell>
          <table:table-cell office:value-type="string" calcext:value-type="string">
            <text:p>2025-05-03 17:15:29.877</text:p>
          </table:table-cell>
          <table:table-cell office:value-type="string" calcext:value-type="string">
            <text:p>2025-05-0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788" calcext:value-type="float">
            <text:p>154788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18:49.47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18:49.47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0:49.500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0:49.500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2:07.45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2:07.45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3:20.610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3:20.610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4:12.78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4:12.78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5:19.407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5:19.407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4:49:48.300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925" calcext:value-type="float">
            <text:p>33925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4:53:09.047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24" calcext:value-type="float">
            <text:p>33724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5:46:27.340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526" calcext:value-type="float">
            <text:p>30526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6:08:54.210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179" calcext:value-type="float">
            <text:p>29179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6:12:39.007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954" calcext:value-type="float">
            <text:p>28954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6:29:05.370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968" calcext:value-type="float">
            <text:p>27968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6:34:50.653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23" calcext:value-type="float">
            <text:p>27623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6:40:58.327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55" calcext:value-type="float">
            <text:p>27255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7:11:45.097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408" calcext:value-type="float">
            <text:p>25408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17:19:18.220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55" calcext:value-type="float">
            <text:p>24955</text:p>
          </table:table-cell>
        </table:table-row>
        <table:table-row table:style-name="ro1">
          <table:table-cell office:value-type="float" office:value="77535" calcext:value-type="float">
            <text:p>77535</text:p>
          </table:table-cell>
          <table:table-cell office:value-type="string" calcext:value-type="string">
            <text:p>2025-05-05 21:12:59.733</text:p>
          </table:table-cell>
          <table:table-cell office:value-type="string" calcext:value-type="string">
            <text:p>2025-05-06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34" calcext:value-type="float">
            <text:p>10934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0:48.48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0:48.48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4:15.543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4:15.543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7:11.95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7:11.95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9:51.11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9:51.11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2:07:49.760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3:33:04.130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3:33:48.960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3:34:59.570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3:39:18.357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4:12:22.413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4:12:43.937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4:16:12.923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4:17:11.573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77567" calcext:value-type="float">
            <text:p>77567</text:p>
          </table:table-cell>
          <table:table-cell office:value-type="string" calcext:value-type="string">
            <text:p>2025-05-06 15:43:10.127</text:p>
          </table:table-cell>
          <table:table-cell office:value-type="string" calcext:value-type="string">
            <text:p>2025-05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722" calcext:value-type="float">
            <text:p>30722</text:p>
          </table:table-cell>
        </table:table-row>
        <table:table-row table:style-name="ro1">
          <table:table-cell office:value-type="float" office:value="77567" calcext:value-type="float">
            <text:p>77567</text:p>
          </table:table-cell>
          <table:table-cell office:value-type="string" calcext:value-type="string">
            <text:p>2025-05-06 16:21:19.767</text:p>
          </table:table-cell>
          <table:table-cell office:value-type="string" calcext:value-type="string">
            <text:p>2025-05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433" calcext:value-type="float">
            <text:p>28433</text:p>
          </table:table-cell>
        </table:table-row>
        <table:table-row table:style-name="ro1">
          <table:table-cell office:value-type="float" office:value="77567" calcext:value-type="float">
            <text:p>77567</text:p>
          </table:table-cell>
          <table:table-cell office:value-type="string" calcext:value-type="string">
            <text:p>2025-05-06 17:17:36.953</text:p>
          </table:table-cell>
          <table:table-cell office:value-type="string" calcext:value-type="string">
            <text:p>2025-05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056" calcext:value-type="float">
            <text:p>25056</text:p>
          </table:table-cell>
        </table:table-row>
        <table:table-row table:style-name="ro1">
          <table:table-cell office:value-type="float" office:value="77567" calcext:value-type="float">
            <text:p>77567</text:p>
          </table:table-cell>
          <table:table-cell office:value-type="string" calcext:value-type="string">
            <text:p>2025-05-06 17:44:25.327</text:p>
          </table:table-cell>
          <table:table-cell office:value-type="string" calcext:value-type="string">
            <text:p>2025-05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47" calcext:value-type="float">
            <text:p>23447</text:p>
          </table:table-cell>
        </table:table-row>
        <table:table-row table:style-name="ro1">
          <table:table-cell office:value-type="float" office:value="77567" calcext:value-type="float">
            <text:p>77567</text:p>
          </table:table-cell>
          <table:table-cell office:value-type="string" calcext:value-type="string">
            <text:p>2025-05-06 18:10:17.953</text:p>
          </table:table-cell>
          <table:table-cell office:value-type="string" calcext:value-type="string">
            <text:p>2025-05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895" calcext:value-type="float">
            <text:p>21895</text:p>
          </table:table-cell>
        </table:table-row>
        <table:table-row table:style-name="ro1">
          <table:table-cell office:value-type="float" office:value="77567" calcext:value-type="float">
            <text:p>77567</text:p>
          </table:table-cell>
          <table:table-cell office:value-type="string" calcext:value-type="string">
            <text:p>2025-05-06 18:45:31.323</text:p>
          </table:table-cell>
          <table:table-cell office:value-type="string" calcext:value-type="string">
            <text:p>2025-05-0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781" calcext:value-type="float">
            <text:p>19781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0:10:12.940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0:40:51.480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24:36.997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38:25.260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49:49.643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54:04.773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59:12.757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2:55:16.917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2:58:29.120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3:15:56.970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3:39:04.973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4:09:23.607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4:13:48.723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77601" calcext:value-type="float">
            <text:p>77601</text:p>
          </table:table-cell>
          <table:table-cell office:value-type="string" calcext:value-type="string">
            <text:p>2025-05-07 16:14:05.893</text:p>
          </table:table-cell>
          <table:table-cell office:value-type="string" calcext:value-type="string">
            <text:p>2025-05-0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67" calcext:value-type="float">
            <text:p>28867</text:p>
          </table:table-cell>
        </table:table-row>
        <table:table-row table:style-name="ro1">
          <table:table-cell office:value-type="float" office:value="77601" calcext:value-type="float">
            <text:p>77601</text:p>
          </table:table-cell>
          <table:table-cell office:value-type="string" calcext:value-type="string">
            <text:p>2025-05-07 16:14:05.893</text:p>
          </table:table-cell>
          <table:table-cell office:value-type="string" calcext:value-type="string">
            <text:p>2025-05-0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67" calcext:value-type="float">
            <text:p>28867</text:p>
          </table:table-cell>
        </table:table-row>
        <table:table-row table:style-name="ro1">
          <table:table-cell office:value-type="float" office:value="77601" calcext:value-type="float">
            <text:p>77601</text:p>
          </table:table-cell>
          <table:table-cell office:value-type="string" calcext:value-type="string">
            <text:p>2025-05-07 18:48:52.927</text:p>
          </table:table-cell>
          <table:table-cell office:value-type="string" calcext:value-type="string">
            <text:p>2025-05-0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float" office:value="77601" calcext:value-type="float">
            <text:p>77601</text:p>
          </table:table-cell>
          <table:table-cell office:value-type="string" calcext:value-type="string">
            <text:p>2025-05-07 18:48:52.927</text:p>
          </table:table-cell>
          <table:table-cell office:value-type="string" calcext:value-type="string">
            <text:p>2025-05-0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07:25:09.113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04" calcext:value-type="float">
            <text:p>17404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07:47:04.030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89" calcext:value-type="float">
            <text:p>16089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08:43:01.537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32" calcext:value-type="float">
            <text:p>12732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0:20:36.053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0:31:46.830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0:42:33.960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0:54:10.407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1:09:07.323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1:16:18.687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77624" calcext:value-type="float">
            <text:p>77624</text:p>
          </table:table-cell>
          <table:table-cell office:value-type="string" calcext:value-type="string">
            <text:p>2025-05-08 12:57:08.473</text:p>
          </table:table-cell>
          <table:table-cell office:value-type="string" calcext:value-type="string">
            <text:p>2025-05-0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77624" calcext:value-type="float">
            <text:p>77624</text:p>
          </table:table-cell>
          <table:table-cell office:value-type="string" calcext:value-type="string">
            <text:p>2025-05-08 12:57:08.473</text:p>
          </table:table-cell>
          <table:table-cell office:value-type="string" calcext:value-type="string">
            <text:p>2025-05-0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5:03:40.407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091" calcext:value-type="float">
            <text:p>33091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5:59:53.563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718" calcext:value-type="float">
            <text:p>29718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6:27:24.543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67" calcext:value-type="float">
            <text:p>28067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6:28:20.230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11" calcext:value-type="float">
            <text:p>28011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6:54:07.600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64" calcext:value-type="float">
            <text:p>26464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7:26:34.537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17" calcext:value-type="float">
            <text:p>24517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7:31:47.257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04" calcext:value-type="float">
            <text:p>24204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7:39:30.670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41" calcext:value-type="float">
            <text:p>23741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7:43:30.137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01" calcext:value-type="float">
            <text:p>23501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2025-05-08 18:07:45.120</text:p>
          </table:table-cell>
          <table:table-cell office:value-type="string" calcext:value-type="string">
            <text:p>2025-05-0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46" calcext:value-type="float">
            <text:p>22046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00:16:22.80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30" calcext:value-type="float">
            <text:p>43130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00:26:04.49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548" calcext:value-type="float">
            <text:p>42548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08:19:59.69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13" calcext:value-type="float">
            <text:p>14113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09:33:00.413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0:16:58.18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0:43:18.72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1:25:43.770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1:35:36.130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1:37:37.65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77658" calcext:value-type="float">
            <text:p>77658</text:p>
          </table:table-cell>
          <table:table-cell office:value-type="string" calcext:value-type="string">
            <text:p>2025-05-09 12:17:04.150</text:p>
          </table:table-cell>
          <table:table-cell office:value-type="string" calcext:value-type="string">
            <text:p>2025-05-09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77658" calcext:value-type="float">
            <text:p>77658</text:p>
          </table:table-cell>
          <table:table-cell office:value-type="string" calcext:value-type="string">
            <text:p>2025-05-09 12:17:04.150</text:p>
          </table:table-cell>
          <table:table-cell office:value-type="string" calcext:value-type="string">
            <text:p>2025-05-09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2025-05-09 15:35:31.177</text:p>
          </table:table-cell>
          <table:table-cell office:value-type="string" calcext:value-type="string">
            <text:p>2025-05-10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83" calcext:value-type="float">
            <text:p>31183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2025-05-09 15:52:26.997</text:p>
          </table:table-cell>
          <table:table-cell office:value-type="string" calcext:value-type="string">
            <text:p>2025-05-10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68" calcext:value-type="float">
            <text:p>30168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2025-05-09 16:36:24.273</text:p>
          </table:table-cell>
          <table:table-cell office:value-type="string" calcext:value-type="string">
            <text:p>2025-05-10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530" calcext:value-type="float">
            <text:p>27530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2025-05-09 16:37:29.790</text:p>
          </table:table-cell>
          <table:table-cell office:value-type="string" calcext:value-type="string">
            <text:p>2025-05-10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65" calcext:value-type="float">
            <text:p>27465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2025-05-09 16:43:57.563</text:p>
          </table:table-cell>
          <table:table-cell office:value-type="string" calcext:value-type="string">
            <text:p>2025-05-10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77" calcext:value-type="float">
            <text:p>27077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2025-05-09 17:30:11.370</text:p>
          </table:table-cell>
          <table:table-cell office:value-type="string" calcext:value-type="string">
            <text:p>2025-05-10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03" calcext:value-type="float">
            <text:p>24303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2025-05-09 17:40:02.027</text:p>
          </table:table-cell>
          <table:table-cell office:value-type="string" calcext:value-type="string">
            <text:p>2025-05-10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12" calcext:value-type="float">
            <text:p>23712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2025-05-09 21:26:06.103</text:p>
          </table:table-cell>
          <table:table-cell office:value-type="string" calcext:value-type="string">
            <text:p>2025-05-10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48" calcext:value-type="float">
            <text:p>10148</text:p>
          </table:table-cell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2025-05-09 22:35:17.163</text:p>
          </table:table-cell>
          <table:table-cell office:value-type="string" calcext:value-type="string">
            <text:p>2025-05-10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08:05:38.84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774" calcext:value-type="float">
            <text:p>187774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09:24:03.83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069" calcext:value-type="float">
            <text:p>183069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09:40:01.35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111" calcext:value-type="float">
            <text:p>182111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09:47:54.96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1638" calcext:value-type="float">
            <text:p>181638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1:23:23.55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909" calcext:value-type="float">
            <text:p>175909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1:29:46.02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526" calcext:value-type="float">
            <text:p>175526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2:00:17.76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695" calcext:value-type="float">
            <text:p>173695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2:06:30.88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322" calcext:value-type="float">
            <text:p>173322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2:09:31.62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141" calcext:value-type="float">
            <text:p>173141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2:14:41.02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831" calcext:value-type="float">
            <text:p>172831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2:42:53.57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139" calcext:value-type="float">
            <text:p>171139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2:51:42.42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610" calcext:value-type="float">
            <text:p>170610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2:52:30.65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562" calcext:value-type="float">
            <text:p>170562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3:05:22.49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790" calcext:value-type="float">
            <text:p>169790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3:23:02.93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8730" calcext:value-type="float">
            <text:p>168730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4:19:37.49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5335" calcext:value-type="float">
            <text:p>165335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6:39:37.18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6935" calcext:value-type="float">
            <text:p>156935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8:40:12.33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700" calcext:value-type="float">
            <text:p>149700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18:43:46.96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486" calcext:value-type="float">
            <text:p>149486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0 20:50:21.61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891" calcext:value-type="float">
            <text:p>141891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1 04:42:07.52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3585" calcext:value-type="float">
            <text:p>113585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1 05:30:29.02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683" calcext:value-type="float">
            <text:p>110683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1 05:38:59.77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173" calcext:value-type="float">
            <text:p>110173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1 10:50:56.80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456" calcext:value-type="float">
            <text:p>91456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1 15:18:46.53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386" calcext:value-type="float">
            <text:p>75386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1 16:15:21.46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991" calcext:value-type="float">
            <text:p>71991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0:46:06.08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22:08.13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37:49.01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38:32.74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47:42.53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48:51.84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77692" calcext:value-type="float">
            <text:p>77692</text:p>
          </table:table-cell>
          <table:table-cell office:value-type="string" calcext:value-type="string">
            <text:p>2025-05-12 12:49:14.293</text:p>
          </table:table-cell>
          <table:table-cell office:value-type="string" calcext:value-type="string">
            <text:p>2025-05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77692" calcext:value-type="float">
            <text:p>77692</text:p>
          </table:table-cell>
          <table:table-cell office:value-type="string" calcext:value-type="string">
            <text:p>2025-05-12 12:49:14.293</text:p>
          </table:table-cell>
          <table:table-cell office:value-type="string" calcext:value-type="string">
            <text:p>2025-05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77692" calcext:value-type="float">
            <text:p>77692</text:p>
          </table:table-cell>
          <table:table-cell office:value-type="string" calcext:value-type="string">
            <text:p>2025-05-12 12:51:58.310</text:p>
          </table:table-cell>
          <table:table-cell office:value-type="string" calcext:value-type="string">
            <text:p>2025-05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77692" calcext:value-type="float">
            <text:p>77692</text:p>
          </table:table-cell>
          <table:table-cell office:value-type="string" calcext:value-type="string">
            <text:p>2025-05-12 12:51:58.310</text:p>
          </table:table-cell>
          <table:table-cell office:value-type="string" calcext:value-type="string">
            <text:p>2025-05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4:35:35.827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78" calcext:value-type="float">
            <text:p>34778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4:47:04.677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089" calcext:value-type="float">
            <text:p>34089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5:01:12.840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241" calcext:value-type="float">
            <text:p>33241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5:35:59.210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54" calcext:value-type="float">
            <text:p>31154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5:51:12.607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241" calcext:value-type="float">
            <text:p>30241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5:57:31.223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862" calcext:value-type="float">
            <text:p>29862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6:04:10.887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63" calcext:value-type="float">
            <text:p>29463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6:26:44.410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09" calcext:value-type="float">
            <text:p>28109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6:38:58.897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375" calcext:value-type="float">
            <text:p>27375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6:55:12.297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01" calcext:value-type="float">
            <text:p>26401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7:09:24.067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49" calcext:value-type="float">
            <text:p>25549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7:23:28.613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05" calcext:value-type="float">
            <text:p>24705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7:32:17.063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76" calcext:value-type="float">
            <text:p>24176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7:34:45.643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028" calcext:value-type="float">
            <text:p>24028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7:45:58.007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355" calcext:value-type="float">
            <text:p>23355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18:08:36.203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997" calcext:value-type="float">
            <text:p>21997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20:18:31.577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77703" calcext:value-type="float">
            <text:p>77703</text:p>
          </table:table-cell>
          <table:table-cell office:value-type="string" calcext:value-type="string">
            <text:p>2025-05-12 20:54:31.640</text:p>
          </table:table-cell>
          <table:table-cell office:value-type="string" calcext:value-type="string">
            <text:p>2025-05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42" calcext:value-type="float">
            <text:p>12042</text:p>
          </table:table-cell>
        </table:table-row>
        <table:table-row table:style-name="ro1">
          <table:table-cell office:value-type="float" office:value="77715" calcext:value-type="float">
            <text:p>77715</text:p>
          </table:table-cell>
          <table:table-cell office:value-type="string" calcext:value-type="string">
            <text:p>2025-05-13 11:58:28.427</text:p>
          </table:table-cell>
          <table:table-cell office:value-type="string" calcext:value-type="string">
            <text:p>2025-05-1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77715" calcext:value-type="float">
            <text:p>77715</text:p>
          </table:table-cell>
          <table:table-cell office:value-type="string" calcext:value-type="string">
            <text:p>2025-05-13 11:58:28.427</text:p>
          </table:table-cell>
          <table:table-cell office:value-type="string" calcext:value-type="string">
            <text:p>2025-05-1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77727" calcext:value-type="float">
            <text:p>77727</text:p>
          </table:table-cell>
          <table:table-cell office:value-type="string" calcext:value-type="string">
            <text:p>2025-05-13 12:00:29.817</text:p>
          </table:table-cell>
          <table:table-cell office:value-type="string" calcext:value-type="string">
            <text:p>2025-05-1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84" calcext:value-type="float">
            <text:p>9284</text:p>
          </table:table-cell>
        </table:table-row>
        <table:table-row table:style-name="ro1">
          <table:table-cell office:value-type="float" office:value="77727" calcext:value-type="float">
            <text:p>77727</text:p>
          </table:table-cell>
          <table:table-cell office:value-type="string" calcext:value-type="string">
            <text:p>2025-05-13 12:00:29.817</text:p>
          </table:table-cell>
          <table:table-cell office:value-type="string" calcext:value-type="string">
            <text:p>2025-05-1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84" calcext:value-type="float">
            <text:p>9284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4:58:50.993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385" calcext:value-type="float">
            <text:p>33385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5:00:34.807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281" calcext:value-type="float">
            <text:p>33281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5:29:10.397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565" calcext:value-type="float">
            <text:p>31565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5:37:24.620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71" calcext:value-type="float">
            <text:p>31071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5:44:48.750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627" calcext:value-type="float">
            <text:p>30627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6:51:53.020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602" calcext:value-type="float">
            <text:p>26602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6:57:58.220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37" calcext:value-type="float">
            <text:p>26237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7:08:00.647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635" calcext:value-type="float">
            <text:p>25635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7:31:07.047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48" calcext:value-type="float">
            <text:p>24248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7:31:37.907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18" calcext:value-type="float">
            <text:p>24218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7:32:09.207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86" calcext:value-type="float">
            <text:p>24186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7:48:38.600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97" calcext:value-type="float">
            <text:p>23197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7:58:31.747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604" calcext:value-type="float">
            <text:p>22604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8:14:08.180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67" calcext:value-type="float">
            <text:p>21667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8:37:23.263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272" calcext:value-type="float">
            <text:p>20272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8:39:21.920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54" calcext:value-type="float">
            <text:p>20154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8:44:34.227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41" calcext:value-type="float">
            <text:p>19841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8:45:50.550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765" calcext:value-type="float">
            <text:p>19765</text:p>
          </table:table-cell>
        </table:table-row>
        <table:table-row table:style-name="ro1">
          <table:table-cell office:value-type="float" office:value="77738" calcext:value-type="float">
            <text:p>77738</text:p>
          </table:table-cell>
          <table:table-cell office:value-type="string" calcext:value-type="string">
            <text:p>2025-05-13 18:59:26.447</text:p>
          </table:table-cell>
          <table:table-cell office:value-type="string" calcext:value-type="string">
            <text:p>2025-05-14 00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49" calcext:value-type="float">
            <text:p>18949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09:54:42.39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30" calcext:value-type="float">
            <text:p>8430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09:56:36.14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10:34.43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24:32.49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35:43.460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37:37.22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41:21.02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43:35.13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47:44.230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53:58.340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1:09:04.47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1:32:05.25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1:40:15.08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1:57:18.26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11:40.423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12" calcext:value-type="float">
            <text:p>8612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29:20.35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34:54.283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40:36.253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43:42.98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47:45.75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47" calcext:value-type="float">
            <text:p>6447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3:05:39.85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3:14:10.98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3:32:45.260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3:45:40.340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4:40:10.853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502" calcext:value-type="float">
            <text:p>34502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5:00:21.393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291" calcext:value-type="float">
            <text:p>33291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5:19:50.99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122" calcext:value-type="float">
            <text:p>32122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5:20:33.433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079" calcext:value-type="float">
            <text:p>32079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5:48:38.853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94" calcext:value-type="float">
            <text:p>30394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6:04:08.793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64" calcext:value-type="float">
            <text:p>29464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6:09:59.67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113" calcext:value-type="float">
            <text:p>29113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6:19:51.22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21" calcext:value-type="float">
            <text:p>28521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7:59:13.080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59" calcext:value-type="float">
            <text:p>22559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8:08:04.47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28" calcext:value-type="float">
            <text:p>22028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8:24:14.700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058" calcext:value-type="float">
            <text:p>21058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8:30:59.20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653" calcext:value-type="float">
            <text:p>20653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8:48:12.99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620" calcext:value-type="float">
            <text:p>19620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8:52:09.93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383" calcext:value-type="float">
            <text:p>19383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8:53:51.57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81" calcext:value-type="float">
            <text:p>19281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9:00:23.48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889" calcext:value-type="float">
            <text:p>18889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9:26:54.733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98" calcext:value-type="float">
            <text:p>17298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9:29:29.65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43" calcext:value-type="float">
            <text:p>17143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19:38:27.17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05" calcext:value-type="float">
            <text:p>16605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20:05:48.140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float" office:value="77771" calcext:value-type="float">
            <text:p>77771</text:p>
          </table:table-cell>
          <table:table-cell office:value-type="string" calcext:value-type="string">
            <text:p>2025-05-14 21:50:47.827</text:p>
          </table:table-cell>
          <table:table-cell office:value-type="string" calcext:value-type="string">
            <text:p>2025-05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65" calcext:value-type="float">
            <text:p>8665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6:55:34.76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178" calcext:value-type="float">
            <text:p>19178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7:45:26.30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186" calcext:value-type="float">
            <text:p>16186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7:48:35.50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97" calcext:value-type="float">
            <text:p>1599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8:20:39.52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73" calcext:value-type="float">
            <text:p>14073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18:35.07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97" calcext:value-type="float">
            <text:p>1059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24:12.23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31:55.8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31:59.5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93" calcext:value-type="float">
            <text:p>9793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48:06.04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26" calcext:value-type="float">
            <text:p>8826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57:40.88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02:33.72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10:44.44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13:02.78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14:27.53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20:21.82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26:28.2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46:50.64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54:33.38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00:12.9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07:26.57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11:51.50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13:05.84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16:01.95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18:13.89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29:16.4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40:55.79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45:47.19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46:45.63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49:28.8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55:11.83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59:19.40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2:25:44.14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2:26:06.61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46" calcext:value-type="float">
            <text:p>7746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2:40:32.27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2:53:38.733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00:53.860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05:54.64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09:38.17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35:23.89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46:44.99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46:49.05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49:03.900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50:20.65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58:37.233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4:04:47.943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4:07:29.690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4:13:31.910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4:23:07.49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4:52:33.24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59" calcext:value-type="float">
            <text:p>33759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5:04:53.85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019" calcext:value-type="float">
            <text:p>33019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5:16:46.45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306" calcext:value-type="float">
            <text:p>32306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5:23:07.00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925" calcext:value-type="float">
            <text:p>31925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5:28:30.54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602" calcext:value-type="float">
            <text:p>31602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5:31:17.98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435" calcext:value-type="float">
            <text:p>31435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5:34:32.15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240" calcext:value-type="float">
            <text:p>31240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5:46:59.45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93" calcext:value-type="float">
            <text:p>30493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5:50:33.31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279" calcext:value-type="float">
            <text:p>30279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5:50:48.20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264" calcext:value-type="float">
            <text:p>30264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6:18:39.53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93" calcext:value-type="float">
            <text:p>28593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6:33:59.04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73" calcext:value-type="float">
            <text:p>27673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6:38:00.71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32" calcext:value-type="float">
            <text:p>27432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6:40:13.93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99" calcext:value-type="float">
            <text:p>27299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6:43:32.24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100" calcext:value-type="float">
            <text:p>27100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6:44:20.37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52" calcext:value-type="float">
            <text:p>27052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6:52:04.93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588" calcext:value-type="float">
            <text:p>26588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6:56:35.55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317" calcext:value-type="float">
            <text:p>26317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7:03:30.64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02" calcext:value-type="float">
            <text:p>25902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7:24:06.96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66" calcext:value-type="float">
            <text:p>24666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7:32:31.63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61" calcext:value-type="float">
            <text:p>24161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7:37:03.57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89" calcext:value-type="float">
            <text:p>23889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7:40:18.79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94" calcext:value-type="float">
            <text:p>23694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7:54:22.09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50" calcext:value-type="float">
            <text:p>22850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7:54:39.71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33" calcext:value-type="float">
            <text:p>22833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7:59:40.92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32" calcext:value-type="float">
            <text:p>22532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8:01:27.75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25" calcext:value-type="float">
            <text:p>22425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8:10:48.52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864" calcext:value-type="float">
            <text:p>21864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8:17:36.94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56" calcext:value-type="float">
            <text:p>21456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8:25:45.17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967" calcext:value-type="float">
            <text:p>20967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8:44:23.73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49" calcext:value-type="float">
            <text:p>19849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8:57:19.23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73" calcext:value-type="float">
            <text:p>19073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9:11:03.33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49" calcext:value-type="float">
            <text:p>18249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9:33:04.01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28" calcext:value-type="float">
            <text:p>16928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19:53:07.03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25" calcext:value-type="float">
            <text:p>15725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20:13:13.90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19" calcext:value-type="float">
            <text:p>14519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20:33:30.58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302" calcext:value-type="float">
            <text:p>13302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20:41:33.35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19" calcext:value-type="float">
            <text:p>12819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20:45:57.10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20:54:57.37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15" calcext:value-type="float">
            <text:p>12015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20:58:07.65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825" calcext:value-type="float">
            <text:p>11825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20:58:31.110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801" calcext:value-type="float">
            <text:p>11801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21:33:56.657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76" calcext:value-type="float">
            <text:p>9676</text:p>
          </table:table-cell>
        </table:table-row>
        <table:table-row table:style-name="ro1">
          <table:table-cell office:value-type="float" office:value="77804" calcext:value-type="float">
            <text:p>77804</text:p>
          </table:table-cell>
          <table:table-cell office:value-type="string" calcext:value-type="string">
            <text:p>2025-05-15 22:03:06.483</text:p>
          </table:table-cell>
          <table:table-cell office:value-type="string" calcext:value-type="string">
            <text:p>2025-05-1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26" calcext:value-type="float">
            <text:p>7926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0:19:28.29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944" calcext:value-type="float">
            <text:p>4294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5:22:19.49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73" calcext:value-type="float">
            <text:p>24773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6:55:40.52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172" calcext:value-type="float">
            <text:p>19172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7:30:30.32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82" calcext:value-type="float">
            <text:p>17082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8:06:44.49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08" calcext:value-type="float">
            <text:p>14908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8:48:15.95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417" calcext:value-type="float">
            <text:p>12417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23:28.26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24:18.57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54" calcext:value-type="float">
            <text:p>1025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25:32.68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38:15.44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17" calcext:value-type="float">
            <text:p>9417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39:40.41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32" calcext:value-type="float">
            <text:p>9332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45:25.83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7" calcext:value-type="float">
            <text:p>8987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07:31.06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61" calcext:value-type="float">
            <text:p>766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25:28.22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26:38.34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32:11.47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47:21.27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50:17.41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55:56.33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56:31.13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07:11.98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11:46.59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18:03.83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33:03.22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35:36.85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46:29.95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14:05.07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67" calcext:value-type="float">
            <text:p>8467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15:57.10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38:20.53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42:50.77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51:29.20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53:49.23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58:18.56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59:42.40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02:52.78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03:27.23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20:12.670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31:07.14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42:16.710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47:50.15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50:03.85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4:12:23.36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4:25:28.13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4:29:46.150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77838" calcext:value-type="float">
            <text:p>77838</text:p>
          </table:table-cell>
          <table:table-cell office:value-type="string" calcext:value-type="string">
            <text:p>2025-05-16 17:53:03.120</text:p>
          </table:table-cell>
          <table:table-cell office:value-type="string" calcext:value-type="string">
            <text:p>2025-05-1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930" calcext:value-type="float">
            <text:p>22930</text:p>
          </table:table-cell>
        </table:table-row>
        <table:table-row table:style-name="ro1">
          <table:table-cell office:value-type="float" office:value="77838" calcext:value-type="float">
            <text:p>77838</text:p>
          </table:table-cell>
          <table:table-cell office:value-type="string" calcext:value-type="string">
            <text:p>2025-05-16 17:53:03.120</text:p>
          </table:table-cell>
          <table:table-cell office:value-type="string" calcext:value-type="string">
            <text:p>2025-05-1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930" calcext:value-type="float">
            <text:p>22930</text:p>
          </table:table-cell>
        </table:table-row>
        <table:table-row table:style-name="ro1">
          <table:table-cell office:value-type="float" office:value="77838" calcext:value-type="float">
            <text:p>77838</text:p>
          </table:table-cell>
          <table:table-cell office:value-type="string" calcext:value-type="string">
            <text:p>2025-05-16 22:07:55.827</text:p>
          </table:table-cell>
          <table:table-cell office:value-type="string" calcext:value-type="string">
            <text:p>2025-05-1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38" calcext:value-type="float">
            <text:p>7638</text:p>
          </table:table-cell>
        </table:table-row>
        <table:table-row table:style-name="ro1">
          <table:table-cell office:value-type="float" office:value="77838" calcext:value-type="float">
            <text:p>77838</text:p>
          </table:table-cell>
          <table:table-cell office:value-type="string" calcext:value-type="string">
            <text:p>2025-05-16 22:07:55.827</text:p>
          </table:table-cell>
          <table:table-cell office:value-type="string" calcext:value-type="string">
            <text:p>2025-05-1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38" calcext:value-type="float">
            <text:p>7638</text:p>
          </table:table-cell>
        </table:table-row>
        <table:table-row table:style-name="ro1">
          <table:table-cell office:value-type="float" office:value="77850" calcext:value-type="float">
            <text:p>77850</text:p>
          </table:table-cell>
          <table:table-cell office:value-type="string" calcext:value-type="string">
            <text:p>2025-05-19 10:31:51.907</text:p>
          </table:table-cell>
          <table:table-cell office:value-type="string" calcext:value-type="string">
            <text:p>2025-05-1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77850" calcext:value-type="float">
            <text:p>77850</text:p>
          </table:table-cell>
          <table:table-cell office:value-type="string" calcext:value-type="string">
            <text:p>2025-05-19 10:31:51.907</text:p>
          </table:table-cell>
          <table:table-cell office:value-type="string" calcext:value-type="string">
            <text:p>2025-05-1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19:13.693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20:58.600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33:03.697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40:28.560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43:37.923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3:06:00.133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3:23:21.930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4:01:10.417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4:30:30.817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082" calcext:value-type="float">
            <text:p>35082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4:53:10.810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22" calcext:value-type="float">
            <text:p>33722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6:12:58.860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934" calcext:value-type="float">
            <text:p>28934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6:46:15.313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937" calcext:value-type="float">
            <text:p>26937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6:56:52.380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300" calcext:value-type="float">
            <text:p>26300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7:03:17.337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15" calcext:value-type="float">
            <text:p>25915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7:25:57.583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55" calcext:value-type="float">
            <text:p>24555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7:29:31.053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41" calcext:value-type="float">
            <text:p>24341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7:36:47.930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05" calcext:value-type="float">
            <text:p>23905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7:44:11.280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61" calcext:value-type="float">
            <text:p>23461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7:44:16.637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56" calcext:value-type="float">
            <text:p>23456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7:59:05.027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67" calcext:value-type="float">
            <text:p>22567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18:44:13.037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59" calcext:value-type="float">
            <text:p>19859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20:29:09.147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63" calcext:value-type="float">
            <text:p>13563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20:38:29.560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03" calcext:value-type="float">
            <text:p>13003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20:39:20.310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52" calcext:value-type="float">
            <text:p>12952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21:13:17.950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15" calcext:value-type="float">
            <text:p>10915</text:p>
          </table:table-cell>
        </table:table-row>
        <table:table-row table:style-name="ro1">
          <table:table-cell office:value-type="float" office:value="77872" calcext:value-type="float">
            <text:p>77872</text:p>
          </table:table-cell>
          <table:table-cell office:value-type="string" calcext:value-type="string">
            <text:p>2025-05-19 22:18:41.263</text:p>
          </table:table-cell>
          <table:table-cell office:value-type="string" calcext:value-type="string">
            <text:p>2025-05-2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43:58.103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43:58.103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47:30.620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47:30.620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50:37.153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50:37.153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13:17.133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17:06.440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44:55.820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45:10.207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55:37.980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3:17:40.897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77907" calcext:value-type="float">
            <text:p>77907</text:p>
          </table:table-cell>
          <table:table-cell office:value-type="string" calcext:value-type="string">
            <text:p>2025-05-20 17:19:00.617</text:p>
          </table:table-cell>
          <table:table-cell office:value-type="string" calcext:value-type="string">
            <text:p>2025-05-21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72" calcext:value-type="float">
            <text:p>24972</text:p>
          </table:table-cell>
        </table:table-row>
        <table:table-row table:style-name="ro1">
          <table:table-cell office:value-type="float" office:value="77907" calcext:value-type="float">
            <text:p>77907</text:p>
          </table:table-cell>
          <table:table-cell office:value-type="string" calcext:value-type="string">
            <text:p>2025-05-20 17:19:00.617</text:p>
          </table:table-cell>
          <table:table-cell office:value-type="string" calcext:value-type="string">
            <text:p>2025-05-21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72" calcext:value-type="float">
            <text:p>2497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8:42:13.80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8:57:48.84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845" calcext:value-type="float">
            <text:p>11845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9:18:03.19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30" calcext:value-type="float">
            <text:p>1063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9:33:05.68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9:45:29.75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4" calcext:value-type="float">
            <text:p>8984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00:13.26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01:20.06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05:27.07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86" calcext:value-type="float">
            <text:p>7786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07:05.78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14:11.60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19:14.77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19:37.06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29:21.30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29:51.87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37:11.67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40:35.28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42:48.11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51:11.36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18:18.59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27:01.29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38:03.10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43:03.81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46:37.81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58:03.94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05:09.033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13:52.173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16:44.190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18:39.440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20:43.723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22:41.367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09:38:48.093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85" calcext:value-type="float">
            <text:p>9385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10:26:41.760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11:43:07.157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11:49:25.917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11:52:31.127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77963" calcext:value-type="float">
            <text:p>77963</text:p>
          </table:table-cell>
          <table:table-cell office:value-type="string" calcext:value-type="string">
            <text:p>2025-05-22 12:15:26.037</text:p>
          </table:table-cell>
          <table:table-cell office:value-type="string" calcext:value-type="string">
            <text:p>2025-05-2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88" calcext:value-type="float">
            <text:p>8388</text:p>
          </table:table-cell>
        </table:table-row>
        <table:table-row table:style-name="ro1">
          <table:table-cell office:value-type="float" office:value="77963" calcext:value-type="float">
            <text:p>77963</text:p>
          </table:table-cell>
          <table:table-cell office:value-type="string" calcext:value-type="string">
            <text:p>2025-05-22 12:21:05.430</text:p>
          </table:table-cell>
          <table:table-cell office:value-type="string" calcext:value-type="string">
            <text:p>2025-05-2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float" office:value="77963" calcext:value-type="float">
            <text:p>77963</text:p>
          </table:table-cell>
          <table:table-cell office:value-type="string" calcext:value-type="string">
            <text:p>2025-05-22 13:59:37.777</text:p>
          </table:table-cell>
          <table:table-cell office:value-type="string" calcext:value-type="string">
            <text:p>2025-05-2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77963" calcext:value-type="float">
            <text:p>77963</text:p>
          </table:table-cell>
          <table:table-cell office:value-type="string" calcext:value-type="string">
            <text:p>2025-05-22 14:00:18.293</text:p>
          </table:table-cell>
          <table:table-cell office:value-type="string" calcext:value-type="string">
            <text:p>2025-05-2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77975" calcext:value-type="float">
            <text:p>77975</text:p>
          </table:table-cell>
          <table:table-cell office:value-type="string" calcext:value-type="string">
            <text:p>2025-05-22 16:18:27.497</text:p>
          </table:table-cell>
          <table:table-cell office:value-type="string" calcext:value-type="string">
            <text:p>2025-05-23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09" calcext:value-type="float">
            <text:p>28609</text:p>
          </table:table-cell>
        </table:table-row>
        <table:table-row table:style-name="ro1">
          <table:table-cell office:value-type="float" office:value="77975" calcext:value-type="float">
            <text:p>77975</text:p>
          </table:table-cell>
          <table:table-cell office:value-type="string" calcext:value-type="string">
            <text:p>2025-05-22 16:18:27.497</text:p>
          </table:table-cell>
          <table:table-cell office:value-type="string" calcext:value-type="string">
            <text:p>2025-05-23 00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09" calcext:value-type="float">
            <text:p>28609</text:p>
          </table:table-cell>
        </table:table-row>
        <table:table-row table:style-name="ro1">
          <table:table-cell office:value-type="float" office:value="77987" calcext:value-type="float">
            <text:p>77987</text:p>
          </table:table-cell>
          <table:table-cell office:value-type="string" calcext:value-type="string">
            <text:p>2025-05-23 10:20:02.107</text:p>
          </table:table-cell>
          <table:table-cell office:value-type="string" calcext:value-type="string">
            <text:p>2025-05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77987" calcext:value-type="float">
            <text:p>77987</text:p>
          </table:table-cell>
          <table:table-cell office:value-type="string" calcext:value-type="string">
            <text:p>2025-05-23 10:20:02.107</text:p>
          </table:table-cell>
          <table:table-cell office:value-type="string" calcext:value-type="string">
            <text:p>2025-05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2:03:53.510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81" calcext:value-type="float">
            <text:p>9081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2:23:36.06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3:04:59.833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3:12:26.06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3:16:11.833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00:57.30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04:35.853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07:27.35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15:35.43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25:03.863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28:21.24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78007" calcext:value-type="float">
            <text:p>78007</text:p>
          </table:table-cell>
          <table:table-cell office:value-type="string" calcext:value-type="string">
            <text:p>2025-05-23 16:02:55.273</text:p>
          </table:table-cell>
          <table:table-cell office:value-type="string" calcext:value-type="string">
            <text:p>2025-05-2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537" calcext:value-type="float">
            <text:p>29537</text:p>
          </table:table-cell>
        </table:table-row>
        <table:table-row table:style-name="ro1">
          <table:table-cell office:value-type="float" office:value="78007" calcext:value-type="float">
            <text:p>78007</text:p>
          </table:table-cell>
          <table:table-cell office:value-type="string" calcext:value-type="string">
            <text:p>2025-05-23 17:02:43.533</text:p>
          </table:table-cell>
          <table:table-cell office:value-type="string" calcext:value-type="string">
            <text:p>2025-05-2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49" calcext:value-type="float">
            <text:p>25949</text:p>
          </table:table-cell>
        </table:table-row>
        <table:table-row table:style-name="ro1">
          <table:table-cell office:value-type="float" office:value="78007" calcext:value-type="float">
            <text:p>78007</text:p>
          </table:table-cell>
          <table:table-cell office:value-type="string" calcext:value-type="string">
            <text:p>2025-05-23 17:24:37.817</text:p>
          </table:table-cell>
          <table:table-cell office:value-type="string" calcext:value-type="string">
            <text:p>2025-05-2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35" calcext:value-type="float">
            <text:p>24635</text:p>
          </table:table-cell>
        </table:table-row>
        <table:table-row table:style-name="ro1">
          <table:table-cell office:value-type="float" office:value="78007" calcext:value-type="float">
            <text:p>78007</text:p>
          </table:table-cell>
          <table:table-cell office:value-type="string" calcext:value-type="string">
            <text:p>2025-05-23 18:05:02.327</text:p>
          </table:table-cell>
          <table:table-cell office:value-type="string" calcext:value-type="string">
            <text:p>2025-05-2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210" calcext:value-type="float">
            <text:p>22210</text:p>
          </table:table-cell>
        </table:table-row>
        <table:table-row table:style-name="ro1">
          <table:table-cell office:value-type="float" office:value="78007" calcext:value-type="float">
            <text:p>78007</text:p>
          </table:table-cell>
          <table:table-cell office:value-type="string" calcext:value-type="string">
            <text:p>2025-05-23 18:06:18.290</text:p>
          </table:table-cell>
          <table:table-cell office:value-type="string" calcext:value-type="string">
            <text:p>2025-05-2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78007" calcext:value-type="float">
            <text:p>78007</text:p>
          </table:table-cell>
          <table:table-cell office:value-type="string" calcext:value-type="string">
            <text:p>2025-05-23 19:24:52.503</text:p>
          </table:table-cell>
          <table:table-cell office:value-type="string" calcext:value-type="string">
            <text:p>2025-05-2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20" calcext:value-type="float">
            <text:p>17420</text:p>
          </table:table-cell>
        </table:table-row>
        <table:table-row table:style-name="ro1">
          <table:table-cell office:value-type="float" office:value="78007" calcext:value-type="float">
            <text:p>78007</text:p>
          </table:table-cell>
          <table:table-cell office:value-type="string" calcext:value-type="string">
            <text:p>2025-05-23 19:25:31.347</text:p>
          </table:table-cell>
          <table:table-cell office:value-type="string" calcext:value-type="string">
            <text:p>2025-05-2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81" calcext:value-type="float">
            <text:p>17381</text:p>
          </table:table-cell>
        </table:table-row>
        <table:table-row table:style-name="ro1">
          <table:table-cell office:value-type="float" office:value="78007" calcext:value-type="float">
            <text:p>78007</text:p>
          </table:table-cell>
          <table:table-cell office:value-type="string" calcext:value-type="string">
            <text:p>2025-05-23 20:54:41.083</text:p>
          </table:table-cell>
          <table:table-cell office:value-type="string" calcext:value-type="string">
            <text:p>2025-05-2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31" calcext:value-type="float">
            <text:p>12031</text:p>
          </table:table-cell>
        </table:table-row>
        <table:table-row table:style-name="ro1">
          <table:table-cell office:value-type="float" office:value="78007" calcext:value-type="float">
            <text:p>78007</text:p>
          </table:table-cell>
          <table:table-cell office:value-type="string" calcext:value-type="string">
            <text:p>2025-05-23 21:06:15.437</text:p>
          </table:table-cell>
          <table:table-cell office:value-type="string" calcext:value-type="string">
            <text:p>2025-05-2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337" calcext:value-type="float">
            <text:p>11337</text:p>
          </table:table-cell>
        </table:table-row>
        <table:table-row table:style-name="ro1">
          <table:table-cell office:value-type="float" office:value="78019" calcext:value-type="float">
            <text:p>78019</text:p>
          </table:table-cell>
          <table:table-cell office:value-type="string" calcext:value-type="string">
            <text:p>2025-05-26 08:04:51.510</text:p>
          </table:table-cell>
          <table:table-cell office:value-type="string" calcext:value-type="string">
            <text:p>2025-05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22" calcext:value-type="float">
            <text:p>15022</text:p>
          </table:table-cell>
        </table:table-row>
        <table:table-row table:style-name="ro1">
          <table:table-cell office:value-type="float" office:value="78019" calcext:value-type="float">
            <text:p>78019</text:p>
          </table:table-cell>
          <table:table-cell office:value-type="string" calcext:value-type="string">
            <text:p>2025-05-26 08:04:51.510</text:p>
          </table:table-cell>
          <table:table-cell office:value-type="string" calcext:value-type="string">
            <text:p>2025-05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22" calcext:value-type="float">
            <text:p>15022</text:p>
          </table:table-cell>
        </table:table-row>
        <table:table-row table:style-name="ro1">
          <table:table-cell office:value-type="float" office:value="78019" calcext:value-type="float">
            <text:p>78019</text:p>
          </table:table-cell>
          <table:table-cell office:value-type="string" calcext:value-type="string">
            <text:p>2025-05-26 10:03:55.923</text:p>
          </table:table-cell>
          <table:table-cell office:value-type="string" calcext:value-type="string">
            <text:p>2025-05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float" office:value="78019" calcext:value-type="float">
            <text:p>78019</text:p>
          </table:table-cell>
          <table:table-cell office:value-type="string" calcext:value-type="string">
            <text:p>2025-05-26 10:03:55.923</text:p>
          </table:table-cell>
          <table:table-cell office:value-type="string" calcext:value-type="string">
            <text:p>2025-05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2:05:19.310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2:28:01.897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2:46:00.907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3:10:45.383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3:13:59.057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4:23:13.567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14:32:39.923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953" calcext:value-type="float">
            <text:p>34953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15:00:02.170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310" calcext:value-type="float">
            <text:p>33310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15:10:53.957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659" calcext:value-type="float">
            <text:p>32659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15:30:35.870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477" calcext:value-type="float">
            <text:p>31477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15:53:12.020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20" calcext:value-type="float">
            <text:p>30120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17:02:43.443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49" calcext:value-type="float">
            <text:p>25949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17:35:53.467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59" calcext:value-type="float">
            <text:p>23959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18:09:04.290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968" calcext:value-type="float">
            <text:p>21968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18:41:00.877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52" calcext:value-type="float">
            <text:p>20052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20:38:08.540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24" calcext:value-type="float">
            <text:p>13024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20:54:13.050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59" calcext:value-type="float">
            <text:p>12059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21:27:32.033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78041" calcext:value-type="float">
            <text:p>78041</text:p>
          </table:table-cell>
          <table:table-cell office:value-type="string" calcext:value-type="string">
            <text:p>2025-05-26 22:57:34.963</text:p>
          </table:table-cell>
          <table:table-cell office:value-type="string" calcext:value-type="string">
            <text:p>2025-05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6:37:50.34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242" calcext:value-type="float">
            <text:p>20242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7:59:13.19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59" calcext:value-type="float">
            <text:p>15359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8:56:34.68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918" calcext:value-type="float">
            <text:p>11918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07:09.89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83" calcext:value-type="float">
            <text:p>11283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23:55.02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24:02.88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24:57.77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15" calcext:value-type="float">
            <text:p>10215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25:58.21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54" calcext:value-type="float">
            <text:p>1015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36:35.99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10:27.18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85" calcext:value-type="float">
            <text:p>7485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26:50.94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34:46.01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45:06.99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59:27.62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03:49.63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08:10.55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17:58.03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25:07.34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37:19.02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37:48.12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46:48.59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51:39.06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53:08.60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53:35.71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2:13:13.397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2:25:56.960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55" calcext:value-type="float">
            <text:p>7755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2:43:31.973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2:43:51.747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3:01:15.430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3:11:57.403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3:14:26.207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3:44:59.163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4:05:19.890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78077" calcext:value-type="float">
            <text:p>78077</text:p>
          </table:table-cell>
          <table:table-cell office:value-type="string" calcext:value-type="string">
            <text:p>2025-05-27 18:14:04.203</text:p>
          </table:table-cell>
          <table:table-cell office:value-type="string" calcext:value-type="string">
            <text:p>2025-05-2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68" calcext:value-type="float">
            <text:p>21668</text:p>
          </table:table-cell>
        </table:table-row>
        <table:table-row table:style-name="ro1">
          <table:table-cell office:value-type="float" office:value="78077" calcext:value-type="float">
            <text:p>78077</text:p>
          </table:table-cell>
          <table:table-cell office:value-type="string" calcext:value-type="string">
            <text:p>2025-05-27 18:14:04.203</text:p>
          </table:table-cell>
          <table:table-cell office:value-type="string" calcext:value-type="string">
            <text:p>2025-05-28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68" calcext:value-type="float">
            <text:p>21668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7:58:31.90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02" calcext:value-type="float">
            <text:p>15402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8:05:17.01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96" calcext:value-type="float">
            <text:p>14996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8:30:13.13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9:33:01.87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9:33:22.81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0:23:07.04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0:24:49.80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0:46:24.81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02:13.500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05:17.67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14:26.94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17:21.13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58:34.33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2:31:37.147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16" calcext:value-type="float">
            <text:p>7416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2:45:07.697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2:52:16.590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2:53:47.137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4:06:10.983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4:28:04.227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78111" calcext:value-type="float">
            <text:p>78111</text:p>
          </table:table-cell>
          <table:table-cell office:value-type="string" calcext:value-type="string">
            <text:p>2025-05-28 18:44:19.210</text:p>
          </table:table-cell>
          <table:table-cell office:value-type="string" calcext:value-type="string">
            <text:p>2025-05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54" calcext:value-type="float">
            <text:p>19854</text:p>
          </table:table-cell>
        </table:table-row>
        <table:table-row table:style-name="ro1">
          <table:table-cell office:value-type="float" office:value="78111" calcext:value-type="float">
            <text:p>78111</text:p>
          </table:table-cell>
          <table:table-cell office:value-type="string" calcext:value-type="string">
            <text:p>2025-05-28 18:44:19.210</text:p>
          </table:table-cell>
          <table:table-cell office:value-type="string" calcext:value-type="string">
            <text:p>2025-05-2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54" calcext:value-type="float">
            <text:p>19854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07:58:03.31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30" calcext:value-type="float">
            <text:p>15430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08:21:56.02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997" calcext:value-type="float">
            <text:p>13997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08:51:07.60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09:18:28.43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05" calcext:value-type="float">
            <text:p>10605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04:27.36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11:42.46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19:39.84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33:34.26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38:49.70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51:34.813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1:09:00.94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1:11:13.34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1:30:11.50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1:43:29.25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78133" calcext:value-type="float">
            <text:p>78133</text:p>
          </table:table-cell>
          <table:table-cell office:value-type="string" calcext:value-type="string">
            <text:p>2025-05-29 12:41:46.187</text:p>
          </table:table-cell>
          <table:table-cell office:value-type="string" calcext:value-type="string">
            <text:p>2025-05-2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78133" calcext:value-type="float">
            <text:p>78133</text:p>
          </table:table-cell>
          <table:table-cell office:value-type="string" calcext:value-type="string">
            <text:p>2025-05-29 14:26:12.643</text:p>
          </table:table-cell>
          <table:table-cell office:value-type="string" calcext:value-type="string">
            <text:p>2025-05-2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5:16:58.117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295" calcext:value-type="float">
            <text:p>32295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5:17:42.823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251" calcext:value-type="float">
            <text:p>32251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5:18:57.013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176" calcext:value-type="float">
            <text:p>32176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5:43:08.467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725" calcext:value-type="float">
            <text:p>30725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6:36:38.500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515" calcext:value-type="float">
            <text:p>27515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7:36:03.130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50" calcext:value-type="float">
            <text:p>23950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7:59:20.320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53" calcext:value-type="float">
            <text:p>22553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8:03:02.017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31" calcext:value-type="float">
            <text:p>22331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9:44:48.957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19:51:41.213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12" calcext:value-type="float">
            <text:p>15812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20:42:57.953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36" calcext:value-type="float">
            <text:p>12736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20:53:00.020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21:26:32.423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21" calcext:value-type="float">
            <text:p>10121</text:p>
          </table:table-cell>
        </table:table-row>
        <table:table-row table:style-name="ro1">
          <table:table-cell office:value-type="float" office:value="78144" calcext:value-type="float">
            <text:p>78144</text:p>
          </table:table-cell>
          <table:table-cell office:value-type="string" calcext:value-type="string">
            <text:p>2025-05-29 21:35:02.490</text:p>
          </table:table-cell>
          <table:table-cell office:value-type="string" calcext:value-type="string">
            <text:p>2025-05-3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6:35:23.283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390" calcext:value-type="float">
            <text:p>20390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7:53:22.770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11" calcext:value-type="float">
            <text:p>15711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7:56:26.413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527" calcext:value-type="float">
            <text:p>15527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8:12:14.43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79" calcext:value-type="float">
            <text:p>14579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01:59.45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09:48.83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22:48.01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41:46.900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07" calcext:value-type="float">
            <text:p>9207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48:24.99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0:41:12.613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0:42:23.47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0:45:30.20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1:44:47.940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1:46:00.090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2:07:16.523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2:15:08.37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03" calcext:value-type="float">
            <text:p>8403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2:20:39.440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72" calcext:value-type="float">
            <text:p>8072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2:31:53.100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04:19.230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06:23.293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07:57.74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40:56.84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44:03.63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50:34.653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52:02.60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15:14:24.723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449" calcext:value-type="float">
            <text:p>32449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15:24:45.870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828" calcext:value-type="float">
            <text:p>31828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16:11:19.483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34" calcext:value-type="float">
            <text:p>29034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16:16:40.653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713" calcext:value-type="float">
            <text:p>28713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17:31:46.987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07" calcext:value-type="float">
            <text:p>24207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17:43:54.790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79" calcext:value-type="float">
            <text:p>23479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18:05:29.080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84" calcext:value-type="float">
            <text:p>22184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19:29:04.800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69" calcext:value-type="float">
            <text:p>17169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19:41:07.467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46" calcext:value-type="float">
            <text:p>16446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20:06:30.763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23" calcext:value-type="float">
            <text:p>14923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20:25:49.287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764" calcext:value-type="float">
            <text:p>13764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21:39:07.423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66" calcext:value-type="float">
            <text:p>9366</text:p>
          </table:table-cell>
        </table:table-row>
        <table:table-row table:style-name="ro1">
          <table:table-cell office:value-type="float" office:value="78177" calcext:value-type="float">
            <text:p>78177</text:p>
          </table:table-cell>
          <table:table-cell office:value-type="string" calcext:value-type="string">
            <text:p>2025-05-30 22:51:16.117</text:p>
          </table:table-cell>
          <table:table-cell office:value-type="string" calcext:value-type="string">
            <text:p>2025-05-3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string" calcext:value-type="string">
            <text:p>2025-06-02 12:08:43.030</text:p>
          </table:table-cell>
          <table:table-cell office:value-type="string" calcext:value-type="string">
            <text:p>2025-06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string" calcext:value-type="string">
            <text:p>2025-06-02 13:14:31.133</text:p>
          </table:table-cell>
          <table:table-cell office:value-type="string" calcext:value-type="string">
            <text:p>2025-06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string" calcext:value-type="string">
            <text:p>2025-06-02 13:21:09.930</text:p>
          </table:table-cell>
          <table:table-cell office:value-type="string" calcext:value-type="string">
            <text:p>2025-06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4:41:06.980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47" calcext:value-type="float">
            <text:p>34447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4:47:23.860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070" calcext:value-type="float">
            <text:p>34070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4:51:30.017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23" calcext:value-type="float">
            <text:p>33823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5:10:49.580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664" calcext:value-type="float">
            <text:p>32664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5:33:13.757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320" calcext:value-type="float">
            <text:p>31320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6:06:41.137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312" calcext:value-type="float">
            <text:p>29312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6:26:09.043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44" calcext:value-type="float">
            <text:p>28144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6:40:53.397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60" calcext:value-type="float">
            <text:p>27260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7:27:57.027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436" calcext:value-type="float">
            <text:p>24436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7:48:10.417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223" calcext:value-type="float">
            <text:p>23223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8:35:58.213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355" calcext:value-type="float">
            <text:p>20355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19:15:07.853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06" calcext:value-type="float">
            <text:p>18006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21:48:08.903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float" office:value="78211" calcext:value-type="float">
            <text:p>78211</text:p>
          </table:table-cell>
          <table:table-cell office:value-type="string" calcext:value-type="string">
            <text:p>2025-06-02 22:58:34.577</text:p>
          </table:table-cell>
          <table:table-cell office:value-type="string" calcext:value-type="string">
            <text:p>2025-06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float" office:value="78223" calcext:value-type="float">
            <text:p>78223</text:p>
          </table:table-cell>
          <table:table-cell office:value-type="string" calcext:value-type="string">
            <text:p>2025-06-03 10:29:03.580</text:p>
          </table:table-cell>
          <table:table-cell office:value-type="string" calcext:value-type="string">
            <text:p>2025-06-0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78223" calcext:value-type="float">
            <text:p>78223</text:p>
          </table:table-cell>
          <table:table-cell office:value-type="string" calcext:value-type="string">
            <text:p>2025-06-03 10:29:03.580</text:p>
          </table:table-cell>
          <table:table-cell office:value-type="string" calcext:value-type="string">
            <text:p>2025-06-0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2:36:55.750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2:52:35.953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3:01:45.183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3:21:23.213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3:27:17.417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3:37:57.837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78246" calcext:value-type="float">
            <text:p>78246</text:p>
          </table:table-cell>
          <table:table-cell office:value-type="string" calcext:value-type="string">
            <text:p>2025-06-03 16:59:21.193</text:p>
          </table:table-cell>
          <table:table-cell office:value-type="string" calcext:value-type="string">
            <text:p>2025-06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152" calcext:value-type="float">
            <text:p>26152</text:p>
          </table:table-cell>
        </table:table-row>
        <table:table-row table:style-name="ro1">
          <table:table-cell office:value-type="float" office:value="78246" calcext:value-type="float">
            <text:p>78246</text:p>
          </table:table-cell>
          <table:table-cell office:value-type="string" calcext:value-type="string">
            <text:p>2025-06-03 16:59:21.193</text:p>
          </table:table-cell>
          <table:table-cell office:value-type="string" calcext:value-type="string">
            <text:p>2025-06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152" calcext:value-type="float">
            <text:p>26152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09:58:06.097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0:02:49.760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0:47:39.703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0:54:37.757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01:00.830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10:48.153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13:06.833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13:48.347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59:26.823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2:24:27.000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44" calcext:value-type="float">
            <text:p>7844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2:57:54.653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13:05.420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18:05.547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22:56.047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43:04.190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47:01.240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4:15:54.273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4:17:09.163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78280" calcext:value-type="float">
            <text:p>78280</text:p>
          </table:table-cell>
          <table:table-cell office:value-type="string" calcext:value-type="string">
            <text:p>2025-06-04 22:44:49.720</text:p>
          </table:table-cell>
          <table:table-cell office:value-type="string" calcext:value-type="string">
            <text:p>2025-06-0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78280" calcext:value-type="float">
            <text:p>78280</text:p>
          </table:table-cell>
          <table:table-cell office:value-type="string" calcext:value-type="string">
            <text:p>2025-06-04 22:44:49.720</text:p>
          </table:table-cell>
          <table:table-cell office:value-type="string" calcext:value-type="string">
            <text:p>2025-06-0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09:42:39.360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09:45:55.43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0:18:26.87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06" calcext:value-type="float">
            <text:p>7006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0:41:29.79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0:48:44.30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0:51:46.10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05:32.81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06:44.17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07:40.55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08:39.58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28:31.31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31:10.84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78302" calcext:value-type="float">
            <text:p>78302</text:p>
          </table:table-cell>
          <table:table-cell office:value-type="string" calcext:value-type="string">
            <text:p>2025-06-05 13:47:41.577</text:p>
          </table:table-cell>
          <table:table-cell office:value-type="string" calcext:value-type="string">
            <text:p>2025-06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78313" calcext:value-type="float">
            <text:p>78313</text:p>
          </table:table-cell>
          <table:table-cell office:value-type="string" calcext:value-type="string">
            <text:p>2025-06-05 15:02:00.990</text:p>
          </table:table-cell>
          <table:table-cell office:value-type="string" calcext:value-type="string">
            <text:p>2025-06-0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191" calcext:value-type="float">
            <text:p>33191</text:p>
          </table:table-cell>
        </table:table-row>
        <table:table-row table:style-name="ro1">
          <table:table-cell office:value-type="float" office:value="78313" calcext:value-type="float">
            <text:p>78313</text:p>
          </table:table-cell>
          <table:table-cell office:value-type="string" calcext:value-type="string">
            <text:p>2025-06-05 15:22:10.273</text:p>
          </table:table-cell>
          <table:table-cell office:value-type="string" calcext:value-type="string">
            <text:p>2025-06-0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981" calcext:value-type="float">
            <text:p>31981</text:p>
          </table:table-cell>
        </table:table-row>
        <table:table-row table:style-name="ro1">
          <table:table-cell office:value-type="float" office:value="78313" calcext:value-type="float">
            <text:p>78313</text:p>
          </table:table-cell>
          <table:table-cell office:value-type="string" calcext:value-type="string">
            <text:p>2025-06-05 16:22:58.307</text:p>
          </table:table-cell>
          <table:table-cell office:value-type="string" calcext:value-type="string">
            <text:p>2025-06-0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333" calcext:value-type="float">
            <text:p>28333</text:p>
          </table:table-cell>
        </table:table-row>
        <table:table-row table:style-name="ro1">
          <table:table-cell office:value-type="float" office:value="78313" calcext:value-type="float">
            <text:p>78313</text:p>
          </table:table-cell>
          <table:table-cell office:value-type="string" calcext:value-type="string">
            <text:p>2025-06-05 17:27:23.923</text:p>
          </table:table-cell>
          <table:table-cell office:value-type="string" calcext:value-type="string">
            <text:p>2025-06-0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468" calcext:value-type="float">
            <text:p>24468</text:p>
          </table:table-cell>
        </table:table-row>
        <table:table-row table:style-name="ro1">
          <table:table-cell office:value-type="float" office:value="78313" calcext:value-type="float">
            <text:p>78313</text:p>
          </table:table-cell>
          <table:table-cell office:value-type="string" calcext:value-type="string">
            <text:p>2025-06-05 17:56:35.867</text:p>
          </table:table-cell>
          <table:table-cell office:value-type="string" calcext:value-type="string">
            <text:p>2025-06-0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16" calcext:value-type="float">
            <text:p>22716</text:p>
          </table:table-cell>
        </table:table-row>
        <table:table-row table:style-name="ro1">
          <table:table-cell office:value-type="float" office:value="78313" calcext:value-type="float">
            <text:p>78313</text:p>
          </table:table-cell>
          <table:table-cell office:value-type="string" calcext:value-type="string">
            <text:p>2025-06-05 17:59:15.867</text:p>
          </table:table-cell>
          <table:table-cell office:value-type="string" calcext:value-type="string">
            <text:p>2025-06-0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56" calcext:value-type="float">
            <text:p>22556</text:p>
          </table:table-cell>
        </table:table-row>
        <table:table-row table:style-name="ro1">
          <table:table-cell office:value-type="float" office:value="78313" calcext:value-type="float">
            <text:p>78313</text:p>
          </table:table-cell>
          <table:table-cell office:value-type="string" calcext:value-type="string">
            <text:p>2025-06-05 18:24:25.023</text:p>
          </table:table-cell>
          <table:table-cell office:value-type="string" calcext:value-type="string">
            <text:p>2025-06-0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046" calcext:value-type="float">
            <text:p>21046</text:p>
          </table:table-cell>
        </table:table-row>
        <table:table-row table:style-name="ro1">
          <table:table-cell office:value-type="float" office:value="78313" calcext:value-type="float">
            <text:p>78313</text:p>
          </table:table-cell>
          <table:table-cell office:value-type="string" calcext:value-type="string">
            <text:p>2025-06-05 19:02:39.660</text:p>
          </table:table-cell>
          <table:table-cell office:value-type="string" calcext:value-type="string">
            <text:p>2025-06-0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52" calcext:value-type="float">
            <text:p>18752</text:p>
          </table:table-cell>
        </table:table-row>
        <table:table-row table:style-name="ro1">
          <table:table-cell office:value-type="float" office:value="78325" calcext:value-type="float">
            <text:p>78325</text:p>
          </table:table-cell>
          <table:table-cell office:value-type="string" calcext:value-type="string">
            <text:p>2025-06-06 08:09:52.467</text:p>
          </table:table-cell>
          <table:table-cell office:value-type="string" calcext:value-type="string">
            <text:p>2025-06-0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78325" calcext:value-type="float">
            <text:p>78325</text:p>
          </table:table-cell>
          <table:table-cell office:value-type="string" calcext:value-type="string">
            <text:p>2025-06-06 08:09:52.467</text:p>
          </table:table-cell>
          <table:table-cell office:value-type="string" calcext:value-type="string">
            <text:p>2025-06-0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78325" calcext:value-type="float">
            <text:p>78325</text:p>
          </table:table-cell>
          <table:table-cell office:value-type="string" calcext:value-type="string">
            <text:p>2025-06-06 10:42:13.970</text:p>
          </table:table-cell>
          <table:table-cell office:value-type="string" calcext:value-type="string">
            <text:p>2025-06-0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78325" calcext:value-type="float">
            <text:p>78325</text:p>
          </table:table-cell>
          <table:table-cell office:value-type="string" calcext:value-type="string">
            <text:p>2025-06-06 10:42:13.970</text:p>
          </table:table-cell>
          <table:table-cell office:value-type="string" calcext:value-type="string">
            <text:p>2025-06-0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05:02.587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15:12.650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03" calcext:value-type="float">
            <text:p>8403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31:20.503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45:26.433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54:35.407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4:02:47.923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4:22:26.847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4:28:04.480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8347" calcext:value-type="float">
            <text:p>78347</text:p>
          </table:table-cell>
          <table:table-cell office:value-type="string" calcext:value-type="string">
            <text:p>2025-06-06 14:31:26.983</text:p>
          </table:table-cell>
          <table:table-cell office:value-type="string" calcext:value-type="string">
            <text:p>2025-06-0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027" calcext:value-type="float">
            <text:p>35027</text:p>
          </table:table-cell>
        </table:table-row>
        <table:table-row table:style-name="ro1">
          <table:table-cell office:value-type="float" office:value="78347" calcext:value-type="float">
            <text:p>78347</text:p>
          </table:table-cell>
          <table:table-cell office:value-type="string" calcext:value-type="string">
            <text:p>2025-06-06 16:48:18.023</text:p>
          </table:table-cell>
          <table:table-cell office:value-type="string" calcext:value-type="string">
            <text:p>2025-06-0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815" calcext:value-type="float">
            <text:p>26815</text:p>
          </table:table-cell>
        </table:table-row>
        <table:table-row table:style-name="ro1">
          <table:table-cell office:value-type="float" office:value="78347" calcext:value-type="float">
            <text:p>78347</text:p>
          </table:table-cell>
          <table:table-cell office:value-type="string" calcext:value-type="string">
            <text:p>2025-06-06 16:54:23.927</text:p>
          </table:table-cell>
          <table:table-cell office:value-type="string" calcext:value-type="string">
            <text:p>2025-06-0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50" calcext:value-type="float">
            <text:p>26450</text:p>
          </table:table-cell>
        </table:table-row>
        <table:table-row table:style-name="ro1">
          <table:table-cell office:value-type="float" office:value="78347" calcext:value-type="float">
            <text:p>78347</text:p>
          </table:table-cell>
          <table:table-cell office:value-type="string" calcext:value-type="string">
            <text:p>2025-06-06 17:22:31.813</text:p>
          </table:table-cell>
          <table:table-cell office:value-type="string" calcext:value-type="string">
            <text:p>2025-06-0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62" calcext:value-type="float">
            <text:p>24762</text:p>
          </table:table-cell>
        </table:table-row>
        <table:table-row table:style-name="ro1">
          <table:table-cell office:value-type="float" office:value="78347" calcext:value-type="float">
            <text:p>78347</text:p>
          </table:table-cell>
          <table:table-cell office:value-type="string" calcext:value-type="string">
            <text:p>2025-06-06 17:57:49.123</text:p>
          </table:table-cell>
          <table:table-cell office:value-type="string" calcext:value-type="string">
            <text:p>2025-06-0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644" calcext:value-type="float">
            <text:p>22644</text:p>
          </table:table-cell>
        </table:table-row>
        <table:table-row table:style-name="ro1">
          <table:table-cell office:value-type="float" office:value="78347" calcext:value-type="float">
            <text:p>78347</text:p>
          </table:table-cell>
          <table:table-cell office:value-type="string" calcext:value-type="string">
            <text:p>2025-06-06 18:00:24.670</text:p>
          </table:table-cell>
          <table:table-cell office:value-type="string" calcext:value-type="string">
            <text:p>2025-06-0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89" calcext:value-type="float">
            <text:p>22489</text:p>
          </table:table-cell>
        </table:table-row>
        <table:table-row table:style-name="ro1">
          <table:table-cell office:value-type="float" office:value="78347" calcext:value-type="float">
            <text:p>78347</text:p>
          </table:table-cell>
          <table:table-cell office:value-type="string" calcext:value-type="string">
            <text:p>2025-06-06 19:03:58.233</text:p>
          </table:table-cell>
          <table:table-cell office:value-type="string" calcext:value-type="string">
            <text:p>2025-06-0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675" calcext:value-type="float">
            <text:p>18675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7 08:54:51.65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4821" calcext:value-type="float">
            <text:p>184821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7 09:55:44.54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1168" calcext:value-type="float">
            <text:p>181168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7 11:52:43.827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149" calcext:value-type="float">
            <text:p>174149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7 11:54:20.547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052" calcext:value-type="float">
            <text:p>174052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7 18:18:36.84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996" calcext:value-type="float">
            <text:p>150996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7 18:32:40.74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152" calcext:value-type="float">
            <text:p>150152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7 22:27:24.317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6068" calcext:value-type="float">
            <text:p>136068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07:26:04.99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48" calcext:value-type="float">
            <text:p>17348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08:34:51.21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221" calcext:value-type="float">
            <text:p>13221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08:36:45.54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107" calcext:value-type="float">
            <text:p>13107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09:24:47.41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0:08:11.90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0:31:35.87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0:50:48.63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0:57:28.42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03:30.15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18:56.737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20:32.49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33:25.68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35:52.12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53:56.037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2:23:17.237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2:26:59.753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92" calcext:value-type="float">
            <text:p>7692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2:32:56.537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35" calcext:value-type="float">
            <text:p>7335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3:02:39.477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3:17:24.883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3:22:14.307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78379" calcext:value-type="float">
            <text:p>78379</text:p>
          </table:table-cell>
          <table:table-cell office:value-type="string" calcext:value-type="string">
            <text:p>2025-06-09 17:45:37.253</text:p>
          </table:table-cell>
          <table:table-cell office:value-type="string" calcext:value-type="string">
            <text:p>2025-06-1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376" calcext:value-type="float">
            <text:p>23376</text:p>
          </table:table-cell>
        </table:table-row>
        <table:table-row table:style-name="ro1">
          <table:table-cell office:value-type="float" office:value="78379" calcext:value-type="float">
            <text:p>78379</text:p>
          </table:table-cell>
          <table:table-cell office:value-type="string" calcext:value-type="string">
            <text:p>2025-06-09 17:45:37.253</text:p>
          </table:table-cell>
          <table:table-cell office:value-type="string" calcext:value-type="string">
            <text:p>2025-06-1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376" calcext:value-type="float">
            <text:p>23376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08:50:18.233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95" calcext:value-type="float">
            <text:p>12295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08:52:05.95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188" calcext:value-type="float">
            <text:p>12188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08:53:59.53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74" calcext:value-type="float">
            <text:p>12074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0:39:01.02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00:47.09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25:35.920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37:18.940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40:35.78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46:25.883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2:14:09.553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2:40:53.753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0:10.327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0:31.750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3:17.893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4:38.540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4:57.580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15:20:48.853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065" calcext:value-type="float">
            <text:p>32065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16:04:19.297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54" calcext:value-type="float">
            <text:p>29454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16:31:38.017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815" calcext:value-type="float">
            <text:p>27815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17:06:41.680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712" calcext:value-type="float">
            <text:p>25712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17:32:52.077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41" calcext:value-type="float">
            <text:p>24141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18:18:22.437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11" calcext:value-type="float">
            <text:p>21411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18:23:07.237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126" calcext:value-type="float">
            <text:p>21126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19:40:59.207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54" calcext:value-type="float">
            <text:p>16454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22:16:30.963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22:32:12.893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23:17:50.613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78412" calcext:value-type="float">
            <text:p>78412</text:p>
          </table:table-cell>
          <table:table-cell office:value-type="string" calcext:value-type="string">
            <text:p>2025-06-10 23:25:38.367</text:p>
          </table:table-cell>
          <table:table-cell office:value-type="string" calcext:value-type="string">
            <text:p>2025-06-1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7:22:48.27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44" calcext:value-type="float">
            <text:p>17544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7:47:02.600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90" calcext:value-type="float">
            <text:p>16090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8:14:57.64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15" calcext:value-type="float">
            <text:p>14415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9:36:43.19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09" calcext:value-type="float">
            <text:p>9509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9:47:57.66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06:01.03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51" calcext:value-type="float">
            <text:p>7751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07:39.25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53" calcext:value-type="float">
            <text:p>7653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35:58.14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36:41.78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40:08.240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1:16:44.44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1:35:57.52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1:57:13.85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78434" calcext:value-type="float">
            <text:p>78434</text:p>
          </table:table-cell>
          <table:table-cell office:value-type="string" calcext:value-type="string">
            <text:p>2025-06-11 12:28:50.627</text:p>
          </table:table-cell>
          <table:table-cell office:value-type="string" calcext:value-type="string">
            <text:p>2025-06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82" calcext:value-type="float">
            <text:p>7582</text:p>
          </table:table-cell>
        </table:table-row>
        <table:table-row table:style-name="ro1">
          <table:table-cell office:value-type="float" office:value="78434" calcext:value-type="float">
            <text:p>78434</text:p>
          </table:table-cell>
          <table:table-cell office:value-type="string" calcext:value-type="string">
            <text:p>2025-06-11 12:32:24.640</text:p>
          </table:table-cell>
          <table:table-cell office:value-type="string" calcext:value-type="string">
            <text:p>2025-06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78434" calcext:value-type="float">
            <text:p>78434</text:p>
          </table:table-cell>
          <table:table-cell office:value-type="string" calcext:value-type="string">
            <text:p>2025-06-11 12:39:53.847</text:p>
          </table:table-cell>
          <table:table-cell office:value-type="string" calcext:value-type="string">
            <text:p>2025-06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78434" calcext:value-type="float">
            <text:p>78434</text:p>
          </table:table-cell>
          <table:table-cell office:value-type="string" calcext:value-type="string">
            <text:p>2025-06-11 13:21:26.550</text:p>
          </table:table-cell>
          <table:table-cell office:value-type="string" calcext:value-type="string">
            <text:p>2025-06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78445" calcext:value-type="float">
            <text:p>78445</text:p>
          </table:table-cell>
          <table:table-cell office:value-type="string" calcext:value-type="string">
            <text:p>2025-06-11 14:35:22.173</text:p>
          </table:table-cell>
          <table:table-cell office:value-type="string" calcext:value-type="string">
            <text:p>2025-06-1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91" calcext:value-type="float">
            <text:p>34791</text:p>
          </table:table-cell>
        </table:table-row>
        <table:table-row table:style-name="ro1">
          <table:table-cell office:value-type="float" office:value="78445" calcext:value-type="float">
            <text:p>78445</text:p>
          </table:table-cell>
          <table:table-cell office:value-type="string" calcext:value-type="string">
            <text:p>2025-06-11 14:39:02.440</text:p>
          </table:table-cell>
          <table:table-cell office:value-type="string" calcext:value-type="string">
            <text:p>2025-06-1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571" calcext:value-type="float">
            <text:p>34571</text:p>
          </table:table-cell>
        </table:table-row>
        <table:table-row table:style-name="ro1">
          <table:table-cell office:value-type="float" office:value="78445" calcext:value-type="float">
            <text:p>78445</text:p>
          </table:table-cell>
          <table:table-cell office:value-type="string" calcext:value-type="string">
            <text:p>2025-06-11 15:04:58.300</text:p>
          </table:table-cell>
          <table:table-cell office:value-type="string" calcext:value-type="string">
            <text:p>2025-06-1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015" calcext:value-type="float">
            <text:p>33015</text:p>
          </table:table-cell>
        </table:table-row>
        <table:table-row table:style-name="ro1">
          <table:table-cell office:value-type="float" office:value="78445" calcext:value-type="float">
            <text:p>78445</text:p>
          </table:table-cell>
          <table:table-cell office:value-type="string" calcext:value-type="string">
            <text:p>2025-06-11 15:07:59.250</text:p>
          </table:table-cell>
          <table:table-cell office:value-type="string" calcext:value-type="string">
            <text:p>2025-06-1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34" calcext:value-type="float">
            <text:p>32834</text:p>
          </table:table-cell>
        </table:table-row>
        <table:table-row table:style-name="ro1">
          <table:table-cell office:value-type="float" office:value="78445" calcext:value-type="float">
            <text:p>78445</text:p>
          </table:table-cell>
          <table:table-cell office:value-type="string" calcext:value-type="string">
            <text:p>2025-06-11 15:28:38.527</text:p>
          </table:table-cell>
          <table:table-cell office:value-type="string" calcext:value-type="string">
            <text:p>2025-06-1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595" calcext:value-type="float">
            <text:p>31595</text:p>
          </table:table-cell>
        </table:table-row>
        <table:table-row table:style-name="ro1">
          <table:table-cell office:value-type="float" office:value="78445" calcext:value-type="float">
            <text:p>78445</text:p>
          </table:table-cell>
          <table:table-cell office:value-type="string" calcext:value-type="string">
            <text:p>2025-06-11 16:00:46.887</text:p>
          </table:table-cell>
          <table:table-cell office:value-type="string" calcext:value-type="string">
            <text:p>2025-06-1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667" calcext:value-type="float">
            <text:p>29667</text:p>
          </table:table-cell>
        </table:table-row>
        <table:table-row table:style-name="ro1">
          <table:table-cell office:value-type="float" office:value="78445" calcext:value-type="float">
            <text:p>78445</text:p>
          </table:table-cell>
          <table:table-cell office:value-type="string" calcext:value-type="string">
            <text:p>2025-06-11 21:15:13.883</text:p>
          </table:table-cell>
          <table:table-cell office:value-type="string" calcext:value-type="string">
            <text:p>2025-06-1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78445" calcext:value-type="float">
            <text:p>78445</text:p>
          </table:table-cell>
          <table:table-cell office:value-type="string" calcext:value-type="string">
            <text:p>2025-06-11 22:26:08.517</text:p>
          </table:table-cell>
          <table:table-cell office:value-type="string" calcext:value-type="string">
            <text:p>2025-06-1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78445" calcext:value-type="float">
            <text:p>78445</text:p>
          </table:table-cell>
          <table:table-cell office:value-type="string" calcext:value-type="string">
            <text:p>2025-06-11 22:45:39.773</text:p>
          </table:table-cell>
          <table:table-cell office:value-type="string" calcext:value-type="string">
            <text:p>2025-06-1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78457" calcext:value-type="float">
            <text:p>78457</text:p>
          </table:table-cell>
          <table:table-cell office:value-type="string" calcext:value-type="string">
            <text:p>2025-06-12 10:35:35.397</text:p>
          </table:table-cell>
          <table:table-cell office:value-type="string" calcext:value-type="string">
            <text:p>2025-06-1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78457" calcext:value-type="float">
            <text:p>78457</text:p>
          </table:table-cell>
          <table:table-cell office:value-type="string" calcext:value-type="string">
            <text:p>2025-06-12 10:35:35.397</text:p>
          </table:table-cell>
          <table:table-cell office:value-type="string" calcext:value-type="string">
            <text:p>2025-06-1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78468" calcext:value-type="float">
            <text:p>78468</text:p>
          </table:table-cell>
          <table:table-cell office:value-type="string" calcext:value-type="string">
            <text:p>2025-06-12 12:14:08.630</text:p>
          </table:table-cell>
          <table:table-cell office:value-type="string" calcext:value-type="string">
            <text:p>2025-06-1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78468" calcext:value-type="float">
            <text:p>78468</text:p>
          </table:table-cell>
          <table:table-cell office:value-type="string" calcext:value-type="string">
            <text:p>2025-06-12 12:19:30.500</text:p>
          </table:table-cell>
          <table:table-cell office:value-type="string" calcext:value-type="string">
            <text:p>2025-06-1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float" office:value="78468" calcext:value-type="float">
            <text:p>78468</text:p>
          </table:table-cell>
          <table:table-cell office:value-type="string" calcext:value-type="string">
            <text:p>2025-06-12 13:07:20.983</text:p>
          </table:table-cell>
          <table:table-cell office:value-type="string" calcext:value-type="string">
            <text:p>2025-06-1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78480" calcext:value-type="float">
            <text:p>78480</text:p>
          </table:table-cell>
          <table:table-cell office:value-type="string" calcext:value-type="string">
            <text:p>2025-06-12 21:04:57.410</text:p>
          </table:table-cell>
          <table:table-cell office:value-type="string" calcext:value-type="string">
            <text:p>2025-06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float" office:value="78480" calcext:value-type="float">
            <text:p>78480</text:p>
          </table:table-cell>
          <table:table-cell office:value-type="string" calcext:value-type="string">
            <text:p>2025-06-12 21:04:57.410</text:p>
          </table:table-cell>
          <table:table-cell office:value-type="string" calcext:value-type="string">
            <text:p>2025-06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float" office:value="78480" calcext:value-type="float">
            <text:p>78480</text:p>
          </table:table-cell>
          <table:table-cell office:value-type="string" calcext:value-type="string">
            <text:p>2025-06-12 21:17:23.117</text:p>
          </table:table-cell>
          <table:table-cell office:value-type="string" calcext:value-type="string">
            <text:p>2025-06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70" calcext:value-type="float">
            <text:p>10670</text:p>
          </table:table-cell>
        </table:table-row>
        <table:table-row table:style-name="ro1">
          <table:table-cell office:value-type="float" office:value="78480" calcext:value-type="float">
            <text:p>78480</text:p>
          </table:table-cell>
          <table:table-cell office:value-type="string" calcext:value-type="string">
            <text:p>2025-06-12 21:17:23.117</text:p>
          </table:table-cell>
          <table:table-cell office:value-type="string" calcext:value-type="string">
            <text:p>2025-06-1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70" calcext:value-type="float">
            <text:p>10670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08:10:52.027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61" calcext:value-type="float">
            <text:p>14661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09:45:16.903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7" calcext:value-type="float">
            <text:p>8997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0:05:21.297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00:24.010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03:05.740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14:30.700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21:16.787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25:12.943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33:11.143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78502" calcext:value-type="float">
            <text:p>78502</text:p>
          </table:table-cell>
          <table:table-cell office:value-type="string" calcext:value-type="string">
            <text:p>2025-06-13 12:07:05.427</text:p>
          </table:table-cell>
          <table:table-cell office:value-type="string" calcext:value-type="string">
            <text:p>2025-06-13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86" calcext:value-type="float">
            <text:p>8886</text:p>
          </table:table-cell>
        </table:table-row>
        <table:table-row table:style-name="ro1">
          <table:table-cell office:value-type="float" office:value="78502" calcext:value-type="float">
            <text:p>78502</text:p>
          </table:table-cell>
          <table:table-cell office:value-type="string" calcext:value-type="string">
            <text:p>2025-06-13 12:48:09.977</text:p>
          </table:table-cell>
          <table:table-cell office:value-type="string" calcext:value-type="string">
            <text:p>2025-06-13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float" office:value="78502" calcext:value-type="float">
            <text:p>78502</text:p>
          </table:table-cell>
          <table:table-cell office:value-type="string" calcext:value-type="string">
            <text:p>2025-06-13 14:20:36.570</text:p>
          </table:table-cell>
          <table:table-cell office:value-type="string" calcext:value-type="string">
            <text:p>2025-06-13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string" calcext:value-type="string">
            <text:p>2025-06-13 15:54:06.130</text:p>
          </table:table-cell>
          <table:table-cell office:value-type="string" calcext:value-type="string">
            <text:p>2025-06-1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066" calcext:value-type="float">
            <text:p>30066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string" calcext:value-type="string">
            <text:p>2025-06-13 17:34:36.677</text:p>
          </table:table-cell>
          <table:table-cell office:value-type="string" calcext:value-type="string">
            <text:p>2025-06-1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036" calcext:value-type="float">
            <text:p>24036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string" calcext:value-type="string">
            <text:p>2025-06-13 17:37:31.977</text:p>
          </table:table-cell>
          <table:table-cell office:value-type="string" calcext:value-type="string">
            <text:p>2025-06-1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61" calcext:value-type="float">
            <text:p>23861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string" calcext:value-type="string">
            <text:p>2025-06-13 18:25:31.167</text:p>
          </table:table-cell>
          <table:table-cell office:value-type="string" calcext:value-type="string">
            <text:p>2025-06-1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981" calcext:value-type="float">
            <text:p>20981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string" calcext:value-type="string">
            <text:p>2025-06-13 18:58:15.120</text:p>
          </table:table-cell>
          <table:table-cell office:value-type="string" calcext:value-type="string">
            <text:p>2025-06-1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17" calcext:value-type="float">
            <text:p>19017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string" calcext:value-type="string">
            <text:p>2025-06-13 18:58:34.180</text:p>
          </table:table-cell>
          <table:table-cell office:value-type="string" calcext:value-type="string">
            <text:p>2025-06-1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98" calcext:value-type="float">
            <text:p>18998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string" calcext:value-type="string">
            <text:p>2025-06-13 19:14:46.157</text:p>
          </table:table-cell>
          <table:table-cell office:value-type="string" calcext:value-type="string">
            <text:p>2025-06-1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26" calcext:value-type="float">
            <text:p>18026</text:p>
          </table:table-cell>
        </table:table-row>
        <table:table-row table:style-name="ro1">
          <table:table-cell office:value-type="float" office:value="78513" calcext:value-type="float">
            <text:p>78513</text:p>
          </table:table-cell>
          <table:table-cell office:value-type="string" calcext:value-type="string">
            <text:p>2025-06-13 20:22:19.330</text:p>
          </table:table-cell>
          <table:table-cell office:value-type="string" calcext:value-type="string">
            <text:p>2025-06-14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973" calcext:value-type="float">
            <text:p>13973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08:13:20.01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312" calcext:value-type="float">
            <text:p>187312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0:24:15.710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9457" calcext:value-type="float">
            <text:p>179457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1:36:29.90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123" calcext:value-type="float">
            <text:p>175123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1:39:03.52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969" calcext:value-type="float">
            <text:p>174969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1:53:16.12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116" calcext:value-type="float">
            <text:p>174116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2:15:30.39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782" calcext:value-type="float">
            <text:p>172782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2:19:01.85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571" calcext:value-type="float">
            <text:p>172571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2:19:41.370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531" calcext:value-type="float">
            <text:p>172531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2:28:42.73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990" calcext:value-type="float">
            <text:p>17199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2:56:02.76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350" calcext:value-type="float">
            <text:p>17035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6:20:58.88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054" calcext:value-type="float">
            <text:p>158054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7:38:22.06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410" calcext:value-type="float">
            <text:p>15341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9:05:03.74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209" calcext:value-type="float">
            <text:p>148209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9:24:58.34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014" calcext:value-type="float">
            <text:p>147014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4 19:35:26.05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386" calcext:value-type="float">
            <text:p>146386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09:23:12.51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720" calcext:value-type="float">
            <text:p>9672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09:23:29.51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703" calcext:value-type="float">
            <text:p>96703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10:12:13.910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779" calcext:value-type="float">
            <text:p>93779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13:42:30.490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162" calcext:value-type="float">
            <text:p>81162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13:42:51.08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141" calcext:value-type="float">
            <text:p>81141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13:43:39.25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093" calcext:value-type="float">
            <text:p>81093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13:44:12.320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060" calcext:value-type="float">
            <text:p>8106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18:34:42.09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630" calcext:value-type="float">
            <text:p>6363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18:35:46.92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566" calcext:value-type="float">
            <text:p>63566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5 20:20:54.610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258" calcext:value-type="float">
            <text:p>57258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05:45:02.36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10" calcext:value-type="float">
            <text:p>2341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06:47:48.44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644" calcext:value-type="float">
            <text:p>19644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08:48:34.21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398" calcext:value-type="float">
            <text:p>12398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09:52:11.82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81" calcext:value-type="float">
            <text:p>8581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00:12.51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09:53.49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11:13.63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39" calcext:value-type="float">
            <text:p>7439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27:34.10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45:48.59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1:41:52.65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1:47:26.62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2:59:32.703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3:05:52.270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3:16:31.137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3:18:34.007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3:24:04.590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78547" calcext:value-type="float">
            <text:p>78547</text:p>
          </table:table-cell>
          <table:table-cell office:value-type="string" calcext:value-type="string">
            <text:p>2025-06-16 23:01:07.447</text:p>
          </table:table-cell>
          <table:table-cell office:value-type="string" calcext:value-type="string">
            <text:p>2025-06-1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78547" calcext:value-type="float">
            <text:p>78547</text:p>
          </table:table-cell>
          <table:table-cell office:value-type="string" calcext:value-type="string">
            <text:p>2025-06-16 23:01:07.447</text:p>
          </table:table-cell>
          <table:table-cell office:value-type="string" calcext:value-type="string">
            <text:p>2025-06-17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16:30.717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16:30.717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18:45.037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18:45.037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23:27.163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23:27.163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27:06.133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27:06.133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31:29.090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31:29.090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2:08:40.370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2:14:18.160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53" calcext:value-type="float">
            <text:p>8453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2:23:04.607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27" calcext:value-type="float">
            <text:p>7927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3:13:46.033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3:29:29.123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4:05:03.487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4:09:29.987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78580" calcext:value-type="float">
            <text:p>78580</text:p>
          </table:table-cell>
          <table:table-cell office:value-type="string" calcext:value-type="string">
            <text:p>2025-06-17 22:01:58.340</text:p>
          </table:table-cell>
          <table:table-cell office:value-type="string" calcext:value-type="string">
            <text:p>2025-06-1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78580" calcext:value-type="float">
            <text:p>78580</text:p>
          </table:table-cell>
          <table:table-cell office:value-type="string" calcext:value-type="string">
            <text:p>2025-06-17 22:01:58.340</text:p>
          </table:table-cell>
          <table:table-cell office:value-type="string" calcext:value-type="string">
            <text:p>2025-06-1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78592" calcext:value-type="float">
            <text:p>78592</text:p>
          </table:table-cell>
          <table:table-cell office:value-type="string" calcext:value-type="string">
            <text:p>2025-06-18 07:10:27.077</text:p>
          </table:table-cell>
          <table:table-cell office:value-type="string" calcext:value-type="string">
            <text:p>2025-06-1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86" calcext:value-type="float">
            <text:p>18286</text:p>
          </table:table-cell>
        </table:table-row>
        <table:table-row table:style-name="ro1">
          <table:table-cell office:value-type="float" office:value="78592" calcext:value-type="float">
            <text:p>78592</text:p>
          </table:table-cell>
          <table:table-cell office:value-type="string" calcext:value-type="string">
            <text:p>2025-06-18 07:10:27.077</text:p>
          </table:table-cell>
          <table:table-cell office:value-type="string" calcext:value-type="string">
            <text:p>2025-06-1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86" calcext:value-type="float">
            <text:p>18286</text:p>
          </table:table-cell>
        </table:table-row>
        <table:table-row table:style-name="ro1">
          <table:table-cell office:value-type="float" office:value="78604" calcext:value-type="float">
            <text:p>78604</text:p>
          </table:table-cell>
          <table:table-cell office:value-type="string" calcext:value-type="string">
            <text:p>2025-06-18 12:40:17.463</text:p>
          </table:table-cell>
          <table:table-cell office:value-type="string" calcext:value-type="string">
            <text:p>2025-06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78604" calcext:value-type="float">
            <text:p>78604</text:p>
          </table:table-cell>
          <table:table-cell office:value-type="string" calcext:value-type="string">
            <text:p>2025-06-18 12:40:17.463</text:p>
          </table:table-cell>
          <table:table-cell office:value-type="string" calcext:value-type="string">
            <text:p>2025-06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15:14:04.350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469" calcext:value-type="float">
            <text:p>32469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15:17:10.573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283" calcext:value-type="float">
            <text:p>32283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15:18:41.810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192" calcext:value-type="float">
            <text:p>32192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15:20:13.350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15:35:10.927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203" calcext:value-type="float">
            <text:p>31203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16:05:24.013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389" calcext:value-type="float">
            <text:p>29389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16:07:00.890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293" calcext:value-type="float">
            <text:p>29293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16:18:12.460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21" calcext:value-type="float">
            <text:p>28621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17:12:59.970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34" calcext:value-type="float">
            <text:p>25334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20:19:35.880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38" calcext:value-type="float">
            <text:p>14138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22:06:47.507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78615" calcext:value-type="float">
            <text:p>78615</text:p>
          </table:table-cell>
          <table:table-cell office:value-type="string" calcext:value-type="string">
            <text:p>2025-06-18 23:03:59.517</text:p>
          </table:table-cell>
          <table:table-cell office:value-type="string" calcext:value-type="string">
            <text:p>2025-06-19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78627" calcext:value-type="float">
            <text:p>78627</text:p>
          </table:table-cell>
          <table:table-cell office:value-type="string" calcext:value-type="string">
            <text:p>2025-06-19 10:29:59.977</text:p>
          </table:table-cell>
          <table:table-cell office:value-type="string" calcext:value-type="string">
            <text:p>2025-06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78627" calcext:value-type="float">
            <text:p>78627</text:p>
          </table:table-cell>
          <table:table-cell office:value-type="string" calcext:value-type="string">
            <text:p>2025-06-19 10:29:59.977</text:p>
          </table:table-cell>
          <table:table-cell office:value-type="string" calcext:value-type="string">
            <text:p>2025-06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2:26:11.583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41" calcext:value-type="float">
            <text:p>7741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2:27:14.583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3:09:42.887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4:18:01.283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4:22:03.577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8649" calcext:value-type="float">
            <text:p>78649</text:p>
          </table:table-cell>
          <table:table-cell office:value-type="string" calcext:value-type="string">
            <text:p>2025-06-19 15:09:23.673</text:p>
          </table:table-cell>
          <table:table-cell office:value-type="string" calcext:value-type="string">
            <text:p>2025-06-2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float" office:value="78649" calcext:value-type="float">
            <text:p>78649</text:p>
          </table:table-cell>
          <table:table-cell office:value-type="string" calcext:value-type="string">
            <text:p>2025-06-19 16:18:10.907</text:p>
          </table:table-cell>
          <table:table-cell office:value-type="string" calcext:value-type="string">
            <text:p>2025-06-2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23" calcext:value-type="float">
            <text:p>28623</text:p>
          </table:table-cell>
        </table:table-row>
        <table:table-row table:style-name="ro1">
          <table:table-cell office:value-type="float" office:value="78649" calcext:value-type="float">
            <text:p>78649</text:p>
          </table:table-cell>
          <table:table-cell office:value-type="string" calcext:value-type="string">
            <text:p>2025-06-19 17:05:13.697</text:p>
          </table:table-cell>
          <table:table-cell office:value-type="string" calcext:value-type="string">
            <text:p>2025-06-2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1">
          <table:table-cell office:value-type="float" office:value="78649" calcext:value-type="float">
            <text:p>78649</text:p>
          </table:table-cell>
          <table:table-cell office:value-type="string" calcext:value-type="string">
            <text:p>2025-06-19 17:37:39.820</text:p>
          </table:table-cell>
          <table:table-cell office:value-type="string" calcext:value-type="string">
            <text:p>2025-06-2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54" calcext:value-type="float">
            <text:p>23854</text:p>
          </table:table-cell>
        </table:table-row>
        <table:table-row table:style-name="ro1">
          <table:table-cell office:value-type="float" office:value="78649" calcext:value-type="float">
            <text:p>78649</text:p>
          </table:table-cell>
          <table:table-cell office:value-type="string" calcext:value-type="string">
            <text:p>2025-06-19 18:27:15.703</text:p>
          </table:table-cell>
          <table:table-cell office:value-type="string" calcext:value-type="string">
            <text:p>2025-06-2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878" calcext:value-type="float">
            <text:p>20878</text:p>
          </table:table-cell>
        </table:table-row>
        <table:table-row table:style-name="ro1">
          <table:table-cell office:value-type="float" office:value="78649" calcext:value-type="float">
            <text:p>78649</text:p>
          </table:table-cell>
          <table:table-cell office:value-type="string" calcext:value-type="string">
            <text:p>2025-06-19 22:01:02.560</text:p>
          </table:table-cell>
          <table:table-cell office:value-type="string" calcext:value-type="string">
            <text:p>2025-06-2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float" office:value="78649" calcext:value-type="float">
            <text:p>78649</text:p>
          </table:table-cell>
          <table:table-cell office:value-type="string" calcext:value-type="string">
            <text:p>2025-06-19 22:03:59.423</text:p>
          </table:table-cell>
          <table:table-cell office:value-type="string" calcext:value-type="string">
            <text:p>2025-06-20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74" calcext:value-type="float">
            <text:p>7874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23:42.56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91" calcext:value-type="float">
            <text:p>13891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23:59.66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74" calcext:value-type="float">
            <text:p>13874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31:28.50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25" calcext:value-type="float">
            <text:p>13425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36:08.370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145" calcext:value-type="float">
            <text:p>13145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37:41.66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52" calcext:value-type="float">
            <text:p>13052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40:13.840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42:53.46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40" calcext:value-type="float">
            <text:p>1274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9:07:02.760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91" calcext:value-type="float">
            <text:p>11291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9:09:20.73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153" calcext:value-type="float">
            <text:p>11153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19:57.32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39:10.06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42:28.16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52:19.840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58:39.31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1:00:02.95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1:02:13.83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1:20:07.93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1:24:55.33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78663" calcext:value-type="float">
            <text:p>78663</text:p>
          </table:table-cell>
          <table:table-cell office:value-type="string" calcext:value-type="string">
            <text:p>2025-06-20 12:05:13.670</text:p>
          </table:table-cell>
          <table:table-cell office:value-type="string" calcext:value-type="string">
            <text:p>2025-06-2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78663" calcext:value-type="float">
            <text:p>78663</text:p>
          </table:table-cell>
          <table:table-cell office:value-type="string" calcext:value-type="string">
            <text:p>2025-06-20 14:22:23.840</text:p>
          </table:table-cell>
          <table:table-cell office:value-type="string" calcext:value-type="string">
            <text:p>2025-06-2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8682" calcext:value-type="float">
            <text:p>78682</text:p>
          </table:table-cell>
          <table:table-cell office:value-type="string" calcext:value-type="string">
            <text:p>2025-06-20 15:13:18.957</text:p>
          </table:table-cell>
          <table:table-cell office:value-type="string" calcext:value-type="string">
            <text:p>2025-06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15" calcext:value-type="float">
            <text:p>32515</text:p>
          </table:table-cell>
        </table:table-row>
        <table:table-row table:style-name="ro1">
          <table:table-cell office:value-type="float" office:value="78682" calcext:value-type="float">
            <text:p>78682</text:p>
          </table:table-cell>
          <table:table-cell office:value-type="string" calcext:value-type="string">
            <text:p>2025-06-20 15:23:30.977</text:p>
          </table:table-cell>
          <table:table-cell office:value-type="string" calcext:value-type="string">
            <text:p>2025-06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903" calcext:value-type="float">
            <text:p>31903</text:p>
          </table:table-cell>
        </table:table-row>
        <table:table-row table:style-name="ro1">
          <table:table-cell office:value-type="float" office:value="78682" calcext:value-type="float">
            <text:p>78682</text:p>
          </table:table-cell>
          <table:table-cell office:value-type="string" calcext:value-type="string">
            <text:p>2025-06-20 16:03:06.433</text:p>
          </table:table-cell>
          <table:table-cell office:value-type="string" calcext:value-type="string">
            <text:p>2025-06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527" calcext:value-type="float">
            <text:p>29527</text:p>
          </table:table-cell>
        </table:table-row>
        <table:table-row table:style-name="ro1">
          <table:table-cell office:value-type="float" office:value="78682" calcext:value-type="float">
            <text:p>78682</text:p>
          </table:table-cell>
          <table:table-cell office:value-type="string" calcext:value-type="string">
            <text:p>2025-06-20 16:08:57.590</text:p>
          </table:table-cell>
          <table:table-cell office:value-type="string" calcext:value-type="string">
            <text:p>2025-06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176" calcext:value-type="float">
            <text:p>29176</text:p>
          </table:table-cell>
        </table:table-row>
        <table:table-row table:style-name="ro1">
          <table:table-cell office:value-type="float" office:value="78682" calcext:value-type="float">
            <text:p>78682</text:p>
          </table:table-cell>
          <table:table-cell office:value-type="string" calcext:value-type="string">
            <text:p>2025-06-20 16:11:57.817</text:p>
          </table:table-cell>
          <table:table-cell office:value-type="string" calcext:value-type="string">
            <text:p>2025-06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996" calcext:value-type="float">
            <text:p>28996</text:p>
          </table:table-cell>
        </table:table-row>
        <table:table-row table:style-name="ro1">
          <table:table-cell office:value-type="float" office:value="78682" calcext:value-type="float">
            <text:p>78682</text:p>
          </table:table-cell>
          <table:table-cell office:value-type="string" calcext:value-type="string">
            <text:p>2025-06-20 16:23:50.320</text:p>
          </table:table-cell>
          <table:table-cell office:value-type="string" calcext:value-type="string">
            <text:p>2025-06-2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283" calcext:value-type="float">
            <text:p>28283</text:p>
          </table:table-cell>
        </table:table-row>
        <table:table-row table:style-name="ro1">
          <table:table-cell office:value-type="float" office:value="78694" calcext:value-type="float">
            <text:p>78694</text:p>
          </table:table-cell>
          <table:table-cell office:value-type="string" calcext:value-type="string">
            <text:p>2025-06-23 07:51:43.667</text:p>
          </table:table-cell>
          <table:table-cell office:value-type="string" calcext:value-type="string">
            <text:p>2025-06-2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09" calcext:value-type="float">
            <text:p>15809</text:p>
          </table:table-cell>
        </table:table-row>
        <table:table-row table:style-name="ro1">
          <table:table-cell office:value-type="float" office:value="78694" calcext:value-type="float">
            <text:p>78694</text:p>
          </table:table-cell>
          <table:table-cell office:value-type="string" calcext:value-type="string">
            <text:p>2025-06-23 07:51:43.667</text:p>
          </table:table-cell>
          <table:table-cell office:value-type="string" calcext:value-type="string">
            <text:p>2025-06-2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09" calcext:value-type="float">
            <text:p>15809</text:p>
          </table:table-cell>
        </table:table-row>
        <table:table-row table:style-name="ro1">
          <table:table-cell office:value-type="float" office:value="78705" calcext:value-type="float">
            <text:p>78705</text:p>
          </table:table-cell>
          <table:table-cell office:value-type="string" calcext:value-type="string">
            <text:p>2025-06-23 13:28:22.737</text:p>
          </table:table-cell>
          <table:table-cell office:value-type="string" calcext:value-type="string">
            <text:p>2025-06-23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5:25:35.937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778" calcext:value-type="float">
            <text:p>31778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5:37:35.847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58" calcext:value-type="float">
            <text:p>31058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6:44:31.017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42" calcext:value-type="float">
            <text:p>27042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6:52:01.723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592" calcext:value-type="float">
            <text:p>26592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7:11:25.167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428" calcext:value-type="float">
            <text:p>25428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7:49:54.900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19" calcext:value-type="float">
            <text:p>23119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8:01:23.507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30" calcext:value-type="float">
            <text:p>22430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9:13:38.503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9:15:08.723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05" calcext:value-type="float">
            <text:p>18005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9:16:04.457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949" calcext:value-type="float">
            <text:p>17949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19:17:05.303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88" calcext:value-type="float">
            <text:p>17888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22:44:01.663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78716" calcext:value-type="float">
            <text:p>78716</text:p>
          </table:table-cell>
          <table:table-cell office:value-type="string" calcext:value-type="string">
            <text:p>2025-06-23 23:31:28.183</text:p>
          </table:table-cell>
          <table:table-cell office:value-type="string" calcext:value-type="string">
            <text:p>2025-06-2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02:29:00.473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173" calcext:value-type="float">
            <text:p>35173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05:31:23.287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07:07:47.360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446" calcext:value-type="float">
            <text:p>18446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09:10:54.183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10:04:43.413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10:44:59.913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11:01:22.497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11:39:58.267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2025-06-24 12:43:16.150</text:p>
          </table:table-cell>
          <table:table-cell office:value-type="string" calcext:value-type="string">
            <text:p>2025-06-2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2025-06-24 12:59:22.830</text:p>
          </table:table-cell>
          <table:table-cell office:value-type="string" calcext:value-type="string">
            <text:p>2025-06-2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78750" calcext:value-type="float">
            <text:p>78750</text:p>
          </table:table-cell>
          <table:table-cell office:value-type="string" calcext:value-type="string">
            <text:p>2025-06-24 17:59:00.290</text:p>
          </table:table-cell>
          <table:table-cell office:value-type="string" calcext:value-type="string">
            <text:p>2025-06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73" calcext:value-type="float">
            <text:p>22573</text:p>
          </table:table-cell>
        </table:table-row>
        <table:table-row table:style-name="ro1">
          <table:table-cell office:value-type="float" office:value="78750" calcext:value-type="float">
            <text:p>78750</text:p>
          </table:table-cell>
          <table:table-cell office:value-type="string" calcext:value-type="string">
            <text:p>2025-06-24 17:59:00.290</text:p>
          </table:table-cell>
          <table:table-cell office:value-type="string" calcext:value-type="string">
            <text:p>2025-06-25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73" calcext:value-type="float">
            <text:p>22573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08:06:13.617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38" calcext:value-type="float">
            <text:p>14938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08:47:06.963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485" calcext:value-type="float">
            <text:p>12485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08:53:01.287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09:53:56.247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10:21:50.273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11:02:49.880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11:30:44.607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11:50:29.723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78772" calcext:value-type="float">
            <text:p>78772</text:p>
          </table:table-cell>
          <table:table-cell office:value-type="string" calcext:value-type="string">
            <text:p>2025-06-25 13:51:09.350</text:p>
          </table:table-cell>
          <table:table-cell office:value-type="string" calcext:value-type="string">
            <text:p>2025-06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78772" calcext:value-type="float">
            <text:p>78772</text:p>
          </table:table-cell>
          <table:table-cell office:value-type="string" calcext:value-type="string">
            <text:p>2025-06-25 14:25:49.660</text:p>
          </table:table-cell>
          <table:table-cell office:value-type="string" calcext:value-type="string">
            <text:p>2025-06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78783" calcext:value-type="float">
            <text:p>78783</text:p>
          </table:table-cell>
          <table:table-cell office:value-type="string" calcext:value-type="string">
            <text:p>2025-06-25 16:57:39.997</text:p>
          </table:table-cell>
          <table:table-cell office:value-type="string" calcext:value-type="string">
            <text:p>2025-06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53" calcext:value-type="float">
            <text:p>26253</text:p>
          </table:table-cell>
        </table:table-row>
        <table:table-row table:style-name="ro1">
          <table:table-cell office:value-type="float" office:value="78783" calcext:value-type="float">
            <text:p>78783</text:p>
          </table:table-cell>
          <table:table-cell office:value-type="string" calcext:value-type="string">
            <text:p>2025-06-25 17:03:34.657</text:p>
          </table:table-cell>
          <table:table-cell office:value-type="string" calcext:value-type="string">
            <text:p>2025-06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98" calcext:value-type="float">
            <text:p>25898</text:p>
          </table:table-cell>
        </table:table-row>
        <table:table-row table:style-name="ro1">
          <table:table-cell office:value-type="float" office:value="78783" calcext:value-type="float">
            <text:p>78783</text:p>
          </table:table-cell>
          <table:table-cell office:value-type="string" calcext:value-type="string">
            <text:p>2025-06-25 17:29:30.853</text:p>
          </table:table-cell>
          <table:table-cell office:value-type="string" calcext:value-type="string">
            <text:p>2025-06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42" calcext:value-type="float">
            <text:p>24342</text:p>
          </table:table-cell>
        </table:table-row>
        <table:table-row table:style-name="ro1">
          <table:table-cell office:value-type="float" office:value="78783" calcext:value-type="float">
            <text:p>78783</text:p>
          </table:table-cell>
          <table:table-cell office:value-type="string" calcext:value-type="string">
            <text:p>2025-06-25 17:38:41.810</text:p>
          </table:table-cell>
          <table:table-cell office:value-type="string" calcext:value-type="string">
            <text:p>2025-06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91" calcext:value-type="float">
            <text:p>23791</text:p>
          </table:table-cell>
        </table:table-row>
        <table:table-row table:style-name="ro1">
          <table:table-cell office:value-type="float" office:value="78783" calcext:value-type="float">
            <text:p>78783</text:p>
          </table:table-cell>
          <table:table-cell office:value-type="string" calcext:value-type="string">
            <text:p>2025-06-25 18:27:50.793</text:p>
          </table:table-cell>
          <table:table-cell office:value-type="string" calcext:value-type="string">
            <text:p>2025-06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842" calcext:value-type="float">
            <text:p>20842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09:03:13.933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09:19:06.887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66" calcext:value-type="float">
            <text:p>10566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09:46:16.940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09:46:36.767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0:16:31.633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0:27:14.760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0:27:27.490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0:58:48.877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1:02:48.030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1:51:04.563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04:14.740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08:55.757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77" calcext:value-type="float">
            <text:p>8777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13:05.557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27" calcext:value-type="float">
            <text:p>8527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18:05.840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51:00.217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52:55.280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54:49.827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57:19.093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3:19:20.050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4:30:43.880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069" calcext:value-type="float">
            <text:p>35069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4:34:38.180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834" calcext:value-type="float">
            <text:p>34834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5:00:02.790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310" calcext:value-type="float">
            <text:p>33310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5:57:42.590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850" calcext:value-type="float">
            <text:p>29850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6:05:19.223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393" calcext:value-type="float">
            <text:p>29393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6:15:27.980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785" calcext:value-type="float">
            <text:p>28785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6:32:36.107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756" calcext:value-type="float">
            <text:p>27756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7:40:01.660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11" calcext:value-type="float">
            <text:p>23711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8:01:12.287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40" calcext:value-type="float">
            <text:p>22440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8:04:00.137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272" calcext:value-type="float">
            <text:p>22272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8:07:02.950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90" calcext:value-type="float">
            <text:p>22090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8:12:18.437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74" calcext:value-type="float">
            <text:p>21774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8:36:04.613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348" calcext:value-type="float">
            <text:p>20348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8:43:19.293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13" calcext:value-type="float">
            <text:p>19913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19:10:02.663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10" calcext:value-type="float">
            <text:p>18310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21:12:57.653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22:17:30.710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office:value-type="float" office:value="78816" calcext:value-type="float">
            <text:p>78816</text:p>
          </table:table-cell>
          <table:table-cell office:value-type="string" calcext:value-type="string">
            <text:p>2025-06-26 22:23:03.293</text:p>
          </table:table-cell>
          <table:table-cell office:value-type="string" calcext:value-type="string">
            <text:p>2025-06-2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float" office:value="78828" calcext:value-type="float">
            <text:p>78828</text:p>
          </table:table-cell>
          <table:table-cell office:value-type="string" calcext:value-type="string">
            <text:p>2025-06-27 09:43:38.927</text:p>
          </table:table-cell>
          <table:table-cell office:value-type="string" calcext:value-type="string">
            <text:p>2025-06-2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78828" calcext:value-type="float">
            <text:p>78828</text:p>
          </table:table-cell>
          <table:table-cell office:value-type="string" calcext:value-type="string">
            <text:p>2025-06-27 09:43:38.927</text:p>
          </table:table-cell>
          <table:table-cell office:value-type="string" calcext:value-type="string">
            <text:p>2025-06-2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78828" calcext:value-type="float">
            <text:p>78828</text:p>
          </table:table-cell>
          <table:table-cell office:value-type="string" calcext:value-type="string">
            <text:p>2025-06-27 09:49:31.180</text:p>
          </table:table-cell>
          <table:table-cell office:value-type="string" calcext:value-type="string">
            <text:p>2025-06-2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78828" calcext:value-type="float">
            <text:p>78828</text:p>
          </table:table-cell>
          <table:table-cell office:value-type="string" calcext:value-type="string">
            <text:p>2025-06-27 09:49:31.180</text:p>
          </table:table-cell>
          <table:table-cell office:value-type="string" calcext:value-type="string">
            <text:p>2025-06-2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78839" calcext:value-type="float">
            <text:p>78839</text:p>
          </table:table-cell>
          <table:table-cell office:value-type="string" calcext:value-type="string">
            <text:p>2025-06-27 12:36:25.223</text:p>
          </table:table-cell>
          <table:table-cell office:value-type="string" calcext:value-type="string">
            <text:p>2025-06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78839" calcext:value-type="float">
            <text:p>78839</text:p>
          </table:table-cell>
          <table:table-cell office:value-type="string" calcext:value-type="string">
            <text:p>2025-06-27 12:44:41.173</text:p>
          </table:table-cell>
          <table:table-cell office:value-type="string" calcext:value-type="string">
            <text:p>2025-06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78839" calcext:value-type="float">
            <text:p>78839</text:p>
          </table:table-cell>
          <table:table-cell office:value-type="string" calcext:value-type="string">
            <text:p>2025-06-27 12:55:40.187</text:p>
          </table:table-cell>
          <table:table-cell office:value-type="string" calcext:value-type="string">
            <text:p>2025-06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78839" calcext:value-type="float">
            <text:p>78839</text:p>
          </table:table-cell>
          <table:table-cell office:value-type="string" calcext:value-type="string">
            <text:p>2025-06-27 13:28:49.990</text:p>
          </table:table-cell>
          <table:table-cell office:value-type="string" calcext:value-type="string">
            <text:p>2025-06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78850" calcext:value-type="float">
            <text:p>78850</text:p>
          </table:table-cell>
          <table:table-cell office:value-type="string" calcext:value-type="string">
            <text:p>2025-06-27 14:44:34.500</text:p>
          </table:table-cell>
          <table:table-cell office:value-type="string" calcext:value-type="string">
            <text:p>2025-06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239" calcext:value-type="float">
            <text:p>34239</text:p>
          </table:table-cell>
        </table:table-row>
        <table:table-row table:style-name="ro1">
          <table:table-cell office:value-type="float" office:value="78850" calcext:value-type="float">
            <text:p>78850</text:p>
          </table:table-cell>
          <table:table-cell office:value-type="string" calcext:value-type="string">
            <text:p>2025-06-27 16:15:40.637</text:p>
          </table:table-cell>
          <table:table-cell office:value-type="string" calcext:value-type="string">
            <text:p>2025-06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773" calcext:value-type="float">
            <text:p>28773</text:p>
          </table:table-cell>
        </table:table-row>
        <table:table-row table:style-name="ro1">
          <table:table-cell office:value-type="float" office:value="78850" calcext:value-type="float">
            <text:p>78850</text:p>
          </table:table-cell>
          <table:table-cell office:value-type="string" calcext:value-type="string">
            <text:p>2025-06-27 18:15:40.793</text:p>
          </table:table-cell>
          <table:table-cell office:value-type="string" calcext:value-type="string">
            <text:p>2025-06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573" calcext:value-type="float">
            <text:p>21573</text:p>
          </table:table-cell>
        </table:table-row>
        <table:table-row table:style-name="ro1">
          <table:table-cell office:value-type="float" office:value="78850" calcext:value-type="float">
            <text:p>78850</text:p>
          </table:table-cell>
          <table:table-cell office:value-type="string" calcext:value-type="string">
            <text:p>2025-06-27 18:17:44.843</text:p>
          </table:table-cell>
          <table:table-cell office:value-type="string" calcext:value-type="string">
            <text:p>2025-06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49" calcext:value-type="float">
            <text:p>21449</text:p>
          </table:table-cell>
        </table:table-row>
        <table:table-row table:style-name="ro1">
          <table:table-cell office:value-type="float" office:value="78850" calcext:value-type="float">
            <text:p>78850</text:p>
          </table:table-cell>
          <table:table-cell office:value-type="string" calcext:value-type="string">
            <text:p>2025-06-27 18:34:25.397</text:p>
          </table:table-cell>
          <table:table-cell office:value-type="string" calcext:value-type="string">
            <text:p>2025-06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1">
          <table:table-cell office:value-type="float" office:value="78850" calcext:value-type="float">
            <text:p>78850</text:p>
          </table:table-cell>
          <table:table-cell office:value-type="string" calcext:value-type="string">
            <text:p>2025-06-27 20:04:12.587</text:p>
          </table:table-cell>
          <table:table-cell office:value-type="string" calcext:value-type="string">
            <text:p>2025-06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61" calcext:value-type="float">
            <text:p>15061</text:p>
          </table:table-cell>
        </table:table-row>
        <table:table-row table:style-name="ro1">
          <table:table-cell office:value-type="float" office:value="78850" calcext:value-type="float">
            <text:p>78850</text:p>
          </table:table-cell>
          <table:table-cell office:value-type="string" calcext:value-type="string">
            <text:p>2025-06-27 20:22:24.673</text:p>
          </table:table-cell>
          <table:table-cell office:value-type="string" calcext:value-type="string">
            <text:p>2025-06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969" calcext:value-type="float">
            <text:p>13969</text:p>
          </table:table-cell>
        </table:table-row>
        <table:table-row table:style-name="ro1">
          <table:table-cell office:value-type="float" office:value="78850" calcext:value-type="float">
            <text:p>78850</text:p>
          </table:table-cell>
          <table:table-cell office:value-type="string" calcext:value-type="string">
            <text:p>2025-06-27 21:22:51.217</text:p>
          </table:table-cell>
          <table:table-cell office:value-type="string" calcext:value-type="string">
            <text:p>2025-06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42" calcext:value-type="float">
            <text:p>10342</text:p>
          </table:table-cell>
        </table:table-row>
        <table:table-row table:style-name="ro1">
          <table:table-cell office:value-type="float" office:value="78850" calcext:value-type="float">
            <text:p>78850</text:p>
          </table:table-cell>
          <table:table-cell office:value-type="string" calcext:value-type="string">
            <text:p>2025-06-27 21:33:57.473</text:p>
          </table:table-cell>
          <table:table-cell office:value-type="string" calcext:value-type="string">
            <text:p>2025-06-28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76" calcext:value-type="float">
            <text:p>9676</text:p>
          </table:table-cell>
        </table:table-row>
        <table:table-row table:style-name="ro1">
          <table:table-cell office:value-type="float" office:value="78862" calcext:value-type="float">
            <text:p>78862</text:p>
          </table:table-cell>
          <table:table-cell office:value-type="string" calcext:value-type="string">
            <text:p>2025-06-30 06:40:27.070</text:p>
          </table:table-cell>
          <table:table-cell office:value-type="string" calcext:value-type="string">
            <text:p>2025-06-30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84" calcext:value-type="float">
            <text:p>20084</text:p>
          </table:table-cell>
        </table:table-row>
        <table:table-row table:style-name="ro1">
          <table:table-cell office:value-type="float" office:value="78862" calcext:value-type="float">
            <text:p>78862</text:p>
          </table:table-cell>
          <table:table-cell office:value-type="string" calcext:value-type="string">
            <text:p>2025-06-30 06:40:27.070</text:p>
          </table:table-cell>
          <table:table-cell office:value-type="string" calcext:value-type="string">
            <text:p>2025-06-30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84" calcext:value-type="float">
            <text:p>20084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24:53.827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24:53.827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27:40.763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27:40.763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32:00.187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32:00.187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6:07:11.127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282" calcext:value-type="float">
            <text:p>29282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6:18:27.377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06" calcext:value-type="float">
            <text:p>28606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6:21:20.840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433" calcext:value-type="float">
            <text:p>28433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6:26:24.570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29" calcext:value-type="float">
            <text:p>28129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6:27:42.423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51" calcext:value-type="float">
            <text:p>28051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6:48:16.070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817" calcext:value-type="float">
            <text:p>26817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7:06:48.217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705" calcext:value-type="float">
            <text:p>25705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7:26:39.477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14" calcext:value-type="float">
            <text:p>24514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7:50:37.123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076" calcext:value-type="float">
            <text:p>23076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7:54:46.783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27" calcext:value-type="float">
            <text:p>22827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8:06:23.213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30" calcext:value-type="float">
            <text:p>22130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8:17:30.083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63" calcext:value-type="float">
            <text:p>21463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8:28:55.697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78" calcext:value-type="float">
            <text:p>20778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8:43:58.313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75" calcext:value-type="float">
            <text:p>19875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18:58:35.477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98" calcext:value-type="float">
            <text:p>18998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20:01:16.427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37" calcext:value-type="float">
            <text:p>15237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20:18:06.497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227" calcext:value-type="float">
            <text:p>14227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20:29:57.803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16" calcext:value-type="float">
            <text:p>13516</text:p>
          </table:table-cell>
        </table:table-row>
        <table:table-row table:style-name="ro1">
          <table:table-cell office:value-type="float" office:value="78885" calcext:value-type="float">
            <text:p>78885</text:p>
          </table:table-cell>
          <table:table-cell office:value-type="string" calcext:value-type="string">
            <text:p>2025-06-30 22:05:36.403</text:p>
          </table:table-cell>
          <table:table-cell office:value-type="string" calcext:value-type="string">
            <text:p>2025-07-01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01:13:25.053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706" calcext:value-type="float">
            <text:p>39706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08:11:55.543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96" calcext:value-type="float">
            <text:p>14596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08:38:02.93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29" calcext:value-type="float">
            <text:p>13029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09:42:41.40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0:04:19.703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52" calcext:value-type="float">
            <text:p>7852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0:51:31.76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12:27.93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16:15.707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19:57.947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40:43.843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44:29.22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47:37.347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47:44.70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78907" calcext:value-type="float">
            <text:p>78907</text:p>
          </table:table-cell>
          <table:table-cell office:value-type="string" calcext:value-type="string">
            <text:p>2025-07-01 12:39:15.337</text:p>
          </table:table-cell>
          <table:table-cell office:value-type="string" calcext:value-type="string">
            <text:p>2025-07-0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78907" calcext:value-type="float">
            <text:p>78907</text:p>
          </table:table-cell>
          <table:table-cell office:value-type="string" calcext:value-type="string">
            <text:p>2025-07-01 12:46:02.850</text:p>
          </table:table-cell>
          <table:table-cell office:value-type="string" calcext:value-type="string">
            <text:p>2025-07-0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78907" calcext:value-type="float">
            <text:p>78907</text:p>
          </table:table-cell>
          <table:table-cell office:value-type="string" calcext:value-type="string">
            <text:p>2025-07-01 13:19:22.780</text:p>
          </table:table-cell>
          <table:table-cell office:value-type="string" calcext:value-type="string">
            <text:p>2025-07-0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5:20:11.200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102" calcext:value-type="float">
            <text:p>32102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5:23:21.767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912" calcext:value-type="float">
            <text:p>31912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5:45:34.627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579" calcext:value-type="float">
            <text:p>30579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6:34:37.087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36" calcext:value-type="float">
            <text:p>27636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6:42:01.983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192" calcext:value-type="float">
            <text:p>27192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6:44:47.983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26" calcext:value-type="float">
            <text:p>27026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7:50:49.657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064" calcext:value-type="float">
            <text:p>23064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7:55:19.313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94" calcext:value-type="float">
            <text:p>22794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8:47:21.520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672" calcext:value-type="float">
            <text:p>19672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19:41:18.207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35" calcext:value-type="float">
            <text:p>16435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20:21:39.660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14" calcext:value-type="float">
            <text:p>14014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20:25:14.347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799" calcext:value-type="float">
            <text:p>13799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20:31:08.333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45" calcext:value-type="float">
            <text:p>13445</text:p>
          </table:table-cell>
        </table:table-row>
        <table:table-row table:style-name="ro1">
          <table:table-cell office:value-type="float" office:value="78918" calcext:value-type="float">
            <text:p>78918</text:p>
          </table:table-cell>
          <table:table-cell office:value-type="string" calcext:value-type="string">
            <text:p>2025-07-01 22:52:03.820</text:p>
          </table:table-cell>
          <table:table-cell office:value-type="string" calcext:value-type="string">
            <text:p>2025-07-02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09:45:34.230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0:09:51.170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0:18:37.78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24:34.310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31:53.87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34:20.73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39:03.03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59:14.94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2:01:28.270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2:19:47.083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2:25:34.463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3:29:10.727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4:23:59.357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5:03:43.377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090" calcext:value-type="float">
            <text:p>33090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5:31:20.000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433" calcext:value-type="float">
            <text:p>31433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6:07:00.313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293" calcext:value-type="float">
            <text:p>29293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6:10:28.220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85" calcext:value-type="float">
            <text:p>29085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7:12:40.703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53" calcext:value-type="float">
            <text:p>25353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7:13:49.890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84" calcext:value-type="float">
            <text:p>25284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7:26:40.723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13" calcext:value-type="float">
            <text:p>24513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7:48:03.907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230" calcext:value-type="float">
            <text:p>23230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8:35:02.287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411" calcext:value-type="float">
            <text:p>20411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8:35:12.283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401" calcext:value-type="float">
            <text:p>20401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8:58:06.797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27" calcext:value-type="float">
            <text:p>19027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19:00:37.137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876" calcext:value-type="float">
            <text:p>18876</text:p>
          </table:table-cell>
        </table:table-row>
        <table:table-row table:style-name="ro1">
          <table:table-cell office:value-type="float" office:value="78951" calcext:value-type="float">
            <text:p>78951</text:p>
          </table:table-cell>
          <table:table-cell office:value-type="string" calcext:value-type="string">
            <text:p>2025-07-02 20:11:59.680</text:p>
          </table:table-cell>
          <table:table-cell office:value-type="string" calcext:value-type="string">
            <text:p>2025-07-03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94" calcext:value-type="float">
            <text:p>14594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06:39:59.323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12" calcext:value-type="float">
            <text:p>20112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08:39:19.487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52" calcext:value-type="float">
            <text:p>12952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08:46:05.350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546" calcext:value-type="float">
            <text:p>12546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09:00:17.623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0:07:19.560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72" calcext:value-type="float">
            <text:p>7672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0:14:29.670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0:29:07.133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1:04:05.273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1:04:25.117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1:51:14.110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1:52:41.877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2:20:00.390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2:56:27.723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3:43:49.630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4:08:01.343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4:10:53.590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78984" calcext:value-type="float">
            <text:p>78984</text:p>
          </table:table-cell>
          <table:table-cell office:value-type="string" calcext:value-type="string">
            <text:p>2025-07-03 14:40:32.757</text:p>
          </table:table-cell>
          <table:table-cell office:value-type="string" calcext:value-type="string">
            <text:p>2025-07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81" calcext:value-type="float">
            <text:p>34481</text:p>
          </table:table-cell>
        </table:table-row>
        <table:table-row table:style-name="ro1">
          <table:table-cell office:value-type="float" office:value="78984" calcext:value-type="float">
            <text:p>78984</text:p>
          </table:table-cell>
          <table:table-cell office:value-type="string" calcext:value-type="string">
            <text:p>2025-07-03 15:14:02.420</text:p>
          </table:table-cell>
          <table:table-cell office:value-type="string" calcext:value-type="string">
            <text:p>2025-07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471" calcext:value-type="float">
            <text:p>32471</text:p>
          </table:table-cell>
        </table:table-row>
        <table:table-row table:style-name="ro1">
          <table:table-cell office:value-type="float" office:value="78984" calcext:value-type="float">
            <text:p>78984</text:p>
          </table:table-cell>
          <table:table-cell office:value-type="string" calcext:value-type="string">
            <text:p>2025-07-03 16:05:18.817</text:p>
          </table:table-cell>
          <table:table-cell office:value-type="string" calcext:value-type="string">
            <text:p>2025-07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395" calcext:value-type="float">
            <text:p>29395</text:p>
          </table:table-cell>
        </table:table-row>
        <table:table-row table:style-name="ro1">
          <table:table-cell office:value-type="float" office:value="78984" calcext:value-type="float">
            <text:p>78984</text:p>
          </table:table-cell>
          <table:table-cell office:value-type="string" calcext:value-type="string">
            <text:p>2025-07-03 17:09:09.987</text:p>
          </table:table-cell>
          <table:table-cell office:value-type="string" calcext:value-type="string">
            <text:p>2025-07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64" calcext:value-type="float">
            <text:p>25564</text:p>
          </table:table-cell>
        </table:table-row>
        <table:table-row table:style-name="ro1">
          <table:table-cell office:value-type="float" office:value="78984" calcext:value-type="float">
            <text:p>78984</text:p>
          </table:table-cell>
          <table:table-cell office:value-type="string" calcext:value-type="string">
            <text:p>2025-07-03 18:02:26.840</text:p>
          </table:table-cell>
          <table:table-cell office:value-type="string" calcext:value-type="string">
            <text:p>2025-07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67" calcext:value-type="float">
            <text:p>22367</text:p>
          </table:table-cell>
        </table:table-row>
        <table:table-row table:style-name="ro1">
          <table:table-cell office:value-type="float" office:value="78984" calcext:value-type="float">
            <text:p>78984</text:p>
          </table:table-cell>
          <table:table-cell office:value-type="string" calcext:value-type="string">
            <text:p>2025-07-03 20:10:59.807</text:p>
          </table:table-cell>
          <table:table-cell office:value-type="string" calcext:value-type="string">
            <text:p>2025-07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54" calcext:value-type="float">
            <text:p>14654</text:p>
          </table:table-cell>
        </table:table-row>
        <table:table-row table:style-name="ro1">
          <table:table-cell office:value-type="float" office:value="78984" calcext:value-type="float">
            <text:p>78984</text:p>
          </table:table-cell>
          <table:table-cell office:value-type="string" calcext:value-type="string">
            <text:p>2025-07-03 20:37:15.300</text:p>
          </table:table-cell>
          <table:table-cell office:value-type="string" calcext:value-type="string">
            <text:p>2025-07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78" calcext:value-type="float">
            <text:p>13078</text:p>
          </table:table-cell>
        </table:table-row>
        <table:table-row table:style-name="ro1">
          <table:table-cell office:value-type="float" office:value="78984" calcext:value-type="float">
            <text:p>78984</text:p>
          </table:table-cell>
          <table:table-cell office:value-type="string" calcext:value-type="string">
            <text:p>2025-07-03 21:02:38.750</text:p>
          </table:table-cell>
          <table:table-cell office:value-type="string" calcext:value-type="string">
            <text:p>2025-07-04 00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05:59:18.310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53" calcext:value-type="float">
            <text:p>22553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09:14:20.927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51" calcext:value-type="float">
            <text:p>10851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09:18:25.170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06" calcext:value-type="float">
            <text:p>10606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09:28:38.547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10:40:03.233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10:41:57.017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11:06:41.290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11:32:52.167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79004" calcext:value-type="float">
            <text:p>79004</text:p>
          </table:table-cell>
          <table:table-cell office:value-type="string" calcext:value-type="string">
            <text:p>2025-07-04 12:19:24.730</text:p>
          </table:table-cell>
          <table:table-cell office:value-type="string" calcext:value-type="string">
            <text:p>2025-07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47" calcext:value-type="float">
            <text:p>8147</text:p>
          </table:table-cell>
        </table:table-row>
        <table:table-row table:style-name="ro1">
          <table:table-cell office:value-type="float" office:value="79004" calcext:value-type="float">
            <text:p>79004</text:p>
          </table:table-cell>
          <table:table-cell office:value-type="string" calcext:value-type="string">
            <text:p>2025-07-04 13:31:50.857</text:p>
          </table:table-cell>
          <table:table-cell office:value-type="string" calcext:value-type="string">
            <text:p>2025-07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9004" calcext:value-type="float">
            <text:p>79004</text:p>
          </table:table-cell>
          <table:table-cell office:value-type="string" calcext:value-type="string">
            <text:p>2025-07-04 13:48:34.440</text:p>
          </table:table-cell>
          <table:table-cell office:value-type="string" calcext:value-type="string">
            <text:p>2025-07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6:07:33.083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259" calcext:value-type="float">
            <text:p>29259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6:24:04.497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268" calcext:value-type="float">
            <text:p>28268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6:42:59.707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133" calcext:value-type="float">
            <text:p>27133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6:43:08.817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124" calcext:value-type="float">
            <text:p>27124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6:50:59.150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653" calcext:value-type="float">
            <text:p>26653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6:51:58.807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594" calcext:value-type="float">
            <text:p>26594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7:15:18.077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194" calcext:value-type="float">
            <text:p>25194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7:15:33.947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179" calcext:value-type="float">
            <text:p>25179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7:23:41.803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91" calcext:value-type="float">
            <text:p>24691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7:24:20.873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52" calcext:value-type="float">
            <text:p>24652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7:28:18.657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414" calcext:value-type="float">
            <text:p>24414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17:40:44.267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68" calcext:value-type="float">
            <text:p>23668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22:00:38.937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22:05:02.660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string" calcext:value-type="string">
            <text:p>2025-07-04 22:06:16.380</text:p>
          </table:table-cell>
          <table:table-cell office:value-type="string" calcext:value-type="string">
            <text:p>2025-07-0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36" calcext:value-type="float">
            <text:p>7736</text:p>
          </table:table-cell>
        </table:table-row>
        <table:table-row table:style-name="ro1">
          <table:table-cell office:value-type="float" office:value="79027" calcext:value-type="float">
            <text:p>79027</text:p>
          </table:table-cell>
          <table:table-cell office:value-type="string" calcext:value-type="string">
            <text:p>2025-07-07 11:20:59.957</text:p>
          </table:table-cell>
          <table:table-cell office:value-type="string" calcext:value-type="string">
            <text:p>2025-07-0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79027" calcext:value-type="float">
            <text:p>79027</text:p>
          </table:table-cell>
          <table:table-cell office:value-type="string" calcext:value-type="string">
            <text:p>2025-07-07 11:20:59.957</text:p>
          </table:table-cell>
          <table:table-cell office:value-type="string" calcext:value-type="string">
            <text:p>2025-07-0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05:19.487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27:58.847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28:59.390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33:46.740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85" calcext:value-type="float">
            <text:p>7285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44:06.357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55:07.277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79050" calcext:value-type="float">
            <text:p>79050</text:p>
          </table:table-cell>
          <table:table-cell office:value-type="string" calcext:value-type="string">
            <text:p>2025-07-07 16:46:31.077</text:p>
          </table:table-cell>
          <table:table-cell office:value-type="string" calcext:value-type="string">
            <text:p>2025-07-08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923" calcext:value-type="float">
            <text:p>26923</text:p>
          </table:table-cell>
        </table:table-row>
        <table:table-row table:style-name="ro1">
          <table:table-cell office:value-type="float" office:value="79050" calcext:value-type="float">
            <text:p>79050</text:p>
          </table:table-cell>
          <table:table-cell office:value-type="string" calcext:value-type="string">
            <text:p>2025-07-07 16:46:31.077</text:p>
          </table:table-cell>
          <table:table-cell office:value-type="string" calcext:value-type="string">
            <text:p>2025-07-08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923" calcext:value-type="float">
            <text:p>26923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08:24:20.20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52" calcext:value-type="float">
            <text:p>13852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09:17:50.53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09:49:15.86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57" calcext:value-type="float">
            <text:p>8757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0:09:53.39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0:14:11.100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0:52:20.620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1:05:09.630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1:11:29.90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1:15:25.173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1:28:15.25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2:20:18.010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3:04:39.070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3:15:34.287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3:18:51.513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4:06:04.640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4:11:43.160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79084" calcext:value-type="float">
            <text:p>79084</text:p>
          </table:table-cell>
          <table:table-cell office:value-type="string" calcext:value-type="string">
            <text:p>2025-07-08 18:22:19.247</text:p>
          </table:table-cell>
          <table:table-cell office:value-type="string" calcext:value-type="string">
            <text:p>2025-07-0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173" calcext:value-type="float">
            <text:p>21173</text:p>
          </table:table-cell>
        </table:table-row>
        <table:table-row table:style-name="ro1">
          <table:table-cell office:value-type="float" office:value="79084" calcext:value-type="float">
            <text:p>79084</text:p>
          </table:table-cell>
          <table:table-cell office:value-type="string" calcext:value-type="string">
            <text:p>2025-07-08 18:22:19.247</text:p>
          </table:table-cell>
          <table:table-cell office:value-type="string" calcext:value-type="string">
            <text:p>2025-07-0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173" calcext:value-type="float">
            <text:p>21173</text:p>
          </table:table-cell>
        </table:table-row>
        <table:table-row table:style-name="ro1">
          <table:table-cell office:value-type="float" office:value="79084" calcext:value-type="float">
            <text:p>79084</text:p>
          </table:table-cell>
          <table:table-cell office:value-type="string" calcext:value-type="string">
            <text:p>2025-07-08 18:54:53.107</text:p>
          </table:table-cell>
          <table:table-cell office:value-type="string" calcext:value-type="string">
            <text:p>2025-07-0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19" calcext:value-type="float">
            <text:p>19219</text:p>
          </table:table-cell>
        </table:table-row>
        <table:table-row table:style-name="ro1">
          <table:table-cell office:value-type="float" office:value="79084" calcext:value-type="float">
            <text:p>79084</text:p>
          </table:table-cell>
          <table:table-cell office:value-type="string" calcext:value-type="string">
            <text:p>2025-07-08 18:54:53.107</text:p>
          </table:table-cell>
          <table:table-cell office:value-type="string" calcext:value-type="string">
            <text:p>2025-07-0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19" calcext:value-type="float">
            <text:p>19219</text:p>
          </table:table-cell>
        </table:table-row>
        <table:table-row table:style-name="ro1">
          <table:table-cell office:value-type="float" office:value="79084" calcext:value-type="float">
            <text:p>79084</text:p>
          </table:table-cell>
          <table:table-cell office:value-type="string" calcext:value-type="string">
            <text:p>2025-07-08 19:03:18.063</text:p>
          </table:table-cell>
          <table:table-cell office:value-type="string" calcext:value-type="string">
            <text:p>2025-07-0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14" calcext:value-type="float">
            <text:p>18714</text:p>
          </table:table-cell>
        </table:table-row>
        <table:table-row table:style-name="ro1">
          <table:table-cell office:value-type="float" office:value="79084" calcext:value-type="float">
            <text:p>79084</text:p>
          </table:table-cell>
          <table:table-cell office:value-type="string" calcext:value-type="string">
            <text:p>2025-07-08 19:03:18.063</text:p>
          </table:table-cell>
          <table:table-cell office:value-type="string" calcext:value-type="string">
            <text:p>2025-07-09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14" calcext:value-type="float">
            <text:p>18714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08:33:00.783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332" calcext:value-type="float">
            <text:p>13332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09:00:04.993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708" calcext:value-type="float">
            <text:p>11708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09:26:33.620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09:46:31.113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10:03:25.127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11:06:42.413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79107" calcext:value-type="float">
            <text:p>79107</text:p>
          </table:table-cell>
          <table:table-cell office:value-type="string" calcext:value-type="string">
            <text:p>2025-07-09 13:07:44.093</text:p>
          </table:table-cell>
          <table:table-cell office:value-type="string" calcext:value-type="string">
            <text:p>2025-07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79107" calcext:value-type="float">
            <text:p>79107</text:p>
          </table:table-cell>
          <table:table-cell office:value-type="string" calcext:value-type="string">
            <text:p>2025-07-09 13:07:44.093</text:p>
          </table:table-cell>
          <table:table-cell office:value-type="string" calcext:value-type="string">
            <text:p>2025-07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79107" calcext:value-type="float">
            <text:p>79107</text:p>
          </table:table-cell>
          <table:table-cell office:value-type="string" calcext:value-type="string">
            <text:p>2025-07-09 13:35:42.310</text:p>
          </table:table-cell>
          <table:table-cell office:value-type="string" calcext:value-type="string">
            <text:p>2025-07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79107" calcext:value-type="float">
            <text:p>79107</text:p>
          </table:table-cell>
          <table:table-cell office:value-type="string" calcext:value-type="string">
            <text:p>2025-07-09 13:35:42.310</text:p>
          </table:table-cell>
          <table:table-cell office:value-type="string" calcext:value-type="string">
            <text:p>2025-07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79118" calcext:value-type="float">
            <text:p>79118</text:p>
          </table:table-cell>
          <table:table-cell office:value-type="string" calcext:value-type="string">
            <text:p>2025-07-09 14:33:24.453</text:p>
          </table:table-cell>
          <table:table-cell office:value-type="string" calcext:value-type="string">
            <text:p>2025-07-1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908" calcext:value-type="float">
            <text:p>34908</text:p>
          </table:table-cell>
        </table:table-row>
        <table:table-row table:style-name="ro1">
          <table:table-cell office:value-type="float" office:value="79118" calcext:value-type="float">
            <text:p>79118</text:p>
          </table:table-cell>
          <table:table-cell office:value-type="string" calcext:value-type="string">
            <text:p>2025-07-09 15:13:08.610</text:p>
          </table:table-cell>
          <table:table-cell office:value-type="string" calcext:value-type="string">
            <text:p>2025-07-1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24" calcext:value-type="float">
            <text:p>32524</text:p>
          </table:table-cell>
        </table:table-row>
        <table:table-row table:style-name="ro1">
          <table:table-cell office:value-type="float" office:value="79118" calcext:value-type="float">
            <text:p>79118</text:p>
          </table:table-cell>
          <table:table-cell office:value-type="string" calcext:value-type="string">
            <text:p>2025-07-09 16:35:41.107</text:p>
          </table:table-cell>
          <table:table-cell office:value-type="string" calcext:value-type="string">
            <text:p>2025-07-1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571" calcext:value-type="float">
            <text:p>27571</text:p>
          </table:table-cell>
        </table:table-row>
        <table:table-row table:style-name="ro1">
          <table:table-cell office:value-type="float" office:value="79118" calcext:value-type="float">
            <text:p>79118</text:p>
          </table:table-cell>
          <table:table-cell office:value-type="string" calcext:value-type="string">
            <text:p>2025-07-09 17:59:03.943</text:p>
          </table:table-cell>
          <table:table-cell office:value-type="string" calcext:value-type="string">
            <text:p>2025-07-1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79118" calcext:value-type="float">
            <text:p>79118</text:p>
          </table:table-cell>
          <table:table-cell office:value-type="string" calcext:value-type="string">
            <text:p>2025-07-09 18:08:37.097</text:p>
          </table:table-cell>
          <table:table-cell office:value-type="string" calcext:value-type="string">
            <text:p>2025-07-1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995" calcext:value-type="float">
            <text:p>21995</text:p>
          </table:table-cell>
        </table:table-row>
        <table:table-row table:style-name="ro1">
          <table:table-cell office:value-type="float" office:value="79118" calcext:value-type="float">
            <text:p>79118</text:p>
          </table:table-cell>
          <table:table-cell office:value-type="string" calcext:value-type="string">
            <text:p>2025-07-09 18:14:02.747</text:p>
          </table:table-cell>
          <table:table-cell office:value-type="string" calcext:value-type="string">
            <text:p>2025-07-10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70" calcext:value-type="float">
            <text:p>21670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08:31:06.260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46" calcext:value-type="float">
            <text:p>13446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09:27:03.433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89" calcext:value-type="float">
            <text:p>10089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09:44:09.290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63" calcext:value-type="float">
            <text:p>9063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09:53:04.987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10:16:12.333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10:19:41.090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10:21:03.733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11:19:57.307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79140" calcext:value-type="float">
            <text:p>79140</text:p>
          </table:table-cell>
          <table:table-cell office:value-type="string" calcext:value-type="string">
            <text:p>2025-07-10 12:53:54.240</text:p>
          </table:table-cell>
          <table:table-cell office:value-type="string" calcext:value-type="string">
            <text:p>2025-07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79140" calcext:value-type="float">
            <text:p>79140</text:p>
          </table:table-cell>
          <table:table-cell office:value-type="string" calcext:value-type="string">
            <text:p>2025-07-10 12:56:50.163</text:p>
          </table:table-cell>
          <table:table-cell office:value-type="string" calcext:value-type="string">
            <text:p>2025-07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79140" calcext:value-type="float">
            <text:p>79140</text:p>
          </table:table-cell>
          <table:table-cell office:value-type="string" calcext:value-type="string">
            <text:p>2025-07-10 13:13:10.170</text:p>
          </table:table-cell>
          <table:table-cell office:value-type="string" calcext:value-type="string">
            <text:p>2025-07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79140" calcext:value-type="float">
            <text:p>79140</text:p>
          </table:table-cell>
          <table:table-cell office:value-type="string" calcext:value-type="string">
            <text:p>2025-07-10 14:05:29.067</text:p>
          </table:table-cell>
          <table:table-cell office:value-type="string" calcext:value-type="string">
            <text:p>2025-07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4:54:56.457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618" calcext:value-type="float">
            <text:p>33618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6:19:37.023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37" calcext:value-type="float">
            <text:p>28537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6:38:48.590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386" calcext:value-type="float">
            <text:p>27386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7:29:13.787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61" calcext:value-type="float">
            <text:p>24361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7:55:07.400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807" calcext:value-type="float">
            <text:p>22807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7:55:34.997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80" calcext:value-type="float">
            <text:p>22780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7:58:41.293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93" calcext:value-type="float">
            <text:p>22593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8:07:04.813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90" calcext:value-type="float">
            <text:p>22090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8:12:43.637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51" calcext:value-type="float">
            <text:p>21751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8:15:42.140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572" calcext:value-type="float">
            <text:p>21572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8:16:53.953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501" calcext:value-type="float">
            <text:p>21501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8:28:56.180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78" calcext:value-type="float">
            <text:p>20778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9:15:47.097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967" calcext:value-type="float">
            <text:p>17967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9:18:28.477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06" calcext:value-type="float">
            <text:p>17806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19:55:39.180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575" calcext:value-type="float">
            <text:p>15575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21:21:43.573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11" calcext:value-type="float">
            <text:p>10411</text:p>
          </table:table-cell>
        </table:table-row>
        <table:table-row table:style-name="ro1">
          <table:table-cell office:value-type="float" office:value="79149" calcext:value-type="float">
            <text:p>79149</text:p>
          </table:table-cell>
          <table:table-cell office:value-type="string" calcext:value-type="string">
            <text:p>2025-07-10 21:57:56.900</text:p>
          </table:table-cell>
          <table:table-cell office:value-type="string" calcext:value-type="string">
            <text:p>2025-07-11 00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3:47:54.297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38" calcext:value-type="float">
            <text:p>30438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8:20:44.700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68" calcext:value-type="float">
            <text:p>14068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9:09:48.957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9:12:45.083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47" calcext:value-type="float">
            <text:p>10947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9:30:30.780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82" calcext:value-type="float">
            <text:p>9882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9:36:15.627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10:11:49.550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10:56:33.723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11:25:50.447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2:02:24.27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69" calcext:value-type="float">
            <text:p>9169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2:16:26.43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2:25:31.26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14:52.97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31:57.56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39:39.08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42:46.64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44:39.43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49:44.21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52:39.35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56:08.54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0:32.39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3:03.94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3:12.75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3:35.43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5:47.22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8:58.40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11:48.56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12:09.72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28:11.42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14:30:53.867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059" calcext:value-type="float">
            <text:p>35059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14:45:47.833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165" calcext:value-type="float">
            <text:p>34165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15:30:07.147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505" calcext:value-type="float">
            <text:p>31505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16:29:44.867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928" calcext:value-type="float">
            <text:p>27928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16:50:46.873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666" calcext:value-type="float">
            <text:p>26666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17:18:03.713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029" calcext:value-type="float">
            <text:p>25029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17:27:03.373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489" calcext:value-type="float">
            <text:p>24489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20:55:18.243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994" calcext:value-type="float">
            <text:p>11994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22:19:54.780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79182" calcext:value-type="float">
            <text:p>79182</text:p>
          </table:table-cell>
          <table:table-cell office:value-type="string" calcext:value-type="string">
            <text:p>2025-07-11 23:13:13.150</text:p>
          </table:table-cell>
          <table:table-cell office:value-type="string" calcext:value-type="string">
            <text:p>2025-07-1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79194" calcext:value-type="float">
            <text:p>79194</text:p>
          </table:table-cell>
          <table:table-cell office:value-type="string" calcext:value-type="string">
            <text:p>2025-07-14 11:11:36.887</text:p>
          </table:table-cell>
          <table:table-cell office:value-type="string" calcext:value-type="string">
            <text:p>2025-07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79194" calcext:value-type="float">
            <text:p>79194</text:p>
          </table:table-cell>
          <table:table-cell office:value-type="string" calcext:value-type="string">
            <text:p>2025-07-14 11:11:36.887</text:p>
          </table:table-cell>
          <table:table-cell office:value-type="string" calcext:value-type="string">
            <text:p>2025-07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30:07.640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32:09.803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34:08.207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36:28.430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43:33.230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44:20.057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3:14:30.753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3:23:11.513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3:26:27.903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3:30:39.010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15:13:35.613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497" calcext:value-type="float">
            <text:p>32497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16:05:33.447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379" calcext:value-type="float">
            <text:p>29379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16:12:00.157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992" calcext:value-type="float">
            <text:p>28992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16:59:05.777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167" calcext:value-type="float">
            <text:p>26167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17:41:47.760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05" calcext:value-type="float">
            <text:p>23605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17:48:35.007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97" calcext:value-type="float">
            <text:p>23197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17:51:33.813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019" calcext:value-type="float">
            <text:p>23019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18:18:28.677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404" calcext:value-type="float">
            <text:p>21404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19:33:49.540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883" calcext:value-type="float">
            <text:p>16883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20:39:10.023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62" calcext:value-type="float">
            <text:p>12962</text:p>
          </table:table-cell>
        </table:table-row>
        <table:table-row table:style-name="ro1">
          <table:table-cell office:value-type="float" office:value="79216" calcext:value-type="float">
            <text:p>79216</text:p>
          </table:table-cell>
          <table:table-cell office:value-type="string" calcext:value-type="string">
            <text:p>2025-07-14 21:20:28.323</text:p>
          </table:table-cell>
          <table:table-cell office:value-type="string" calcext:value-type="string">
            <text:p>2025-07-1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03:38:04.197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27" calcext:value-type="float">
            <text:p>31027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0:31:43.537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0:34:25.067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1:21:13.433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1:48:34.280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1:54:51.983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2:27:00.027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2:46:59.747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2:57:48.777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3:12:21.737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4:06:58.823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79249" calcext:value-type="float">
            <text:p>79249</text:p>
          </table:table-cell>
          <table:table-cell office:value-type="string" calcext:value-type="string">
            <text:p>2025-07-15 15:43:28.667</text:p>
          </table:table-cell>
          <table:table-cell office:value-type="string" calcext:value-type="string">
            <text:p>2025-07-1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703" calcext:value-type="float">
            <text:p>30703</text:p>
          </table:table-cell>
        </table:table-row>
        <table:table-row table:style-name="ro1">
          <table:table-cell office:value-type="float" office:value="79249" calcext:value-type="float">
            <text:p>79249</text:p>
          </table:table-cell>
          <table:table-cell office:value-type="string" calcext:value-type="string">
            <text:p>2025-07-15 15:44:35.807</text:p>
          </table:table-cell>
          <table:table-cell office:value-type="string" calcext:value-type="string">
            <text:p>2025-07-1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636" calcext:value-type="float">
            <text:p>30636</text:p>
          </table:table-cell>
        </table:table-row>
        <table:table-row table:style-name="ro1">
          <table:table-cell office:value-type="float" office:value="79249" calcext:value-type="float">
            <text:p>79249</text:p>
          </table:table-cell>
          <table:table-cell office:value-type="string" calcext:value-type="string">
            <text:p>2025-07-15 15:54:03.110</text:p>
          </table:table-cell>
          <table:table-cell office:value-type="string" calcext:value-type="string">
            <text:p>2025-07-1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068" calcext:value-type="float">
            <text:p>30068</text:p>
          </table:table-cell>
        </table:table-row>
        <table:table-row table:style-name="ro1">
          <table:table-cell office:value-type="float" office:value="79249" calcext:value-type="float">
            <text:p>79249</text:p>
          </table:table-cell>
          <table:table-cell office:value-type="string" calcext:value-type="string">
            <text:p>2025-07-15 16:01:55.993</text:p>
          </table:table-cell>
          <table:table-cell office:value-type="string" calcext:value-type="string">
            <text:p>2025-07-1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596" calcext:value-type="float">
            <text:p>29596</text:p>
          </table:table-cell>
        </table:table-row>
        <table:table-row table:style-name="ro1">
          <table:table-cell office:value-type="float" office:value="79249" calcext:value-type="float">
            <text:p>79249</text:p>
          </table:table-cell>
          <table:table-cell office:value-type="string" calcext:value-type="string">
            <text:p>2025-07-15 16:40:18.710</text:p>
          </table:table-cell>
          <table:table-cell office:value-type="string" calcext:value-type="string">
            <text:p>2025-07-1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93" calcext:value-type="float">
            <text:p>27293</text:p>
          </table:table-cell>
        </table:table-row>
        <table:table-row table:style-name="ro1">
          <table:table-cell office:value-type="float" office:value="79249" calcext:value-type="float">
            <text:p>79249</text:p>
          </table:table-cell>
          <table:table-cell office:value-type="string" calcext:value-type="string">
            <text:p>2025-07-15 17:39:54.660</text:p>
          </table:table-cell>
          <table:table-cell office:value-type="string" calcext:value-type="string">
            <text:p>2025-07-1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17" calcext:value-type="float">
            <text:p>23717</text:p>
          </table:table-cell>
        </table:table-row>
        <table:table-row table:style-name="ro1">
          <table:table-cell office:value-type="float" office:value="79249" calcext:value-type="float">
            <text:p>79249</text:p>
          </table:table-cell>
          <table:table-cell office:value-type="string" calcext:value-type="string">
            <text:p>2025-07-15 19:28:21.260</text:p>
          </table:table-cell>
          <table:table-cell office:value-type="string" calcext:value-type="string">
            <text:p>2025-07-16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10" calcext:value-type="float">
            <text:p>17210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01:20:44.263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268" calcext:value-type="float">
            <text:p>39268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09:05:47.180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365" calcext:value-type="float">
            <text:p>11365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10:04:16.957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10:44:18.823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11:29:00.547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11:41:56.457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  <table:table-cell office:value-type="string" calcext:value-type="string">
            <text:p>2025-07-16 12:13:28.673</text:p>
          </table:table-cell>
          <table:table-cell office:value-type="string" calcext:value-type="string">
            <text:p>2025-07-1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03" calcext:value-type="float">
            <text:p>8503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  <table:table-cell office:value-type="string" calcext:value-type="string">
            <text:p>2025-07-16 12:29:47.040</text:p>
          </table:table-cell>
          <table:table-cell office:value-type="string" calcext:value-type="string">
            <text:p>2025-07-1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  <table:table-cell office:value-type="string" calcext:value-type="string">
            <text:p>2025-07-16 12:54:01.693</text:p>
          </table:table-cell>
          <table:table-cell office:value-type="string" calcext:value-type="string">
            <text:p>2025-07-1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  <table:table-cell office:value-type="string" calcext:value-type="string">
            <text:p>2025-07-16 12:54:38.660</text:p>
          </table:table-cell>
          <table:table-cell office:value-type="string" calcext:value-type="string">
            <text:p>2025-07-1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79283" calcext:value-type="float">
            <text:p>79283</text:p>
          </table:table-cell>
          <table:table-cell office:value-type="string" calcext:value-type="string">
            <text:p>2025-07-16 16:26:20.667</text:p>
          </table:table-cell>
          <table:table-cell office:value-type="string" calcext:value-type="string">
            <text:p>2025-07-1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32" calcext:value-type="float">
            <text:p>28132</text:p>
          </table:table-cell>
        </table:table-row>
        <table:table-row table:style-name="ro1">
          <table:table-cell office:value-type="float" office:value="79283" calcext:value-type="float">
            <text:p>79283</text:p>
          </table:table-cell>
          <table:table-cell office:value-type="string" calcext:value-type="string">
            <text:p>2025-07-16 16:26:20.667</text:p>
          </table:table-cell>
          <table:table-cell office:value-type="string" calcext:value-type="string">
            <text:p>2025-07-17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32" calcext:value-type="float">
            <text:p>28132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08:14:47.683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24" calcext:value-type="float">
            <text:p>14424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09:35:10.167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01" calcext:value-type="float">
            <text:p>9601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09:40:47.213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0:31:02.387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0:38:54.997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0:44:39.067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0:51:41.863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1:06:59.970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1:26:41.283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79305" calcext:value-type="float">
            <text:p>79305</text:p>
          </table:table-cell>
          <table:table-cell office:value-type="string" calcext:value-type="string">
            <text:p>2025-07-17 12:00:57.913</text:p>
          </table:table-cell>
          <table:table-cell office:value-type="string" calcext:value-type="string">
            <text:p>2025-07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54" calcext:value-type="float">
            <text:p>9254</text:p>
          </table:table-cell>
        </table:table-row>
        <table:table-row table:style-name="ro1">
          <table:table-cell office:value-type="float" office:value="79305" calcext:value-type="float">
            <text:p>79305</text:p>
          </table:table-cell>
          <table:table-cell office:value-type="string" calcext:value-type="string">
            <text:p>2025-07-17 13:41:01.533</text:p>
          </table:table-cell>
          <table:table-cell office:value-type="string" calcext:value-type="string">
            <text:p>2025-07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79316" calcext:value-type="float">
            <text:p>79316</text:p>
          </table:table-cell>
          <table:table-cell office:value-type="string" calcext:value-type="string">
            <text:p>2025-07-17 16:54:17.177</text:p>
          </table:table-cell>
          <table:table-cell office:value-type="string" calcext:value-type="string">
            <text:p>2025-07-18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54" calcext:value-type="float">
            <text:p>26454</text:p>
          </table:table-cell>
        </table:table-row>
        <table:table-row table:style-name="ro1">
          <table:table-cell office:value-type="float" office:value="79316" calcext:value-type="float">
            <text:p>79316</text:p>
          </table:table-cell>
          <table:table-cell office:value-type="string" calcext:value-type="string">
            <text:p>2025-07-17 18:48:10.057</text:p>
          </table:table-cell>
          <table:table-cell office:value-type="string" calcext:value-type="string">
            <text:p>2025-07-18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621" calcext:value-type="float">
            <text:p>19621</text:p>
          </table:table-cell>
        </table:table-row>
        <table:table-row table:style-name="ro1">
          <table:table-cell office:value-type="float" office:value="79316" calcext:value-type="float">
            <text:p>79316</text:p>
          </table:table-cell>
          <table:table-cell office:value-type="string" calcext:value-type="string">
            <text:p>2025-07-17 19:10:21.620</text:p>
          </table:table-cell>
          <table:table-cell office:value-type="string" calcext:value-type="string">
            <text:p>2025-07-18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90" calcext:value-type="float">
            <text:p>18290</text:p>
          </table:table-cell>
        </table:table-row>
        <table:table-row table:style-name="ro1">
          <table:table-cell office:value-type="float" office:value="79316" calcext:value-type="float">
            <text:p>79316</text:p>
          </table:table-cell>
          <table:table-cell office:value-type="string" calcext:value-type="string">
            <text:p>2025-07-17 21:59:27.367</text:p>
          </table:table-cell>
          <table:table-cell office:value-type="string" calcext:value-type="string">
            <text:p>2025-07-18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79328" calcext:value-type="float">
            <text:p>79328</text:p>
          </table:table-cell>
          <table:table-cell office:value-type="string" calcext:value-type="string">
            <text:p>2025-07-18 08:37:53.563</text:p>
          </table:table-cell>
          <table:table-cell office:value-type="string" calcext:value-type="string">
            <text:p>2025-07-1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39" calcext:value-type="float">
            <text:p>13039</text:p>
          </table:table-cell>
        </table:table-row>
        <table:table-row table:style-name="ro1">
          <table:table-cell office:value-type="float" office:value="79328" calcext:value-type="float">
            <text:p>79328</text:p>
          </table:table-cell>
          <table:table-cell office:value-type="string" calcext:value-type="string">
            <text:p>2025-07-18 08:37:53.563</text:p>
          </table:table-cell>
          <table:table-cell office:value-type="string" calcext:value-type="string">
            <text:p>2025-07-1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39" calcext:value-type="float">
            <text:p>13039</text:p>
          </table:table-cell>
        </table:table-row>
        <table:table-row table:style-name="ro1">
          <table:table-cell office:value-type="float" office:value="79328" calcext:value-type="float">
            <text:p>79328</text:p>
          </table:table-cell>
          <table:table-cell office:value-type="string" calcext:value-type="string">
            <text:p>2025-07-18 10:28:23.583</text:p>
          </table:table-cell>
          <table:table-cell office:value-type="string" calcext:value-type="string">
            <text:p>2025-07-1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79328" calcext:value-type="float">
            <text:p>79328</text:p>
          </table:table-cell>
          <table:table-cell office:value-type="string" calcext:value-type="string">
            <text:p>2025-07-18 10:28:23.583</text:p>
          </table:table-cell>
          <table:table-cell office:value-type="string" calcext:value-type="string">
            <text:p>2025-07-1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2:16:52.277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2:22:32.460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3:39:15.117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3:47:10.153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3:53:35.770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4:11:40.990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4:13:58.000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79350" calcext:value-type="float">
            <text:p>79350</text:p>
          </table:table-cell>
          <table:table-cell office:value-type="string" calcext:value-type="string">
            <text:p>2025-07-18 15:56:24.637</text:p>
          </table:table-cell>
          <table:table-cell office:value-type="string" calcext:value-type="string">
            <text:p>2025-07-1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927" calcext:value-type="float">
            <text:p>29927</text:p>
          </table:table-cell>
        </table:table-row>
        <table:table-row table:style-name="ro1">
          <table:table-cell office:value-type="float" office:value="79350" calcext:value-type="float">
            <text:p>79350</text:p>
          </table:table-cell>
          <table:table-cell office:value-type="string" calcext:value-type="string">
            <text:p>2025-07-18 16:18:57.057</text:p>
          </table:table-cell>
          <table:table-cell office:value-type="string" calcext:value-type="string">
            <text:p>2025-07-1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74" calcext:value-type="float">
            <text:p>28574</text:p>
          </table:table-cell>
        </table:table-row>
        <table:table-row table:style-name="ro1">
          <table:table-cell office:value-type="float" office:value="79350" calcext:value-type="float">
            <text:p>79350</text:p>
          </table:table-cell>
          <table:table-cell office:value-type="string" calcext:value-type="string">
            <text:p>2025-07-18 16:28:25.700</text:p>
          </table:table-cell>
          <table:table-cell office:value-type="string" calcext:value-type="string">
            <text:p>2025-07-1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06" calcext:value-type="float">
            <text:p>28006</text:p>
          </table:table-cell>
        </table:table-row>
        <table:table-row table:style-name="ro1">
          <table:table-cell office:value-type="float" office:value="79350" calcext:value-type="float">
            <text:p>79350</text:p>
          </table:table-cell>
          <table:table-cell office:value-type="string" calcext:value-type="string">
            <text:p>2025-07-18 20:30:03.977</text:p>
          </table:table-cell>
          <table:table-cell office:value-type="string" calcext:value-type="string">
            <text:p>2025-07-19 00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08" calcext:value-type="float">
            <text:p>13508</text:p>
          </table:table-cell>
        </table:table-row>
        <table:table-row table:style-name="ro1">
          <table:table-cell office:value-type="float" office:value="79362" calcext:value-type="float">
            <text:p>79362</text:p>
          </table:table-cell>
          <table:table-cell office:value-type="string" calcext:value-type="string">
            <text:p>2025-07-21 09:12:46.560</text:p>
          </table:table-cell>
          <table:table-cell office:value-type="string" calcext:value-type="string">
            <text:p>2025-07-2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float" office:value="79362" calcext:value-type="float">
            <text:p>79362</text:p>
          </table:table-cell>
          <table:table-cell office:value-type="string" calcext:value-type="string">
            <text:p>2025-07-21 09:12:46.560</text:p>
          </table:table-cell>
          <table:table-cell office:value-type="string" calcext:value-type="string">
            <text:p>2025-07-2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float" office:value="79374" calcext:value-type="float">
            <text:p>79374</text:p>
          </table:table-cell>
          <table:table-cell office:value-type="string" calcext:value-type="string">
            <text:p>2025-07-21 13:20:20.033</text:p>
          </table:table-cell>
          <table:table-cell office:value-type="string" calcext:value-type="string">
            <text:p>2025-07-21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79374" calcext:value-type="float">
            <text:p>79374</text:p>
          </table:table-cell>
          <table:table-cell office:value-type="string" calcext:value-type="string">
            <text:p>2025-07-21 13:20:20.033</text:p>
          </table:table-cell>
          <table:table-cell office:value-type="string" calcext:value-type="string">
            <text:p>2025-07-21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79386" calcext:value-type="float">
            <text:p>79386</text:p>
          </table:table-cell>
          <table:table-cell office:value-type="string" calcext:value-type="string">
            <text:p>2025-07-21 14:41:19.557</text:p>
          </table:table-cell>
          <table:table-cell office:value-type="string" calcext:value-type="string">
            <text:p>2025-07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33" calcext:value-type="float">
            <text:p>34433</text:p>
          </table:table-cell>
        </table:table-row>
        <table:table-row table:style-name="ro1">
          <table:table-cell office:value-type="float" office:value="79386" calcext:value-type="float">
            <text:p>79386</text:p>
          </table:table-cell>
          <table:table-cell office:value-type="string" calcext:value-type="string">
            <text:p>2025-07-21 14:41:19.557</text:p>
          </table:table-cell>
          <table:table-cell office:value-type="string" calcext:value-type="string">
            <text:p>2025-07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33" calcext:value-type="float">
            <text:p>34433</text:p>
          </table:table-cell>
        </table:table-row>
        <table:table-row table:style-name="ro1">
          <table:table-cell office:value-type="float" office:value="79386" calcext:value-type="float">
            <text:p>79386</text:p>
          </table:table-cell>
          <table:table-cell office:value-type="string" calcext:value-type="string">
            <text:p>2025-07-21 15:55:39.917</text:p>
          </table:table-cell>
          <table:table-cell office:value-type="string" calcext:value-type="string">
            <text:p>2025-07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973" calcext:value-type="float">
            <text:p>29973</text:p>
          </table:table-cell>
        </table:table-row>
        <table:table-row table:style-name="ro1">
          <table:table-cell office:value-type="float" office:value="79386" calcext:value-type="float">
            <text:p>79386</text:p>
          </table:table-cell>
          <table:table-cell office:value-type="string" calcext:value-type="string">
            <text:p>2025-07-21 15:55:39.917</text:p>
          </table:table-cell>
          <table:table-cell office:value-type="string" calcext:value-type="string">
            <text:p>2025-07-22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973" calcext:value-type="float">
            <text:p>29973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09:22:00.05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09:30:45.797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66" calcext:value-type="float">
            <text:p>9866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09:32:38.01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09:45:57.57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54" calcext:value-type="float">
            <text:p>8954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18:03.22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23:48.52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31:33.790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33:42.42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56:15.33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1:42:07.310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1:50:56.707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string" calcext:value-type="string">
            <text:p>2025-07-22 12:52:33.107</text:p>
          </table:table-cell>
          <table:table-cell office:value-type="string" calcext:value-type="string">
            <text:p>2025-07-2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string" calcext:value-type="string">
            <text:p>2025-07-22 12:52:33.107</text:p>
          </table:table-cell>
          <table:table-cell office:value-type="string" calcext:value-type="string">
            <text:p>2025-07-2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string" calcext:value-type="string">
            <text:p>2025-07-22 12:56:59.200</text:p>
          </table:table-cell>
          <table:table-cell office:value-type="string" calcext:value-type="string">
            <text:p>2025-07-2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string" calcext:value-type="string">
            <text:p>2025-07-22 12:56:59.200</text:p>
          </table:table-cell>
          <table:table-cell office:value-type="string" calcext:value-type="string">
            <text:p>2025-07-2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14:31:03.023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047" calcext:value-type="float">
            <text:p>35047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14:51:41.367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09" calcext:value-type="float">
            <text:p>33809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15:55:02.933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008" calcext:value-type="float">
            <text:p>30008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16:10:22.820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88" calcext:value-type="float">
            <text:p>29088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16:10:29.563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81" calcext:value-type="float">
            <text:p>29081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16:17:21.727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69" calcext:value-type="float">
            <text:p>28669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18:14:51.980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19" calcext:value-type="float">
            <text:p>21619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19:15:06.413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04" calcext:value-type="float">
            <text:p>18004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19:53:00.397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30" calcext:value-type="float">
            <text:p>15730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20:20:24.020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86" calcext:value-type="float">
            <text:p>14086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21:22:41.907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float" office:value="79420" calcext:value-type="float">
            <text:p>79420</text:p>
          </table:table-cell>
          <table:table-cell office:value-type="string" calcext:value-type="string">
            <text:p>2025-07-22 21:23:01.390</text:p>
          </table:table-cell>
          <table:table-cell office:value-type="string" calcext:value-type="string">
            <text:p>2025-07-23 00:1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29" calcext:value-type="float">
            <text:p>10329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07:35:22.370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190" calcext:value-type="float">
            <text:p>103190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10:56:40.11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112" calcext:value-type="float">
            <text:p>91112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11:00:30.97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882" calcext:value-type="float">
            <text:p>90882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11:22:46.73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546" calcext:value-type="float">
            <text:p>89546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11:26:17.92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335" calcext:value-type="float">
            <text:p>89335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13:24:21.93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51" calcext:value-type="float">
            <text:p>82251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15:18:11.750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421" calcext:value-type="float">
            <text:p>75421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16:08:56.41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376" calcext:value-type="float">
            <text:p>72376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17:39:24.15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948" calcext:value-type="float">
            <text:p>66948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3 19:16:03.90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149" calcext:value-type="float">
            <text:p>61149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07:50:53.15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59" calcext:value-type="float">
            <text:p>15859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07:52:34.60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58" calcext:value-type="float">
            <text:p>15758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09:33:43.35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09:59:17.60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0:25:33.650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0:39:09.440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0:51:18.86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1:01:50.06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1:27:24.53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1:30:28.27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1:44:45.30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2:14:31.540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2:20:47.667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2:21:17.687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2:53:01.693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3:20:42.643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3:30:09.237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79454" calcext:value-type="float">
            <text:p>79454</text:p>
          </table:table-cell>
          <table:table-cell office:value-type="string" calcext:value-type="string">
            <text:p>2025-07-24 16:13:36.943</text:p>
          </table:table-cell>
          <table:table-cell office:value-type="string" calcext:value-type="string">
            <text:p>2025-07-2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96" calcext:value-type="float">
            <text:p>28896</text:p>
          </table:table-cell>
        </table:table-row>
        <table:table-row table:style-name="ro1">
          <table:table-cell office:value-type="float" office:value="79454" calcext:value-type="float">
            <text:p>79454</text:p>
          </table:table-cell>
          <table:table-cell office:value-type="string" calcext:value-type="string">
            <text:p>2025-07-24 16:13:36.943</text:p>
          </table:table-cell>
          <table:table-cell office:value-type="string" calcext:value-type="string">
            <text:p>2025-07-25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96" calcext:value-type="float">
            <text:p>28896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08:49:17.493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355" calcext:value-type="float">
            <text:p>12355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09:10:15.203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97" calcext:value-type="float">
            <text:p>11097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09:36:19.000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33" calcext:value-type="float">
            <text:p>9533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09:55:05.050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07" calcext:value-type="float">
            <text:p>8407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0:36:09.350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1:11:41.850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1:25:32.057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1:34:27.313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1:37:25.467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2:04:46.990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2:27:22.373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2:54:42.233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3:00:28.173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3:00:52.607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4:06:42.647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string" calcext:value-type="string">
            <text:p>2025-07-25 14:39:38.503</text:p>
          </table:table-cell>
          <table:table-cell office:value-type="string" calcext:value-type="string">
            <text:p>2025-07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534" calcext:value-type="float">
            <text:p>34534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string" calcext:value-type="string">
            <text:p>2025-07-25 15:55:23.107</text:p>
          </table:table-cell>
          <table:table-cell office:value-type="string" calcext:value-type="string">
            <text:p>2025-07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989" calcext:value-type="float">
            <text:p>29989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string" calcext:value-type="string">
            <text:p>2025-07-25 16:49:09.333</text:p>
          </table:table-cell>
          <table:table-cell office:value-type="string" calcext:value-type="string">
            <text:p>2025-07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63" calcext:value-type="float">
            <text:p>26763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string" calcext:value-type="string">
            <text:p>2025-07-25 17:10:15.910</text:p>
          </table:table-cell>
          <table:table-cell office:value-type="string" calcext:value-type="string">
            <text:p>2025-07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497" calcext:value-type="float">
            <text:p>25497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string" calcext:value-type="string">
            <text:p>2025-07-25 17:22:29.720</text:p>
          </table:table-cell>
          <table:table-cell office:value-type="string" calcext:value-type="string">
            <text:p>2025-07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63" calcext:value-type="float">
            <text:p>24763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string" calcext:value-type="string">
            <text:p>2025-07-25 17:22:40.453</text:p>
          </table:table-cell>
          <table:table-cell office:value-type="string" calcext:value-type="string">
            <text:p>2025-07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52" calcext:value-type="float">
            <text:p>24752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string" calcext:value-type="string">
            <text:p>2025-07-25 18:24:01.967</text:p>
          </table:table-cell>
          <table:table-cell office:value-type="string" calcext:value-type="string">
            <text:p>2025-07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071" calcext:value-type="float">
            <text:p>21071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string" calcext:value-type="string">
            <text:p>2025-07-25 20:15:08.253</text:p>
          </table:table-cell>
          <table:table-cell office:value-type="string" calcext:value-type="string">
            <text:p>2025-07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04" calcext:value-type="float">
            <text:p>14404</text:p>
          </table:table-cell>
        </table:table-row>
        <table:table-row table:style-name="ro1">
          <table:table-cell office:value-type="float" office:value="79487" calcext:value-type="float">
            <text:p>79487</text:p>
          </table:table-cell>
          <table:table-cell office:value-type="string" calcext:value-type="string">
            <text:p>2025-07-25 22:56:05.403</text:p>
          </table:table-cell>
          <table:table-cell office:value-type="string" calcext:value-type="string">
            <text:p>2025-07-26 00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47" calcext:value-type="float">
            <text:p>4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419" fo:language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1T15:53:14.175000000</meta:creation-date>
    <dc:date>2025-08-01T15:54:23.249000000</dc:date>
    <meta:editing-duration>PT1M9S</meta:editing-duration>
    <meta:editing-cycles>1</meta:editing-cycles>
    <meta:document-statistic meta:table-count="1" meta:cell-count="17526" meta:object-count="0"/>
    <meta:generator>LibreOffice/7.5.2.2$Windows_X86_64 LibreOffice_project/53bb9681a964705cf672590721dbc85eb4d0c3a2</meta:generator>
  </office:meta>
</office:document-meta>
</file>